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3_29_" style:master-page-name="">
      <style:paragraph-properties fo:margin-left="0cm" fo:margin-right="0cm" fo:line-height="150%" fo:text-align="start" style:justify-single-word="false" fo:text-indent="0cm" style:auto-text-indent="false" style:page-number="auto"/>
    </style:style>
    <style:style style:name="P4"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38f89"/>
    </style:style>
    <style:style style:name="P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24df41"/>
    </style:style>
    <style:style style:name="P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style>
    <style:style style:name="P9" style:family="paragraph" style:parent-style-name="Základný_20_text_20__28_4_29_" style:master-page-name="">
      <style:paragraph-properties fo:margin-left="0cm" fo:margin-right="0cm" fo:line-height="150%" fo:text-align="start" style:justify-single-word="false" fo:text-indent="0cm" style:auto-text-indent="false" style:page-number="auto"/>
      <style:text-properties officeooo:paragraph-rsid="00238f89"/>
    </style:style>
    <style:style style:name="P10" style:family="paragraph" style:parent-style-name="Základný_20_text">
      <style:paragraph-properties fo:margin-left="0cm" fo:margin-right="0cm" fo:line-height="150%" fo:text-align="start" style:justify-single-word="false" fo:text-indent="0cm" style:auto-text-indent="false"/>
    </style:style>
    <style:style style:name="P11" style:family="paragraph" style:parent-style-name="Základný_20_text">
      <style:paragraph-properties fo:margin-left="0cm" fo:margin-right="0cm" fo:line-height="150%" fo:text-align="start" style:justify-single-word="false" fo:text-indent="0cm" style:auto-text-indent="false"/>
      <style:text-properties officeooo:paragraph-rsid="00238f89"/>
    </style:style>
    <style:style style:name="P12" style:family="paragraph" style:parent-style-name="Základný_20_text">
      <style:paragraph-properties fo:margin-left="0cm" fo:margin-right="0cm" fo:line-height="150%" fo:text-align="start" style:justify-single-word="false" fo:text-indent="0cm" style:auto-text-indent="false"/>
      <style:text-properties officeooo:paragraph-rsid="0024df41"/>
    </style:style>
    <style:style style:name="P13" style:family="paragraph" style:parent-style-name="Základný_20_text_20__28_4_29_">
      <style:paragraph-properties fo:margin-left="0cm" fo:margin-right="0cm" fo:line-height="150%" fo:text-align="start" style:justify-single-word="false" fo:text-indent="0cm" style:auto-text-indent="false"/>
      <style:text-properties officeooo:paragraph-rsid="00238f89"/>
    </style:style>
    <style:style style:name="P14"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1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3.754cm" style:leader-style="solid" style:leader-text="-"/>
        </style:tab-stops>
      </style:paragraph-properties>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7.608cm" style:leader-style="solid" style:leader-text="-"/>
        </style:tab-stops>
      </style:paragraph-properties>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6.604cm" style:leader-style="solid" style:leader-text="-"/>
        </style:tab-stops>
      </style:paragraph-properties>
      <style:text-properties officeooo:paragraph-rsid="00144df8"/>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5.082cm" style:leader-style="solid" style:leader-text="-"/>
        </style:tab-stops>
      </style:paragraph-properties>
      <style:text-properties officeooo:paragraph-rsid="001b5131"/>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315c"/>
    </style:style>
    <style:style style:name="P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d8fc3"/>
    </style:style>
    <style:style style:name="P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821cm" style:leader-style="solid" style:leader-text="-"/>
        </style:tab-stops>
      </style:paragraph-properties>
      <style:text-properties officeooo:paragraph-rsid="001d8fc3"/>
    </style:style>
    <style:style style:name="P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4.135cm" style:leader-style="solid" style:leader-text="-"/>
        </style:tab-stops>
      </style:paragraph-properties>
      <style:text-properties officeooo:paragraph-rsid="001ec848"/>
    </style:style>
    <style:style style:name="P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1ec848"/>
    </style:style>
    <style:style style:name="P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38f89"/>
    </style:style>
    <style:style style:name="P25" style:family="paragraph" style:parent-style-name="Základný_20_text">
      <style:paragraph-properties fo:margin-left="0cm" fo:margin-right="0cm" fo:line-height="150%" fo:text-align="start" style:justify-single-word="false" fo:text-indent="0.635cm" style:auto-text-indent="false"/>
    </style:style>
    <style:style style:name="P26" style:family="paragraph" style:parent-style-name="Základný_20_text">
      <style:paragraph-properties fo:margin-left="0cm" fo:margin-right="0cm" fo:line-height="150%" fo:text-align="start" style:justify-single-word="false" fo:text-indent="0.635cm" style:auto-text-indent="false">
        <style:tab-stops>
          <style:tab-stop style:position="6.604cm" style:leader-style="solid" style:leader-text="-"/>
        </style:tab-stops>
      </style:paragraph-properties>
      <style:text-properties officeooo:paragraph-rsid="00144df8"/>
    </style:style>
    <style:style style:name="P27" style:family="paragraph" style:parent-style-name="Základný_20_text">
      <style:paragraph-properties fo:margin-left="0cm" fo:margin-right="0cm" fo:line-height="150%" fo:text-align="start" style:justify-single-word="false" fo:text-indent="0.635cm" style:auto-text-indent="false"/>
      <style:text-properties officeooo:paragraph-rsid="001d315c"/>
    </style:style>
    <style:style style:name="P28" style:family="paragraph" style:parent-style-name="Základný_20_text">
      <style:paragraph-properties fo:margin-left="0cm" fo:margin-right="0cm" fo:line-height="150%" fo:text-align="start" style:justify-single-word="false" fo:text-indent="0.635cm" style:auto-text-indent="false"/>
      <style:text-properties officeooo:paragraph-rsid="001ec848"/>
    </style:style>
    <style:style style:name="P29" style:family="paragraph" style:parent-style-name="Základný_20_text_20__28_5_29_" style:master-page-name="PageStyle0">
      <style:paragraph-properties fo:margin-left="0cm" fo:margin-right="0cm" fo:line-height="150%" fo:text-align="start" style:justify-single-word="false" fo:text-indent="0cm" style:auto-text-indent="false" style:page-number="auto"/>
    </style:style>
    <style:style style:name="P30"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P31" style:family="paragraph" style:parent-style-name="Základný_20_text">
      <style:paragraph-properties fo:margin-left="0cm" fo:margin-right="0cm" fo:line-height="150%" fo:text-align="start" style:justify-single-word="false" fo:text-indent="0.635cm" style:auto-text-indent="false"/>
    </style:style>
    <style:style style:name="P32" style:family="paragraph" style:parent-style-name="Základný_20_text">
      <style:paragraph-properties fo:margin-left="0cm" fo:margin-right="0cm" fo:line-height="150%" fo:text-align="start" style:justify-single-word="false" fo:text-indent="0.635cm" style:auto-text-indent="false"/>
      <style:text-properties officeooo:paragraph-rsid="002b42ff"/>
    </style:style>
    <style:style style:name="P33"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2b42ff"/>
    </style:style>
    <style:style style:name="P35" style:family="paragraph" style:parent-style-name="Základný_20_text">
      <style:paragraph-properties fo:margin-left="0cm" fo:margin-right="0cm" fo:line-height="150%" fo:text-align="start" style:justify-single-word="false" fo:text-indent="0cm" style:auto-text-indent="false"/>
    </style:style>
    <style:style style:name="P36"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T1" style:family="text">
      <style:text-properties fo:color="#000000" style:text-position="25% 58%" style:font-name="Arial" fo:font-size="14pt" style:font-size-asian="14pt" style:font-size-complex="14pt"/>
    </style:style>
    <style:style style:name="T2" style:family="text">
      <style:text-properties fo:color="#000000" style:text-position="25% 58%" style:font-name="Arial" fo:font-size="14pt" fo:background-color="#80ffff" loext:char-shading-value="0" style:font-size-asian="14pt" style:font-size-complex="14pt"/>
    </style:style>
    <style:style style:name="T3" style:family="text">
      <style:text-properties fo:color="#000000" style:font-name="Arial" fo:font-size="14pt" fo:background-color="#80ffff" loext:char-shading-value="0" style:font-size-asian="14pt" style:font-size-complex="14pt"/>
    </style:style>
    <style:style style:name="T4" style:family="text">
      <style:text-properties fo:color="#000000" style:font-name="Arial" fo:font-size="14pt" officeooo:rsid="0011399e" fo:background-color="#80ffff" loext:char-shading-value="0" style:font-size-asian="14pt" style:font-size-complex="14pt"/>
    </style:style>
    <style:style style:name="T5" style:family="text">
      <style:text-properties fo:color="#000000" style:font-name="Arial" fo:font-size="14pt" officeooo:rsid="00118e81" fo:background-color="#80ffff" loext:char-shading-value="0" style:font-size-asian="14pt" style:font-size-complex="14pt"/>
    </style:style>
    <style:style style:name="T6" style:family="text">
      <style:text-properties fo:color="#000000" style:font-name="Arial" fo:font-size="14pt" officeooo:rsid="00144df8" fo:background-color="#80ffff" loext:char-shading-value="0" style:font-size-asian="14pt" style:font-size-complex="14pt"/>
    </style:style>
    <style:style style:name="T7" style:family="text">
      <style:text-properties fo:color="#000000" style:font-name="Arial" fo:font-size="14pt" officeooo:rsid="001787a2" fo:background-color="#80ffff" loext:char-shading-value="0" style:font-size-asian="14pt" style:font-size-complex="14pt"/>
    </style:style>
    <style:style style:name="T8" style:family="text">
      <style:text-properties fo:color="#000000" style:font-name="Arial" fo:font-size="14pt" officeooo:rsid="001b5131" fo:background-color="#80ffff" loext:char-shading-value="0" style:font-size-asian="14pt" style:font-size-complex="14pt"/>
    </style:style>
    <style:style style:name="T9" style:family="text">
      <style:text-properties fo:color="#000000" style:font-name="Arial" fo:font-size="14pt" officeooo:rsid="001d315c" fo:background-color="#80ffff" loext:char-shading-value="0" style:font-size-asian="14pt" style:font-size-complex="14pt"/>
    </style:style>
    <style:style style:name="T10" style:family="text">
      <style:text-properties fo:color="#000000" style:font-name="Arial" fo:font-size="14pt" officeooo:rsid="001d8fc3" fo:background-color="#80ffff" loext:char-shading-value="0" style:font-size-asian="14pt" style:font-size-complex="14pt"/>
    </style:style>
    <style:style style:name="T11" style:family="text">
      <style:text-properties fo:color="#000000" style:font-name="Arial" fo:font-size="14pt" officeooo:rsid="001ec848" fo:background-color="#80ffff" loext:char-shading-value="0" style:font-size-asian="14pt" style:font-size-complex="14pt"/>
    </style:style>
    <style:style style:name="T12" style:family="text">
      <style:text-properties fo:color="#000000" style:font-name="Arial" fo:font-size="14pt" officeooo:rsid="001fbd08" fo:background-color="#80ffff" loext:char-shading-value="0" style:font-size-asian="14pt" style:font-size-complex="14pt"/>
    </style:style>
    <style:style style:name="T13" style:family="text">
      <style:text-properties fo:color="#000000" style:font-name="Arial" fo:font-size="14pt" officeooo:rsid="00238f89" fo:background-color="#80ffff" loext:char-shading-value="0" style:font-size-asian="14pt" style:font-size-complex="14pt"/>
    </style:style>
    <style:style style:name="T14" style:family="text">
      <style:text-properties fo:color="#000000" style:font-name="Arial" fo:font-size="14pt" officeooo:rsid="002469b8" fo:background-color="#80ffff" loext:char-shading-value="0" style:font-size-asian="14pt" style:font-size-complex="14pt"/>
    </style:style>
    <style:style style:name="T15" style:family="text">
      <style:text-properties fo:color="#000000" style:font-name="Arial" fo:font-size="14pt" officeooo:rsid="0024df41" fo:background-color="#80ffff" loext:char-shading-value="0" style:font-size-asian="14pt" style:font-size-complex="14pt"/>
    </style:style>
    <style:style style:name="T16" style:family="text">
      <style:text-properties fo:color="#000000" style:font-name="Arial" fo:font-size="14pt" officeooo:rsid="00296b15" fo:background-color="#80ffff" loext:char-shading-value="0" style:font-size-asian="14pt" style:font-size-complex="14pt"/>
    </style:style>
    <style:style style:name="T17" style:family="text">
      <style:text-properties fo:color="#000000" style:font-name="Arial" fo:font-size="14pt" officeooo:rsid="002b42ff" fo:background-color="#80ffff" loext:char-shading-value="0" style:font-size-asian="14pt" style:font-size-complex="14pt"/>
    </style:style>
    <style:style style:name="T18" style:family="text">
      <style:text-properties fo:color="#000000" style:font-name="Arial1" fo:font-size="14pt" officeooo:rsid="001ec848" fo:background-color="#80ffff" loext:char-shading-value="0" style:font-name-asian="Microsoft Sans Serif" style:font-size-asian="14pt" style:font-name-complex="Microsoft Sans Serif" style:font-size-complex="14pt"/>
    </style:style>
    <style:style style:name="T19" style:family="text">
      <style:text-properties fo:color="#000000" style:font-name="Arial1" fo:font-size="14pt" officeooo:rsid="00238f89" fo:background-color="#80ffff" loext:char-shading-value="0" style:font-name-asian="Microsoft Sans Serif" style:font-size-asian="14pt" style:font-name-complex="Microsoft Sans Serif" style:font-size-complex="14pt"/>
    </style:style>
    <style:style style:name="T20" style:family="text">
      <style:text-properties style:font-name="Arial" fo:font-size="14pt" style:font-size-asian="14pt" style:font-size-complex="14pt"/>
    </style:style>
    <style:style style:name="T21" style:family="text">
      <style:text-properties style:font-name="Arial" fo:font-size="14pt" officeooo:rsid="0011399e" style:font-size-asian="14pt" style:font-size-complex="14pt"/>
    </style:style>
    <style:style style:name="T22" style:family="text">
      <style:text-properties style:font-name="Arial" fo:font-size="14pt" officeooo:rsid="00118e81" style:font-size-asian="14pt" style:font-size-complex="14pt"/>
    </style:style>
    <style:style style:name="T23" style:family="text">
      <style:text-properties style:font-name="Arial" fo:font-size="14pt" officeooo:rsid="00144df8" style:font-size-asian="14pt" style:font-size-complex="14pt"/>
    </style:style>
    <style:style style:name="T24" style:family="text">
      <style:text-properties style:font-name="Arial" fo:font-size="14pt" officeooo:rsid="001787a2" style:font-size-asian="14pt" style:font-size-complex="14pt"/>
    </style:style>
    <style:style style:name="T25" style:family="text">
      <style:text-properties style:font-name="Arial" fo:font-size="14pt" officeooo:rsid="001b5131" style:font-size-asian="14pt" style:font-size-complex="14pt"/>
    </style:style>
    <style:style style:name="T26" style:family="text">
      <style:text-properties style:font-name="Arial" fo:font-size="14pt" officeooo:rsid="001d315c" style:font-size-asian="14pt" style:font-size-complex="14pt"/>
    </style:style>
    <style:style style:name="T27" style:family="text">
      <style:text-properties style:font-name="Arial" fo:font-size="14pt" officeooo:rsid="001d8fc3" style:font-size-asian="14pt" style:font-size-complex="14pt"/>
    </style:style>
    <style:style style:name="T28" style:family="text">
      <style:text-properties style:font-name="Arial" fo:font-size="14pt" officeooo:rsid="001ec848" style:font-size-asian="14pt" style:font-size-complex="14pt"/>
    </style:style>
    <style:style style:name="T29" style:family="text">
      <style:text-properties style:font-name="Arial" fo:font-size="14pt" officeooo:rsid="001fbd08" style:font-size-asian="14pt" style:font-size-complex="14pt"/>
    </style:style>
    <style:style style:name="T30" style:family="text">
      <style:text-properties style:font-name="Arial" fo:font-size="14pt" officeooo:rsid="00238f89" style:font-size-asian="14pt" style:font-size-complex="14pt"/>
    </style:style>
    <style:style style:name="T31" style:family="text">
      <style:text-properties style:font-name="Arial" fo:font-size="14pt" officeooo:rsid="002469b8" style:font-size-asian="14pt" style:font-size-complex="14pt"/>
    </style:style>
    <style:style style:name="T32" style:family="text">
      <style:text-properties style:font-name="Arial" fo:font-size="14pt" officeooo:rsid="0024df41" style:font-size-asian="14pt" style:font-size-complex="14pt"/>
    </style:style>
    <style:style style:name="T33" style:family="text">
      <style:text-properties style:font-name="Arial" fo:font-size="14pt" officeooo:rsid="00296b15" style:font-size-asian="14pt" style:font-size-complex="14pt"/>
    </style:style>
    <style:style style:name="T34" style:family="text">
      <style:text-properties style:font-name="Arial" fo:font-size="14pt" officeooo:rsid="002b42ff" style:font-size-asian="14pt" style:font-size-complex="14pt"/>
    </style:style>
    <style:style style:name="T35" style:family="text">
      <style:text-properties style:font-name="Arial" fo:font-size="14pt" fo:background-color="#80ffff" loext:char-shading-value="0" style:font-size-asian="14pt" style:font-size-complex="14pt"/>
    </style:style>
    <style:style style:name="T36" style:family="text">
      <style:text-properties style:font-name="Arial1" fo:font-size="14pt" officeooo:rsid="00118e81" style:font-name-asian="Microsoft Sans Serif" style:font-size-asian="14pt" style:font-name-complex="Microsoft Sans Serif" style:font-size-complex="14pt"/>
    </style:style>
    <style:style style:name="T37" style:family="text">
      <style:text-properties style:font-name="Arial1" fo:font-size="14pt" officeooo:rsid="001ec848" style:font-name-asian="Microsoft Sans Serif" style:font-size-asian="14pt" style:font-name-complex="Microsoft Sans Serif" style:font-size-complex="14pt"/>
    </style:style>
    <style:style style:name="T38" style:family="text">
      <style:text-properties style:font-name="Arial1" fo:font-size="14pt" officeooo:rsid="00118e81" style:font-name-asian="Arial1" style:font-size-asian="14pt" style:font-name-complex="Arial1" style:font-size-complex="14pt"/>
    </style:style>
    <style:style style:name="T39" style:family="text">
      <style:text-properties style:font-name="Arial1" fo:font-size="14pt" officeooo:rsid="00144df8" style:font-name-asian="Arial1" style:font-size-asian="14pt" style:font-name-complex="Arial1" style:font-size-complex="14pt"/>
    </style:style>
    <style:style style:name="Sect1" style:family="section">
      <style:section-properties fo:margin-left="0.635cm" fo:margin-right="10.573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29"><text:span text:style-name="CharStyle4"><text:span text:style-name="T20">TERÉZIA VANSOVÁ</text:span></text:span></text:p>
        <text:h text:style-name="P30" text:outline-level="1"><text:bookmark-start text:name="bookmark0"/><text:span text:style-name="CharStyle6"><text:span text:style-name="T20">DANKO A JANKO</text:span></text:span><text:bookmark-end text:name="bookmark0"/></text:h>
        <text:p text:style-name="P3"><text:span text:style-name="CharStyle8"><text:span text:style-name="T20">DOBRODRUŽSTVÁ MALÝCH HRDINOV</text:span></text:span></text:p>
        <text:p text:style-name="P5"><text:span text:style-name="CharStyle15"><text:span text:style-name="T3"/></text:span></text:p>
        <text:p text:style-name="P5"><text:span text:style-name="CharStyle10"><text:span text:style-name="T20">NAŠA DEDINA.</text:span></text:span></text:p>
        <text:p text:style-name="P8"><text:span text:style-name="CharStyle13"><text:span text:style-name="T20"/></text:span></text:p>
        <text:p text:style-name="P14"><text:span text:style-name="CharStyle10"><text:span text:style-name="T20">Naša dedina, od nepamäti Pílou pomenovaná, nevyznamenáva sa krásou, ani len pôvabom okolia, ale svojou polohou.</text:span></text:span></text:p>
        <text:p text:style-name="P14"><text:span text:style-name="CharStyle10"><text:span text:style-name="T20">Leží stiesnená medzi dvoma vrchmi: na východ rozložené vysoké Trstie so svojou predhorou Če­lom, na západ strmá Ostrá s úbočou Holubovom a inými stráňami. Hlbokou dolinou tečie rieka Ri­mava.</text:span></text:span></text:p>
        <text:p text:style-name="P14"><text:span text:style-name="CharStyle10"><text:span text:style-name="T20">Celá tá dolina od Tisovca po Hačavu úzka, tes­ná, od Hnúšte širšia a úrodná, až po Rimavskú Sobotu menuje sa dolinou Rimavskou.</text:span></text:span></text:p>
        <text:p text:style-name="P14"><text:span text:style-name="CharStyle10"><text:span text:style-name="T20">Úrodná je všade, len chotár našej dediny je neúrodný, skalnatý — a jarnými búrkami krížom- krážom zjarčený, výmoľmi rozrytý...</text:span></text:span></text:p>
        <text:p text:style-name="P14"><text:span text:style-name="CharStyle10"><text:span text:style-name="T20">Meno svoje má naša dedina od píly, ktorá tam, kde je teraz nižný „rad“, stála už od viac století. Píla bola majetkom tisovských pánov.</text:span></text:span></text:p>
        <text:p text:style-name="P14"><text:span text:style-name="CharStyle10"><text:span text:style-name="T20">Mala vždy čo píliť, lebo Trstie bolo odvrchu, kde šíra pláň, až k samej Rimave pokryté hustou prahorou, s jedľami a smrekmi, akých teraz ne­vídať. Brvná, ktoré </text:span></text:span><text:span text:style-name="CharStyle10"><text:span text:style-name="T21">b</text:span></text:span><text:span text:style-name="CharStyle10"><text:span text:style-name="T20">ol</text:span></text:span><text:span text:style-name="CharStyle10"><text:span text:style-name="T4">y</text:span></text:span><text:span text:style-name="CharStyle10"><text:span text:style-name="T20"> použité na stavbu kosto­la, vzbudzovaly obdiv svojím objemom. A tie pochodily z úpätia Trstia.</text:span></text:span></text:p>
        <text:p text:style-name="P14"><text:span text:style-name="CharStyle10"><text:span text:style-name="T20">Celé okolie našej dediny ukazuje na to, že ľud, ktorý tu žije, musí sa boriť o každú pia</text:span></text:span><text:span text:style-name="CharStyle10"><text:span text:style-name="T21">ď</text:span></text:span><text:span text:style-name="CharStyle10"><text:span text:style-name="T20"> pôdy</text:span></text:span><text:span text:style-name="CharStyle20"><text:span text:style-name="T20"> </text:span></text:span><text:span text:style-name="CharStyle10"><text:span text:style-name="T20">s drsnou prírodou, so živelnými pohromami a s ne­prajnými pomermi.</text:span></text:span></text:p>
        <text:p text:style-name="P14"><text:soft-page-break/><text:span text:style-name="CharStyle10"><text:span text:style-name="T20">Úbohý je, vlastne bol tento ľud donedávna.</text:span></text:span></text:p>
        <text:p text:style-name="P14"><text:span text:style-name="CharStyle10"><text:span text:style-name="T20">Ťažký bol jeho život, mnoho práce, málo úžitku, veľa st</text:span></text:span><text:span text:style-name="CharStyle10"><text:span text:style-name="T3">a</text:span></text:span><text:span text:style-name="CharStyle10"><text:span text:style-name="T20">rostí, málo potešenia.</text:span></text:span></text:p>
        <text:p text:style-name="P14"><text:span text:style-name="CharStyle10"><text:span text:style-name="T20">Okolie dediny nemá príťažlivej krásy, ani len tej, čo sa menuje divou krásou. Aspoň cudzinec nenachodí v roztrhaných stráňach, skalnatých úbo­čiach nič pútavého.</text:span></text:span></text:p>
        <text:p text:style-name="P14"><text:span text:style-name="CharStyle10"><text:span text:style-name="T20">Sama dedina je chudobná. Krátko po revolúcii (1848) zpolovice vyhorela. Druhá polovica ľahla popolom r. 1895. Robí dojem chudoby a úpadku... ale ten,</text:span></text:span><text:span text:style-name="CharStyle10"><text:span text:style-name="T3"> </text:span></text:span><text:span text:style-name="CharStyle10"><text:span text:style-name="T20">kto sa tu narodil, kto žil tu svoju mladosť, zamiloval si túto úbohú hrudu zeme, toto chudob­né hniezdo — ako zamilovali si ju vrele tí dvaja, o ktorých je v tejto knihe reč: Danko a Janko.</text:span></text:span></text:p>
        <text:p text:style-name="P14"><text:span text:style-name="CharStyle10"><text:span text:style-name="T20">Oni milovali svoju rodnú dedinu zprvu nepovedome, neskoršie rojčive, vrúcne, a naostatok s istým žiaľom a veľkou, neskrotenou túžbou v srdci, keď sa položilo veľké more a veľká časť pevniny medzi tento kútik zeme a medzi to vrelé Dankovo srdce. To srdce, ktoré tak vrúcne milo­valo zúbožený slovenský ľud a nemohlo spočinúť v rodnej zemi, ale tam v diaľnej Amerike.</text:span></text:span></text:p>
        <text:p text:style-name="P14"><text:span text:style-name="CharStyle10"><text:span text:style-name="T20">Danko a Janko skutočne žili životom, aký je opísaný. Ich celý život je zaujímavá kniha, z kto­rej len podávame ako úryvok časť chlapčenského veku — tak asi od 9. do 11. roku. A to bolo kon­com 50. rokov minulého storočia.</text:span></text:span></text:p>
        <text:p text:style-name="P14"><text:span text:style-name="CharStyle10"><text:span text:style-name="T20">Danko bo</text:span></text:span><text:span text:style-name="CharStyle10"><text:span text:style-name="T3">l</text:span></text:span><text:span text:style-name="CharStyle10"><text:span text:style-name="T20"> synom evanjelického farára Imricha Laučeka na Píle. Pilianska fara b</text:span></text:span><text:span text:style-name="CharStyle10"><text:span text:style-name="T3">o</text:span></text:span><text:span text:style-name="CharStyle10"><text:span text:style-name="T20">la v chýre, že je bohatá. Mala dežmu a boly roky, keď veľká murovaná stodola (kolesňa) bola nabitá zbožím a že sa mlátilo v nej od Michala do Jozefa.</text:span></text:span></text:p>
        <text:p text:style-name="P14"><text:span text:style-name="CharStyle10"><text:span text:style-name="T20">Podľa toho pokladali farára za boháča. Vtedy ešte sa hovorilo: „penäze u knäze“.</text:span></text:span></text:p>
        <text:p text:style-name="P14"><text:span text:style-name="CharStyle10"><text:span text:style-name="T20">A tak Danko bol synkom panskej rodiny.</text:span></text:span></text:p>
        <text:p text:style-name="P14"><text:soft-page-break/><text:span text:style-name="CharStyle10"><text:span text:style-name="T20">Janko bol najmladší zo siedmich detí učiteľa Juraja Vansu. Učitelia mali vtedy meno „rechtor“. Väčšina starých rechtorov boli ľudia „akademic­ky“ vzdelaní, ako sa dnes povie. Napr. náš Juraj Vansa znal dokonale hovoriť a písať v štyroch re­čiach; jeho latinčina bol</text:span></text:span><text:span text:style-name="CharStyle10"><text:span text:style-name="T4">a</text:span></text:span><text:span text:style-name="CharStyle10"><text:span text:style-name="T20"> klasická a s pánom fa­rárom, ktorý bol i jeho kmotrom, po latinsky be­sedovali.</text:span></text:span></text:p>
        <text:p text:style-name="P14"><text:span text:style-name="CharStyle10"><text:span text:style-name="T20">Ale jeho učenosť neuchránila ho pred hmotnou biedou. V ten čas celý plat pilianskeho evanje­lického učiteľa bol so všetkým činom ročite asi 360 zlatých. A to bolo najviac v prírodninách.</text:span></text:span></text:p>
        <text:p text:style-name="P14"><text:span text:style-name="CharStyle10"><text:span text:style-name="T20">Do tohto dôchodku patrila i kantácia, a najmä blažejácia a gregoriácia, o ktorých hneď na za­čiatku vypráva naša kniha. Tieto ustanovizne boly prastaré pozostatky zriadenia školských vecí, na­jmä platov učiteľa a kantora. Veď len sbory samy udržiavaly si týchto úradníkov. Možno, že za dáv­nych časov i ľud viac udeľoval; neskoršie sa to zvrhlo — a konečne boly tieto dôchodky nahra­dené iným spôsobom.</text:span></text:span></text:p>
        <text:p text:style-name="P14"><text:span text:style-name="CharStyle10"><text:span text:style-name="T20">Mnohí nepoznajú už ani mendíkov. A to je jed­na z tých milých, často dojemných, často komic­kých figúr v živote evanjelických cirkví sloven­ských. Nemci ich nemajú, tam majú zvonárov, ktorí odbavujú funkcie mendíčkov. V Tisovci mali až deviatich, na Píle bol jeden a ten obyčajne spával v škole. Platila ho cirkev, vlastne z toho, čo si vyspieval — čo dostal do „pušky“. Stravovala ho dedina z dom</text:span></text:span><text:span text:style-name="CharStyle10"><text:span text:style-name="T3">’</text:span></text:span><text:span text:style-name="CharStyle10"><text:span text:style-name="T20"> do domu. Večer sa šiel pripovedať, kde mal prísť ráno na raňajky (a na obed a večeru). Jeho povinnosti boly: zvonenie, okrem večer o desiatej a ráno o štvrtej (toto odbavil obecný vartáš a hrobár). Potom: noseni</text:span></text:span><text:span text:style-name="CharStyle10"><text:span text:style-name="T21">e </text:span></text:span><text:span text:style-name="CharStyle10"><text:span text:style-name="T20">úradných listov, takrečených kurensov do najbližších cirkví, ťahanie mechov pri organe a spievanie (i na po­hreboch) a okrem toho iné drobnejšie práce. A rozumie sa, že vysluhoval i v škole, keď bolo treba </text:span></text:span><text:soft-page-break/><text:span text:style-name="CharStyle10"><text:span text:style-name="T20">dačo doniesť, do pece zakúriť a konať iné drobné práce.</text:span></text:span></text:p>
        <text:p text:style-name="P14"><text:span text:style-name="CharStyle10"><text:span text:style-name="T20">Naši mladí hrdinovia vo svojich rozhovoroch častejšie užívali výrazy svojráznej krajomluvy ako istej, len deťom vlastnej reči, ktorá by sa mohla pomenovať „hantýrkou“ dedinskej mládeže. Vý­razy, ako: mingať (nohami), „bo</text:span></text:span><text:span text:style-name="CharStyle10"><text:span text:style-name="T3">ľ</text:span></text:span><text:span text:style-name="CharStyle10"><text:span text:style-name="T20">ongá sa“ (zlomená noha), „galanši“ (zvon), ako by zajačal (zvuk ten je neprirodzený, temer žalostný, ale zasa cel­kom iný, keď „bijú na zvon“, t. j. na poplach). Taktiež v našej dedine nepovedia susedovie, ale susedove, Galove, Martinove. Janka zvali chlapci: Janík školove, Danka: Daňo </text:span></text:span><text:span text:style-name="CharStyle10"><text:span text:style-name="T3">fa</text:span></text:span><text:span text:style-name="CharStyle10"><text:span text:style-name="T20">rove. Slovíčko „án“ značí asi: hľa — tu. V Ratk</text:span></text:span><text:span text:style-name="CharStyle10"><text:span text:style-name="T3">ovej</text:span></text:span><text:span text:style-name="CharStyle10"><text:span text:style-name="T20"> povedia „ántu leží“. „Koj“ </text:span></text:span><text:span text:style-name="CharStyle10"><text:span text:style-name="T3">—</text:span></text:span><text:span text:style-name="CharStyle10"><text:span text:style-name="T20"> keď, „kotor“ </text:span></text:span><text:span text:style-name="CharStyle10"><text:span text:style-name="T3">=</text:span></text:span><text:span text:style-name="CharStyle10"><text:span text:style-name="T20"> ktorý sú pozo­statky rusizmov, lebo na vŕškoch bývali Rusi.</text:span></text:span></text:p>
        <text:p text:style-name="P5"><text:span text:style-name="CharStyle10"><text:span text:style-name="T20"/></text:span></text:p>
        <text:p text:style-name="P10"><text:span text:style-name="CharStyle10"><text:span text:style-name="T20">BLAŽEJÁCIA.</text:span></text:span></text:p>
        <text:p text:style-name="P14"><text:span text:style-name="CharStyle10"><text:span text:style-name="T20"/></text:span></text:p>
        <text:p text:style-name="P25"><text:span text:style-name="CharStyle10"><text:span text:style-name="T20">Ešte krutá zima držala v okovách ľadových spú­tanú, odpočívajúcu prírodu. V jasných februáro­vých nociach svíjala ešte žezlom svojím, z mrazu ukovaným, inovaťou postriebreným. Ale za dňa už vystupovalo víťazné slniečko vždy vyššie a vyššie na čistom obzore a krok za krokom odbíjalo krutú kráľovnú zimy ďalej na sever. A čo deň, to nový úspech, nové víťazstvo svetla nad tmou, slnca nad zimou, nový, prebúdzajúci sa život. Po stromoch, hľa, ešte inovať, ale stará „broskvyňa“ v záhrade, pod stenou učiteľského príbytku, už prejavuje prú­denie nového života v bujných, tuhých pukoch. A cez poludnie slietne na ňu vtáča a zašteboce ako by naschvál do obloka školy: „títe, títe, nepradite“. To vraj znamená toľko, aby ženy odložily praslice, — a vyťahovaly krosná zpoza krokiev.</text:span></text:span></text:p>
        <text:p text:style-name="P14"><text:soft-page-break/><text:span text:style-name="CharStyle10"><text:span text:style-name="T20">V úzkej dolinke riečky Bystrej dlhá býva zimná noc. Slniečko pre vysoké hory neskoro vychodí a skoro zapadá. Ale keď zasvieti, každé srdce po­teší sa mu a nejeden si vzdychne vďačne: „Již vi­dím s plesáním...“</text:span></text:span></text:p>
        <text:p text:style-name="P14"><text:span text:style-name="CharStyle10"><text:span text:style-name="T20">Bolo to dávno, dávno, tomu už bezmála päť­desiat rokov, čo také milé, vítané februárové slniečko zasvietilo do oblokov školského príbytku. Svietievalo ono vždy tatam, ale tentoraz sa zdalo, ako by svietilo zase jasnejšie než vlani o tom čase. Vnikalo hneď troma oblúčikmi do príbytku hrišovského učiteľa. Len čo zasvitlo, odtiahnuté boly lacné, kartúnové záclony s oblokov a vyhasnutá lojová sviečka — a tak len čo prebleskly prvé lúče</text:span></text:span><text:span text:style-name="CharStyle20"><text:span text:style-name="T20"> </text:span></text:span><text:span text:style-name="CharStyle10"><text:span text:style-name="T20">slniečka zpoza Vlčej hory, už plným prúdom vnikaly do izby. Chudobná to izba, ako vôbec izby dedinských „</text:span></text:span><text:span text:style-name="CharStyle10"><text:span text:style-name="T3">re</text:span></text:span><text:span text:style-name="CharStyle10"><text:span text:style-name="T20">chto</text:span></text:span><text:span text:style-name="CharStyle10"><text:span text:style-name="T3">rov</text:span></text:span><text:span text:style-name="CharStyle10"><text:span text:style-name="T20">“ za onoho času býval</text:span></text:span><text:span text:style-name="CharStyle10"><text:span text:style-name="T5">y</text:span></text:span><text:span text:style-name="CharStyle10"><text:span text:style-name="T20">. Ve­dľa spomínanej broskyne, ktorá vlastne rodila morulky (marhule), troma oblokmi vnikalo svetlo dňa a osvietilo čiastočne dejište našej rozprávky.</text:span></text:span></text:p>
        <text:p text:style-name="P14"><text:span text:style-name="CharStyle10"><text:span text:style-name="T20">Izba tá bola rozdelená doskovou stenou na dva nerovnaké priestory. Nad doskami bola priečna hrada, takzvaná „meškerenda“, slúžiaca obyčajne nielen za podporu povaly, ale i za príhodné miesto, kde sa pri stavbe letopočet vniesol. V domkoch gazdovských slúžila ešte i za útulok rozličných pí­somností, kníh, ba i brdá sa tam odkladaly — a staré sadlo tiež.</text:span></text:span></text:p>
        <text:p text:style-name="P14"><text:span text:style-name="CharStyle10"><text:span text:style-name="T20">Prvá izba, do ktorej sa vchodilo rovno z pi­tvora, bola priestranná a jasná. Do nej svietilo slniečko od rána do večera, lebo mala dva obloky na východ a dva na juh. A to svetlo — a príkladný poriadok i čistota — bola jediná elegancia tohto domu. V tomto ovzduší počestnej chudoby cítil sa každý dobre, tak hosť ako domáci, tak pán ako sedliak.</text:span></text:span></text:p>
        <text:p text:style-name="P14"><text:span text:style-name="CharStyle10"><text:span text:style-name="T20">Druhá izbička mala dve okná; jedno práve ve­d</text:span></text:span><text:span text:style-name="CharStyle10"><text:span text:style-name="T5">ľ</text:span></text:span><text:span text:style-name="CharStyle10"><text:span text:style-name="T20">a známej už broskyne na východ, </text:span></text:span><text:soft-page-break/><text:span text:style-name="CharStyle10"><text:span text:style-name="T20">druhé ku kos­tolu na sever. Tá prvá izba slúžila viac za obýva­ciu, druhá za spálňu temer celej rodiny.</text:span></text:span></text:p>
        <text:p text:style-name="P14"><text:span text:style-name="CharStyle10"><text:span text:style-name="T20">Hneď od dverí, z pitvora vedúcich (tam sa po­vie „piklet“), naľavo zaujímala čestné miesto veľ­ká zelená pec. Kúrila sa zvonku a pohltila množ­stvo polien dreva, kým sa rozohriala, ale keď bola vykúrená, tak udržovala príjemné teplo cez celý deň. Okolo nej pohodlná lavička zvala na posedenie. Medzi pecou a dverami naboku bol kozúbok, takzvaný „košok“. V dlhých zimných veče­roch on osvetľoval izbu, keď prišly susedky a kmotričky na priadky. I bolo príjemne, útulno všetkým; nielen „inteligencia“ dediny, ale i menší a nižší pobavili sa tu milo v duchu lásky a pokoja.</text:span></text:span></text:p>
        <text:p text:style-name="P14"><text:span text:style-name="CharStyle10"><text:span text:style-name="T20">Ďalej od pece naľavo v doskovej stene boly dve­re, vedúce do bočnej izby — a pri dverách sme­rom k obloku veľká skriňa na riad. Teraz tomu povedia „kredenc“, predtým to zvali „pohársék“, jednako cudzie názvy oba, ako i dávno z módy vyjdené almary. Táto skriňa niesla na sebe znám­ky slohu empírového, a tak už vtedy bol</text:span></text:span><text:span text:style-name="CharStyle10"><text:span text:style-name="T3">a</text:span></text:span><text:span text:style-name="CharStyle10"><text:span text:style-name="T20"> vzácny kus nábytku. Medzi oblokmi stála iná skriňa s vy­ťahovacími priehradkami. Vrch skrine bol bielym vyšívaným prikrývadlom zakrytý a na ňom poukla­dané poháre, šálky a iné ozdobné kusy riadu a predmety na pamiatku odložené. V rohu stála po­hovka, tvrdá ako kameň, i poplátaná, ale predsa to len bol „diván“, predmet veľkej úcty so strany cirkevník</text:span></text:span><text:span text:style-name="CharStyle10"><text:span text:style-name="T3">ov</text:span></text:span><text:span text:style-name="CharStyle10"><text:span text:style-name="T20">. Veď lavičky, stôl, posteľ, ba i skriňu mali aj inde v dedine, ale diván len v škole a na fare. A na tento diván nesadol si hocikto, len ak daktorý pán kmotor z dediny alebo pán richtár a kurátor, ale najviac to bolo obľúbené miesto pána farára. On ako duchovný kmotor zavše pri­šiel posedieť si do školy — a sadnúc do kútika pohovky, fajčil si zo štiavničianky s dlhým pipasárom voňavý štítnický dohán, ponúknuc i pána kmotra a prípadne i iných. Dakedy </text:span></text:span><text:soft-page-break/><text:span text:style-name="CharStyle10"><text:span text:style-name="T20">rozprával, čo sa vo svete robí, druhý raz zase počúval</text:span></text:span><text:span text:style-name="CharStyle10"><text:span text:style-name="T3">,</text:span></text:span><text:span text:style-name="CharStyle10"><text:span text:style-name="T20"> čo iní rozprávajú, a vtedy ľahko i zdriemol — lebo noci</text:span></text:span><text:span text:style-name="CharStyle20"><text:span text:style-name="T20"> </text:span></text:span><text:span text:style-name="CharStyle10"><text:span text:style-name="T20">mával plané — a fajočka mu vypadla k nohám na lacný pokrovec.</text:span></text:span></text:p>
        <text:p text:style-name="P14"><text:span text:style-name="CharStyle10"><text:span text:style-name="T20">Aby sme nezabudli na dôležitý predmet vystro­jenia tejto izby: klavír. Stál medzi oblokmi na juh. Bo</text:span></text:span><text:span text:style-name="CharStyle10"><text:span text:style-name="T3">l</text:span></text:span><text:span text:style-name="CharStyle10"><text:span text:style-name="T20"> to vzácny kus, aké teraz len v múzeách ukazujú. Na takomto hrával ešte hen blahej pa­mäti sám Mozart, aj to vari, keď bol malý. Vzácny bol nie tak ako hudobný nástroj, ale ako pamiatka alebo starožitnosť. Veď na ňom hrávala kedysi pani „d</text:span></text:span><text:span text:style-name="CharStyle10"><text:span text:style-name="T36">ů</text:span></text:span><text:span text:style-name="CharStyle10"><text:span text:style-name="T20">stojná“, manželka blahej pamäti superintendenta v Blatinci. Po smrti týchto znamenitých ľudí dostal sa prostredníctvom p. farárovým za malú kúpnu cenu do vlastníctva učiteľa Jura </text:span></text:span><text:span text:style-name="CharStyle10"><text:span text:style-name="T3">To</text:span></text:span><text:span text:style-name="CharStyle10"><text:span text:style-name="T20">moviča a odvtedy je tu v jeho izbe a obveseľuje starých i mladých, keď na ňom zahrá sám Tomovič alebo jeho najstarší syn Ľudo. Na jeho vrchnáku ležalo niekoľko kníh a sošitov, potrebných každý deň, však na jeho vrstovníkovi, ale nie tak dobre zachovanom, bolo kníh naukladané hodná hroma­da. Tento spomínaný vrstovník — kl</text:span></text:span><text:span text:style-name="CharStyle10"><text:span text:style-name="T3">av</text:span></text:span><text:span text:style-name="CharStyle10"><text:span text:style-name="T20">írček, stál pri doskovej stene v bočnej izbe a kúpil ho bol Tomovič na licitácii za dakoľko groš</text:span></text:span><text:span text:style-name="CharStyle10"><text:span text:style-name="T5">í</text:span></text:span><text:span text:style-name="CharStyle10"><text:span text:style-name="T20"> s tým cie­ľom, aby ho ešte „zreparoval“ — a predal. Ale v obchodoch vôbec a najmä podobného druhu náš Tomovič nebol šťastný. Ukázalo sa, že na klavír­ček vynaložené umenie a práca boly daromné. Len ak jeho struny, posbierané, hodily by sa na druhý. A tak tu stál smutný, vyslúžilý, ba ako skutočný invalid, mal jednu umelú „drevenú“ nohu. Lebo na jeho vrchnáku nakopené knihy ťažily ho, div, že nepreborily jeho subtílnu sústavu. Keby bol mal akúsi dušu, bol by sa aspoň tým potešil, že tie knihy, čo ho tak veľmi tlačily, neboly celkom bez­cenné. Naopak, niektoré boly zriedkavé a veľkej ceny. Boli tu klasici vo svornej blízkosti s litera­túrou dňa, Calderon („Život je sen“) pri </text:span></text:span><text:soft-page-break/><text:span text:style-name="CharStyle10"><text:span text:style-name="T20">Milkinom Snári. Eusebia primením Pamphilia Cirkevnia hist</text:span></text:span><text:span text:style-name="CharStyle10"><text:span text:style-name="T3">ó</text:span></text:span><text:span text:style-name="CharStyle10"><text:span text:style-name="T20">ria vedľa lajstrov sosýpkových, a všetko spolu vo svornom susedstve. Učený Tomovič rád kupoval knihy, nemajúc na nové, tak z pozosta­losti okolitých kňazov a učiteľov.</text:span></text:span></text:p>
        <text:p text:style-name="P14"><text:span text:style-name="CharStyle10"><text:span text:style-name="T20">Ale vráťme sa do prednej izby, aby sme do­končili opis náradia, v nej uloženého. Za dverami stála posteľ, na ktorej spával učiteľ, — a nad ňou visely hodiny s ťažkými, na povrázkoch zavese­nými pondusmi. I tie boly zvláštne: všetky ich čiastočky boly ručná, kovaná práca a zvonček mal ľubozvučný hlas. Pre tento zvuk ich Tomovič tak rád mal, lebo treba podotknúť, že mal jemný sluch — a bol výtečným organistom. Preto ich vždy sám čistil, naťahoval a naprával, — až potom, keď i stroj jeho života zastal, i hodiny zastaly a nikto ich viac napraviť nevedel.</text:span></text:span></text:p>
        <text:p text:style-name="P14"><text:span text:style-name="CharStyle10"><text:span text:style-name="T20">Naprostred izby stál stôl z orechového dreva; okolo neho poukladané stoličky. Pri stole nad knihou a menšími sošitmi sedel, hlavu majúc o ru­ku opretú, učiteľ — učiteľ Jur Tomovič. Zdal sa pohrúžený v ťažké myšlienky. Sedel tak hodnú chvíľu nepohnute. Bol sám. Jeho manželka, vstá­vajúc prvá v dome, oddala mu raňajky a teraz tamvon obstaráva malú domácnosť — a zo sied­mich detí je len najmladší Janko doma. I ten už vybehol z izby.</text:span></text:span></text:p>
        <text:p text:style-name="P14"><text:span text:style-name="CharStyle10"><text:span text:style-name="T20">Na jednom konci stola, na malom obrúsku, stály</text:span></text:span><text:span text:style-name="CharStyle20"><text:span text:style-name="T20"> </text:span></text:span><text:span text:style-name="CharStyle10"><text:span text:style-name="T20">zvyšky skromných raňajok: hrnček z muránskeho porcelánu, v ňom zvýšené troška kávy, potom skle­ná cukornička s kúskami cukru a na tanieriku kúsky žiareného chleba. Vzduch izby bol teplý, presýtený vôňou chleba a kávy s prídavkom ci­górie. </text:span></text:span><text:span text:style-name="CharStyle10"><text:span text:style-name="T3">O</text:span></text:span><text:span text:style-name="CharStyle10"><text:span text:style-name="T20"> ventiláciu staral sa košok a zle prilieha­júce jednoduché obloky, na ktorých nočné mrazy v</text:span></text:span><text:span text:style-name="CharStyle10"><text:span text:style-name="T3">yv</text:span></text:span><text:span text:style-name="CharStyle10"><text:span text:style-name="T20">olaly biele kvety čudesných foriem. Na kozúbku svietilo ešte niekoľko žeravých uhlíkov a na kraji kúsok odkrojenej kôrky svedčilo, že chlebík bol tu žiarený, ba i káva uvarená. </text:span></text:span><text:soft-page-break/><text:span text:style-name="CharStyle10"><text:span text:style-name="T20">Dakedy, keď si naši dovolili kúsok „prilepšeni</text:span></text:span><text:span text:style-name="CharStyle10"><text:span text:style-name="T22">a“</text:span></text:span><text:span text:style-name="CharStyle10"><text:span text:style-name="T20">, pomastili si užiarený chlebík husacou masťou a málinko cesna­kom, — ale to bola zriedkavá hostinka.</text:span></text:span></text:p>
        <text:p text:style-name="P5"><text:span text:style-name="CharStyle10"><text:span text:style-name="T20"/></text:span></text:p>
        <text:p text:style-name="P10"><text:span text:style-name="CharStyle10"><text:span text:style-name="T20">BLAŽEJÁCIA, alebo</text:span></text:span><text:span text:style-name="CharStyle10"><text:span text:style-name="T3">;</text:span></text:span><text:span text:style-name="CharStyle10"><text:span text:style-name="T20"> „ZABUDLI STE SA POMÝLI</text:span></text:span><text:span text:style-name="CharStyle10"><text:span text:style-name="T22">Ť“.</text:span></text:span></text:p>
        <text:p text:style-name="P14"><text:span text:style-name="CharStyle10"><text:span text:style-name="T20"/></text:span></text:p>
        <text:p text:style-name="P25"><text:span text:style-name="CharStyle10"><text:span text:style-name="T20">Zvonku bolo počuť niekoľko ráz vrznúť rozlič­né dvere, potom sa ozvalo viacero ľahkých, drob­ných krokov, šúchanie po kamennej podlahe pi­tvora krpčekov a čižmičiek. Taktiež bolo počuť rozličné detské hlasy. Tieto zvuky prebra</text:span></text:span><text:span text:style-name="CharStyle10"><text:span text:style-name="T5">ly</text:span></text:span><text:span text:style-name="CharStyle10"><text:span text:style-name="T20"> učiteľa z myšlienok. Zdvihol hlavu a ťažký vzdych vynoril sa z jeho pŕs. Tvár jeho bola vážna, ustarostená; hlavu prikrývaly mäkké, dosť dlhé, ale riedke vla­sy, pôvodne gaštanovej farby, teraz už viac sta­rosťami ako vekom šedivejúce vlasy.</text:span></text:span></text:p>
        <text:p text:style-name="P14"><text:span text:style-name="CharStyle10"><text:span text:style-name="T20">Obrátil hlavu ku dverám, ktoré sa ticho otvorily. Vošiel chlapec asi deväťročný, vyhriaty a rozčú­lený. Vidno, že už bol na dvore, lebo ruky, nos a ušká boly zimou poštípané. Keď vošiel, zastal máličko, počkal a tázave pozrel na otca i na stôl, a potom, zatvoriac dvere i premáhajúc svoje roz­čúlenie, podišiel ku stolu. Otec mlčky rukou potisol hrnček s kávou smerom ku chlapcovi, a ten, porozumejúc pokynu, často opakovanému, vzal hrnček, vydúchol kávu z neho, i na chlebíku si pochutnal. To bola vzácna lahôdka, lebo nebol naučený na kávu. Často ani mliečka nebolo a vte­dy dobrý bol i čír (sekanička) alebo demikát.</text:span></text:span></text:p>
        <text:p text:style-name="P5"><text:span text:style-name="CharStyle10"><text:span text:style-name="T20">Keď chlapec odložil hrnček, spýtal sa otec: „No, Janko, či sú chlapci už tu?“</text:span></text:span></text:p>
        <text:p text:style-name="P14"><text:span text:style-name="CharStyle10"><text:span text:style-name="T20">„Už!“ zvolal Janko s radosťou. „A už aj ražne vyšúchali, tak sa svietia ako ,siebro</text:span></text:span><text:span text:style-name="CharStyle10"><text:span text:style-name="T38">‘</text:span></text:span><text:span text:style-name="CharStyle10"><text:span text:style-name="T20">!“</text:span></text:span></text:p>
        <text:p text:style-name="P14"><text:span text:style-name="CharStyle10"><text:span text:style-name="T20">„Dobre,</text:span></text:span><text:span text:style-name="CharStyle10"><text:span text:style-name="T1">“</text:span></text:span><text:span text:style-name="CharStyle10"><text:span text:style-name="T20"> odvetil otec, „tak poďme.</text:span></text:span><text:span text:style-name="CharStyle10"><text:span text:style-name="T1">“</text:span></text:span><text:span text:style-name="CharStyle10"><text:span text:style-name="T20"> Vstal, vzal zo stola sošit, v sivej „pargamiene</text:span></text:span><text:span text:style-name="CharStyle10"><text:span text:style-name="T1">“</text:span></text:span><text:span text:style-name="CharStyle10"><text:span text:style-name="T20"> </text:span></text:span><text:soft-page-break/><text:span text:style-name="CharStyle10"><text:span text:style-name="T20">sošitý, v ktorom boly mená hrišovských gazdov a bežný letopočet. Vzal i ceruzku; tou majú chlapci zapisovať prijaté dary.</text:span></text:span></text:p>
        <text:p text:style-name="P14"><text:span text:style-name="CharStyle10"><text:span text:style-name="T20">Z izby vykročili do pitvora. Z neho viedlo štvoro dvier na všetky štyri strany sveta: jedny do izby, druhé naproti do školy, tretie na juh na „gang</text:span></text:span><text:span text:style-name="CharStyle10"><text:span text:style-name="T1">“</text:span></text:span><text:span text:style-name="CharStyle10"><text:span text:style-name="T20"> a do dvora a štvrté oproti týmto do komo­ry. Nato ešte dva otvory hore do neba: jeden, kto­rým unikal dym, druhým vychodilo sa po strmých schodoch na pôjd.</text:span></text:span></text:p>
        <text:p text:style-name="P14"><text:span text:style-name="CharStyle10"><text:span text:style-name="T20">Z čeľustia pece šľahal plameň a unikal dym hore na povalu — a pred čeľustím stáli štyria chlapci. Jeden štuchal ohreblom do pahreby, druhí si hriali ruky, ale všetci striehli na zemiaky, zahrabané v pahrebe. Tie dostal mendík Mišo Kvačka v de­dine miesto „fruštika</text:span></text:span><text:span text:style-name="CharStyle10"><text:span text:style-name="T1">“</text:span></text:span><text:span text:style-name="CharStyle10"><text:span text:style-name="T20">. Dopekajúce sa „belán</text:span></text:span><text:span text:style-name="CharStyle10"><text:span text:style-name="T22">e“ </text:span></text:span><text:span text:style-name="CharStyle10"><text:span text:style-name="T20">šírily vôňu, štekliacu vnímavé nošteky chlapcov.</text:span></text:span><text:span text:style-name="CharStyle20"><text:span text:style-name="T20"> </text:span></text:span><text:span text:style-name="CharStyle10"><text:span text:style-name="T20">A i tí, čo doma mali dobrý „fruštik“, vďačne by boli prijali po jednej „kompeľke“. Mišova priazeň teda bola vzácna.</text:span></text:span></text:p>
        <text:p text:style-name="P14"><text:span text:style-name="CharStyle10"><text:span text:style-name="T20">Ako vykročil učiteľ z izby, chlapci sa postavili do g</text:span></text:span><text:span text:style-name="CharStyle10"><text:span text:style-name="T3">l</text:span></text:span><text:span text:style-name="CharStyle10"><text:span text:style-name="T20">iedy, </text:span></text:span><text:span text:style-name="CharStyle10"><text:span text:style-name="T3">a</text:span></text:span><text:span text:style-name="CharStyle10"><text:span text:style-name="T20">ko ich Srnčík, starý obšitoš, v prázd­nych chvíľach uči</text:span></text:span><text:span text:style-name="CharStyle10"><text:span text:style-name="T3">ev</text:span></text:span><text:span text:style-name="CharStyle10"><text:span text:style-name="T20">al — a jedným hrdlom zvolali: „Dobr</text:span></text:span><text:span text:style-name="CharStyle10"><text:span text:style-name="T5">ô</text:span></text:span><text:span text:style-name="CharStyle10"><text:span text:style-name="T20"> ráno vinšujem.</text:span></text:span><text:span text:style-name="CharStyle10"><text:span text:style-name="T3">“</text:span></text:span></text:p>
        <text:p text:style-name="P14"><text:span text:style-name="CharStyle10"><text:span text:style-name="T20">Učiteľ kývol hlavou a uberal sa do dvier škol­skej siene. Priestranná, štyrmi oblokmi osvetlená izba bola na ten čas školou. Vpravo od dvier bola veľká pec s ohniskom, kde sa i varilo, lebo osobit­nej kuchyne nebolo a o „šparhertoch“ vari vtedy ešte nechyrovali. Okolo pece bolo poskladané a povešané potrebné kuchynské náradie. V ten deň, keď sa toto dialo, sa v peci pre usporenie dreva nekúrilo, lebo deti dostali „veniam</text:span></text:span><text:span text:style-name="CharStyle10"><text:span text:style-name="T3">“</text:span></text:span><text:span text:style-name="CharStyle10"><text:span text:style-name="T20"> (prázdniny). Zľava vedľa oblokov stály lavice a veľká „táf</text:span></text:span><text:span text:style-name="CharStyle10"><text:span text:style-name="T3">ľ</text:span></text:span><text:span text:style-name="CharStyle10"><text:span text:style-name="T20">a</text:span></text:span><text:span text:style-name="CharStyle10"><text:span text:style-name="T3">“</text:span></text:span><text:span text:style-name="CharStyle10"><text:span text:style-name="T20">. Na stene visela čierna, už hodne obšúchaná tabuľa a na nej ešte príklad z počtovedy z predošlého dňa. Na náprotivnej stene však, ďalej k obloku, visela stará mapa </text:span></text:span><text:soft-page-break/><text:span text:style-name="CharStyle10"><text:span text:style-name="T20">Eur</text:span></text:span><text:span text:style-name="CharStyle10"><text:span text:style-name="T3">ó</text:span></text:span><text:span text:style-name="CharStyle10"><text:span text:style-name="T20">py, na ktorej by sa moder­né dieťa sotva vyznalo. K týmto dvom hlavným prostriedkom praktického vyučovania družily sa ešte niekoľké, tiež nie nové tabely s písmenami na slabikovanie. Najviac bila do očú a najzodranejšia bola tá, kde stálo a </text:span></text:span><text:span text:style-name="CharStyle21"><text:span text:style-name="T3">—</text:span></text:span><text:span text:style-name="CharStyle10"><text:span text:style-name="T20"> a za ňou b </text:span></text:span><text:span text:style-name="CharStyle21"><text:span text:style-name="T3">—</text:span></text:span><text:span text:style-name="CharStyle10"><text:span text:style-name="T20"> a po­tom ba, be, bi, bo, bu. — To asi boly všetky učeb­né prostriedky dedinskej školy z polovice devät­násteho storočia.</text:span></text:span></text:p>
        <text:p text:style-name="P14"><text:span text:style-name="CharStyle10"><text:span text:style-name="T20">Zo školskej izby bolo kúsok priestoru tiež dos­kovou stenou prehradené na malú komôrku, v kto­rej si držala učiteľka najpotrebnejšie potravné články. Komora v pitvore bola studená a slúžila viac za pivnicu. Z tejto komôrky práve vyšla pani rechtorka; niesla hrnček mlieka dnu, — ktoré bola práve precedila. Nebola ešte stará, ale zodratá prá­cou a strádaním. Pracovala neúnavne od včasného rána do neskorej noci, aby tie svoje „milie däty</text:span></text:span><text:span text:style-name="CharStyle10"><text:span text:style-name="T3">“ </text:span></text:span><text:span text:style-name="CharStyle10"><text:span text:style-name="T20">vychovať mohla. (Hovorila nárečím severovýchod­ného Gemera.)</text:span></text:span></text:p>
        <text:p text:style-name="P14"><text:span text:style-name="CharStyle10"><text:span text:style-name="T20">Keď Tomovič so svojou malou gardou vkročil do školy, postavili sa chlapci zase do radu pred svojho majstra. Prvý bol Janko Selčan, chlapec krásnych, jasných očú, zdravej a veselej tváre. Bol jeden zo starších a už sa zúčastnil na podobnej vý­prave. On dostal od učiteľa sošit a ceruzku a on mal odkladať i peniaze. Druhý bol Martinko Boľman, chlapec tiež hodný, ale troška úzkej, bledej tváre. Ten držal lesklý ražeň v ruke a s očakáva­ním pozeral na pána rechtora. Tretí bol Ondrík Jeleň, jeden z menších, ten mal tiež ražeň, ale menší, pre prípad, ak by dakde vo svojej štedrote udelili aj pre chlapcov kúsok slaninky, s ktorou sa potom svedomit</text:span></text:span><text:span text:style-name="CharStyle10"><text:span text:style-name="T6">e</text:span></text:span><text:span text:style-name="CharStyle10"><text:span text:style-name="T20"> podelia. Štvrtý bol spomínaný Mišo Kvačka; ten teraz stál za ostatnými blízko pri dverách a pchal horúce zemiaky do rukáva. Jeden, sotva že ho z popola troška ofúkal a oškra­bal, vrhol do úst, i zadúšal sa, prehadzujúc ho a omáľajúc zboka nabok. Bol hladný — a </text:span></text:span><text:soft-page-break/><text:span text:style-name="CharStyle10"><text:span text:style-name="T20">chudá­čisko, nestačil sa najesť. Vôbec jeho ideálom bol ten každodenný chlebík — a tuším, že po celý jeho život taký istý ostal len — ideálom! Jemu sverila pani rechtorka košík na vajíčka. A piaty v tejto výprave bo</text:span></text:span><text:span text:style-name="CharStyle10"><text:span text:style-name="T3">l</text:span></text:span><text:span text:style-name="CharStyle10"><text:span text:style-name="T20"> Janko! Už vopred modlikal sa mamiky, aby ho pustila, a prísny otec len tak mlčky privolil. Keď všetci už mali svoje úlohy podelené, pobrali sa von, kypiac nedočkavosťou. Z dvier zvolali: „Dobrýho zdravia vinšujem!</text:span></text:span><text:span text:style-name="CharStyle10"><text:span text:style-name="T1">“</text:span></text:span><text:span text:style-name="CharStyle10"><text:span text:style-name="T20"> — a už by sa boli rozbehli, ale pani rechtorka, vyprevadiac ich až na „gánok</text:span></text:span><text:span text:style-name="CharStyle10"><text:span text:style-name="T1">“</text:span></text:span><text:span text:style-name="CharStyle10"><text:span text:style-name="T20">, napomínala, aby sa slušne sprá­vali, a keď Janko ako na rozlúčku sa pritúlil k nej, pohladila ho a riekla:</text:span></text:span></text:p>
        <text:p text:style-name="P14"><text:span text:style-name="CharStyle10"><text:span text:style-name="T20">„Choď s Pánom Bohom, Janik, dytä mojo.</text:span></text:span><text:span text:style-name="CharStyle10"><text:span text:style-name="T1">“</text:span></text:span></text:p>
        <text:p text:style-name="P14"><text:span text:style-name="CharStyle10"><text:span text:style-name="T20">Kým boli pod dohľadom pani rechtorkiným, pa­mätali ako-tak na dobré napomínanie a na túto príležitostnú expedíciu vzťahujúce sa pravidlá „mravopočestnosti</text:span></text:span><text:span text:style-name="CharStyle10"><text:span text:style-name="T1">“</text:span></text:span><text:span text:style-name="CharStyle10"><text:span text:style-name="T20">, ale ako vyšli zo dvora, už by sa boli pustili behom a cvalom. Tak im horela pôda pod nohami.</text:span></text:span></text:p>
        <text:p text:style-name="P14"><text:span text:style-name="CharStyle10"><text:span text:style-name="T20">„Na rade</text:span></text:span><text:span text:style-name="CharStyle10"><text:span text:style-name="T1">“</text:span></text:span><text:span text:style-name="CharStyle10"><text:span text:style-name="T20">, t. j. pod oblokmi školy, stál chlapec, pansky oblečený, máličko starší od Janka zo školy, ale dačo silnejší. Striehol na chlapcov — a ako ho zočili, zvolal Janko Selčan:</text:span></text:span></text:p>
        <text:p text:style-name="P14"><text:span text:style-name="CharStyle10"><text:span text:style-name="T20">„Aha, Daňo, čak by si rád šiel s nami?</text:span></text:span><text:span text:style-name="CharStyle10"><text:span text:style-name="T1">“</text:span></text:span></text:p>
        <text:p text:style-name="P14"><text:span text:style-name="CharStyle10"><text:span text:style-name="T20">„Nie ver</text:span></text:span><text:span text:style-name="CharStyle10"><text:span text:style-name="T3">’</text:span></text:span><text:span text:style-name="CharStyle10"><text:span text:style-name="T20"> ja!</text:span></text:span><text:span text:style-name="CharStyle10"><text:span text:style-name="T1">“</text:span></text:span><text:span text:style-name="CharStyle10"><text:span text:style-name="T20"> znela úsečná odpoveď Dankova. Jeho čierne oči blyskly na chlapcov, ale výraz jeho úzkej, bledej tváričky netlmočil nespokojnosť ale­bo žiaľ. Toho on neznal. Jeho črty niesly výraz pevnej vôle, energie, najviac však akejsi zádum­čivosti. Na túto výpravu nešiel, zakázal mu otec ako nedôstojnú kňazského synka, ale on nielen zato nešiel, že mu bolo zakázané, viac zato, že sám cítil v tom poníženie stavu duchovného, ku ktorému sa učiteľ, tak ako i farár, počítal.</text:span></text:span></text:p>
        <text:p text:style-name="P14"><text:soft-page-break/><text:span text:style-name="CharStyle10"><text:span text:style-name="T20">Ale chla</text:span></text:span><text:span text:style-name="CharStyle10"><text:span text:style-name="T3">pc</text:span></text:span><text:span text:style-name="CharStyle10"><text:span text:style-name="T20">i-kamaráti tomu neporozumeli. Pre nich to bol sviatok a ľud si to tiež žiadal a zachoval. Hoci sedliak nerád otvára dlaň na dobro­voľnú obeť, tentoraz by sa im to bolo urážke po­dobalo.</text:span></text:span></text:p>
        <text:p text:style-name="P14"><text:span text:style-name="CharStyle10"><text:span text:style-name="T20">Chlapci nemeškali sa pri Dankovi, ale dupkajúc nohami a búchajúc ražňami do zamrznutej pôdy chodníka, pobrali sa nadol.</text:span></text:span></text:p>
        <text:p text:style-name="P14"><text:span text:style-name="CharStyle10"><text:span text:style-name="T20">„Chlapci,</text:span></text:span><text:span text:style-name="CharStyle10"><text:span text:style-name="T1">“</text:span></text:span><text:span text:style-name="CharStyle10"><text:span text:style-name="T20"> volal ešte Daňo, „popoludní sa pô­jdeme spúšťať do sadu; keby ste: ľad ako sklo!</text:span></text:span><text:span text:style-name="CharStyle10"><text:span text:style-name="T1">“</text:span></text:span></text:p>
        <text:p text:style-name="P14"><text:span text:style-name="CharStyle10"><text:span text:style-name="T20">Oni sa obzreli a prisvedčili, ale Mišo, omáľajúci i teraz svoje „krompele</text:span></text:span><text:span text:style-name="CharStyle10"><text:span text:style-name="T1">“</text:span></text:span><text:span text:style-name="CharStyle10"><text:span text:style-name="T20">, nemohol odísť bez po­známky. On mohol väčším právom ako Pavol apoš­tol povedať o sebe, že je jeden z najmenších a nedochodča, tentoraz cítil sa väčším pánom ako Danko z fary — a tak riekol pohŕdlive:</text:span></text:span></text:p>
        <text:p text:style-name="P14"><text:span text:style-name="CharStyle10"><text:span text:style-name="T20">„Ľa, polámaný Daňo, teraz musí doma sedieť!“</text:span></text:span><text:span text:style-name="CharStyle10"><text:span text:style-name="T1"> </text:span></text:span><text:span text:style-name="CharStyle10"><text:span text:style-name="T20">a so širokým úsmevom malej soškvaren</text:span></text:span><text:span text:style-name="CharStyle10"><text:span text:style-name="T3">ej</text:span></text:span><text:span text:style-name="CharStyle10"><text:span text:style-name="T20"> tváre po­hodil hlavou a stúpal za druhmi.</text:span></text:span></text:p>
        <text:p text:style-name="P14"><text:span text:style-name="CharStyle10"><text:span text:style-name="T20">„A učiť sa po latinsky,</text:span></text:span><text:span text:style-name="CharStyle10"><text:span text:style-name="T1">“</text:span></text:span><text:span text:style-name="CharStyle10"><text:span text:style-name="T20"> poznamenal Janko Sel­čan.</text:span></text:span></text:p>
        <text:p text:style-name="P14"><text:span text:style-name="CharStyle10"><text:span text:style-name="T20">„Veru,</text:span></text:span><text:span text:style-name="CharStyle10"><text:span text:style-name="T1">“</text:span></text:span><text:span text:style-name="CharStyle10"><text:span text:style-name="T20"> zasmial sa i Janko „školov</text:span></text:span><text:span text:style-name="CharStyle10"><text:span text:style-name="T23">e“</text:span></text:span><text:span text:style-name="CharStyle10"><text:span text:style-name="T20">. „Teraz on musí brať do ruky Donáta a učiť sa: quot sunt partes orationis?</text:span></text:span><text:span text:style-name="CharStyle10"><text:span text:style-name="T1">“</text:span></text:span><text:span text:style-name="CharStyle10"><text:span text:style-name="T20"> Chlapci pozreli na Janka s údi­vom, ako na takého, čo viac vie ako oni. A Janko sa tešil, že nadnes on unikol Donátovi a latinčine, ku ktorej ho pán farár zároveň s Dankom privrzol. Oj, ten Donát, ten má nejeden vzdych mladej bytosti na svedomí.</text:span></text:span></text:p>
        <text:p text:style-name="P14"><text:span text:style-name="CharStyle10"><text:span text:style-name="T20">Na Jankovu poznámku riekol Martinko:</text:span></text:span></text:p>
        <text:p text:style-name="P14"><text:span text:style-name="CharStyle10"><text:span text:style-name="T20">„Ak im neuvrzne.“ Pritom sa obzrel a za ním i ostatní chlapci.</text:span></text:span></text:p>
        <text:p text:style-name="P14"><text:span text:style-name="CharStyle10"><text:span text:style-name="T20">„Ej, nemôže!“ zvolal Ondrík a podskočil, ako by sa bol bál, že ho, hľa, pán farár už-už chytia pod hrdlo za „gombaház“ (na kabaničke) a od­vedú na faru a povedia </text:span></text:span><text:soft-page-break/><text:span text:style-name="CharStyle10"><text:span text:style-name="T20">mu:</text:span></text:span></text:p>
        <text:p text:style-name="P14"><text:span text:style-name="CharStyle10"><text:span text:style-name="T20">„Ta, moja duša, tu máš Donáta, vertuj!“</text:span></text:span></text:p>
        <text:p text:style-name="P14"><text:span text:style-name="CharStyle10"><text:span text:style-name="T20">Lebo ako sa obzreli, videli, že od fary ku bránke kostola blíži sa vysoká postava v dlhom kapute, v zamatových poľských nohaviciach a s fajkou v ruke a kýva i čaká na dakoho. A ten dakto že bol Danko. S ovisnutou hlavou pomaly kráčal Daňo k fare a k nenávidenému Donátovi.</text:span></text:span></text:p>
        <text:p text:style-name="P14"><text:span text:style-name="CharStyle10"><text:span text:style-name="T20">Nato chlapci, ako od strachu pred podobným osudom, popohli do Voľkovie dvora hneď poniže školy. V pitvore sa troška poradili, poštuchali, kto skorej má vkročiť, a potom sa osmelili a vošli.</text:span></text:span></text:p>
        <text:p text:style-name="P14"><text:span text:style-name="CharStyle10"><text:span text:style-name="T20">V izbe za stolom sedel gazda, čo povedal raz, že čo lyžicou jesť bude peniaze, ešte nebude chu­dobný (ale jeho synovia po otcovej smrti veru dosť sa aj natúlali, aj nažobrali). Gazda chlapcov už ča­kal, a keď sa poklonili, zaďakoval. Okolo pece a pred pecou boly ženy a deti, ako kde ktoré boly návštevou prekvapené.</text:span></text:span></text:p>
        <text:p text:style-name="P14"><text:span text:style-name="CharStyle10"><text:span text:style-name="T20">Martinko zabodol ražeň do hrady, ostatní sa krútili okolo neho a spievali:</text:span></text:span></text:p>
        <text:p text:style-name="P17"><text:span text:style-name="CharStyle11"><text:span text:style-name="T20"/></text:span></text:p>
        <text:p text:style-name="P26"><text:span text:style-name="CharStyle11"><text:span text:style-name="T20">„Na svätého Blažeja, ktorý horlivým biskupem byl v meste císarem, byl v meste císarem </text:span></text:span><text:span text:style-name="CharStyle10"><text:span text:style-name="T20">— —</text:span></text:span><text:span text:style-name="CharStyle11"><text:span text:style-name="T3">“</text:span></text:span></text:p>
        <text:p text:style-name="P14"><text:span text:style-name="CharStyle10"><text:span text:style-name="T20"/></text:span></text:p>
        <text:p text:style-name="P25"><text:span text:style-name="CharStyle10"><text:span text:style-name="T20">Že to v pôvodine znelo: „byl v meste Cesarei“ — chlapcom nič nevadilo. Im to cisárstvo viac imponovalo. A potom pokračovali:</text:span></text:span></text:p>
        <text:p text:style-name="P14"><text:span text:style-name="CharStyle11"><text:span text:style-name="T20"/></text:span></text:p>
        <text:p text:style-name="P25"><text:span text:style-name="CharStyle11"><text:span text:style-name="T20">„Evanjelium kázal, Krista horliv</text:span></text:span><text:span text:style-name="CharStyle11"><text:span text:style-name="T6">e</text:span></text:span><text:span text:style-name="CharStyle11"><text:span text:style-name="T20"> vyznával, pred dobrými, zlými, ukrutnými tyranmi.“</text:span></text:span></text:p>
        <text:p text:style-name="P14"><text:soft-page-break/><text:span text:style-name="CharStyle10"><text:span text:style-name="T20"/></text:span></text:p>
        <text:p text:style-name="P25"><text:span text:style-name="CharStyle10"><text:span text:style-name="T20">Gazda a jeho čeliadka pozorne načúvali a ten prvý ich aj pochválil: „Dobre ste sa, synkovia, naučili!“ Narovnajúc sa, začal odprackávať široký opasok a s veľkou ceremóniou vyňal z neho dva šajnové groše. Povedomý svojej štedrosti, s okázalosťou oddal ich Jankovi Selčanovi, ktorý hneď na mieste dar aj zapísal, a to takto: dva gro. Nato sa chlapci zase pekne odporúčali a ponáhľali ďa­lej. V nasledujúcom dome vodilo sa im tiež dobre; tu dostali dve vajíčka a svedomitý Janko ich za­písal, že: dve wa. Mišo, ako ich dostal do koša, podskočil od radosti, div, že i tie vajíčka odtiaľ nevyskočily. No — a ako v nasledujúcom dome dostali kúsok slaninky na ražeň, vtedy už Mišo v duchu videl, ba ho azda i voňal, — pankuc</text:span></text:span><text:span text:style-name="CharStyle10"><text:span text:style-name="T23">h </text:span></text:span><text:span text:style-name="CharStyle10"><text:span text:style-name="T20">veľký ako lopár, „žovtý“ (žltý) ako lotáč a na ňom škvarky ako hánky. Veď im pani rechtorka sľúbili, že po skončenej práci upražia im pan­kuch! A Janko zase v duchu rozjímal o tom, koľko domov majú obísť, kým budú mať mamika na </text:span></text:span><text:span text:style-name="CharStyle10"><text:span text:style-name="T3">š</text:span></text:span><text:span text:style-name="CharStyle10"><text:span text:style-name="T20">tvrtočku kávy?! No nevodilo sa im všade tak dobre. U Vakáč</text:span></text:span><text:span text:style-name="CharStyle10"><text:span text:style-name="T3">ov</text:span></text:span><text:span text:style-name="CharStyle10"><text:span text:style-name="T20"> našli dvere zatvorené — a na búchanie a volanie neozval sa im nikto. Martin, postavy najvyššej, božil sa, že keď nazrel do oblo­ka, videl Vakáčovie gazdinú pod pecou.</text:span></text:span></text:p>
        <text:p text:style-name="P14"><text:span text:style-name="CharStyle10"><text:span text:style-name="T20">„Prekryli sa nám!“ šeptali chlapci zarazení a s potuteľným úsmevom. „Dakde sú na pôjde.“</text:span></text:span></text:p>
        <text:p text:style-name="P14"><text:span text:style-name="CharStyle10"><text:span text:style-name="T20">„Nie ver</text:span></text:span><text:span text:style-name="CharStyle10"><text:span text:style-name="T3">’</text:span></text:span><text:span text:style-name="CharStyle10"><text:span text:style-name="T20"> tí, na mou d... sú v izbe,“ dušil sa Martin, </text:span></text:span><text:span text:style-name="CharStyle21"><text:span text:style-name="T3">a</text:span></text:span><text:span text:style-name="CharStyle10"><text:span text:style-name="T20"> dodajúc si smelosti, nakukol zase do oblôčika. „Už ich tam niet,“ hovoril.</text:span></text:span></text:p>
        <text:p text:style-name="P14"><text:span text:style-name="CharStyle10"><text:span text:style-name="T20">„Adaj sa ale vytiahli na pec,“ podotkol Janko Selčan.</text:span></text:span></text:p>
        <text:p text:style-name="P14"><text:span text:style-name="CharStyle10"><text:span text:style-name="T20">„Poďme, čo máme tu nazízat, koj nám nechcú dat, nech si zadržia.“ Ale podľa zvyku predsa len zvolali do obloka:</text:span></text:span></text:p>
        <text:p text:style-name="P14"><text:soft-page-break/><text:span text:style-name="CharStyle10"><text:span text:style-name="T20">„Zdraví ostávajte,“ — „a dobre sa tu majte!“ Tým lepšie vodilo sa im u Hasarov, od ktorých, vraj, celý nižný koniec dediny pochodí. Tam ich uctili, ako náleží, i poshovárali sa a dali hodný kúsok slaninky, ej, ver’ jej mohla byť dobrá polštvrtka (6 </text:span></text:span><text:span text:style-name="CharStyle10"><text:span text:style-name="T23">1/2</text:span></text:span><text:span text:style-name="CharStyle10"><text:span text:style-name="T20"> deka). Ražníky sa nezahanbily a ko­šík sa začínal plniť, až milá vec.</text:span></text:span></text:p>
        <text:p text:style-name="P14"><text:span text:style-name="CharStyle10"><text:span text:style-name="T20">Tam kdesi pri ceste v jednom dome práve pra­žila gazdiná čosi pod „kochom“. Neďaleko nej čupí štyriročný chlapec ešte v košieľke umazanej a prizerá sa dychtivo na matkine ruky. Vôňa jedla pošteklila chlapcove čuvy a žalúdok bezpochyby sa tiež ozval a chlapec sa pýta:</text:span></text:span></text:p>
        <text:p text:style-name="P14"><text:span text:style-name="CharStyle10"><text:span text:style-name="T20">„Mamo, dajteže mi vylízať tú pavničku!“</text:span></text:span></text:p>
        <text:p text:style-name="P14"><text:span text:style-name="CharStyle10"><text:span text:style-name="T20">Mati musela už skorej byť nazlostená, lebo ne­ľútostne okríkla chlapca:</text:span></text:span></text:p>
        <text:p text:style-name="P14"><text:span text:style-name="CharStyle10"><text:span text:style-name="T20">„Hí, ve ti ja vylížem... — len ho nečuš!“</text:span></text:span></text:p>
        <text:p text:style-name="P14"><text:span text:style-name="CharStyle10"><text:span text:style-name="T20">Chlapec sa chcel pustiť do škreku, ale vtom </text:span></text:span><text:span text:style-name="CharStyle10"><text:span text:style-name="T6">c</text:span></text:span><text:span text:style-name="CharStyle10"><text:span text:style-name="T20">upli chlapci do izby. Mati a dieťa, obe nepríjem­ne prekvapené, zabudly, o čo sa priekaly. Obe zazeraly na prichodiacich. Chlapec si položil opak ruky na tvár a zpoza nej hľadel s obdivom na speváčikov. Mati premohla svoju nev</text:span></text:span><text:span text:style-name="CharStyle10"><text:span text:style-name="T6">o</text:span></text:span><text:span text:style-name="CharStyle10"><text:span text:style-name="T20">ľu a podarovala dve vajíčka, čo najmenšie.</text:span></text:span></text:p>
        <text:p text:style-name="P14"><text:span text:style-name="CharStyle10"><text:span text:style-name="T20">Okolo poludnia naši horliví speváci začínali ustávať. Od samého spievania temer zachrípli a v horlivosti prehltávali každú tretiu sylabu — a či to bolo od hladu? Lebo v ich zdravých ža­lúdkoch už začínali Cigáni klince kovať. Mišove „krompeľky“ poprechodily sa na „ruvačky-mačky“. </text:span></text:span><text:span text:style-name="CharStyle10"><text:span text:style-name="T3">I</text:span></text:span><text:span text:style-name="CharStyle10"><text:span text:style-name="T20"> chlebík a kôročky, čo kde po vačkoch boly. Sverenej slaninky sa však nedotkli — a tak dosť bolo i mrkotno.</text:span></text:span></text:p>
        <text:p text:style-name="P14"><text:span text:style-name="CharStyle10"><text:span text:style-name="T20">Nie div teda, že sa tro</text:span></text:span><text:span text:style-name="CharStyle10"><text:span text:style-name="T3">s</text:span></text:span><text:span text:style-name="CharStyle10"><text:span text:style-name="T20">ka splietli. Stalo sa im to u Šulkov; gazda bol doma; vážený a rozumný ten muž sedel za stolom a počúval. A tu naši chlapci v horlivosti svojej začnú:</text:span></text:span></text:p>
        <text:p text:style-name="P5"><text:soft-page-break/><text:span text:style-name="CharStyle11"><text:span text:style-name="T20"/></text:span></text:p>
        <text:p text:style-name="P10"><text:span text:style-name="CharStyle11"><text:span text:style-name="T20">„Nastal deň </text:span></text:span><text:span text:style-name="CharStyle11"><text:span text:style-name="T3">Gregora</text:span></text:span><text:span text:style-name="CharStyle11"><text:span text:style-name="T20">, slávneho doktora, profesora. On dítky miloval, do školy verboval, vyučoval.</text:span></text:span></text:p>
        <text:p text:style-name="P5"><text:span text:style-name="CharStyle11"><text:span text:style-name="T20">Dajte nám synáčka, vrátime vám žačka, i speváčka. Dajte nám dcérečku, vrátime vám žačku, i speváčku. Budú se učiti umení s Kristem Pánem.</text:span></text:span></text:p>
        <text:p text:style-name="P5"><text:span text:style-name="CharStyle11"><text:span text:style-name="T20">Tam v radosti večné a míste bezpečném naveky a</text:span></text:span><text:span text:style-name="CharStyle11"><text:span text:style-name="T3">m</text:span></text:span><text:span text:style-name="CharStyle11"><text:span text:style-name="T20">eň.</text:span></text:span><text:span text:style-name="CharStyle11"><text:span text:style-name="T3">“</text:span></text:span></text:p>
        <text:p text:style-name="P14"><text:span text:style-name="CharStyle10"><text:span text:style-name="T20"/></text:span></text:p>
        <text:p text:style-name="P25"><text:span text:style-name="CharStyle10"><text:span text:style-name="T20">Len keď zadychčaní dokončili, preriekol gazda s úsmevom:</text:span></text:span></text:p>
        <text:p text:style-name="P14"><text:span text:style-name="CharStyle10"><text:span text:style-name="T20">„Ale, chlapci — takto — zabudli ste sa po­mýliť!“</text:span></text:span></text:p>
        <text:p text:style-name="P14"><text:span text:style-name="CharStyle10"><text:span text:style-name="T20">„Ej, nebolo by od veci, keby už Gregora bolo!“ ohlásila sa gazdiná zpod praslice.</text:span></text:span></text:p>
        <text:p text:style-name="P14"><text:span text:style-name="CharStyle10"><text:span text:style-name="T20">„To by sme už išli priesadu ,</text:span></text:span><text:span text:style-name="CharStyle10"><text:span text:style-name="T3">p</text:span></text:span><text:span text:style-name="CharStyle10"><text:span text:style-name="T20">áli</text:span></text:span><text:span text:style-name="CharStyle10"><text:span text:style-name="T23">ť</text:span></text:span><text:span text:style-name="CharStyle10"><text:span text:style-name="T39">‘</text:span></text:span><text:span text:style-name="CharStyle10"><text:span text:style-name="T20"> (kapustné semeno do páleniska siať) — hihihi,“ chichotala sa nevesta.</text:span></text:span></text:p>
        <text:p text:style-name="P14"><text:span text:style-name="CharStyle10"><text:span text:style-name="T20">A chlapci sa zahanbili, ani nevedeli ako </text:span></text:span><text:span text:style-name="CharStyle10"><text:span text:style-name="T3">—</text:span></text:span><text:span text:style-name="CharStyle10"><text:span text:style-name="T20"> a či prijali dačo. Len keď boli tamvon, popozerali je­den na druhého a poškrabali sa za uškami. Mrzelo ich — a najviac ich to nepokojilo, že ak sa dozve­dia pán rechtor?</text:span></text:span></text:p>
        <text:p text:style-name="P14"><text:span text:style-name="CharStyle10"><text:span text:style-name="T20">Ešte mali niekoľko domov obísť — a tak, svedo­mit</text:span></text:span><text:span text:style-name="CharStyle10"><text:span text:style-name="T6">e</text:span></text:span><text:span text:style-name="CharStyle10"><text:span text:style-name="T20"> vykonávajúc prácu im sverenú, vtiahli do školy.</text:span></text:span></text:p>
        <text:p text:style-name="P14"><text:span text:style-name="CharStyle10"><text:span text:style-name="T20">A ten </text:span></text:span><text:span text:style-name="CharStyle10"><text:span text:style-name="T3">pa</text:span></text:span><text:span text:style-name="CharStyle10"><text:span text:style-name="T20">nkuch im skutočne vynahradil tram­poty dňa. Veď si ho aj statočne zaslúžili, lebo všetko dovedna, čo doniesli, učinilo 39 šajnových grošov, 246 vajíčok, 3 funty slaniny a jednu klo­básu!</text:span></text:span></text:p>
        <text:p text:style-name="P5"><text:span text:style-name="CharStyle10"><text:span text:style-name="T20"/></text:span></text:p>
        <text:p text:style-name="P10"><text:span text:style-name="CharStyle10"><text:span text:style-name="T20"/></text:span></text:p>
        <text:p text:style-name="P10"><text:span text:style-name="CharStyle10"><text:span text:style-name="T20">SP</text:span></text:span><text:span text:style-name="CharStyle10"><text:span text:style-name="T6">Ú</text:span></text:span><text:span text:style-name="CharStyle10"><text:span text:style-name="T20">ŠŤANKA.</text:span></text:span></text:p>
        <text:p text:style-name="P14"><text:soft-page-break/><text:span text:style-name="CharStyle10"><text:span text:style-name="T20"/></text:span></text:p>
        <text:p text:style-name="P25"><text:span text:style-name="CharStyle10"><text:span text:style-name="T20">Na sever od skromnej školy, delený neveľkým priestorom (kde sa deti hr</text:span></text:span><text:span text:style-name="CharStyle10"><text:span text:style-name="T3">áv</text:span></text:span><text:span text:style-name="CharStyle10"><text:span text:style-name="T20">aly), stál tiež taký skromný drevený kostol. Na ulicu, čelom k Byst­rej, vypínala sa ku kostolíku primurovaná kamen­ná veža a dodávala mu patričnej úcty a dôrazu. Veža mala pekné drevené, červeno natreté zá­bradlie a „dášok“, ktorý i neskoršie svojím sostrojením vzbudil pozornosť u znalcov. Do veže viedly od ulice schody; boly to vlastne len veľké a tľapkavé kamene, poukladané na spôsob schodov. Vo veži bola bránka, z ktorej viedly dvere do kostola, a schody, strmé a už miestami veľmi pohyblivé, ku zvonom. Okrem tejto „vyšnej</text:span></text:span><text:span text:style-name="CharStyle10"><text:span text:style-name="T2">“</text:span></text:span><text:span text:style-name="CharStyle10"><text:span text:style-name="T20"> bránky bola ešte jedna, na juh, a to bola „nižná</text:span></text:span><text:span text:style-name="CharStyle10"><text:span text:style-name="T1">“</text:span></text:span><text:span text:style-name="CharStyle10"><text:span text:style-name="T20">, drevená.</text:span></text:span></text:p>
        <text:p text:style-name="P14"><text:span text:style-name="CharStyle10"><text:span text:style-name="T20">O tej „vyšnej</text:span></text:span><text:span text:style-name="CharStyle10"><text:span text:style-name="T1">“</text:span></text:span><text:span text:style-name="CharStyle10"><text:span text:style-name="T20"> šla povesť, že v nej straší. Boli ľudia, ktorí tvrdili, že z nej vychodia čudné prí­šery. Jedni vraveli, že to bolo „kôňča“ bez hlavy, iní, že mačka so sekerkou, tretí, že smrte, shovárajúce sa o „c</text:span></text:span><text:span text:style-name="CharStyle10"><text:span text:style-name="T3">hore</text:span></text:span><text:span text:style-name="CharStyle10"><text:span text:style-name="T20">le“, ktorá mala prísť na ľudí. Ba, áno, že ešte ani tá krivá nechýbala; tá že pokuľhávala za tými druhými a volala: „A ja pôjdem a ja poviem, keby ľudia vedeli, od čoho by nemreli; bederenčok, psí jazýčok, semennú (ko­nopnú) žu</text:span></text:span><text:span text:style-name="CharStyle10"><text:span text:style-name="T3">f</text:span></text:span><text:span text:style-name="CharStyle10"><text:span text:style-name="T20">ku pili.“ A okrem týchto ešte i takí, čo to videli, a to, vraj, hodnoverní ľudia, tvrdili, že ešte vychodil s času na čas z </text:span></text:span><text:span text:style-name="CharStyle10"><text:span text:style-name="T7">r</text:span></text:span><text:span text:style-name="CharStyle10"><text:span text:style-name="T20">ečenej bránky aj kňaz bez hlavy! Ale prosím, aby láskavý </text:span></text:span><text:span text:style-name="CharStyle10"><text:span text:style-name="T24">č</text:span></text:span><text:span text:style-name="CharStyle10"><text:span text:style-name="T20">itateľ nebral to za akúsi náražku, ale radšej uveril, že bolo skutočne tak. Neviem, či tento bezhlavý kňaz bol ten istý, čo vychodil tam kdesi aj pri „Skalici“ z tej krútňavy, a či mu to bol len kolega? To je dosiaľ — a tuším, že i ostane — nerozhodnutá hádanka, lebo sa patričný nálež</text:span></text:span><text:span text:style-name="CharStyle10"><text:span text:style-name="T7">i</text:span></text:span><text:span text:style-name="CharStyle10"><text:span text:style-name="T20">te „nepredstavil“ nikomu. Dosť na tom, že u ľudí so zajačím srdcom mala bránka povesť desivú, a kto mohol v noci bránku obísť, obišiel ju. A do bránky vstúpiť, na vežu nočnou hodinou </text:span></text:span><text:soft-page-break/><text:span text:style-name="CharStyle10"><text:span text:style-name="T20">vyjsť, to sa považovalo za veľkú smelosť. Na to sa odvážil len starý Pleva, ktorý od svojich predkov zdedil ve</text:span></text:span><text:span text:style-name="CharStyle10"><text:span text:style-name="T3">ľav</text:span></text:span><text:span text:style-name="CharStyle10"><text:span text:style-name="T20">ýznamný úrad „vartáša“ a hrobára a mieni tieto hodnosti dedične zanechať i svojim zákonitým potomkom a dedičom. Tento Pleva, ako rečeno, nevedel, čo je strach a bázeň, — až kým mu ho nenahnali, — nie smrte, ale malí nezbedníci.</text:span></text:span></text:p>
        <text:p text:style-name="P14"><text:span text:style-name="CharStyle10"><text:span text:style-name="T20">No netreba pretrhávať niť týchto historických dejov, aby ľudia nepovedali, že nám ide sedlo skôr ako kôň.</text:span></text:span></text:p>
        <text:p text:style-name="P14"><text:span text:style-name="CharStyle10"><text:span text:style-name="T20">Od veže ďalej „nahor“ ťahal sa múrik k farskej bráne. </text:span></text:span><text:span text:style-name="CharStyle10"><text:span text:style-name="T24">O</text:span></text:span><text:span text:style-name="CharStyle10"><text:span text:style-name="T20"> nej možno povedať, že nikdy dobre nepriliehala. Ba mnohí ju upodozrievali, že azda nikdy nebola nová. Aspoň nevyplnila dostatočne úlohu brány: uzavrieť miestnosť, ktorej je pride­lená. Táto brána bola rozkývaná, vo dne v noci otvorená — a tak nechránila dvor a príbytok far­ský pred nijakým votrelcom. Do dvora mal každý živý tvor, a to v každý čas, voľný prístup. A čo</text:span></text:span><text:span text:style-name="CharStyle20"><text:span text:style-name="T20"> </text:span></text:span><text:span text:style-name="CharStyle10"><text:span text:style-name="T20">nebolo dosť pevné vo dvore a v cielňac</text:span></text:span><text:span text:style-name="CharStyle10"><text:span text:style-name="T3">h</text:span></text:span><text:span text:style-name="CharStyle10"><text:span text:style-name="T20">, to len ten neukradol, čo nechcel. Ale to je tak, že: tomu zdochne, čo má!</text:span></text:span></text:p>
        <text:p text:style-name="P14"><text:span text:style-name="CharStyle10"><text:span text:style-name="T20">Ten múrik bol čiastočnou ohradou farského dvora. Vo dvore bolo mnoho rozličných cielní, kôlní, väčších, menších chlievov, ovčíncov a kútov, ba v blízkosti veže a múrika koliba, ktorú prezý­vali „pivnicou“. Chúďa, iste trpela na megalo­m</text:span></text:span><text:span text:style-name="CharStyle10"><text:span text:style-name="T7">a</text:span></text:span><text:span text:style-name="CharStyle10"><text:span text:style-name="T20">niu!</text:span></text:span><text:span text:style-name="CharStyle10"><text:span text:style-name="T1"> </text:span></text:span><text:span text:style-name="CharStyle10"><text:span text:style-name="T20">Všetky tie budovy a kúty boly už sta­robou sošlé, čiastočne i letely dohromady, ale čím „starobylejšie“, tým viac bolo romantiky v nich. Boly to Daňov</text:span></text:span><text:span text:style-name="CharStyle10"><text:span text:style-name="T7">e</text:span></text:span><text:span text:style-name="CharStyle10"><text:span text:style-name="T20"> „hradby“, dejište nejednej hry, smelého výpadu a výčinu. Ale pred zlodejmi hrad­by tieto nijak nechránily.</text:span></text:span></text:p>
        <text:p text:style-name="P14"><text:span text:style-name="CharStyle10"><text:span text:style-name="T20">Fara sama bola veľká, pochmúrna budova s hru­bými múrmi. Pred farou, ako telesná stráž v pred­sieni panovníka, stály dva statné, štíhle, ale už aj staré topole. </text:span></text:span><text:soft-page-break/><text:span text:style-name="CharStyle10"><text:span text:style-name="T20">Tretí ich súdruh vypínal sa vo dvore pred dverami, do fary vedúcimi. Topole dodávaly fare panského výzoru. Kde sú topole, tam bývajú páni, povedal ktosi. Topoľ je obrazom, ako sa ho­vorí, ušľachtilej veľkosti. On sa nestelie po zemi, ale vypína sa hrdo k nebu.</text:span></text:span></text:p>
        <text:p text:style-name="P14"><text:span text:style-name="CharStyle10"><text:span text:style-name="T20">Daňo nestačil obed odbaviť, už vybehol pred školu striehnuť kamarátov. Mohol mať ku svojej projektovanej zábave i druhých, napríklad rich­tárových synkov Janka a Ďurka, ale tí boli maznaní, a Jano k tomu ešte lenivý, radšej sedel pod pecou s posúškom v ruke, ako by sa po zime tu von pozabával. Ďurík však bol mladší, a Daňo sa radšej bavil s väčšími chlapcami.</text:span></text:span></text:p>
        <text:p text:style-name="P14"><text:span text:style-name="CharStyle10"><text:span text:style-name="T20">Slniečko svietilo a jeho lúče, odrážajúc sa od steny kostola, hrialy, až milá vec. Daňov</text:span></text:span><text:span text:style-name="CharStyle10"><text:span text:style-name="T7">i</text:span></text:span><text:span text:style-name="CharStyle10"><text:span text:style-name="T20"> nebolo „ani mak“ zima. Opretý o stenu, stružlikal strielky do kuše, ktorú vedľa seba do bránky položil. Bez kuše on nešiel ani pred dvere, ba ešte i zo dvier strašil vrabce, na kostolnom „dachu“ sediace, čoho dôkazom boly nesčíselné tie strielky, ktoré ako šidlá napichané do šindľov trčaly.</text:span></text:span></text:p>
        <text:p text:style-name="P14"><text:span text:style-name="CharStyle10"><text:span text:style-name="T20">Medzitým — aj chlapci tamdnu v škole zjedli pankuch, statočne zaslúžený. Smelo možno tvrdiť o nich, že sa nedali núkať a že to dlho netrvalo, kým ho spratali do „remenných kapsičiek“, ako poznamenal s úsmevom pán rechtor. V povedomí toho, čo ešte dnes majú pred sebou, popozerali jeden na druhého, povyskakovali so stolcov, po­utierali do rukávov ústa a nosy a poďakovali sa pani rechtorke za obed. Poludnie už bolo dávno minulo, ale čo po tom; poludnie si urob, kedy chceš, večer príde sám od seba.</text:span></text:span></text:p>
        <text:p text:style-name="P14"><text:span text:style-name="CharStyle10"><text:span text:style-name="T20">Vybehli von; Daňo podskočil proti nim a zasmial sa im viac očima ako tvárou — a hneď zachytil ich so sebou a viedol do farského sadu.</text:span></text:span></text:p>
        <text:p text:style-name="P14"><text:soft-page-break/><text:span text:style-name="CharStyle10"><text:span text:style-name="T20">Ale nie dvorom alebo kolesňou. Tam by sa mohli s dakým stretnúť, čo by sa ich vypytoval, čo a ako a kde — a načo? Lepšie, keď idú lúčkou. A to hneď „poli“ kostola, chodníčkom, ktorý vedie ku žliabku, „kapitánkou“ menovanému. Lúčka bola obecným majetkom a hraničila s farským „intravilákom“, ako hovorieval pán kurátor Dobrák alias Múdry. (On rád plietol cudzie slová do svojej i tak vyberanej reči a pritom „manikuloval“ aj cirkevné groše.) Na lúčke, ale tak, že jedným rohom i na cirkevnom majetku, sedela</text:span></text:span><text:span text:style-name="CharStyle20"><text:span text:style-name="T20"> </text:span></text:span><text:span text:style-name="CharStyle10"><text:span text:style-name="T20">obecná kolesňa s mašta</text:span></text:span><text:span text:style-name="CharStyle10"><text:span text:style-name="T3">ľ</text:span></text:span><text:span text:style-name="CharStyle10"><text:span text:style-name="T20">ou pre býkov. Okolo tejto budovy mali obísť chlapci, ale nemohli obísť tak, aby sa Daňo nespýtal kraviar</text:span></text:span><text:span text:style-name="CharStyle10"><text:span text:style-name="T3">ov</text:span></text:span><text:span text:style-name="CharStyle10"><text:span text:style-name="T20">, „čo robí Beťár?“ — „Čaká na teba, kedy ti dá príučok,“ povedal kraviar, spolu i sused, opretý o nízke dvere. Daňo sa zasmial a vkročil do maštale, vzal ohreblo — a „štúril“ ním Beťára. Ten za</text:span></text:span><text:span text:style-name="CharStyle10"><text:span text:style-name="T3">r</text:span></text:span><text:span text:style-name="CharStyle10"><text:span text:style-name="T20">učal, vyvalil okále ako taniere a začal „tancovať“.</text:span></text:span></text:p>
        <text:p text:style-name="P14"><text:span text:style-name="CharStyle10"><text:span text:style-name="T20">Kraviar vzal Daň</text:span></text:span><text:span text:style-name="CharStyle10"><text:span text:style-name="T3">ov</text:span></text:span><text:span text:style-name="CharStyle10"><text:span text:style-name="T20">i ohreblo z ruky a riekol: „Ej, chlapče, varíš psô pivo, varíš, ale ho aj vy­piješ!“</text:span></text:span></text:p>
        <text:p text:style-name="P14"><text:span text:style-name="CharStyle10"><text:span text:style-name="T20">A s tým vyviedol Daňa von a zatvoril dvere. Daňo pohodil hlavou, a prekročiac tesno vedľa kolesne lesu, už i tak „zdlapčenú“, rozbehol sa sadom. Za ním ostatní — a vo chvíli boli pri cieli. Farský sad bol úzky pás zeme, ťažkej hlinačky shora, vlhkej spariny zdola, ťahajúcej sa strmým svahom dolu asi po spomínanú stodolu, potom nížinku až k veľkej dežmárskej farskej kolesni. Oprava sadu bola taká lichá, že cezeň krížom-krá­žom viedly chodníčky ku spomínanému žliabku. Voda tohto žriedla bola veľmi dobrá a z nej pila celá dedina. A to len nemohlo sa žiadať, aby oby­vatelia vyššieho konca a „Dolinky“ dediny obchodili faru a kostol, keď sa chcú vody napiť? Aby si drali čižmy, krpce a vlastné podošvy, keď môžu prejsť len krížom cez sad; veď lesu prekročiť ľahko — a dosku z plota vytrhnúť, to tiež nie nemožnosť.</text:span></text:span></text:p>
        <text:p text:style-name="P14"><text:soft-page-break/><text:span text:style-name="CharStyle10"><text:span text:style-name="T20">Keď chlapci videli dolu strmým svahom vyhla­denú dráhu, zavýskli od radosti.</text:span></text:span></text:p>
        <text:p text:style-name="P14"><text:span text:style-name="CharStyle10"><text:span text:style-name="T20">Ešte i Mišo, ktorý uvrzol pred prácou (za čo ho temná predtucha znepokojovala, že asi dostane výprask), zvolal s oduševnením:</text:span></text:span></text:p>
        <text:p text:style-name="P14"><text:span text:style-name="CharStyle10"><text:span text:style-name="T20">„Jujujúj, chlapci, ale poletíme —!“</text:span></text:span></text:p>
        <text:p text:style-name="P14"><text:span text:style-name="CharStyle10"><text:span text:style-name="T20">Daňo sa zohol a schytil dosku, ktorú bol za príkladom dobrých susedov vytrhol z „palangu“, ktorý sa ťahal na sever, za ním Janko Selčan vzal snopok, tiež vytrhnutý, a to z Petrovie strechy, a tými rekvizitami ozdobení štverali sa vedľa hladkej dráhy snehom nahor. Tam bola malá ro­vinka, na tú položil Daňo dosku, položil na ňu snopok (to bol jeho vlastný vynález!) — a volal ako opravdivý domáci pán: „Sadajte, chlapci!“ Chlapci sadali.</text:span></text:span></text:p>
        <text:p text:style-name="P14"><text:span text:style-name="CharStyle10"><text:span text:style-name="T20">„Hop, chlapci, ja napredok!“ volá Daňo, sadol si ako na koňa, nohy pred seba vystreté, červe­nými rukami držal koniec dosky. Chlapci za neho, tesne vedľa seba, pochytali sa za plecia ako žabky. — Na samý ostatok Mišo, a veru, veru, bezpochyby nedostalo sa mu už ani dosky, ani snopka, ale s</text:span></text:span><text:span text:style-name="CharStyle10"><text:span text:style-name="T7">a</text:span></text:span><text:span text:style-name="CharStyle10"><text:span text:style-name="T20">nkoval sa na „vlastnej príležitosti“. Dosť na tom, keď už boli tak nastokaní ako koralky na šnúrke, zvolal Daňo: „Či už?“</text:span></text:span></text:p>
        <text:p text:style-name="P14"><text:span text:style-name="CharStyle10"><text:span text:style-name="T20">„Už!“ zvolali chlapci, horiac nedočkavosťou, a Daňo napravil dosku, „mingol“ nohami a zvolal: „Varuj!“</text:span></text:span></text:p>
        <text:p text:style-name="P14"><text:span text:style-name="CharStyle10"><text:span text:style-name="T20">„</text:span></text:span><text:span text:style-name="CharStyle10"><text:span text:style-name="T3">Va</text:span></text:span><text:span text:style-name="CharStyle10"><text:span text:style-name="T20">rúúúj!“ kričali za ním súdruhovia, až sa od Končist</text:span></text:span><text:span text:style-name="CharStyle10"><text:span text:style-name="T3">ej</text:span></text:span><text:span text:style-name="CharStyle10"><text:span text:style-name="T20"> vzbudená ozvena ozvala a opakovala: va</text:span></text:span><text:span text:style-name="CharStyle10"><text:span text:style-name="T3"> </text:span></text:span><text:span text:style-name="CharStyle10"><text:span text:style-name="T20">—</text:span></text:span><text:span text:style-name="CharStyle10"><text:span text:style-name="T3"> </text:span></text:span><text:span text:style-name="CharStyle10"><text:span text:style-name="T20">uj! A doska letela nadol, len sa tak tých šesť hlávok mihotalo — a zastavila sa len tam, hen kdesi pri včelíne — a to — šťastliv</text:span></text:span><text:span text:style-name="CharStyle10"><text:span text:style-name="T7">e</text:span></text:span><text:span text:style-name="CharStyle10"><text:span text:style-name="T20">.</text:span></text:span></text:p>
        <text:p text:style-name="P14"><text:span text:style-name="CharStyle10"><text:span text:style-name="T20">„Háj, chlapci, verže sme leteli.“ Chválili si, posbierajúc sa so zeme a hneď zasa teperiac svoje</text:span></text:span><text:span text:style-name="CharStyle20"><text:span text:style-name="T20"> </text:span></text:span><text:span text:style-name="CharStyle10"><text:span text:style-name="T20">dopravné nástroje hore vrchom: koľko vezky, toľ­ko pešky. A ešte </text:span></text:span><text:soft-page-break/><text:span text:style-name="CharStyle10"><text:span text:style-name="T20">dakoľko ráz poviedlo sa im šťast­liv</text:span></text:span><text:span text:style-name="CharStyle10"><text:span text:style-name="T7">e</text:span></text:span><text:span text:style-name="CharStyle10"><text:span text:style-name="T20"> a chlapci výskajú radosťou; len Daňo nevýska. Jemu sa len oči blyštia a cez polootvorené ústa belejú sa mu zdravé zuby, veľké a biele ako perly.</text:span></text:span></text:p>
        <text:p text:style-name="P14"><text:span text:style-name="CharStyle10"><text:span text:style-name="T20">Od kolesní hrozí kraviar prstom a krúti hlavou. Ale chlapci nedbajú na neho, ani na jeho odchod, ani na to, že slniečko zašlo za Končistú, — ale ani na výstrahy starších ľudí. Starší ich vždy vystríhali pred týmto nebezpečným miestom a mamovka Petrovie, ktorú zväčša len „Marikou“ volali, rozprá­vali, že tu na tomto mieste prihodila sa už smutná nehoda. A to, vraj, bolo tak, že šiel istý niž</text:span></text:span><text:span text:style-name="CharStyle10"><text:span text:style-name="T3">ň</text:span></text:span><text:span text:style-name="CharStyle10"><text:span text:style-name="T20">an (z nižného konca), Harčok menovaný, v zime na drevo. Za sebou ťahal nové svlače — a ako ich v rúbanke naložil, tak ich vliekol až po farský sad. Tam sa mu zachcelo presankovať sa, sadol si na drevo — a spustil sa s ním dolu. A sane letely „ako besné“, ale: sánka — Cigánka, stratily smer a miesto aby letely rovno dolu, zaletely nabok — a do stromu. A to bola slivka, hľa, ešte stojí. Sprašťaly sánky, drevo, ale i — kosti. A keď sa ľudia sbehli, ženy horekovaly, že si Harčok zlomil nohu, ten istý riekol smutne: „Čože, noha ako noha, ale saňa nová!“</text:span></text:span></text:p>
        <text:p text:style-name="P14"><text:span text:style-name="CharStyle10"><text:span text:style-name="T20">A mamovka dodali k tomu, že, hľa, chudobný človek, hotová opica!</text:span></text:span></text:p>
        <text:p text:style-name="P14"><text:span text:style-name="CharStyle10"><text:span text:style-name="T20">Často sa v živote ľudskom stáva, že sa isté prí­hody, a to na tých istých miestach, opakujú. Ja­visko ostáva to isté, dráma tiež, len herci sa za­mieňajú. I teraz tak bolo. Neviem, čomu bolo treba pripísať fakt, že kým Daňo sedel napredku, šlo všetko „hladko“. Doska letela ako šíp naznačeným smerom, ale raz presadol na Daňovo miesto Martinko, a tu, hybaj — napravo — a pr</text:span></text:span><text:span text:style-name="CharStyle10"><text:span text:style-name="T3">á</text:span></text:span><text:span text:style-name="CharStyle10"><text:span text:style-name="T20">sk — do slivky, do tej istej, kde aj Harčokova „nová saňa“ složila „kosti“. Chlapci sa rozleteli a nevedeli, ako sa sprplili v snehu. Chvíľku bolo ticho, kým sa z tohto nečakaného výsledku spamätali. A </text:span></text:span><text:soft-page-break/><text:span text:style-name="CharStyle10"><text:span text:style-name="T20">nápad­ne ticho posbierali sa hore, tuším, že im bolo aj do plaču. Jeden si šúchal hlavu, druhý ohmatával koleno a tretí utieral oči a nos. Ale posbierali sa všetci — len Martinko ostal ležať. Lebo, ako sa chcel</text:span></text:span><text:span text:style-name="CharStyle10"><text:span text:style-name="T3"> </text:span></text:span><text:span text:style-name="CharStyle10"><text:span text:style-name="T20">posbierať, zabolela ho noha vyše členka a prevalil sa na druhý bok, ďalej od slivky a zaste­nal: „Jaj, nožička moja!“</text:span></text:span></text:p>
        <text:p text:style-name="P14"><text:span text:style-name="CharStyle10"><text:span text:style-name="T20">A tu chlapcom ako blesk preletela hlavou po­vesť o Harčokovej nohe. I vycítili, že je veru nie dobre, a nečakajúc, čo bude ďalej, pobrali nohy na plecia, a hybaj kade ľahšie. Ostal Martinko sám a plakal. K bolesti pridružil sa i bledý strach, že ešte dostane i výprask, keď šiel ta, kde im za­kázali. Lebo je to tak na tomto svete: kým sa dáky podnik darí, čo by to hneď nebol dobrý a chválitebný, dovtedy väčšina nemá nič proti nemu. Ale ako príde prvá nehoda, už sa valí všetko na podni­kateľa a potom okrem straty a bolesti máš hneď i posmech a — pokutu.</text:span></text:span></text:p>
        <text:p text:style-name="P14"><text:span text:style-name="CharStyle10"><text:span text:style-name="T20">Kým sa Napoleonovi jeho smelé politické a svetoborné plány a kotrmelce darily, každý sa dí­val na neho s úžasom ako na polboha a svet ho nazval Veľkým. Ale len čo prišla mravná nehoda v Rusku a potom hmotný výprask pri Waterloo,</text:span></text:span><text:span text:style-name="CharStyle20"><text:span text:style-name="T24"> </text:span></text:span><text:span text:style-name="CharStyle10"><text:span text:style-name="T20">hneď sa obrátila verejná mienka od porazeného leva (ba kto mohol, ho i kopol), ba ešte i dnes povedia o ňom to, čo najviac raniť môže hrdého ducha, že bol smieš</text:span></text:span><text:span text:style-name="CharStyle10"><text:span text:style-name="T3">ny</text:span></text:span><text:span text:style-name="CharStyle10"><text:span text:style-name="T20">. Šťastie, že ten duch unikol dávno slavomamu i posmechu.</text:span></text:span></text:p>
        <text:p text:style-name="P14"><text:span text:style-name="CharStyle10"><text:span text:style-name="T20">Chvíľku ležal Martinko, položiac si chorú nohu na druhú, keď počul, že ktosi sa blíži k nemu. Bol to Daňo. Jeho tvár mala zase ten dumný, smutný výraz, keď sa zohol nad Martinkom. Vzal nohu do rúk a začal ju hýbať, ohmatávať. Martin vy­kríkol bolestne.</text:span></text:span></text:p>
        <text:p text:style-name="P14"><text:span text:style-name="CharStyle10"><text:span text:style-name="T20">„Boľongá </text:span></text:span><text:span text:style-name="CharStyle10"><text:span text:style-name="T3">sa!</text:span></text:span><text:span text:style-name="CharStyle10"><text:span text:style-name="T20">“ povedal Daňo, nedbajúc na Martinkov krik. „Nekrič, pomysli si, čo by si robil, keby ti vo vojne nohu prestrelili ako báťovi Srnčíkovi?!“</text:span></text:span></text:p>
        <text:p text:style-name="P14"><text:soft-page-break/><text:span text:style-name="CharStyle10"><text:span text:style-name="T20">Martin zatícho</text:span></text:span><text:span text:style-name="CharStyle10"><text:span text:style-name="T3">l</text:span></text:span><text:span text:style-name="CharStyle10"><text:span text:style-name="T20"> a pozeral na Daňa s porozume­ním.</text:span></text:span></text:p>
        <text:p text:style-name="P14"><text:span text:style-name="CharStyle10"><text:span text:style-name="T20">„Buď ticho, kým prídem, idem po mamovku Petrovie, tí vedia nohy naprávať.“ A s tým od­behol.</text:span></text:span></text:p>
        <text:p text:style-name="P14"><text:span text:style-name="CharStyle10"><text:span text:style-name="T20">A Martin volá: „Ale ťa budú hrešiť, alebo ťa zbijú!“</text:span></text:span></text:p>
        <text:p text:style-name="P14"><text:span text:style-name="CharStyle10"><text:span text:style-name="T20">„A čože?!“ povie Daňo a obzrie sa ešte, uhne vzdorovito plecom a ponáhľa sa dolu.</text:span></text:span></text:p>
        <text:p text:style-name="P14"><text:span text:style-name="CharStyle10"><text:span text:style-name="T20">Od farskej kolesne krížom cez záhradu v ostrom uhle viedol chodníček k malému domčeku. Ve­dľa domčeka do plota boly zapravené dverce, aby jeho obyvateľka, keď chce ísť na faru, nemusela obchodiť ulicou. Domček bol obrátený do dvora a do „stránky“ — a len jedno okienko, malé ako dlaň, hľadelo do farskej záhrady. Pri tomto okien­ku sedávala mamovka a priadla a kedy-tedy pozrela do záhrady. Odtiaľto, vraj, videla ona a jej dcéra Erža tie dve panie, ktoré sa zjavily pred samou smrťou pani farárkinou, šly, rozprávajúc a rukami rozkladajúc (ale hlasu nebolo počuť), sa­dom, až tam dakde zmiz</text:span></text:span><text:span text:style-name="CharStyle10"><text:span text:style-name="T3">l</text:span></text:span><text:span text:style-name="CharStyle10"><text:span text:style-name="T20">y. — Marika Petrovie bola už vdova a požívala všeobecnú úctu v dedine. Ona bola rozumná, silná, smelá a nikdy nestratila duchaprítomnosť. Pritom nemala nič neženského, vyzývavého na sebe. Vedela, kedy a komu má čo povedať. Neurážala, ale povedala, keď bolo treba, každému pravdu do očú. A to i pánu farárovi, keď videla, že je pani farárka zasa vyplakaná, zmorená, utrápená. A povesť hovorí, že pán farár jej vý­čitky prijal, len keď mu už veľa bolo, vstal, začal sa prudko po izbe prechodiť a povedal:</text:span></text:span></text:p>
        <text:p text:style-name="P14"><text:span text:style-name="CharStyle10"><text:span text:style-name="T20">„No, dosť už, stará. Povedzte jej, aby už nepla­kala. Však ma môže už poznať!“</text:span></text:span></text:p>
        <text:p text:style-name="P14"><text:span text:style-name="CharStyle10"><text:span text:style-name="T20">Bola mamovka Marika na fare vychovaná, kam ju p. farárkini rodičia vzali ako za svoju a so svo­jimi šiestimi deťmi zároveň vychovávali. Čomu sa učily farské </text:span></text:span><text:soft-page-break/><text:span text:style-name="CharStyle10"><text:span text:style-name="T20">dievčatá, tomu sa naučila i Marika. Vtedy nedávali ani páni dievčatá tak „edukovať“ ako teraz, najviac len čo sa naučily doma. Priasť, šiť, tkať a variť — a troška toho „literného umenia“, aspoň čo si vedely v kostole pesničku nájsť, to bolo všetko. Jednako ony neboly sprosté alebo nevzdelané. Kto má prirodzený rozum, i sám od seba sa chápe, a život je veľká kniha, z ktorej sa tiež veľa môže naučiť, kto chce. Keď Marika narástla, vydali ju do dediny za poriadneho mlá­denca, ale jej muž nežil dlho. Najprv jej ho „la­pili“ za vojaka a bol dvanásť rokov „na vojne“ —</text:span></text:span><text:span text:style-name="CharStyle20"><text:span text:style-name="T20"> </text:span></text:span><text:span text:style-name="CharStyle10"><text:span text:style-name="T20">a potom, keď prišiel, netešila sa s ním zaveľa. Zomrel, — ale ona, čo aj mladá ešte, nevydala sa viac, hovoriac, že ona tu i tam len tomu jednému, čo mu prisahala, vernou ženou ostane. I po jej vy­daji považovala ju rodina starého farára za svoju. A kedykoľvek mladí páni, potom i povydávané panie, písali domov, vždy dali i Mariku pozdraviť.</text:span></text:span></text:p>
        <text:p text:style-name="P14"><text:span text:style-name="CharStyle10"><text:span text:style-name="T20">Vedela zlámané údy naprávať, nemoci liečiť a pri hospodárstve rady udeľovať. Ale nie s čaro­vaním a poverami, ale všetko s pomocou božou. A preto jej Pán Boh pomáhal, dal dožiť vysokého veku a zomrieť smrťou blahoslavených ľudí.</text:span></text:span></text:p>
        <text:p text:style-name="P14"><text:span text:style-name="CharStyle10"><text:span text:style-name="T20">Sám lekár z Blatinca mal ju v príslušnej úcte. Zriedka sa stalo, že by ho boli volali do dediny, ale keď sa stalo, dal si zavolať Mariku, aby mu pomáhala (lebo vtedy už bolo iste zle).</text:span></text:span></text:p>
        <text:p text:style-name="P14"><text:span text:style-name="CharStyle10"><text:span text:style-name="T20">Okrem zlámaných údov naprávala s prípadu na prípad i prevrátené hlavy a zatvrdilé srdcia. A to tak, že všetky nešťastné ženy utiekaly sa s po­nosou k Marike a ona potom bola i sudcom, i fiškálom. A poznajúc svojich ľudí, pomerila, vy­rovnala, kde bolo treba, i vyhrešila — a bolo dobre. A nebolo toľko rozsobášov.</text:span></text:span></text:p>
        <text:p text:style-name="P14"><text:span text:style-name="CharStyle10"><text:span text:style-name="T20">V ten čas, keď sa toto stalo, mamovka len čo bola prišla domov z fary. Bola tam, lebo p. fa­rárka bola chorá a od dlhšieho času slabla a kle­sala. To Mariku náramne </text:span></text:span><text:soft-page-break/><text:span text:style-name="CharStyle10"><text:span text:style-name="T20">znepokojovalo, preto len zavše prešla na faru, aby videla, ako sa tá chu­dina má.</text:span></text:span></text:p>
        <text:p text:style-name="P14"><text:span text:style-name="CharStyle10"><text:span text:style-name="T20">V izbičke, čistej a útulnej, sedela i jej dcéra Erža a šila na chlapcov košieľky. Marika, príduc domov, prihovorila sa dcére, položiac mentie</text:span></text:span><text:span text:style-name="CharStyle10"><text:span text:style-name="T24">k </text:span></text:span><text:span text:style-name="CharStyle10"><text:span text:style-name="T20">na truhlu, sadla k oblôčku. Ale nesedela dlho, keď vidí, že Daňo beží dolu od sadu a rovno k nej.</text:span></text:span></text:p>
        <text:p text:style-name="P14"><text:span text:style-name="CharStyle10"><text:span text:style-name="T20">„Jaj, Bože ti môj, čože toť chlapec zasa vypa­ratil?“ zvolala. „Bezmála sa dačo stalo, lebo to nie je jeho obyčaj, aby o tomto čase ku mne prišiel! Kedykoľvek vidím toho chlapca, pichne ma čosi do srdca, ako by som cítila, že dakedy bude nešťastný!“</text:span></text:span></text:p>
        <text:p text:style-name="P14"><text:span text:style-name="CharStyle10"><text:span text:style-name="T20">Sotva to dohovorila, už vrazil Daňo do dvier.</text:span></text:span></text:p>
        <text:p text:style-name="P14"><text:span text:style-name="CharStyle10"><text:span text:style-name="T20">„Mamovka!“ volal, „hyba</text:span></text:span><text:span text:style-name="CharStyle10"><text:span text:style-name="T3">jt</text:span></text:span><text:span text:style-name="CharStyle10"><text:span text:style-name="T20">e do sadu: Martin Bo</text:span></text:span><text:span text:style-name="CharStyle10"><text:span text:style-name="T3">ľ</text:span></text:span><text:span text:style-name="CharStyle10"><text:span text:style-name="T20">man</text:span></text:span><text:span text:style-name="CharStyle10"><text:span text:style-name="T3">ov</text:span></text:span><text:span text:style-name="CharStyle10"><text:span text:style-name="T20">ie si zlomil nohu!“</text:span></text:span></text:p>
        <text:p text:style-name="P14"><text:span text:style-name="CharStyle10"><text:span text:style-name="T20">„Jaj, nešťastník! Či nehovorím? A to si i ty bol kaľfaktorom, čak? Za tebou sa tiež „všia“ (vša­de) len trnina vlečie!“ Daňo sklonil hlavu, ale hneď zvolal netrpezlive</text:span></text:span><text:span text:style-name="CharStyle10"><text:span text:style-name="T3">:</text:span></text:span></text:p>
        <text:p text:style-name="P14"><text:span text:style-name="CharStyle10"><text:span text:style-name="T20">„Poďte skoro, lebo leží na snehu.“</text:span></text:span></text:p>
        <text:p text:style-name="P14"><text:span text:style-name="CharStyle10"><text:span text:style-name="T20">Mamovka nemeškala, zahodila obrúsok na seba, dcéra Erža vyšla len tak, ako bola, len čo šatku uviazala na hlavu, a išly obe za Daňom. Cestou ho­vorila mamovka, ako sa dalo očakávať:</text:span></text:span></text:p>
        <text:p text:style-name="P14"><text:span text:style-name="CharStyle10"><text:span text:style-name="T20">„Hľa, nevravela som vám vždy, nevarovala pred tou nešťastnou spúšťankou? Nerozprávala som vám, ako pochodil Harčok? Ale teraz je už všetko darmo, len keby sa už na tomto prenieslo. A len to nerozumiem, ako to on“ (obrátila hlavu k fare) „môže trpieť, že ťa neskrocuje, že to nezabráni? Čo len z teba, ja sa len bojím, že teba bude život biť!“</text:span></text:span></text:p>
        <text:p text:style-name="P14"><text:span text:style-name="CharStyle10"><text:span text:style-name="T20">Medzitým došli k Martinkovi. On už neplakal, bolesť trochu „zatŕpla“, — len akási slabosť a drie­moty ho prechádzaly. Len tak žmurkajúc videl vežu a tu mu preblesklo </text:span></text:span><text:soft-page-break/><text:span text:style-name="CharStyle10"><text:span text:style-name="T20">hlavou, že kto, ozaj, dnes bude zvoniť? „Mišo? Toť sa iste dakde skryl, Daňo je tu, Janko školove, ten sa dnes sotva odváži, lebo mu je to zakázané — a t</text:span></text:span><text:span text:style-name="CharStyle10"><text:span text:style-name="T3">í</text:span></text:span><text:span text:style-name="CharStyle10"><text:span text:style-name="T20"> druhí, iste i tí </text:span></text:span><text:span text:style-name="CharStyle10"><text:span text:style-name="T3">uv</text:span></text:span><text:span text:style-name="CharStyle10"><text:span text:style-name="T20">rzli.“ A ďalej videl, ako na kríž veže sletely štyri vrany a kvákaly a ako sa zaskvel nad Končistou mesiačik v prvej štvrti. A už len tak v drie­motách videl dve ženy a Daňa, i cítil, že ho tá mladá berú na ruky, nežno, pozorne, a že ho nesú. A že stretávajú ženy, čo idú na vodu — a Daňo ide s nimi. Len keď mu nadvlačky odkrútily a stu­denú, pripuchnutú nôžku zača</text:span></text:span><text:span text:style-name="CharStyle10"><text:span text:style-name="T3">l</text:span></text:span><text:span text:style-name="CharStyle10"><text:span text:style-name="T20">y narovnávať, stís­kať, vtedy sa prebral a skríkol: „Jaj, mamovčička moja!“</text:span></text:span></text:p>
        <text:p text:style-name="P14"><text:span text:style-name="CharStyle10"><text:span text:style-name="T20">A Daňo ho ani vtedy neopustil. On bol pri ňom a Martinko zatískal zuby, aby Daňo nepovedal, že nevie trpieť. Veď azda počuli všetci, čo im báťa Srnčík o svojej nohe rozprával? A Daňo o tom hútal, že pravdepodobne Martin už nebude vo­jakom, a to jediné považoval za nešťastie.</text:span></text:span></text:p>
        <text:p text:style-name="P14"><text:span text:style-name="CharStyle10"><text:span text:style-name="T20">Len keď mu už noha bola obviazaná, poslaly ženy po Martinkovho otca, lebo matka mu už ne­žila, aby si prišiel poň. A keď ho už odniesli, vzdychol Daňo, sediac pod pecou, a povedal ticho a pokorne:</text:span></text:span></text:p>
        <text:p text:style-name="P14"><text:span text:style-name="CharStyle10"><text:span text:style-name="T20">„Mamovka, čo ste varili?!“</text:span></text:span></text:p>
        <text:p text:style-name="P14"><text:span text:style-name="CharStyle10"><text:span text:style-name="T20">„Čak si lačný? Doma ťa čaká večera, ale ak chceš, zajedz si bôbu, hľa, tu je na kozúbku, ešte teplý.“ Len keď sa Daňo najedol, odviedla ho ma­movka na faru, aby, ak by bol p. farár dačo zve­del, predišla „hriechu“. Ale tam v ten večer nič nezvedeli, a aby nemocnú neznepokojila, nepove­dala mamovka tiež nič.</text:span></text:span></text:p>
        <text:p text:style-name="P5"><text:span text:style-name="CharStyle10"><text:span text:style-name="T20"/></text:span></text:p>
        <text:p text:style-name="P10"><text:span text:style-name="CharStyle10"><text:span text:style-name="T20">SEKERKA ALEBO HODVÁBNA ŠATKA.</text:span></text:span></text:p>
        <text:p text:style-name="P14"><text:span text:style-name="CharStyle10"><text:span text:style-name="T20"/></text:span></text:p>
        <text:p text:style-name="P25"><text:soft-page-break/><text:span text:style-name="CharStyle10"><text:span text:style-name="T20">Míňala sa zima; slnko vystupovalo na oblohe vždy vyššie, a čo raz zasvietilo, to viac detí našlo tu von „na rade“</text:span></text:span><text:span text:style-name="CharStyle10"><text:span text:style-name="T3">.</text:span></text:span><text:span text:style-name="CharStyle10"><text:span text:style-name="T20"> Jedny ešte bledušké, ako po prestátej nemoci, krčily sa, hľadajúc teplé mies­tečko na podstienke, iné sviežejšie podskakovaly veselo ako vrabce, zasa iné, nedbajúc na kaluže po ulici, </text:span></text:span><text:span text:style-name="CharStyle10"><text:span text:style-name="T3">b</text:span></text:span><text:span text:style-name="CharStyle10"><text:span text:style-name="T20">ehaly o závod. Týmto ani krutá zima neškodila, i zdalo by sa, že sú zo železa. Keby však to slniečko bolo prečítalo tie dietky, veruže by soznalo, že mu aspoň desiatka z tých chybí, čo sa vlani o tomto čase takto veselily — a tie, kým ono bojovalo so svojím nepriateľom, pobrala si tetka smrť a uložila tam „pod Repište“ na večný spánok. Slnko však by sa v tom prípade iste tak potešilo, ako sa tešia chudobní ľudia, hovoriac: Keď chudobnému dieťatko umrie, je to len, ako by nôžka z lavičky vypadla, jedna vypadne a skoro bude druhá. A skutočnosť dávala tejto výpovedi za pravdu: lebo ako to božie slniečko nazrelo ma­linkými okienkami (z ktorých pa</text:span></text:span><text:span text:style-name="CharStyle10"><text:span text:style-name="T8">zd</text:span></text:span><text:span text:style-name="CharStyle10"><text:span text:style-name="T20">ier a mach väčšinou povyhadzovali), videlo tu aj tam na hrade pripevnené „hinty“ (kolísky</text:span></text:span><text:span text:style-name="CharStyle10"><text:span text:style-name="T8">)</text:span></text:span><text:span text:style-name="CharStyle10"><text:span text:style-name="T20"> a ono sa usmialo a svietilo ďalej, vediac, že ten chudobný ľud postará sa o to, aby sa ľudstvo udržalo i ďalej.</text:span></text:span></text:p>
        <text:p text:style-name="P14"><text:span text:style-name="CharStyle10"><text:span text:style-name="T20">Hej, to milé božie slniečko, ako sa mu teší každý tvor, ale najmä deti. Ako ožívajú sťa mušky, keď ich zobudí teplý lúč svetla. A ako tiahnu tatam, kde je teplo, zátišno. A to je pri kostole.</text:span></text:span></text:p>
        <text:p text:style-name="P5"><text:span text:style-name="CharStyle10"><text:span text:style-name="T20">Tu každý deň cez poludnie bavia sa deti veselo a vyvádzajú svoje jarné hry. Chlapci majú svoje hry, dievčatá zasa svoje, a to najviac pri speve a recitovaní dávnych piesní. A to je ako by osla­vovaním novej jari, nového života. A oni ani ne­tušia, ako milo dojíma to i starých, ktorým poschá­dzajú na um časy dávne, časy zlatej mladosti.</text:span></text:span></text:p>
        <text:p text:style-name="P14"><text:span text:style-name="CharStyle10"><text:span text:style-name="T20">Chlapci sa ihrajú na „šviháre“ (biče), pričom tiež hneď jeden, hneď druhý odletí, a </text:span></text:span><text:soft-page-break/><text:span text:style-name="CharStyle10"><text:span text:style-name="T20">ak je nie pevný na nohách, sfrkne do mláčky. A keď sú už naši šarvanci pribujní, že nepracú sa do vlastnej kože, tu útokom ženú sa do kŕdľa dievčat a roz­trhajú im reťaze, vence a „mosty</text:span></text:span><text:span text:style-name="CharStyle10"><text:span text:style-name="T2">“</text:span></text:span><text:span text:style-name="CharStyle10"><text:span text:style-name="T20">. Dievčence po­tom s krikom a so smiechom sbierajú sa znovu, udie</text:span></text:span><text:span text:style-name="CharStyle10"><text:span text:style-name="T3">ľ</text:span></text:span><text:span text:style-name="CharStyle10"><text:span text:style-name="T20">ajúc, keď len možno, chlapcom buchnáty do ka</text:span></text:span><text:span text:style-name="CharStyle10"><text:span text:style-name="T3">ba</text:span></text:span><text:span text:style-name="CharStyle10"><text:span text:style-name="T20">n</text:span></text:span><text:span text:style-name="CharStyle10"><text:span text:style-name="T3">íc</text:span></text:span><text:span text:style-name="CharStyle10"><text:span text:style-name="T20"> (ďalej ako na kabanicu tie údery nezájdu).</text:span></text:span></text:p>
        <text:p text:style-name="P14"><text:span text:style-name="CharStyle10"><text:span text:style-name="T20">Medzi vývodiacimi chlapcami sú, pravdaže, i naši hrdinovia, a sú tu ešte aj iní, s ktorými sa v našich rozprávkach oboznámime. Najmä Lajo a Samo Sekáčovie, synkovia bohatého mäsiara.</text:span></text:span></text:p>
        <text:p text:style-name="P14"><text:span text:style-name="CharStyle10"><text:span text:style-name="T20">Daňov</text:span></text:span><text:span text:style-name="CharStyle10"><text:span text:style-name="T8">i</text:span></text:span><text:span text:style-name="CharStyle10"><text:span text:style-name="T20"> sú najmilšie tie hry, ktoré sú spojené s akým-takým nebezpečenstvom: vojna, rozličné vynálezy, podniky, na aké druhý neprišiel. </text:span></text:span><text:span text:style-name="CharStyle10"><text:span text:style-name="T3">I</text:span></text:span><text:span text:style-name="CharStyle10"><text:span text:style-name="T20"> pri švihároch, on, silný a húževnatý, nepadne, to je isté, a keď daktorý odfrkne, to je jeho vec. Prečo sa nedrží ak</text:span></text:span><text:span text:style-name="CharStyle10"><text:span text:style-name="T25">o</text:span></text:span><text:span text:style-name="CharStyle10"><text:span text:style-name="T3"> </text:span></text:span><text:span text:style-name="CharStyle10"><text:span text:style-name="T20">chlap?</text:span></text:span></text:p>
        <text:p text:style-name="P14"><text:span text:style-name="CharStyle10"><text:span text:style-name="T20">Mišo, mendík, prichodí z obeda. Pravdepodobne bol obed dobrý, a čo hlavné, aj výdatný, lebo Mi­šova tvárička je vysmiata a výraz blaženej spo­kojnosti žiari z drobných jeho očiek. I postava jeho ako by sa — rozšírila: stojí pevnejšie a sebavedomejšie na tenkých nôžkach svojich. Stojí v skupine niekoľkých biednych chlapcov a chváli si obed. A jeden z nich opytuje sa: A dali ti i chleba? — Ako by nedali, aha, aký oval! — Dajže mi z neho, prosí predošlý. — Ahá, rád som, že ho mám! — Ačak som ti aj ja dal, keď mi krstná dali koláča! — No, tak na, tu máš! A Mišo odlomí kú­sok a dá súdruhovi.</text:span></text:span></text:p>
        <text:p text:style-name="P14"><text:span text:style-name="CharStyle10"><text:span text:style-name="T20">„Mišo,</text:span></text:span><text:span text:style-name="CharStyle10"><text:span text:style-name="T1">“</text:span></text:span><text:span text:style-name="CharStyle10"><text:span text:style-name="T20"> volá Samko, furták, zazrúc, čo sa tu robí, „a či keľo, veľo? A ty, Ďuro, nechaj si z toho aj nazajtra!</text:span></text:span><text:span text:style-name="CharStyle10"><text:span text:style-name="T1">“</text:span></text:span><text:span text:style-name="CharStyle10"><text:span text:style-name="T20"> Pritom malý posmešník skáče ďalej.</text:span></text:span></text:p>
        <text:p text:style-name="P14"><text:span text:style-name="CharStyle10"><text:span text:style-name="T20">Hore radom ide Cigánka. Premoknuté papuče šuchotajú a plačkajú sa v blate, </text:span></text:span><text:soft-page-break/><text:span text:style-name="CharStyle10"><text:span text:style-name="T20">kto</text:span></text:span><text:span text:style-name="CharStyle10"><text:span text:style-name="T8">r</text:span></text:span><text:span text:style-name="CharStyle10"><text:span text:style-name="T20">é, čo ako po­zorne obchádza, vykerovať nemôže. Pred </text:span></text:span><text:span text:style-name="CharStyle10"><text:span text:style-name="T3">V</text:span></text:span><text:span text:style-name="CharStyle10"><text:span text:style-name="T20">o</text:span></text:span><text:span text:style-name="CharStyle10"><text:span text:style-name="T3">ľ</text:span></text:span><text:span text:style-name="CharStyle10"><text:span text:style-name="T20">k</text:span></text:span><text:span text:style-name="CharStyle10"><text:span text:style-name="T3">ov </text:span></text:span><text:span text:style-name="CharStyle10"><text:span text:style-name="T20">stoja dve ženy a shovárajú sa veľmi dôležit</text:span></text:span><text:span text:style-name="CharStyle10"><text:span text:style-name="T8">e</text:span></text:span><text:span text:style-name="CharStyle10"><text:span text:style-name="T20"> — pomáhajúc si rukami, hlavou a očami. Iste pretria­sajú dáku najnovšiu senzačnú udalosť dediny. Ci­gánka pri nich zastane, vytiahne zpod plachetky štetku a núka:</text:span></text:span></text:p>
        <text:p text:style-name="P14"><text:span text:style-name="CharStyle10"><text:span text:style-name="T20">„Kúpte, gaždinké, žíde vám, dám vám ju </text:span></text:span><text:span text:style-name="CharStyle10"><text:span text:style-name="T8">l</text:span></text:span><text:span text:style-name="CharStyle10"><text:span text:style-name="T20">ačno!</text:span></text:span><text:span text:style-name="CharStyle10"><text:span text:style-name="T25">“ </text:span></text:span><text:span text:style-name="CharStyle10"><text:span text:style-name="T20">Ženy, namrzené, že ich vyrušuje, okríknu dotie­ravú Cigánku. „Ej, zíde, nezíde, daj nám pokoj!</text:span></text:span><text:span text:style-name="CharStyle10"><text:span text:style-name="T25">“ </text:span></text:span><text:span text:style-name="CharStyle10"><text:span text:style-name="T20">— „Vzíde nám, čo si nasejeme,</text:span></text:span><text:span text:style-name="CharStyle10"><text:span text:style-name="T1">“</text:span></text:span><text:span text:style-name="CharStyle10"><text:span text:style-name="T20"> odsekne druhá a prikloní sa znovu ku kmotričke, oznamujúc ďalej pod rúškom tajnosti, o čom do večera iste už i vrabce budú čvirikať.</text:span></text:span></text:p>
        <text:p text:style-name="P14"><text:span text:style-name="CharStyle10"><text:span text:style-name="T20">Cigánka schová štetku a šúcha sa ďalej. Pred kostolom zastane a díva sa na ihrajúce sa deti, i vyškiera sa im. Zrejme i ju teší tento prejav ži­vota, zdravia a veselosti.</text:span></text:span></text:p>
        <text:p text:style-name="P14"><text:span text:style-name="CharStyle10"><text:span text:style-name="T20">A tu zvolá Samko: „Chlapci, ej, na mou prrravdu (r mu bolo ťažko povedať), bude skorrro leto, aha, prrrvá lastovička!</text:span></text:span><text:span text:style-name="CharStyle10"><text:span text:style-name="T1">“</text:span></text:span></text:p>
        <text:p text:style-name="P14"><text:span text:style-name="CharStyle10"><text:span text:style-name="T20">„Kde, kde?“ op</text:span></text:span><text:span text:style-name="CharStyle10"><text:span text:style-name="T3">ytuj</text:span></text:span><text:span text:style-name="CharStyle10"><text:span text:style-name="T20">ú sa deti, ale najviac zve­davé dievčatá, podľa starodávneho zvyku hotové</text:span></text:span><text:span text:style-name="CharStyle20"><text:span text:style-name="T20"> </text:span></text:span><text:span text:style-name="CharStyle10"><text:span text:style-name="T20">hneď bežať k vode a umývať sa; vykrúcajú hrdlá, aby videly i ony to milé vtáča.</text:span></text:span></text:p>
        <text:p text:style-name="P14"><text:span text:style-name="CharStyle10"><text:span text:style-name="T20">„Án, kde stojí!“ volá Samko, ukazujúc na Ci­gánku a smejúc sa z plného hrdla, že takto deti obalamutil. S ním smejú sa i iné deti, ba ešte i Ci­gánka, pritom však du</text:span></text:span><text:span text:style-name="CharStyle10"><text:span text:style-name="T3">rd</text:span></text:span><text:span text:style-name="CharStyle10"><text:span text:style-name="T20">í sa a dud</text:span></text:span><text:span text:style-name="CharStyle10"><text:span text:style-name="T3">re:</text:span></text:span></text:p>
        <text:p text:style-name="P14"><text:span text:style-name="CharStyle10"><text:span text:style-name="T20">„No, ty žkažník veljaký! Ža to, že je tvoj ote</text:span></text:span><text:span text:style-name="CharStyle10"><text:span text:style-name="T25">č</text:span></text:span><text:span text:style-name="CharStyle10"><text:span text:style-name="T3"> </text:span></text:span><text:span text:style-name="CharStyle10"><text:span text:style-name="T20">pánom mešiarom, ša ty nemušíš chudobnému člo­veku pošmievať. Radšej ši kúp šekerku, ahá, aká je krášna.“ Pritom, nezabúdajúc na svoj obchod, vytiahla z plachetky malú sekerku.</text:span></text:span></text:p>
        <text:p text:style-name="P14"><text:span text:style-name="CharStyle10"><text:span text:style-name="T20">„Kúpte, chlap</text:span></text:span><text:span text:style-name="CharStyle10"><text:span text:style-name="T3">c</text:span></text:span><text:span text:style-name="CharStyle10"><text:span text:style-name="T20">i, žíde vám! </text:span></text:span><text:span text:style-name="CharStyle10"><text:span text:style-name="T3">Š</text:span></text:span><text:span text:style-name="CharStyle10"><text:span text:style-name="T20">ekerka čistá očel, o</text:span></text:span><text:span text:style-name="CharStyle10"><text:span text:style-name="T8">š</text:span></text:span><text:span text:style-name="CharStyle10"><text:span text:style-name="T20">trá ani žihadlo, kúpte, nedám ju </text:span></text:span><text:soft-page-break/><text:span text:style-name="CharStyle10"><text:span text:style-name="T20">draho!“</text:span></text:span></text:p>
        <text:p text:style-name="P14"><text:span text:style-name="CharStyle10"><text:span text:style-name="T20">Samo pohŕdlive pozrel na sekerku, hovoriac: „Ja mám doma inakšie sekerrry a to</text:span></text:span><text:span text:style-name="CharStyle10"><text:span text:style-name="T3">po</text:span></text:span><text:span text:style-name="CharStyle10"><text:span text:style-name="T20">rrry, ak chcem,“ a ťahaný inými chlapcami, bežal zasa do hr</text:span></text:span><text:span text:style-name="CharStyle10"><text:span text:style-name="T8">y</text:span></text:span><text:span text:style-name="CharStyle10"><text:span text:style-name="T20">.</text:span></text:span></text:p>
        <text:p text:style-name="P14"><text:span text:style-name="CharStyle10"><text:span text:style-name="T20">Sekerka v Cigánkinej hrsti ligoce sa ako striebro a chlapcom, čo ešte tu ostali, oči tiež: nejeden z nich by pristal byť jej majiteľom, ale nečujúc u seba spôsobu na uskutočnenie kúpy, odchádzali za Samkom. I dievčatá pobehly ta ďalej, aby pokračovaly v stavaní mostov a sádzaní chlebíkov. Veď i tak onedlho už prídu pán rechtor, aby za­volali deti do školy. — Len Daňo ostal a spýtal sa Cigánky, ukazujúc na sekerku.</text:span></text:span></text:p>
        <text:p text:style-name="P14"><text:span text:style-name="CharStyle10"><text:span text:style-name="T20">„Za čo ju dáte?“ Cigánka, nemajúc už úfnosti, že predá dačo, obzrie sa na Da</text:span></text:span><text:span text:style-name="CharStyle10"><text:span text:style-name="T25">ň</text:span></text:span><text:span text:style-name="CharStyle10"><text:span text:style-name="T20">a a mysľou prelietla jej predstava dobrého kšeftu.</text:span></text:span></text:p>
        <text:p text:style-name="P14"><text:span text:style-name="CharStyle10"><text:span text:style-name="T20">„A čo dajú, mladý pánko?“ op</text:span></text:span><text:span text:style-name="CharStyle10"><text:span text:style-name="T3">ytuj</text:span></text:span><text:span text:style-name="CharStyle10"><text:span text:style-name="T20">e sa Cigánka navzájom. Jej cigánska politika jej radí, aby Da­ňov</text:span></text:span><text:span text:style-name="CharStyle10"><text:span text:style-name="T25">i</text:span></text:span><text:span text:style-name="CharStyle10"><text:span text:style-name="T20"> onikala, ináče, keď nekynie jej prospech, ona by i jemu, ako pred chvíľou Samkovi, povedala príkre slovo.</text:span></text:span></text:p>
        <text:p text:style-name="P14"><text:span text:style-name="CharStyle10"><text:span text:style-name="T20">Daňo nevie, čo má sľúbiť; sekerka má pre neho cenu vysokú a rád by ju mal, to je isté. Stanúc sa predmetom jeho túžby a žiadosti, hotový je dať za ňu hocijakú vysokú cenu. Ale čože? On peňazí nemá, ani nič, čo by malo hodnotu peňazí. Pozerá na ňu, i dumá, že sekerka rozmnožila by asi jeho sbierku zbraní, lebo kušu má, i pušku, takrečenú pukačku, šabieľ i viac (drevené i plechové) — a pištoľu má otec, dobre by bolo, keby mal i sekerku. Hľa, na leto bude chodiť na salaš, tam on videl baču i valachov, že každý má sekeru i valašku — a s tou kamarátkou pri boku hneď veselšie je i v hore.</text:span></text:span></text:p>
        <text:p text:style-name="P14"><text:span text:style-name="CharStyle10"><text:span text:style-name="T20">Hútajúc takto, ustupuje Daňo ku bránke — a Cigánka za ním.</text:span></text:span></text:p>
        <text:p text:style-name="P14"><text:soft-page-break/><text:span text:style-name="CharStyle10"><text:span text:style-name="T20">„Vedia čo, mladý pánko,“ prihovára sa znovu, „pohľadajú dáku šmatu na hlavu, ľa, vidia, nemám ši čo na hlavu štoknúť.“ Na dôkaz svojich slov schytí handru s vlasov a ukáže svoju strapatú, ku­čeravú hlavu, z ktorej blýskajú na Daňa tie povestné, krásne egyptské oči plnokrvnej Cigánky. Daňo nehľadí na ňu, ale počuje, čo riekla. „Šmata“ by sa doma iste našla, o tom nepochybuje; dali by i mamika, ba kúpili by mu tú sekerku, keby o to poprosil; ale nie, lepšie bude, keď si ju kúpi sám. Ako by tá Cigánka potvora bola uhádla jeho myšlienky, ide za ním a pokúša ho:</text:span></text:span></text:p>
        <text:p text:style-name="P14"><text:span text:style-name="CharStyle10"><text:span text:style-name="T20">„Idú, pohľadajú, mladý pánko, a Pán Boh im dá ždravia!“ Daňo ustupuje k fare a Cigánka za ním, až ku vrátam. Tam zastala. Chlapec vbehol</text:span></text:span><text:span text:style-name="CharStyle20"><text:span text:style-name="T20"> </text:span></text:span><text:span text:style-name="CharStyle10"><text:span text:style-name="T20">do dvora, odtiaľ do domu a vpravo do čeľadnej. To bola veľká izba; pri dverách veľká pec s ohnis­kom a nad ohniskom ohromný komín zo zeleného črepu, z ktorého viedla dlhá a hrubá rúra, tiež z hliny, von do studenej kuchyne, kam odvádzala dym, aby velikánskym „kochom“ unikal do vzdu­chu. Na peci bolo miesta i pre troch mendíkov, ale tu býval len ten jeden, i ten sa zdržiaval naj­viac v škole. Zato neopovrhli chlapci pecou, odkiaľ ako s hradieb hľadeli dolu a počúvali, čo si roz­právajú priadky. Tú zelenú opachu nazval Daňo delom — a skutočne, takého exemplára neviem, či by bolo ešte v našej milej vlasti.</text:span></text:span></text:p>
        <text:p text:style-name="P14"><text:span text:style-name="CharStyle10"><text:span text:style-name="T20">Keď Daňo vbehol do čeľadnej, videl, že tam práve naprávajú priadzu na krosná. Boli tu i mamovka Marika a jedna suseda. Slúžka Uľa sedela na zemi pod krosnami a držala priadzu. Iľa krútila návoj. Bola tu i staršia sestra Ju</text:span></text:span><text:span text:style-name="CharStyle10"><text:span text:style-name="T3">l</text:span></text:span><text:span text:style-name="CharStyle10"><text:span text:style-name="T20">ka a maličká Paulínka. Obe sa prizeraly na prácu. Daňo len čo sa poobzeral, videl, že tu mamiky niet, zachlopil dvere a bežal naproti do dvier izbových. Otec nebol doma, to vedel, i myslel, že matku nájde samu, ale nebola sama. Na pohovke sedel pán doktor z </text:span></text:span><text:soft-page-break/><text:span text:style-name="CharStyle10"><text:span text:style-name="T20">Blatinca, pri obloku pani farárka a šila. Ona vždy pracovala, teraz, keď prišiel hosť, mu­sela krosná </text:span></text:span><text:span text:style-name="CharStyle10"><text:span text:style-name="T3">s</text:span></text:span><text:span text:style-name="CharStyle10"><text:span text:style-name="T20">veriť ženám, a kým nepríde domov farár, shovárať sa s hosťom. Ináče sa nikdy nezamiešala do rozhovoru, len ak vtedy, keď musela.</text:span></text:span></text:p>
        <text:p text:style-name="P14"><text:span text:style-name="CharStyle10"><text:span text:style-name="T20">„No, Danielko, ako povieš?“ napomenula matka synáčika, keď vtrhol do izby a ostal pri dverách. „Poď, privítaj pána doktora a podaj mu rúčku,“ volala dobrotivá matka. </text:span></text:span><text:span text:style-name="CharStyle10"><text:span text:style-name="T3">I</text:span></text:span><text:span text:style-name="CharStyle10"><text:span text:style-name="T20"> hosť sa prívetiv</text:span></text:span><text:span text:style-name="CharStyle10"><text:span text:style-name="T8">e</text:span></text:span><text:span text:style-name="CharStyle10"><text:span text:style-name="T20"> usmial na chlapca a volal ho k sebe. Daňo popošiel k nemu, podal mu ruku temer po kamarátsky, ale nie dôverne, potom, nedbajúc na to, že matka ho chce nežne pritiahnuť k sebe, pozrel len zbežne na ňu, a vidiac, že nemá obvyklú šatku, ale len čierny čepček na hladko učesanej hlave, ponáhľal sa do bočnej izby. Matka sa spytuje svojím smutným, ale ľubozvučným hlasom: „Čo hľadáš, Danielko?“</text:span></text:span></text:p>
        <text:p text:style-name="P14"><text:span text:style-name="CharStyle10"><text:span text:style-name="T20">Čo on hľadal, nepovie, lebo tušenie mu napo­vedá, že veru by mamika sotva s tým súhlasili. A tak, neodpovedajúc, poobzeral sa po malej izbe, či nenájde, čo je jemu potrebné?</text:span></text:span></text:p>
        <text:p text:style-name="P14"><text:span text:style-name="CharStyle10"><text:span text:style-name="T20">A skutočne, našiel to, na posteli položená bola hodvábna šatka, temer ešte nová, tú schytil, skrú­til do klbka, vopchal pod kabát a myk, von dve­rami. Nič zlého netušiac, pozerala mamička za ním, znajúc jeho podivnú divosť a svojráznosť. Myslela, že vari zabudol škriptu alebo rečňovanky a pri­šiel si po ne. A Daňo bežal prosto von bránou, kde v kútiku stála a čakala Cigánka. Ako Daňo prišiel a vytiahol šatku, zablyskly sa jej oči žiadostiv</text:span></text:span><text:span text:style-name="CharStyle10"><text:span text:style-name="T8">e</text:span></text:span><text:span text:style-name="CharStyle10"><text:span text:style-name="T20"> a vystrela ruky po šatke, no zatajila radosť, začala </text:span></text:span><text:span text:style-name="CharStyle10"><text:span text:style-name="T3">s</text:span></text:span><text:span text:style-name="CharStyle10"><text:span text:style-name="T20"> opovrhnutím:</text:span></text:span></text:p>
        <text:p text:style-name="P14"><text:span text:style-name="CharStyle10"><text:span text:style-name="T20">„Nó — a či len takú? Ža tú šekerku by šom mohla doštať inakšiu, ako je toto, veď je už nošená.“ Daňovi kleslo srdce, ako sa hovorí, za sáru. Myslel, že skutočne </text:span></text:span><text:soft-page-break/><text:span text:style-name="CharStyle10"><text:span text:style-name="T20">šatka nemá ceny a so skla­maním stiahol ruku so šatkou nazpät. Ale Cigánka chytro vzala šatku, podala mu sekerku, lebo sa bála, že v ostatnej chvíli príde dakto z fary a urobí výhodnej čare koniec. </text:span></text:span><text:span text:style-name="CharStyle10"><text:span text:style-name="T3">I</text:span></text:span><text:span text:style-name="CharStyle10"><text:span text:style-name="T20"> stratila sa, Daňo nevedel ani, len keď mu zmizla s o</text:span></text:span><text:span text:style-name="CharStyle10"><text:span text:style-name="T25">č</text:span></text:span><text:span text:style-name="CharStyle10"><text:span text:style-name="T20">ú a on ostal sám so</text:span></text:span><text:span text:style-name="CharStyle20"><text:span text:style-name="T20"> </text:span></text:span><text:span text:style-name="CharStyle10"><text:span text:style-name="T20">svojou sekerkou. Obzeral si ju so všetkých strán — a pravdepodobne, že nebol taký uspokojený, ako očakával. Stalo sa to, i stane sa ešte nejed­nému, že skúsil, ako vyplnenie vrúcnej túžby ne­bolo také krásne ako sama túžba.</text:span></text:span></text:p>
        <text:p text:style-name="P14"><text:span text:style-name="CharStyle10"><text:span text:style-name="T20">Ale Daňo bol svojej sekerke rád. Na školu za­budol alebo nemyslel na ňu, veď to, čo sa tam učili, asi dávno vedel, viac ako škola zaujímala ho otázka, ako si nasadí porisko do sekerky. A s tým si on zašiel do dvora a skoro bolo i porisko ho­tové. Hrdo si potom vykračoval pred faru k Byst­rej, aby skúsil, ako sekerka rúbe. Zatínal do starej vŕby, ktorá už podobných rán veľa ráz pretrpela, rúbal, len tak sekerka — odskakovala.</text:span></text:span></text:p>
        <text:p text:style-name="P14"><text:span text:style-name="CharStyle10"><text:span text:style-name="T20">A ako tak rúbe a seká, idú deti zo školy (dnes skorej, lebo mal pán rechtor inú prácu), a čosikamsi mal Daňo divákov i závistníkov dosť okolo seba. A on len tým horlivejšie odtína tie mladé ratoliestky a tne do živého.</text:span></text:span></text:p>
        <text:p text:style-name="P14"><text:span text:style-name="CharStyle10"><text:span text:style-name="T20">„Počkaj, Daňo, nech ti zohnem ten konárik!“ volá na neho Janko zo školy a horliv</text:span></text:span><text:span text:style-name="CharStyle10"><text:span text:style-name="T8">e</text:span></text:span><text:span text:style-name="CharStyle10"><text:span text:style-name="T20"> beží k sú­druhovi i driape sa, naťahuje, aby zohol konárik — a Daňo len seká — i v horlivosti rozoženie sa na haluz, sekerka odletí, a hybaj, Jankovi do hlavy.</text:span></text:span></text:p>
        <text:p text:style-name="P14"><text:span text:style-name="CharStyle10"><text:span text:style-name="T20">„Jajajaj!“ zaplakal Janko a pustil konár i chytil sa za hlavu. A tu cíti, že mu popod prsty siakne čosi teplého a mokrého, odchytí ruku, pozrie: krv! I pustí sa do plaču.</text:span></text:span></text:p>
        <text:p text:style-name="P14"><text:span text:style-name="CharStyle10"><text:span text:style-name="T20">„Joj, chlapci, Daňo farove prebil Jankovi školove hlavu,“ začali chlapci, okolostojaci, vravieť a so zvedavým ustrnutím cúvali nabok. Janko plačúc poberal sa </text:span></text:span><text:soft-page-break/><text:span text:style-name="CharStyle10"><text:span text:style-name="T20">domov, ale došiel len pred farské vráta, kde ho zachytila naľakaná pani farárka a odviedla do izby. Pritom vytiahla bielušký ručníček.</text:span></text:span></text:p>
        <text:p text:style-name="P14"><text:span text:style-name="CharStyle10"><text:span text:style-name="T20">Tu priložila mu na hlavu i tešila ho.</text:span></text:span></text:p>
        <text:p text:style-name="P14"><text:span text:style-name="CharStyle10"><text:span text:style-name="T20">„Na šťastie sú tu pán doktor,“ riekla a viedla chlapca do izby. Doktor ešte tu bol, v spoločnosti domáceho pána sedel pri stole a častovali sa vínkom.</text:span></text:span></text:p>
        <text:p text:style-name="P14"><text:span text:style-name="CharStyle10"><text:span text:style-name="T20">„Ta, ako sa to stalo?“ spytuje sa farár.</text:span></text:span></text:p>
        <text:p text:style-name="P14"><text:span text:style-name="CharStyle10"><text:span text:style-name="T20">Janko prestal plakať — od strachu, že vari Daňo dostane výprask, ale Daňo prišiel za Jankom a povedal:</text:span></text:span></text:p>
        <text:p text:style-name="P14"><text:span text:style-name="CharStyle10"><text:span text:style-name="T20">„Ja som len rúbal a on sa mi nadhodil.“</text:span></text:span></text:p>
        <text:p text:style-name="P18"><text:span text:style-name="CharStyle10"><text:span text:style-name="T20">„Nequissima tu</text:span></text:span><text:span text:style-name="CharStyle10"><text:span text:style-name="T25">a —</text:span></text:span><text:span text:style-name="CharStyle10"><text:span text:style-name="T3">“</text:span></text:span><text:span text:style-name="CharStyle10"><text:span text:style-name="T20"> zahrešil p. farár a pohrozil Daňov</text:span></text:span><text:span text:style-name="CharStyle10"><text:span text:style-name="T26">i</text:span></text:span><text:span text:style-name="CharStyle10"><text:span text:style-name="T20"> pipasárom.</text:span></text:span></text:p>
        <text:p text:style-name="P14"><text:span text:style-name="CharStyle10"><text:span text:style-name="T20">Prišla i mamovka Marika a so spojenými silami pri mnohých rečiach a tešení plačúceho chlapca konečne ranu vyčistili, založili práchnom — (a či pavučinou) a obviazali.</text:span></text:span></text:p>
        <text:p text:style-name="P5"><text:span text:style-name="CharStyle10"><text:span text:style-name="T20"/></text:span></text:p>
        <text:p text:style-name="P10"><text:span text:style-name="CharStyle10"><text:span text:style-name="T20">SRNČÍKOVE POLITICKÉ REMINISCENCIE.</text:span></text:span></text:p>
        <text:p text:style-name="P10"><text:span text:style-name="CharStyle10"><text:span text:style-name="T1"/></text:span></text:p>
        <text:p text:style-name="P14"><text:span text:style-name="CharStyle10"><text:span text:style-name="T20">Tá čiastka dediny, ktorá sa Dolinkou menovala, končila sa pri skalnom výbežku. Tam, nad mly­nom a blízko neho, stálo niekoľko drevených dom­čekov. Základ a opierka im bol tvrdý kameň, v tomto kraji i zápolami menovaný. Tieto zápoly daly nejednej chalupe a rodine nielen základ a podpierku, ale i meno. Lebo treba podotknúť, že chotár dedinky Hrišovej tvorí kameň a — divá voda.</text:span></text:span></text:p>
        <text:p text:style-name="P14"><text:span text:style-name="CharStyle10"><text:span text:style-name="T20">Sám ten skalný výbežok Dolinky volal sa Skalka. Na Skalke najskorej zmizne sneh, najskorej vypučí tráva a rozkvitnú „králiky</text:span></text:span><text:span text:style-name="CharStyle10"><text:span text:style-name="T1">“</text:span></text:span><text:span text:style-name="CharStyle10"><text:span text:style-name="T20">, a preto ta chodia zavčas na jar deti </text:span></text:span><text:soft-page-break/><text:span text:style-name="CharStyle10"><text:span text:style-name="T20">a mládež, aby sa vo svetle slneč­nom poihrala, lebo odtiaľ bolo zhliadno do dediny, nadol i nahor, a preto tam bývalo veselo.</text:span></text:span></text:p>
        <text:p text:style-name="P14"><text:span text:style-name="CharStyle10"><text:span text:style-name="T20">Dolu pod Skalkou, jednou stenou temer opretá o zápolu, stála chalupa Srnčíkova. Srnčík bol starý, vyslúžený vojak — invalid. Mal malú primitívnu tokáreň, a keď mu bolesť v nohe dovolila, pra­coval usilovne; cez zimu točil vahančeky a iný riad, na jar, ako potreba vyžadovala, konal i ko­lársku prácu a nejedno koliesko do pluhu a do voza vyšlo z jeho rúk.</text:span></text:span></text:p>
        <text:p text:style-name="P14"><text:span text:style-name="CharStyle10"><text:span text:style-name="T20">Na chalúpku Srnčíkovu svieti jarné slniečko a dáva života i lesku všetkému, na čo padnú jeho zlaté lúče. V tom svetle je každá vec, každý pred­met sto ráz krajší. I tá biedna chalupa, čo je len- len na sletenie, tie okienka, m</text:span></text:span><text:span text:style-name="CharStyle10"><text:span text:style-name="T26">a</text:span></text:span><text:span text:style-name="CharStyle10"><text:span text:style-name="T20">lo väčšie ako dlaň, so slepými skielkami, tá strecha machom zarastená — a nad ňou skalný briežok a z neho vyrastené brezičky. A pred chalúpkou sedí vycivený starček na svojej lavičke a kreše. Triesky lietajú okolo neho veselo, a ako zakreše, ozve sa od západu ve­selá ozvena.</text:span></text:span></text:p>
        <text:p text:style-name="P14"><text:span text:style-name="CharStyle10"><text:span text:style-name="T20">Dolinkou idú chlapci; radi oni navštevujú sta­rého vyslúžilca, lebo vie tak zaujímav</text:span></text:span><text:span text:style-name="CharStyle10"><text:span text:style-name="T9">e</text:span></text:span><text:span text:style-name="CharStyle10"><text:span text:style-name="T20"> rozprávať o vojnách, ktoré sa dávno, dávno odohraly a kto­rých účastníci už takmer všetci složili zbraň svoju k nohám Najvyššieho Veliteľa, Cisára a Pána vše­tkých národov. Idú chlapci hore vyšliapaným chod­níčkom a napred ide Daňo. On je to, čo najradšej počúva príhody starého vojaka, lebo nikto tak ako on neoduševňuje sa za vojnu a čo s ňou súvisí. A s ním idú i jeho verní druhovia, Janko zo školy a iní, ba ešte i Martinko svliekol sa o palici a kuľhajúc prišiel k báťovi, na šťastie mu je nie ďaleko. On i tak často tu sedí a prizerá sa, ako to starkému ide zručne, aby i on neskoršie vedel podobne zho­toviť kolieska a čo hospodárstvu treba.</text:span></text:span></text:p>
        <text:p text:style-name="P14"><text:soft-page-break/><text:span text:style-name="CharStyle10"><text:span text:style-name="T20">„Pán Boh pomáhaj, báťa!</text:span></text:span><text:span text:style-name="CharStyle10"><text:span text:style-name="T1">“</text:span></text:span><text:span text:style-name="CharStyle10"><text:span text:style-name="T20"> volajú chlapci zďa­leka a Daňo doloží: „Bože, daj šťastia!</text:span></text:span><text:span text:style-name="CharStyle10"><text:span text:style-name="T1">“</text:span></text:span><text:span text:style-name="CharStyle10"><text:span text:style-name="T20"> „Bože daj, fjam, Bože daj — a Pán Boh uslyš, fjamove,“ zaďak</text:span></text:span><text:span text:style-name="CharStyle10"><text:span text:style-name="T3">ov</text:span></text:span><text:span text:style-name="CharStyle10"><text:span text:style-name="T20">al starec po vojensky, zdvihnúc pravú ruku k čiapke.</text:span></text:span></text:p>
        <text:p text:style-name="P14"><text:span text:style-name="CharStyle10"><text:span text:style-name="T20">„Tu máte, báťa, kus dohánu!</text:span></text:span><text:span text:style-name="CharStyle10"><text:span text:style-name="T1">“</text:span></text:span><text:span text:style-name="CharStyle10"><text:span text:style-name="T20"> rečie Daňo a po­dáva starcovi v papieriku zakrútený voňavý dohán, ktorý otcovi podežmoval.</text:span></text:span></text:p>
        <text:p text:style-name="P14"><text:span text:style-name="CharStyle10"><text:span text:style-name="T20">Stará tvár vyslúžilcova sa vyjasnila. Blažený úsmev rozhostil sa okolo úst. Práve taký bol ten úsmev, ako keď na jeseň zasvieti slniečko ešte raz na opustené stráne. Vďačne vzal starec podávaný balíček z ruky chlapcovej, rozkrútil ho, aby ako opravdivý labužník i pohľadom užíval vzácny dar. Potom vytiahol z vačku kabanice krátku zapekačku, vytriasol z nej pozostatky — a napchal — a len pozrel na chlapcov, už letel Janko Selčan do izby, aby z pahreby zpod „koch</text:span></text:span><text:span text:style-name="CharStyle10"><text:span text:style-name="T9">a</text:span></text:span><text:span text:style-name="CharStyle10"><text:span text:style-name="T20">“ doniesol uhlík, ktorý starec pozorne položil na dohán a pritisol „kupako</text:span></text:span><text:span text:style-name="CharStyle10"><text:span text:style-name="T26">m“,</text:span></text:span><text:span text:style-name="CharStyle10"><text:span text:style-name="T20"> aby nespadol. Ináče on si radšej zapekáva alebo zakresáva, ale v takýto čas, keď toľko triesok po dvore, je neradno a nebezpečno.</text:span></text:span></text:p>
        <text:p text:style-name="P14"><text:span text:style-name="CharStyle10"><text:span text:style-name="T20">Chlapci sa trpezliv</text:span></text:span><text:span text:style-name="CharStyle10"><text:span text:style-name="T9">e</text:span></text:span><text:span text:style-name="CharStyle10"><text:span text:style-name="T20"> dívajú na neho; p</text:span></text:span><text:span text:style-name="CharStyle10"><text:span text:style-name="T3">o</text:span></text:span><text:span text:style-name="CharStyle10"><text:span text:style-name="T20">sadali, kde ktorý mohol a vedel. Daňo si sadol na nízky</text:span></text:span><text:span text:style-name="CharStyle20"><text:span text:style-name="T20"> </text:span></text:span><text:span text:style-name="CharStyle10"><text:span text:style-name="T20">klátik pred samým Srnčíkom, oprel lakeť o ko­leno o bradu do dlaní, díval sa s tým svojím dumným výrazom očú na starého vojaka. Vidí, ako mu chutí tá fajočka, s akým pôžitkom ťahá do seba a opäť vypúšťa ten voňavý dym. A pritom oživne tvár, vpadnuté oči dostávajú lesk a ruky sa rezko chytajú ostrého topora, aby pokračovaly v práci. Len kedy-tedy šklbne tvárou bolestne, mimovoľne vyderie sa z pŕs ston a noha, tá chorá noha, ne­vdojak hľadá pohodlnejšie miesto.</text:span></text:span></text:p>
        <text:p text:style-name="P14"><text:span text:style-name="CharStyle10"><text:span text:style-name="T20">„Báťa!“ volá Daňo po krátkej prestávke.</text:span></text:span></text:p>
        <text:p text:style-name="P14"><text:span text:style-name="CharStyle10"><text:span text:style-name="T20">„Hoj, </text:span></text:span><text:span text:style-name="CharStyle10"><text:span text:style-name="T3">fj</text:span></text:span><text:span text:style-name="CharStyle10"><text:span text:style-name="T20">am, hoj!“</text:span></text:span></text:p>
        <text:p text:style-name="P14"><text:soft-page-break/><text:span text:style-name="CharStyle10"><text:span text:style-name="T20">„Rozprávajte nám!“</text:span></text:span></text:p>
        <text:p text:style-name="P19"><text:span text:style-name="CharStyle10"><text:span text:style-name="T20">„Ale o tom, ako som dostal guľku do nohy?“</text:span></text:span></text:p>
        <text:p text:style-name="P27"><text:span text:style-name="CharStyle10"><text:span text:style-name="T20">„Aj o tom, o vojne, o všetkom!“ žiada Daňo a jeho oči s prosbou uprene hľadely na Srnčíka.</text:span></text:span></text:p>
        <text:p text:style-name="P14"><text:span text:style-name="CharStyle10"><text:span text:style-name="T3">„Ve</text:span></text:span><text:span text:style-name="CharStyle10"><text:span text:style-name="T20">’ ja nedbám, fjam, koj tak chcete. Hoj, boly to za časy, chlapci. Čože je teraz byť vojakom? Zverbuješ sa, ak chceš, ak nechceš, predsa ťa vezmú, ideš na tri roky, ale vtedy, fjamove, koj ťa lapili, tak si za úplných dvanásť rokov nevidel tieto vŕšky a svojich. Ba nejeden tam složil kosti svoje a nikdy viac neuzrel matere alebo otca, ale­bo, ak už bol ženatý, čo sa tiež stávalo, </text:span></text:span><text:span text:style-name="CharStyle10"><text:span text:style-name="T3">—</text:span></text:span><text:span text:style-name="CharStyle10"><text:span text:style-name="T20"> ženu a deti.“ Prestal rozprávať, aby napravil oheň vo fajočke, a potom ďalej okresávajúc bahry do kolesa, pokračoval: „Vtedy, fjamove, na vojnu lapali. Každý richtár dostal pandúr</text:span></text:span><text:span text:style-name="CharStyle10"><text:span text:style-name="T3">ov</text:span></text:span><text:span text:style-name="CharStyle10"><text:span text:style-name="T20"> a potom nás naháňali ako divú zver po hore. Áno, i po hore. Darmo sme sa skrývali, darmo utekali, pandúri ako psi za nami, a keď ktorého dolapili, už si viac neunikol. Lapili mňa, lebo môj otec nebol slobodá</text:span></text:span><text:span text:style-name="CharStyle10"><text:span text:style-name="T26">š</text:span></text:span><text:span text:style-name="CharStyle10"><text:span text:style-name="T20">, ale poddaný, a tak ma i s druhými vliekli jed­ným cúgom až hen k Morave. Mohlo mi byť vtedy okolo 24 rokov. Mal som už aj ženu, ženu mladú — eh — ťažko mi bolo odísť a zprvu som si myslel, že to neprežijem, že im alebo utečiem, alebo sa zmárnim. Ale človek je ako toť Cigán, privykne ešte i na šibenicu.“</text:span></text:span></text:p>
        <text:p text:style-name="P14"><text:span text:style-name="CharStyle10"><text:span text:style-name="T20">Srnčík urobil malú prestávku.</text:span></text:span></text:p>
        <text:p text:style-name="P14"><text:span text:style-name="CharStyle10"><text:span text:style-name="T20">„A potom?“ opytuje sa Daňo.</text:span></text:span></text:p>
        <text:p text:style-name="P20"><text:span text:style-name="CharStyle10"><text:span text:style-name="T20">„Hneď ma dali k vojsku a ekzecírku museli sme sa učiť deň a noc, lebo celá krajina bola plná chýrov, že mocný nepriateľ, tot Francúz, chce ulrieť na nášho cisára — a že bude bitka veľká a že potečie krv potokom. A potom sme sa dostali k </text:span></text:span><text:soft-page-break/><text:span text:style-name="CharStyle10"><text:span text:style-name="T20">armáde Jeho cisárskej Výsosti samého arcikniežaťa Karola. A ten sa k nám správal ako otec ku svojim deťom a vtedy začaly sa vojenské parády a deň i noc nehovorilo sa o inšom, len o nastávajúcej vojne. A raz, práve keď bola taká paráda a bol prítomný i pán ,tisár</text:span></text:span><text:span text:style-name="CharStyle10"><text:span text:style-name="T3">‘</text:span></text:span><text:span text:style-name="CharStyle10"><text:span text:style-name="T20">, držal nám pán arciknieža reč, v ktorej nám vravel, aby sme sa držali, ako sa na smelých chlapov svedčí, a aby sme bojovali do kvapky krvi za našu vlasť a za nášho ,tisár</text:span></text:span><text:span text:style-name="CharStyle10"><text:span text:style-name="T26">a</text:span></text:span><text:span text:style-name="CharStyle10"><text:span text:style-name="T9">‘</text:span></text:span><text:span text:style-name="CharStyle10"><text:span text:style-name="T20"> a pá­na. A tu vojaci salutovali a volali ,hoch!</text:span></text:span><text:span text:style-name="CharStyle10"><text:span text:style-name="T3">‘</text:span></text:span><text:span text:style-name="CharStyle10"><text:span text:style-name="T20"> a hudba hrala, len sa tak stráne ozývaly, a to panstvo v tých krásnych uniformách — a pod nimi bujné vrané kone tancovaly, len im tak nôžky ihraly, ako keby vedely, o čo ide.“</text:span></text:span></text:p>
        <text:p text:style-name="P21"><text:span text:style-name="CharStyle10"><text:span text:style-name="T20">„A tot náš pán ,tisár‘</text:span></text:span><text:span text:style-name="CharStyle10"><text:span text:style-name="T27"> — — </text:span></text:span><text:span text:style-name="CharStyle10"><text:span text:style-name="T20">tot randoš!“ zme­nil zrazu a neočakávane tempo a hlas Srnčík, za­tnúc si v ohnivom vyprávaní kresačkou do palca.</text:span></text:span></text:p>
        <text:p text:style-name="P14"><text:span text:style-name="CharStyle10"><text:span text:style-name="T20">Nastala malá prestávka, v ktorej Srnčík stačil obviazať palec ruky handričkou nie ve</text:span></text:span><text:span text:style-name="CharStyle10"><text:span text:style-name="T10">ľ</text:span></text:span><text:span text:style-name="CharStyle10"><text:span text:style-name="T20">mi čistou; na šťastie rana nebola veľká a nebezpečná a nadto položil na ňu i kus práchna. Pravdepodobne by bol rozprávke koniec býval, keby Daňo nebol do­nútil Srnčíka, aby vyprával ďalej.</text:span></text:span></text:p>
        <text:p text:style-name="P14"><text:span text:style-name="CharStyle10"><text:span text:style-name="T20">„A potom tí nás viedli ďalej za Moravu, že pô­jdeme do bitky.“</text:span></text:span></text:p>
        <text:p text:style-name="P14"><text:span text:style-name="CharStyle10"><text:span text:style-name="T20">„A za čo ste sa bili, báťa?“ ozval sa Mišov, mendíkov diskant. Srnčík pozrel na neho s opo­vrhnutím, ale i s rozpakmi. Ako by povedal: hlúpy sa vie vždy viac spytovať, ako múdry odpovedať.</text:span></text:span></text:p>
        <text:p text:style-name="P14"><text:span text:style-name="CharStyle10"><text:span text:style-name="T20">„Za kus chleba sa bili, Mišo!“ zasmial sa Samo Sekáčovie s náražkou na Mišov večný hlad a jeho žiadosti.</text:span></text:span></text:p>
        <text:p text:style-name="P14"><text:span text:style-name="CharStyle10"><text:span text:style-name="T20">Daňo pozrel na oboch chladno a pritiahol sa bližšie ku starcovi, oprel na neho oči a prosil:</text:span></text:span></text:p>
        <text:p text:style-name="P14"><text:span text:style-name="CharStyle10"><text:span text:style-name="T20">„Ďalej, báťa, ďalej! Ako bolo potom?“</text:span></text:span></text:p>
        <text:p text:style-name="P20"><text:soft-page-break/><text:span text:style-name="CharStyle10"><text:span text:style-name="T20">„Už dávnejšie sme počuli,“ pokračoval Srnčík, „že nepriateľ, Francúz, i s tým svojím slávnym ,tisárom</text:span></text:span><text:span text:style-name="CharStyle10"><text:span text:style-name="T3">‘</text:span></text:span><text:span text:style-name="CharStyle10"><text:span text:style-name="T20"> Napoleonom, takzvaným Bonapartom, sú pred ním malí i veľkí. Ba že on chce i samého rímskeho pápeža pod svoju ruku dostať a jemu jeho moc odobrať. Na to náš ,tisá</text:span></text:span><text:span text:style-name="CharStyle10"><text:span text:style-name="T27">r</text:span></text:span><text:span text:style-name="CharStyle10"><text:span text:style-name="T10">‘</text:span></text:span><text:span text:style-name="CharStyle10"><text:span text:style-name="T20"> hľadieť nemo­hol — a koj sa ho všetci druhí panovníci báli, on sa ho báť nechcel. Ba, ako sme počuli, poslal i dru­hým pánom a kráľom písmo, kde ich vyzýva, aby sa spojili s ním oproti nepriateľovi. Ale tí ni, tí sa ho báli. Každý deň dochodily do nášho tábora iné a iné chýry a ,štachet</text:span></text:span><text:span text:style-name="CharStyle10"><text:span text:style-name="T27">y</text:span></text:span><text:span text:style-name="CharStyle10"><text:span text:style-name="T10">‘. </text:span></text:span><text:span text:style-name="CharStyle10"><text:span text:style-name="T20">,Kuniri‘ na rýchlych koňoch, čo </text:span></text:span><text:span text:style-name="CharStyle10"><text:span text:style-name="T3">s</text:span></text:span><text:span text:style-name="CharStyle10"><text:span text:style-name="T20">a robieva vo svete — a že vyše Viedne nepriateľ zbil našich a že tí museli utekať k Viedni, priateľ zbil našich a že tí museli utekať k Viedni, ale jeden granatier, aby Francúzovi hodil frčku, podpálil voz s pušným prachom, aby sa nedostal do rúk pyšného nepriateľa.“ Srn</text:span></text:span><text:span text:style-name="CharStyle10"><text:span text:style-name="T3">č</text:span></text:span><text:span text:style-name="CharStyle10"><text:span text:style-name="T20">ík zastal a pozrel na chlapcov. A v očiach chlapcov videl súhlas so smelým činom granatiera.</text:span></text:span></text:p>
        <text:p text:style-name="P20"><text:span text:style-name="CharStyle10"><text:span text:style-name="T20">„Ale nenazdajte sa, že sa naši dali len tak dusiť ako sysly v dierach, hoj, oni bojovali, ako len mohli, lebo medzi nimi panovala kázeň, ale aj smelosť. Aj k nim sa dostaly tie ,štachety</text:span></text:span><text:span text:style-name="CharStyle10"><text:span text:style-name="T3">‘</text:span></text:span><text:span text:style-name="CharStyle10"><text:span text:style-name="T20"> a roz­kazy i proklamácie ,tisárov</text:span></text:span><text:span text:style-name="CharStyle10"><text:span text:style-name="T27">e</text:span></text:span><text:span text:style-name="CharStyle10"><text:span text:style-name="T10">‘</text:span></text:span><text:span text:style-name="CharStyle10"><text:span text:style-name="T20">, aby bojovali za svoju vlasť a vyhnali nepriateľa z krajiny. A my sme tiež každý deň boli hotoví ísť do boja. Raz sme sa dozvedeli, že nepriateľ zaujal už i Viedeň, a tu sme už vedeli, že skoro príde rad aj na nás. Za tri dni sa tot Napolion zdržoval vo Viedni a naoko sa mu všetko klaňalo. Ale mu to ešte vždy nebolo dosť, tomu priezdušníkovi, on chcel našu armádu úplne poraziť, a preto tiahol vždy bližšie k nám, vždy dolu Dunajom. A tam, hľa, kde sa Dunaj na takej rovinke rozlieva, je vprostriedku jedna sihoť — a na tej —</text:span></text:span><text:span text:style-name="CharStyle10"><text:span text:style-name="T1">“</text:span></text:span></text:p>
        <text:p text:style-name="P14"><text:span text:style-name="CharStyle10"><text:span text:style-name="T20">„Ale ako na Piesku, v Bystrej, kde to tá jedna vŕba stojí?</text:span></text:span><text:span text:style-name="CharStyle10"><text:span text:style-name="T1">“</text:span></text:span><text:span text:style-name="CharStyle10"><text:span text:style-name="T20"> spytuje sa zasa Mišo Kvačka. Srnčík zasa obzrie chlapca ponad plece, chcel dáke štip­ľavé slovo na </text:span></text:span><text:soft-page-break/><text:span text:style-name="CharStyle10"><text:span text:style-name="T20">odvetu povedať, ale predišiel ho Daňo so slovami:</text:span></text:span></text:p>
        <text:p text:style-name="P14"><text:span text:style-name="CharStyle10"><text:span text:style-name="T20">„Radšej by si povedal, že ako od hate dolu me­dzi spustom a Bystrou až ku mlynu.“</text:span></text:span></text:p>
        <text:p text:style-name="P14"><text:span text:style-name="CharStyle10"><text:span text:style-name="T20">„To už skorej,“ prisvedčil Srnčík s pochvalou na Daňa. „Ty, fjam, ak budeš vojakom, môžeš byť ešte — generálom!“</text:span></text:span></text:p>
        <text:p text:style-name="P14"><text:span text:style-name="CharStyle10"><text:span text:style-name="T20">Daňov</text:span></text:span><text:span text:style-name="CharStyle10"><text:span text:style-name="T27">e</text:span></text:span><text:span text:style-name="CharStyle10"><text:span text:style-name="T20"> oči svietily a okolo kútikov úst trhalo mu ako v duševnom rozčúlení. I hľadel nedočkav</text:span></text:span><text:span text:style-name="CharStyle10"><text:span text:style-name="T27">e</text:span></text:span><text:span text:style-name="CharStyle10"><text:span text:style-name="T3"> </text:span></text:span><text:span text:style-name="CharStyle10"><text:span text:style-name="T20">na starca a tou svojou silnou túžbou a vô</text:span></text:span><text:span text:style-name="CharStyle10"><text:span text:style-name="T3">ľ</text:span></text:span><text:span text:style-name="CharStyle10"><text:span text:style-name="T20">ou temer donútil Srnčíka, aby rozprával ďalej.</text:span></text:span></text:p>
        <text:p text:style-name="P14"><text:span text:style-name="CharStyle10"><text:span text:style-name="T20">„Na tej sihoti, fjamove, po nemecky ju volajú ,Lobavov</text:span></text:span><text:span text:style-name="CharStyle10"><text:span text:style-name="T3">‘</text:span></text:span><text:span text:style-name="CharStyle10"><text:span text:style-name="T20">, rozložil sa Francúz táborom. Ako sme počuli, mal do 80-tisíc vojska, mnoho oficierov, delá a munície nadostač. Lenže dakedy mu na inšom chýbalo, lebo jeden čas Dunaj vystúpil a oni nemali vody a museli piť z Dunaja mútnu, iba samý múl. Na tej sihoti si myslel nepriateľ, že bude bezpečný, lebo to miesto bolo obtočené so všetkých strán vodou, cez ktorú, keď mu bolo treba prejsť na druhý breh, staval mosty z člnkov. A my sme na ľavom brehu Dunaja zaujali dediny, jedna vola­la sa Ašpern a druhá Eslingy — a pred samými Rusadlami boli sme hotoví do boja. Bojovali sme viac dní, ale na samý rusadlaný pondelok, fjamove, ešte len čo svitalo, už nás tot Napoleon napadol. Zo 400 diel strieľali na nás — a tu ti vám nastala besná bitka. Gule hviždia v po­vetrí a pršia ako prchavica a bubny hvečia a krik a šmrk, ani si vlastné slovo nepočuješ. Kone rehcú, chlapi sa posmeľujú a tí generáli a oficieri a tí zasa so zástavami na samý pre­dok. A kone pod nimi ihrajú zasa, ako by išly do parády, a nie do boja. A tu Napoleon len dodieva do nás a mieri na prostriedok, aby nás mohol preraziť. Gule lietaly ako dážď a trhaly z našich radov chlapov, ako keď kosec zájde ko­sou. A už </text:span></text:span><text:soft-page-break/><text:span text:style-name="CharStyle10"><text:span text:style-name="T20">by sa bolo zdalo, že sa tomu nepriate­ľovi podarí úmysel, ale v tie časy Jeho Výsosť, náš pán arciknieža Karol, vzal do ruky zástavu a vie­dol práve náš regiment, čo bol vypočinutý, a my za ním, s krikom hurrá, vrhli sme sa ako besní na nepriateľa; — a čo myslíte, chlapci moji, — že sme sa dali? Ani za minútu. Každý z nás bojoval ako lev rozľútený — a ja medzi nimi, až — ani neviem, ako, ako nie, odrazu cítim do nohy ako prudký úder, — a ja — ako by ma podťal, ležím na zemi tvárou hore a z ruky mi vyletel gver a ponad mňa ženú sa kamaráti napred. A ďalej ne­viem nič, lebo mi v ušiach začalo hučať a cvendžať a popred oči ukazovaly sa mi všelijaké postavy a obrazy — a potom neviem, čo sa robilo ďalej. Len neskoršie som počul, že v ten deň odbili naši nepriateľa tak, že sa zasa utiahol nazpät na tú sihoť a že padlých a ranených bolo na oboch stra­nách na tisíce.</text:span></text:span><text:span text:style-name="CharStyle10"><text:span text:style-name="T2">“</text:span></text:span></text:p>
        <text:p text:style-name="P14"><text:span text:style-name="CharStyle10"><text:span text:style-name="T20">„A potom, </text:span></text:span><text:span text:style-name="CharStyle10"><text:span text:style-name="T3">b</text:span></text:span><text:span text:style-name="CharStyle10"><text:span text:style-name="T20">áťa, potom,“ napomínal Daňo.</text:span></text:span></text:p>
        <text:p text:style-name="P14"><text:span text:style-name="CharStyle10"><text:span text:style-name="T20">„Keď som sa prebral, bola noc — a okolo mňa ticho ako v hrobe. Zodvihnem hlavu, hlava ako cent, — obzerám sa, lebo zprvu som nevedel, kde som — a tu vidím okolo seba samé mŕtve telá. Ba neboli všetci mŕtvi, lebo tichou nocou ozývalo sa bolestné stonanie — a vtedy som vedel, že som aj ja ranený, keď som sa pohol a noha ma zabolela. I spomenul som si na svojich a pomyslel: nikdy ťa ja už, dedinka moja, neuvidím, ani otca, mater a ženu mladú,</text:span></text:span><text:span text:style-name="CharStyle10"><text:span text:style-name="T1">“</text:span></text:span><text:span text:style-name="CharStyle10"><text:span text:style-name="T20"> — zam</text:span></text:span><text:span text:style-name="CharStyle10"><text:span text:style-name="T27">ĺ</text:span></text:span><text:span text:style-name="CharStyle10"><text:span text:style-name="T20">kol.</text:span></text:span></text:p>
        <text:p text:style-name="P14"><text:span text:style-name="CharStyle10"><text:span text:style-name="T20">Chlapci tiež mlčali, ustrnutí zbledli. Mišo sa za­budol usmievať a ústa zatvoriť, — ale široko roz­tvorenými očami díval sa na Srnčíka. Jankovi zo školy slzy hraly v očiach, i okolo úst mu trhalo, ale sa premohol a len kúštik smrkol — a potom sa odvrátil. Daňo však pomykol klátik ešte bližšie ku starcovi, oprel hlavu o jeho pravé koleno a riekol:</text:span></text:span></text:p>
        <text:p text:style-name="P14"><text:soft-page-break/><text:span text:style-name="CharStyle10"><text:span text:style-name="T20">„A potom?“</text:span></text:span></text:p>
        <text:p text:style-name="P15"><text:span text:style-name="CharStyle10"><text:span text:style-name="T20">„No, naši nás nenechali zahynúť, hoci vraveli t</text:span></text:span><text:span text:style-name="CharStyle10"><text:span text:style-name="T3">í</text:span></text:span><text:span text:style-name="CharStyle10"><text:span text:style-name="T20">, čo to na svoje vlastné oči videli, že dosť mŕtvych i Dunaj odniesol dosť na tom, prišli sanitéri a odnášali nás do dediny. Mŕtvych pochovali, nás ranených doniesli do jedného veľkého budoviska a pokládli jedného vedľa druhého ako snopy. Pri mne ležal môj kaprál, či zbrojmajster. Aj on mal nohu prestrelenú ako ja. Hiba ti prídu dvaja vo­jaci, vezmú môjho kaprála a vlečú ho do druhej izby. Počkajže, reku, čo toto už bude? myslím sám v sebe. Ležím tu a čakám a hľadím do povaly; ču­jem vravu z druhej izby, i stenanie, a len keď sa znova otvoria dvere, vidím, ako jeden vojak ide z tej izby a nesie na pleci — nohu. No, reku, na mou hriešnu, toto je noha môjho kaprála, a ozaj tomu tak. Môjho kaprála bez nohy a bez vedomia doniesli nazpät, položili ho ku mne a ja si myslím, no, prisám — s tebou nebude dobre. A hľa, ledva som to pomyslel, už tí ša</text:span></text:span><text:span text:style-name="CharStyle10"><text:span text:style-name="T10">r</text:span></text:span><text:span text:style-name="CharStyle10"><text:span text:style-name="T20">hovia prišli po mňa a teperia ma do tej druhej izby. Tam ma položili na široký stôl. A tu Nemci doktori okolo mňa a lapajú mi nohu, že takto a takto, začnú handrkovať medzi sebou, ale ja som dobre vedel, čo oni, kati, chcú. Nič inšie, len odrezať nohu! Ej, ni, reku, no­he svätý pokoj! bránim sa ja. Ale tí nič, len že mus a mus — a že brant. A už, reku, poručeno Pánu Bohu, keď brant, tak brant, ale ja si nohu nedám, tá pôjde so mnou domov, alebo, ak mi je tak sú­dené, do hrobu. Ale tí zasa počali do mňa dodievať, a vera ich bola hodná hŕbka, ale ja, napaprče­ný, ako sa ku mne sblížili, hodil som rukou do pol kolesa a moji Nemci odfrkli do kútov. A tu tí do mňa: </text:span></text:span><text:span text:style-name="CharStyle10"><text:span text:style-name="T3">fe</text:span></text:span><text:span text:style-name="CharStyle10"><text:span text:style-name="T20">rfluchter </text:span></text:span><text:span text:style-name="CharStyle10"><text:span text:style-name="T10">Š</text:span></text:span><text:span text:style-name="CharStyle10"><text:span text:style-name="T20">lov</text:span></text:span><text:span text:style-name="CharStyle10"><text:span text:style-name="T10">a</text:span></text:span><text:span text:style-name="CharStyle10"><text:span text:style-name="T20">k. Ver’ vy budete pamätať, kedy ste so Slovákom mali do činenia. Už som myslel, že budem mať pokoj, ale oni zas len sbili hlavy dovedna ani ovce, koj sa naľakajú, a zasa len o mne handrkujú. A vtom blíži sa jeden untrác s dákou </text:span></text:span><text:soft-page-break/><text:span text:style-name="CharStyle10"><text:span text:style-name="T20">rišfľaškou — a za ním obrác (Oberarzt) a mne tú fľašku pod nos. Ale ja mih­nem rukou — a rišfľaška pr</text:span></text:span><text:span text:style-name="CharStyle10"><text:span text:style-name="T3">á</text:span></text:span><text:span text:style-name="CharStyle10"><text:span text:style-name="T20">sk do steny, tu ja skrčím moju nohu, objímem ju rukami a zvolám: vezmite mi hlavu, ale nohe mi dajte pokoj. Nato tí nahliadli, že so mnou nevykonajú nič — nechali ma tak. Nohu mi poviazali, ako bola, a po dvoch mesiacoch prepustili ma domov, a hľa, tu som i s nohou.“</text:span></text:span></text:p>
        <text:p text:style-name="P14"><text:span text:style-name="CharStyle10"><text:span text:style-name="T20">Chlapci si oddýchli, ako by z nich ťažké bre­meno bolo spadlo. Napnutím poblednuté tváričky sa vyjasnily, okolo úst, ktorými neraz bolestne trhalo, zahral spokojný úsmev.</text:span></text:span></text:p>
        <text:p text:style-name="P14"><text:span text:style-name="CharStyle10"><text:span text:style-name="T20">„Ale ako ste sa vyliečili?“ dozvedali sa ešte chlapci.</text:span></text:span></text:p>
        <text:p text:style-name="P14"><text:span text:style-name="CharStyle10"><text:span text:style-name="T20">„Nuž tak, že som nohu aj udržal, ona ma len bo­lela a bolela. Pichalo ma v nej, a to boly tie drob­né koštialiky, čo sa rozštiepily. Chodieval ku mne pán felčiar, i pán doktor z Blatinca, vyberali klieštikami tie koštialiky, ale ten najväčší nemohli. A tak mi ho nechali tam. Ale mňa ten koštialik mrzel, počkaj, ve</text:span></text:span><text:span text:style-name="CharStyle10"><text:span text:style-name="T3">’</text:span></text:span><text:span text:style-name="CharStyle10"><text:span text:style-name="T20"> ti ja spomôžem, pomyslím si.</text:span></text:span><text:span text:style-name="CharStyle20"><text:span text:style-name="T20"> </text:span></text:span><text:span text:style-name="CharStyle10"><text:span text:style-name="T20">Vezmem klinec, zrobím na ňom háčik, vopchám do diery, zatisnem zuby, skrútnem a šklbnem, a koštialik bol tuvon. Odvtedy mám ak</text:span></text:span><text:span text:style-name="CharStyle10"><text:span text:style-name="T3">o</text:span></text:span><text:span text:style-name="CharStyle10"><text:span text:style-name="T20">-tak pokoj, len keď sa čas má premeniť, trúpe ma v tej nohe.“</text:span></text:span></text:p>
        <text:p text:style-name="P5"><text:span text:style-name="CharStyle10"><text:span text:style-name="T20"/></text:span></text:p>
        <text:p text:style-name="P10"><text:span text:style-name="CharStyle10"><text:span text:style-name="T20"/></text:span></text:p>
        <text:p text:style-name="P10"><text:span text:style-name="CharStyle10"><text:span text:style-name="T20">DEDINSKÁ ŠKOLA, MENINY.</text:span></text:span></text:p>
        <text:p text:style-name="P14"><text:span text:style-name="CharStyle10"><text:span text:style-name="T20"/></text:span></text:p>
        <text:p text:style-name="P25"><text:span text:style-name="CharStyle10"><text:span text:style-name="T20">V ten čas bola v našej milej vlasti drahota a zápäť za ňou kráčal a strašil desný jej sprievodca: hlad. Zbožie sa neurodilo, a kde ho bolo, bola do­prava drahá a ťažká. Na našich stranách musel ľud pristať i na ovsenom chlebe — a keby ho len bolo </text:span></text:span><text:soft-page-break/><text:span text:style-name="CharStyle10"><text:span text:style-name="T20">bývalo nadostač. Nám, deťom neskoršej doby, zdá sa to neuveriteľné, že boly časy, keď sa ľud živil chlebom, pečeným z brezovej kôry, no ešte i teraz žijú svedkovia tých časov. A predsa i my stoneme a ponosujeme sa — a ľud zanecháva rodnú svoju zem a uteká za chlebom do Ameriky.</text:span></text:span></text:p>
        <text:p text:style-name="P14"><text:span text:style-name="CharStyle10"><text:span text:style-name="T20">Vtedy ešte o Amerike nebolo chýru, len ak v školách počul dačo hmlistého o nej — a ľud vy­pomáhal si, ako vedel, aby udržal seba i svoju detvu. Hovorí povesť, že keď deti vstaly hladné a pýtaly chleba, matky daly im konopného semiačka do rúčok, a kým to žuvaly, „premátaly“ sa ako- tak. Ráno ani nečakaly deti — aspoň väčšina — varené jedlo, ale uspokojily sa tým, čo bol</text:span></text:span><text:span text:style-name="CharStyle10"><text:span text:style-name="T3">o</text:span></text:span><text:span text:style-name="CharStyle10"><text:span text:style-name="T20"> po­ruke: kúskom čierneho chleba, ak bol, alebo tou „krompeľkou“, kým trval</text:span></text:span><text:span text:style-name="CharStyle10"><text:span text:style-name="T10">y</text:span></text:span><text:span text:style-name="CharStyle10"><text:span text:style-name="T20"> štiepanky, dáka zádrhľavá hruška alebo oriešky, „</text:span></text:span><text:span text:style-name="CharStyle10"><text:span text:style-name="T3">po</text:span></text:span><text:span text:style-name="CharStyle10"><text:span text:style-name="T20">metívaly“ matky deťom a s tým poberaly sa do školy. A to temer za tmy. Bolo to už zvykom detí, že ak svitlo, rýchlo „preučily“ sa a hybaj i s raňajkami do ško­ly. V spoločnosti seberovných im to vari lepšie chutilo. Potom si ukaz</text:span></text:span><text:span text:style-name="CharStyle10"><text:span text:style-name="T3">ov</text:span></text:span><text:span text:style-name="CharStyle10"><text:span text:style-name="T20">aly, čo ktoré donieslo, a „čarívaly“, ba i pôžičky sa dávaly. Ktoré do­nieslo chleba, cítilo sa boháčom a stalo sa pred­metom obdivu, azda i závisti, lebo je to hnutie srdca také ľudské — žiaľbohu, časté. „Požič mi kus chleba, ve</text:span></text:span><text:span text:style-name="CharStyle10"><text:span text:style-name="T3">’</text:span></text:span><text:span text:style-name="CharStyle10"><text:span text:style-name="T20"> ti ja vrátim, kej mati napečú.“ — „A ke</text:span></text:span><text:span text:style-name="CharStyle10"><text:span text:style-name="T3">ľ</text:span></text:span><text:span text:style-name="CharStyle10"><text:span text:style-name="T20">ože ti?“ znela priaznivá odpoveď. — </text:span></text:span><text:span text:style-name="CharStyle10"><text:span text:style-name="T3">„</text:span></text:span><text:span text:style-name="CharStyle10"><text:span text:style-name="T20">As­poň teľoto,“ pritom prosiaci ukázal pravou rukou na ľavú cez tri-štyri prsty, — veriteľ odlomil chle­ba, primeral na ruke toho, čo pýtal, a riekol: „Aleže mi aj ty teľo vrac, aha, odtadeto potadeto.“ Po pôžičke veriteľ i dlžník pustili sa s chuťou do chlebíka a bolo dobre. Hlad bol na čas zahnaný a tak sa prešlo na denný poriadok. Aj Janko zo školy „čaríval“ svoj dobrý chlebík, lebo školský chlebík bol vždy dobrý a chutný; deťom — často vari i dospelým — zdá sa to cudzie žiadúcejším a lepším, ako povedal ktosi kedysi, že vôľa človeka je jeho </text:span></text:span><text:soft-page-break/><text:span text:style-name="CharStyle10"><text:span text:style-name="T20">nebom.</text:span></text:span></text:p>
        <text:p text:style-name="P14"><text:span text:style-name="CharStyle10"><text:span text:style-name="T20">Už aj preto sa usilovaly deti do školy, lebo po­vedali pán rechtor, že o tri týždne bude exámen. Veľká noc minula, bolo práve v ten deň pred </text:span></text:span><text:span text:style-name="CharStyle10"><text:span text:style-name="T28">Ď</text:span></text:span><text:span text:style-name="CharStyle10"><text:span text:style-name="T20">u­rom. Zo školopovinných detí už veľká časť nese­dela v škole, ale preháňala sa po vŕškoch a stráňach za barancami a iným dobytkom, dievčatá za husami. Tí už na ten čas vale povedali škole. A poniektorí ani pásť nešli, ale do školy sa im ne­chcelo: veď knižka ni líška, škola ni zajac (aby ušla).</text:span></text:span></text:p>
        <text:p text:style-name="P14"><text:span text:style-name="CharStyle10"><text:span text:style-name="T20">A že tak zavčasu prišly, aby nerobily šantu, bolo zvykom, že daktorý z chlapcov mal dozor nad školou. Prípadne on i vyexamenoval deti a refe­roval pánu rec</text:span></text:span><text:span text:style-name="CharStyle10"><text:span text:style-name="T3">h</text:span></text:span><text:span text:style-name="CharStyle10"><text:span text:style-name="T20">torovi výsledok svojho úradovania. Janko zo školy sedel tiež medzi deťmi, lebo by ho doma nebolo trpelo, ale on ešte neexamenoval, najviac ak tie mladšie. To musel taký, čo v liternom umení už pokročil, zpomedzi starších, ako napr. Janko Selčanovie.</text:span></text:span></text:p>
        <text:p text:style-name="P22"><text:span text:style-name="CharStyle10"><text:span text:style-name="T20">Bolo to, ako sme už podotkli, niekoľko rokov po revolúcii a v dedinských školách začala sa „pertraktovať“ medziiným aj reč maďarská. A že grunt — základ — a fundament reči tvoria jednotlivé slová, mal</text:span></text:span><text:span text:style-name="CharStyle10"><text:span text:style-name="T11">y</text:span></text:span><text:span text:style-name="CharStyle10"><text:span text:style-name="T20"> deti učiť sa slová alebo vokabule. Gramatík nebolo, tak sa musely slovká pí­sať do sošitov z tuhej pergamieny, s kartami ako remeň silnými. Pretože to bol papier silný, zacho­valo sa z tých dokumentov dačo i na naše dni na ukážku, aby videli mladí učitelia a učiteľky, ako sa v ten čas vyučovala „reč“ a s akým výsledkom. Z toho potom môže konzekvenciu vyvodiť i na terajšie vyučovanie — — kto chce, ako chce.</text:span></text:span></text:p>
        <text:p text:style-name="P14"><text:span text:style-name="CharStyle10"><text:span text:style-name="T20">Pretože chýlil sa školský rok ku koncu, malo sa všetko, čo sa učily deti cez zimu, teraz repetovať. Keď repetovať, tak repetovať, — myslely deti a rapotaly naučené </text:span></text:span><text:soft-page-break/><text:span text:style-name="CharStyle10"><text:span text:style-name="T20">vedy, ako by hrachom sypal, nerečeno, ako straky. Lenže, tuším, s tým malým rozdielom, že straky vedia, čo rapocú, ale nejedno z detí vedelo, že rapoce, ale čo a načo, to už nie.</text:span></text:span></text:p>
        <text:p text:style-name="P14"><text:span text:style-name="CharStyle10"><text:span text:style-name="T20">Vokabule si starší žiaci, lebo sa to len po piatu a šiestu zimu učili, odpisovali do svojich štúdií. Okrem týchto boly ešte iné vokabule, a to v troch rečiach s nadpisom: </text:span></text:span><text:span text:style-name="CharStyle21"><text:span text:style-name="T3">Vo</text:span></text:span><text:span text:style-name="CharStyle21"><text:span text:style-name="T20">cabula latino-hungarico-slavica.</text:span></text:span><text:span text:style-name="CharStyle10"><text:span text:style-name="T20"> No tieto boly len pre dvoch: pre Danka a Janka.</text:span></text:span></text:p>
        <text:p text:style-name="P14"><text:span text:style-name="CharStyle10"><text:span text:style-name="T20">Aby to detvákom lepšie utkvelo v pamäti, vtipní učitelia skladali slovká tak, aby sa to rýmovalo a pekne „skladn</text:span></text:span><text:span text:style-name="CharStyle10"><text:span text:style-name="T11">e</text:span></text:span><text:span text:style-name="CharStyle10"><text:span text:style-name="T20">“ išlo, nehľadiac na význam, roz­triedenie reči, ale len aby bol rým celý. Na večitú pamiatku nechže slúži niekoľko tých vokabulí, ale vopred prosím tých príliš chúlostivých, aby neza­zlievali, keď prídu na daktoré slovíčka, čo ich útlocit urazí; veď sme v dedinskej škole a každý uči­teľ vie, že medzi deťmi také slová kedy-tedy prísť musia. Konečne, čistému je všetko čisté, je to v knihe napísané — a že vraj: čo je v piesni, nech sa kliesni.</text:span></text:span></text:p>
        <text:p text:style-name="P14"><text:span text:style-name="CharStyle10"><text:span text:style-name="T20">Janko Selčan, vyzvaný Jankom školove, aby examenoval, vyšiel zpoza táfle naprostred ško­ly, zastal si sebavedome, podal svoj sošit najbliž­šiemu žiakovi, aby sám prvý vyrectoval a ukázal, čo vie. Pre lepšiu bezpečnosť odvrátil tvár, aby ani knihu nevidel, nie ešte to, čo je v nej napí­sané. A tak repetoval:</text:span></text:span></text:p>
        <text:p text:style-name="P23"><text:span text:style-name="CharStyle10"><text:span text:style-name="T20">„Fejer </text:span></text:span><text:span text:style-name="CharStyle10"><text:span text:style-name="T3">=</text:span></text:span><text:span text:style-name="CharStyle10"><text:span text:style-name="T20"> bíly, drága </text:span></text:span><text:span text:style-name="CharStyle10"><text:span text:style-name="T3">=</text:span></text:span><text:span text:style-name="CharStyle10"><text:span text:style-name="T20"> milý, széles </text:span></text:span><text:span text:style-name="CharStyle10"><text:span text:style-name="T3">=</text:span></text:span><text:span text:style-name="CharStyle10"><text:span text:style-name="T20"> široký, vad </text:span></text:span><text:span text:style-name="CharStyle10"><text:span text:style-name="T3">=</text:span></text:span><text:span text:style-name="CharStyle10"><text:span text:style-name="T20"> divoký, eszténd</text:span></text:span><text:span text:style-name="CharStyle10"><text:span text:style-name="T37">ő</text:span></text:span><text:span text:style-name="CharStyle10"><text:span text:style-name="T20"> </text:span></text:span><text:span text:style-name="CharStyle10"><text:span text:style-name="T3">=</text:span></text:span><text:span text:style-name="CharStyle10"><text:span text:style-name="T20"> rok, ugrás </text:span></text:span><text:span text:style-name="CharStyle10"><text:span text:style-name="T3">=</text:span></text:span><text:span text:style-name="CharStyle10"><text:span text:style-name="T20"> skok, lúd </text:span></text:span><text:span text:style-name="CharStyle10"><text:span text:style-name="T3">=</text:span></text:span><text:span text:style-name="CharStyle10"><text:span text:style-name="T20"> hus, darab = kus, él</text:span></text:span><text:span text:style-name="CharStyle10"><text:span text:style-name="T18">ő</text:span></text:span><text:span text:style-name="CharStyle10"><text:span text:style-name="T20">fa </text:span></text:span><text:span text:style-name="CharStyle10"><text:span text:style-name="T3">—</text:span></text:span><text:span text:style-name="CharStyle10"><text:span text:style-name="T20"> strom, mennyd</text:span></text:span><text:span text:style-name="CharStyle10"><text:span text:style-name="T18">ö</text:span></text:span><text:span text:style-name="CharStyle10"><text:span text:style-name="T20">rgés </text:span></text:span><text:span text:style-name="CharStyle10"><text:span text:style-name="T3">=</text:span></text:span><text:span text:style-name="CharStyle10"><text:span text:style-name="T20"> hrom, szoros </text:span></text:span><text:span text:style-name="CharStyle10"><text:span text:style-name="T3">=</text:span></text:span><text:span text:style-name="CharStyle10"><text:span text:style-name="T20"> tesný, bomlott </text:span></text:span><text:span text:style-name="CharStyle10"><text:span text:style-name="T3">=</text:span></text:span><text:span text:style-name="CharStyle10"><text:span text:style-name="T20"> bes­ný, f</text:span></text:span><text:span text:style-name="CharStyle10"><text:span text:style-name="T18">ő</text:span></text:span><text:span text:style-name="CharStyle10"><text:span text:style-name="T20">svény </text:span></text:span><text:span text:style-name="CharStyle10"><text:span text:style-name="T3">=</text:span></text:span><text:span text:style-name="CharStyle10"><text:span text:style-name="T20"> skúpy, éktelen </text:span></text:span><text:span text:style-name="CharStyle10"><text:span text:style-name="T3">=</text:span></text:span><text:span text:style-name="CharStyle10"><text:span text:style-name="T20"> hlúpy, homály </text:span></text:span><text:span text:style-name="CharStyle10"><text:span text:style-name="T3">= </text:span></text:span><text:span text:style-name="CharStyle10"><text:span text:style-name="T20">mrákota, drágaság </text:span></text:span><text:span text:style-name="CharStyle10"><text:span text:style-name="T3">=</text:span></text:span><text:span text:style-name="CharStyle10"><text:span text:style-name="T20"> drahota, fés</text:span></text:span><text:span text:style-name="CharStyle10"><text:span text:style-name="T18">ű</text:span></text:span><text:span text:style-name="CharStyle10"><text:span text:style-name="T20"> </text:span></text:span><text:span text:style-name="CharStyle10"><text:span text:style-name="T3">=</text:span></text:span><text:span text:style-name="CharStyle10"><text:span text:style-name="T20"> hrebeň, szar</text:span></text:span><text:span text:style-name="CharStyle10"><text:span text:style-name="T3">y</text:span></text:span><text:span text:style-name="CharStyle10"><text:span text:style-name="T20">as </text:span></text:span><text:span text:style-name="CharStyle10"><text:span text:style-name="T3">=</text:span></text:span><text:span text:style-name="CharStyle10"><text:span text:style-name="T20"> jeleň, hamu </text:span></text:span><text:span text:style-name="CharStyle10"><text:span text:style-name="T3">=</text:span></text:span><text:span text:style-name="CharStyle10"><text:span text:style-name="T20"> popel, takony </text:span></text:span><text:span text:style-name="CharStyle10"><text:span text:style-name="T3">=</text:span></text:span><text:span text:style-name="CharStyle10"><text:span text:style-name="T20"> sopeľ, szamár </text:span></text:span><text:span text:style-name="CharStyle10"><text:span text:style-name="T3">—</text:span></text:span><text:span text:style-name="CharStyle10"><text:span text:style-name="T20"> somár, szúnyog </text:span></text:span><text:span text:style-name="CharStyle10"><text:span text:style-name="T3">=</text:span></text:span><text:span text:style-name="CharStyle10"><text:span text:style-name="T20"> komár, vétek </text:span></text:span><text:span text:style-name="CharStyle10"><text:span text:style-name="T3">=</text:span></text:span><text:span text:style-name="CharStyle10"><text:span text:style-name="T20"> vi­na, agyak </text:span></text:span><text:span text:style-name="CharStyle10"><text:span text:style-name="T3">=</text:span></text:span><text:span text:style-name="CharStyle10"><text:span text:style-name="T20"> hlina, </text:span></text:span><text:span text:style-name="CharStyle10"><text:span text:style-name="T3">e</text:span></text:span><text:span text:style-name="CharStyle10"><text:span text:style-name="T20">jszaka </text:span></text:span><text:span text:style-name="CharStyle10"><text:span text:style-name="T3">=</text:span></text:span><text:span text:style-name="CharStyle10"><text:span text:style-name="T20"> noc, birodalom </text:span></text:span><text:span text:style-name="CharStyle10"><text:span text:style-name="T3">= </text:span></text:span><text:span text:style-name="CharStyle10"><text:span text:style-name="T20">moc, katsa (starý pravopis maďarský) </text:span></text:span><text:span text:style-name="CharStyle10"><text:span text:style-name="T3">=</text:span></text:span><text:span text:style-name="CharStyle10"><text:span text:style-name="T20"> kačica, rosta </text:span></text:span><text:span text:style-name="CharStyle10"><text:span text:style-name="T3">=</text:span></text:span><text:span text:style-name="CharStyle10"><text:span text:style-name="T20"> riečica, garas </text:span></text:span><text:span text:style-name="CharStyle10"><text:span text:style-name="T3">=</text:span></text:span><text:span text:style-name="CharStyle10"><text:span text:style-name="T20"> groš, tet</text:span></text:span><text:span text:style-name="CharStyle10"><text:span text:style-name="T37">ű</text:span></text:span><text:span text:style-name="CharStyle10"><text:span text:style-name="T20"> </text:span></text:span><text:span text:style-name="CharStyle10"><text:span text:style-name="T3">=</text:span></text:span><text:span text:style-name="CharStyle10"><text:span text:style-name="T20"> </text:span></text:span><text:soft-page-break/><text:span text:style-name="CharStyle10"><text:span text:style-name="T20">voš, édes </text:span></text:span><text:span text:style-name="CharStyle10"><text:span text:style-name="T3">= </text:span></text:span><text:span text:style-name="CharStyle10"><text:span text:style-name="T20">sladký, sima </text:span></text:span><text:span text:style-name="CharStyle10"><text:span text:style-name="T3">—</text:span></text:span><text:span text:style-name="CharStyle10"><text:span text:style-name="T20"> hladký, liszt </text:span></text:span><text:span text:style-name="CharStyle10"><text:span text:style-name="T3">=</text:span></text:span><text:span text:style-name="CharStyle10"><text:span text:style-name="T20"> múka, rét </text:span></text:span><text:span text:style-name="CharStyle10"><text:span text:style-name="T3">=</text:span></text:span><text:span text:style-name="CharStyle10"><text:span text:style-name="T20"> lúka, tréfa </text:span></text:span><text:span text:style-name="CharStyle10"><text:span text:style-name="T3">=</text:span></text:span><text:span text:style-name="CharStyle10"><text:span text:style-name="T20"> žert, </text:span></text:span><text:span text:style-name="CharStyle10"><text:span text:style-name="T37">ö</text:span></text:span><text:span text:style-name="CharStyle10"><text:span text:style-name="T20">rd</text:span></text:span><text:span text:style-name="CharStyle10"><text:span text:style-name="T37">ö</text:span></text:span><text:span text:style-name="CharStyle10"><text:span text:style-name="T20">g </text:span></text:span><text:span text:style-name="CharStyle10"><text:span text:style-name="T3">=</text:span></text:span><text:span text:style-name="CharStyle10"><text:span text:style-name="T20"> čert, ajak </text:span></text:span><text:span text:style-name="CharStyle10"><text:span text:style-name="T3">—</text:span></text:span><text:span text:style-name="CharStyle10"><text:span text:style-name="T20"> pysk, nyeresség </text:span></text:span><text:span text:style-name="CharStyle10"><text:span text:style-name="T3">=</text:span></text:span><text:span text:style-name="CharStyle10"><text:span text:style-name="T20"> zisk, hid </text:span></text:span><text:span text:style-name="CharStyle10"><text:span text:style-name="T3">=</text:span></text:span><text:span text:style-name="CharStyle10"><text:span text:style-name="T20"> most, vendég </text:span></text:span><text:span text:style-name="CharStyle10"><text:span text:style-name="T3">=</text:span></text:span><text:span text:style-name="CharStyle10"><text:span text:style-name="T20"> hosť, falu </text:span></text:span><text:span text:style-name="CharStyle10"><text:span text:style-name="T3">= </text:span></text:span><text:span text:style-name="CharStyle10"><text:span text:style-name="T20">ves, zab </text:span></text:span><text:span text:style-name="CharStyle10"><text:span text:style-name="T3">=</text:span></text:span><text:span text:style-name="CharStyle10"><text:span text:style-name="T20"> oves, pap </text:span></text:span><text:span text:style-name="CharStyle10"><text:span text:style-name="T3">=</text:span></text:span><text:span text:style-name="CharStyle10"><text:span text:style-name="T20"> knez, kutya </text:span></text:span><text:span text:style-name="CharStyle10"><text:span text:style-name="T3">=</text:span></text:span><text:span text:style-name="CharStyle10"><text:span text:style-name="T20"> pes, szappan </text:span></text:span><text:span text:style-name="CharStyle10"><text:span text:style-name="T3">=</text:span></text:span><text:span text:style-name="CharStyle10"><text:span text:style-name="T20"> mydlo, szárny </text:span></text:span><text:span text:style-name="CharStyle10"><text:span text:style-name="T3">=</text:span></text:span><text:span text:style-name="CharStyle10"><text:span text:style-name="T20"> krídlo, hasáb </text:span></text:span><text:span text:style-name="CharStyle10"><text:span text:style-name="T3">=</text:span></text:span><text:span text:style-name="CharStyle10"><text:span text:style-name="T20"> poleno, térd </text:span></text:span><text:span text:style-name="CharStyle10"><text:span text:style-name="T3">=</text:span></text:span><text:span text:style-name="CharStyle10"><text:span text:style-name="T20"> koleno, hold </text:span></text:span><text:span text:style-name="CharStyle10"><text:span text:style-name="T3">=</text:span></text:span><text:span text:style-name="CharStyle10"><text:span text:style-name="T20"> mesíc, nyúl </text:span></text:span><text:span text:style-name="CharStyle10"><text:span text:style-name="T3">=</text:span></text:span><text:span text:style-name="CharStyle10"><text:span text:style-name="T20"> zajíc, reggel </text:span></text:span><text:span text:style-name="CharStyle10"><text:span text:style-name="T3">=</text:span></text:span><text:span text:style-name="CharStyle10"><text:span text:style-name="T20"> ráno, igenis </text:span></text:span><text:span text:style-name="CharStyle10"><text:span text:style-name="T3">=</text:span></text:span><text:span text:style-name="CharStyle10"><text:span text:style-name="T20"> áno, János </text:span></text:span><text:span text:style-name="CharStyle10"><text:span text:style-name="T3">=</text:span></text:span><text:span text:style-name="CharStyle10"><text:span text:style-name="T20"> Jano</text:span></text:span><text:span text:style-name="CharStyle10"><text:span text:style-name="T3">.</text:span></text:span><text:span text:style-name="CharStyle10"><text:span text:style-name="T2">“</text:span></text:span></text:p>
        <text:p text:style-name="P14"><text:span text:style-name="CharStyle10"><text:span text:style-name="T20">Toľko na ukážku, myslím, postačí. Ale keď to tak išlo, ako by hrachom sypal, horliv</text:span></text:span><text:span text:style-name="CharStyle10"><text:span text:style-name="T11">e</text:span></text:span><text:span text:style-name="CharStyle10"><text:span text:style-name="T20"> a zhurta, k tomu ešte s tým naším slovenským prízvukom, nuž nie div, že zo všetkého vyšlo všeličo smiešneho. Našinec by sa azda od smiechu za boky chytal </text:span></text:span><text:span text:style-name="CharStyle10"><text:span text:style-name="T3">— </text:span></text:span><text:span text:style-name="CharStyle10"><text:span text:style-name="T20">a možno, ak by to bola počula tá princezná, o kto­rej naša povesť hovorí, že sa nikdy nezasmiala, len keď ju konečne Kubo, pastier z našej dediny, rozosmial, — bola by sa zasmiala smiechom strie­borným (lebo princezné sa iste len strieborne smejú) — a bola by oblažila kráľa i celý dvor. Takto však komikum toho repetovania mohol po­stihnúť len sám učiteľ. Iste i vystihol, lebo Tomovič, hoci bol flegmatický a bieda ho tlačila, bol vtipný človek. Sám rád povedal vtip, ale sa málo­kedy zasmial, najviac, že mu v jednom kútiku úst trhlo. Vedel anekdotu predniesť tak, že na konci kyjak rázne dopadol — a to málokto vie.</text:span></text:span></text:p>
        <text:p text:style-name="P14"><text:span text:style-name="CharStyle10"><text:span text:style-name="T20">Janko v</text:span></text:span><text:span text:style-name="CharStyle10"><text:span text:style-name="T3">yr</text:span></text:span><text:span text:style-name="CharStyle10"><text:span text:style-name="T20">ecit</text:span></text:span><text:span text:style-name="CharStyle10"><text:span text:style-name="T3">ov</text:span></text:span><text:span text:style-name="CharStyle10"><text:span text:style-name="T20">al, vzal knižku do ľavej ruky a kriedu do pravej, aby prípadne mohol meno da­ktorého odbojného neposlu</text:span></text:span><text:span text:style-name="CharStyle10"><text:span text:style-name="T28">š</text:span></text:span><text:span text:style-name="CharStyle10"><text:span text:style-name="T20">níka na tabuľu „pri­klincovať</text:span></text:span><text:span text:style-name="CharStyle10"><text:span text:style-name="T1">“</text:span></text:span><text:span text:style-name="CharStyle10"><text:span text:style-name="T20">. Ale nie všetci vyrecitovali tak bez chyby a na jeden dúšok ako Janko a nejeden sa aj pomýlil, zviedol ho rým a on potom improvizoval a povedal: aratáš — vartáš, alebo szalma — slama, papuľa — tlama. Na druhom mieste — tam, kde sa chlapci ešte dve reči odrazu učili — veď azda je Uhorsko štát polyglotný a bolo treba ve­dieť aspoň štyri reči, aspoň vokabule z nich, pove­dal Edko v horlivosti: Akci piter starý Piter, nidrig nízky a po nemecky klain. Ani s tými nauče­nými slovkami neodniesly si </text:span></text:span><text:soft-page-break/><text:span text:style-name="CharStyle10"><text:span text:style-name="T20">naše deti veľa z tých múdrostí do života, a čo sa týče maďarčiny, tu, keď príde na trh do Stredy, náš Hrišovan všelijako mondokuje. Raz, vraj, doviezol Hrišovan do maďarského mesta drevo a gazdiná, c</text:span></text:span><text:span text:style-name="CharStyle10"><text:span text:style-name="T3">ht</text:span></text:span><text:span text:style-name="CharStyle10"><text:span text:style-name="T20">iac ho pouctiť, kázala mu chleba odkrojiť. Najprv však mu na jeho pozdrav odpovedala: „Pán Boh pobila, Pán Boh pobila!</text:span></text:span><text:span text:style-name="CharStyle10"><text:span text:style-name="T1">“</text:span></text:span><text:span text:style-name="CharStyle10"><text:span text:style-name="T20"> Náš človek krúti hlavou i myslí: „Nuž ale za čo? Veď som ti nič neurobil?“ A ona vraví k nemu: „Krájala chleba, krájala!“ — „Ej, na mou hriešnu, ja som ho nekrájau, ani som ho nevideu!“ — „Ale krájala, veď zit</text:span></text:span><text:span text:style-name="CharStyle10"><text:span text:style-name="T3">rá</text:span></text:span><text:span text:style-name="CharStyle10"><text:span text:style-name="T20"> pečená, puha!“ — „No veď si ty vera sama pľuha, len ju viď! Najprv ti hreší, potom ťa potvára za chlieb, a na­ostatok že vraj pľuha! Čudo všelijak</text:span></text:span><text:span text:style-name="CharStyle10"><text:span text:style-name="T28">ô</text:span></text:span><text:span text:style-name="CharStyle10"><text:span text:style-name="T20">!“</text:span></text:span></text:p>
        <text:p text:style-name="P14"><text:span text:style-name="CharStyle10"><text:span text:style-name="T20">Keď sa vokabule odbavily, vzal Janko pred seba katechizmus. On i to vedel, mal dobrú pamäť a bol aj usilovný a vyrecitoval. Ale pri niektorých sa mu stalo, keď sa pýtal: „Co jest to?“, že mu tázaný horliv</text:span></text:span><text:span text:style-name="CharStyle10"><text:span text:style-name="T11">e</text:span></text:span><text:span text:style-name="CharStyle10"><text:span text:style-name="T20"> začal: „Máme se Pána Boha báti a jej milovati, abychom — abychom — Jano, ve’že mi po­š</text:span></text:span><text:span text:style-name="CharStyle10"><text:span text:style-name="T3">e</text:span></text:span><text:span text:style-name="CharStyle10"><text:span text:style-name="T20">pni! —</text:span></text:span><text:span text:style-name="CharStyle10"><text:span text:style-name="T3"> </text:span></text:span><text:span text:style-name="CharStyle10"><text:span text:style-name="T20">Abychom, počkajže, Jano, nak sa ešte preu</text:span></text:span><text:span text:style-name="CharStyle10"><text:span text:style-name="T28">č</text:span></text:span><text:span text:style-name="CharStyle10"><text:span text:style-name="T20">ím.“ Ba i samému učiteľovi sa stalo, že mu žiak, nevediac už, kam z konopí, s výrazom úzkosti na tvári povedal: „Počkajte, pán rechtor, musím ta von,“ — a bežal, nečakajúc každodennú aka­demickú štvrť — na dvor.</text:span></text:span></text:p>
        <text:p text:style-name="P14"><text:span text:style-name="CharStyle10"><text:span text:style-name="T20">Že bolo blízko pred exámenom, dostaly deti už aj rečňovanky alebo perorácie. Už vtedy boly tie zvláštne perly slovenských rečňovaniek, Škultéty</text:span></text:span><text:span text:style-name="CharStyle10"><text:span text:style-name="T3">h</text:span></text:span><text:span text:style-name="CharStyle10"><text:span text:style-name="T20">o Rečňovanky, v školách uvedené, najmä v tej­to našej, do ktorej ich p. farár, príbuzný, priateľ a ctiteľ Škultétyho, uviedol. Komu by neboly zná­me? Veru, škoda by bolo zanedbávať ich pre nové, bezumné. Jeden veršík, ale nie je vradený medzi rečňovanky, a tento mal, tuším, Janko Sel</text:span></text:span><text:span text:style-name="CharStyle10"><text:span text:style-name="T28">č</text:span></text:span><text:span text:style-name="CharStyle10"><text:span text:style-name="T20">anovie.</text:span></text:span></text:p>
        <text:p text:style-name="P14"><text:span text:style-name="CharStyle10"><text:span text:style-name="T20">Zne</text:span></text:span><text:span text:style-name="CharStyle10"><text:span text:style-name="T3">je</text:span></text:span><text:span text:style-name="CharStyle10"><text:span text:style-name="T20"> takto:</text:span></text:span></text:p>
        <text:p text:style-name="P14"><text:soft-page-break/><text:span text:style-name="CharStyle11"><text:span text:style-name="T20"/></text:span></text:p>
        <text:p text:style-name="P28"><text:span text:style-name="CharStyle11"><text:span text:style-name="T20">„Povadil se kalamár na stolíku s perem,</text:span></text:span></text:p>
        <text:p text:style-name="P28"><text:span text:style-name="CharStyle11"><text:span text:style-name="T20">Kto z nich v nove napsané knihy byl auktorem,</text:span></text:span></text:p>
        <text:p text:style-name="P28"><text:span text:style-name="CharStyle11"><text:span text:style-name="T20">Prissel ten, co ji zepsal i smál se z pletkár</text:span></text:span><text:span text:style-name="CharStyle11"><text:span text:style-name="T18">ů</text:span></text:span><text:span text:style-name="CharStyle11"><text:span text:style-name="T20">:</text:span></text:span></text:p>
        <text:p text:style-name="P28"><text:span text:style-name="CharStyle11"><text:span text:style-name="T20">Mnoho na svete takých p</text:span></text:span><text:span text:style-name="CharStyle11"><text:span text:style-name="T3">é</text:span></text:span><text:span text:style-name="CharStyle11"><text:span text:style-name="T20">r i kalamár</text:span></text:span><text:span text:style-name="CharStyle11"><text:span text:style-name="T37">ů</text:span></text:span><text:span text:style-name="CharStyle11"><text:span text:style-name="T20">.“</text:span></text:span></text:p>
        <text:p text:style-name="P14"><text:span text:style-name="CharStyle10"><text:span text:style-name="T20"/></text:span></text:p>
        <text:p text:style-name="P25"><text:span text:style-name="CharStyle10"><text:span text:style-name="T20">Či sa to azda na domýšľavosť dajedných ľudí vzťahuje a či azda plagiátorom je tu daný triumf? Ale plagiátormi nemôžu byť odrazu dvaja, a hneď sa i hádať o tom? Zaslúži o tých „pletkároch</text:span></text:span><text:span text:style-name="CharStyle10"><text:span text:style-name="T3">“</text:span></text:span><text:span text:style-name="CharStyle10"><text:span text:style-name="T20"> rozmýšľať, isté je, že je v tom skryté kus pravdy. Veď naši starí učitelia boli napospol ľudia vzdelaní a mysliaci. Okrem tých bedárov, čo po la­zoch a kopaniciach živorili so dňa na deň a kto­rým učenie detí bolo len vedľajšie zamestnanie, ináč boli čižmári alebo ševci, lebo, verabože, z rechtorstva by neboli vyžili.</text:span></text:span></text:p>
        <text:p text:style-name="P14"><text:span text:style-name="CharStyle10"><text:span text:style-name="T20">Jankovi školove sa z Rečňovaniek páčila naj­lepšie tá o Šalamúnovi. Daňo si mal tiež vybrať, ale jemu sa veru nezdala ani jedna. Jemu by bola bývala milá len taká bojovná, ale tie sa v školách a pred dekanmi nemohly prednášať. Keď starší ešte aj druhé vedy a známosti prerepetovaly (roz­umie sa, že nie celá škola všetko, lebo na to by ne­bolo času), prišli na rad prváci a druháci. Tu mu­seli slabikovať, ukazujúc si prštekmi po zamaza­ných kartách. Šlabikár, prvá kniha školopovinného dieťaťa! Stupeň medzi hrou a povinnosťou! Aké milé rozpomienky viažu sa na tú knihu, a ešte na tú, čo vtedy bola v behu. Na nej bol kohút nad hniezdom vyobrazený neznámym umelcom, kto­rého meno nezachovalo sa pre ďalšie veky, v tej pozitúre, akú zaujíma, keď chce zakikiríkať. Rozumie sa, že ten kohút bol deťom milým a </text:span></text:span><text:soft-page-break/><text:span text:style-name="CharStyle10"><text:span text:style-name="T20">známym priateľom, veď im aj doma spieval, len sa tak hlásilo.</text:span></text:span></text:p>
        <text:p text:style-name="P14"><text:span text:style-name="CharStyle10"><text:span text:style-name="T20">I pri Jankovej „auktorite</text:span></text:span><text:span text:style-name="CharStyle10"><text:span text:style-name="T3">“</text:span></text:span><text:span text:style-name="CharStyle10"><text:span text:style-name="T20"> nebolo by v škole bývalo bez kriku a šmrku, lebo nezbedníkov má každá škola viac, ako treba, ale že v tej čiastke miestnosti, ktorá tvorila kuchyňu, vrtela sa pani rechtorka a jej dve dcéry Julka a Linka, neopovážily sa deti pustiť uzdu prostopašnosti. Zvlášte dievčatá obracaly hlávky k ohnisku a bedlivo sledovaly priebeh varenia kávy. Už i sama vôňa kávy s cigóriou ich príjemne šteklila. Prítomnosť Julky a Linky, ktoré sa ako </text:span></text:span><text:span text:style-name="CharStyle10"><text:span text:style-name="T29">v</text:span></text:span><text:span text:style-name="CharStyle10"><text:span text:style-name="T20">yššie bytosti </text:span></text:span><text:span text:style-name="CharStyle10"><text:span text:style-name="T3">po</text:span></text:span><text:span text:style-name="CharStyle10"><text:span text:style-name="T20">hyb</text:span></text:span><text:span text:style-name="CharStyle10"><text:span text:style-name="T3">ov</text:span></text:span><text:span text:style-name="CharStyle10"><text:span text:style-name="T20">aly pri zamestnaní domácom, budila u dievčat pozor­nosť a údiv. Nejedna by bola vďačne išla pomáhať kávu drviť v železnom mažiariku, </text:span></text:span><text:span text:style-name="CharStyle10"><text:span text:style-name="T3">od</text:span></text:span><text:span text:style-name="CharStyle10"><text:span text:style-name="T20">štrbenom (mlynčeka nebolo), alebo ísť na vodu, len čakaly, kedy ktorú zavolajú.</text:span></text:span></text:p>
        <text:p text:style-name="P14"><text:span text:style-name="CharStyle10"><text:span text:style-name="T20">Vedely deti, že je Ďura, a to bol pre ne veľadôležitý radostný čas. V ten deň nielen že sa ovce</text:span></text:span><text:span text:style-name="CharStyle20"><text:span text:style-name="T20"> </text:span></text:span><text:span text:style-name="CharStyle10"><text:span text:style-name="T20">vyháňajú na salaš, valasi a honelníci za svojím stá­dom opúšťajú dedinské príbytky, nielen že sa hora rozvíja, tráva len tak „vavčí, ale pán rechtor svätia mena a v ten deň deti dostanú veniam.</text:span></text:span></text:p>
        <text:p text:style-name="P14"><text:span text:style-name="CharStyle10"><text:span text:style-name="T20">Učiteľ, kým deti </text:span></text:span><text:span text:style-name="CharStyle10"><text:span text:style-name="T3">re</text:span></text:span><text:span text:style-name="CharStyle10"><text:span text:style-name="T20">cit</text:span></text:span><text:span text:style-name="CharStyle10"><text:span text:style-name="T3">ov</text:span></text:span><text:span text:style-name="CharStyle10"><text:span text:style-name="T20">aly Jankovi Selčan</text:span></text:span><text:span text:style-name="CharStyle10"><text:span text:style-name="T3">ov</text:span></text:span><text:span text:style-name="CharStyle10"><text:span text:style-name="T20">i, vybavoval niektoré notárske veci. Bol tu i obec­ným notárom a za to dostal platu 20 zlatých šajn. (Veru šajn!) Nuž ale čože bolo robiť? Je to lepšie ako nič. On písal smluvy, kontrakty, viedol obec­né počty, lebo nie každý richtár bol písma zbehlý, a tak mal Tomovič práce dosť. Ba naprával on i hodiny, brúsil britvy, a to kedy-tedy tiež donieslo dačo na kuchyňu.</text:span></text:span></text:p>
        <text:p text:style-name="P14"><text:span text:style-name="CharStyle10"><text:span text:style-name="T20">V určitú hodinu vstúpil do školy. Deti zatíchly, povstaly z lavíc, povedaly jednohlasne: dobr</text:span></text:span><text:span text:style-name="CharStyle10"><text:span text:style-name="T12">ô</text:span></text:span><text:span text:style-name="CharStyle10"><text:span text:style-name="T20"> ráno vinšujem, a složiac ruky, začaly spievať, potom modliť sa monotónne, spevavo. Tomovič si sadol na svoje miesto ku stolíku a oprel si hlavu do rúk. Bol veľmi skľúčený, lebo starosti rozličné valily sa na jeho hlavu. Vypočúval deti </text:span></text:span><text:soft-page-break/><text:span text:style-name="CharStyle10"><text:span text:style-name="T20">a potom prišly ešte počty, písanie a Nový zákon. Zhovievavý bol Tomovič k deťom, keď ony vo svojej detinskosti a samopaši dačo vykázaly, ale cigánstvo a krádež, to potrestal neúprosne. Ešte dnes žije jeden z jeho bývalých žiakov a dobre si zapamätal, ako ho uči­teľ potrestal za krádež peňazí zo školskej kasy. Najprv tajil, ale keď sa dosvedčilo na ňom, vtedy Tomovič kázal, aby vinník ľahol na lavicu, tvárou dolu, a vezmúc prút, podal chlapcom. I každý z chlapcov musel jednu prišiť na istú časť tela od­súdencovho. To urobili vďačne, podľa toho, ako sa s ním kamarátili. A ten obracal hlavu a pozoroval, ktorý ho ako šibne. Pravdaže vrieskal, ale potom sa chválil, že ho veľmi nebolelo. Zlý svet však vraví, že to veru nebola prvá krádež a že ani posledná. Je to uveriteľné, lebo naši ľudia ťažko chápu rozdiel medzi mojím a tvojím. Spásť susedov ovos, to je každodenné (ale len v lete, keby bolo možno, i v zime by ho spásli), ovocie a ruže, ale veď to pre všetkých Pán Boh požehnal! Ukradnúť teľa z rechtorovej stajne, prečo tak žalostne bľa­čalo? A dosky pánom, drevo z dvora, i veď to pá­nom neškodí, azda pre niekoľko kusov dreva ide zamrznúť, keď jesto v susedovom dvore dosť, ale­bo plot ešte celý! A kŕmené husi, azda aj chudobný človek môže dakedy husacinu koštovať? No ale väčšej krádeže sa nedopustí, to len taký „kvár“</text:span></text:span><text:span text:style-name="CharStyle10"><text:span text:style-name="T1"> </text:span></text:span><text:span text:style-name="CharStyle21"><text:span text:style-name="T20">— a viac zo samopaše.</text:span></text:span></text:p>
        <text:p text:style-name="P14"><text:span text:style-name="CharStyle10"><text:span text:style-name="T20">Tomovič rozpustil deti a dal im na popoludnie veniam.</text:span></text:span></text:p>
        <text:p text:style-name="P14"><text:span text:style-name="CharStyle10"><text:span text:style-name="T20">V ten deň prišli milí hostia: dcéra Milka, vydatá za Ondrejom M. v Strede, trafila sa im dobrá prí­ležitosť a tak ju použili a doviezli sa, aby otcove meniny zasvätili. Imrich, gymnazista, bol prišiel ešte pred Veľkou nocou a pripustil si niekoľko dní. Julka, ktorá sa bola bavila dlhší čas u prí­buzných v L., Linka, ktorú boli dali do Spiša pre nemeckú reč, tiež už prišla domov. Okrem týchto boli doma ešte chlapci Frico a </text:span></text:span><text:soft-page-break/><text:span text:style-name="CharStyle10"><text:span text:style-name="T20">Janko. Ale Milka, o ktorej už vieme, že u nej plač a smiech boly v jednom miešku, plakala a smiala sa radosťou, keď prišla domov, a objímala matku i deti. Potom už nebolo vyprávaniu konca-kr</text:span></text:span><text:span text:style-name="CharStyle10"><text:span text:style-name="T3">aj</text:span></text:span><text:span text:style-name="CharStyle10"><text:span text:style-name="T20">a. Z krúžku Tomovičových detí chýbal už len Ľudovít, mladší od</text:span></text:span><text:span text:style-name="CharStyle20"><text:span text:style-name="T20"> </text:span></text:span><text:span text:style-name="CharStyle10"><text:span text:style-name="T20">Milky, ale medzi chlapcami najstarší. Ten pred niekoľkými mesiacmi odišiel do Prahy, aby sa v hudbe zdokonalil. Bol v tomto umení vynikajúci mladík, a keby ho nebola neúprosná smrť privčas vyrvala životu a práci, bol by iste mnoho vykonal vo svojom povolaní. Miesto seba poslal len list milý a clivý. Otcovi opisoval mesto Prahu, kostoly a hudbu v nich chválil; písal potom, že ako prišla jar, chodí do prírody, zvlášť každé ráno k Vltave, kde na člnku dá sa previezť, ba často i sám vesluje na druhý breh. Jeho listy boly vždy radostne ví­tané a čítané, nielen doma, ale i na fare. Dnes jeho list čítali i hostia. Takí boli najmä: z fary pán farár, ktorý, ako duchovný kmotor, prišiel zavin­šovať kmotrovi, pani farárka, Julka, najstaršia, krásna dcérka, Janko, Imrichov vrstovník, Danko a malá Paulínka. Ďalej z Blatinca pani krstná, jej brat učiteľ (starý mládenec), druhý učiteľ i s paňou a synkom Danielom.</text:span></text:span></text:p>
        <text:p text:style-name="P14"><text:span text:style-name="CharStyle10"><text:span text:style-name="T20">A bol tu ešte jeden hosť milý, kmotrík úprimný a verný, ktorého nemožno inkognito predstaviť, ale menovať jeho plným menom: Matej Hrebenda. Azda dakto z milých čitateľov ešte vie, kto to bol, najmä tí, čo majú ešte kdesi uschované fotografie bývalých profesorov veľkorevúckeho gymnázia. Medzi nimi v pravom rohu malej fotografie nájdete postavu v širici, postavu chudobného slepého star­ca. Je to on, Matis, „basnír slovanský“, ten čas takrečeno jediný kolportér kníh a literatúry slovenskej. Znal každú knihu; videl ju, ale nie očima, lebo tie boly zraku pozbavené, ale prstami, rukou, ako ju hladil. Dal si prečítať všetko, čo mohol dostať, a medzi tými, čo mu predčitovali, boli mu zvlášte naši malí priatelia vítanými tajomníkmi. On </text:span></text:span><text:soft-page-break/><text:span text:style-name="CharStyle10"><text:span text:style-name="T20">precestoval Slovensko; na farách a v školách bol vítaným hosťom. Ku slávnostným príležitostiam on napísal vzletné verše a doniesol ich sám. Za také priateľské služby dostalo sa mu rovného pria­teľstva a lásky. Nemal nič, ale nič nežiadal. Čo každodenne potreboval, to mu láska jeho pria­teľov uštedrila. Chalúpka jeho na úpätí Končistej poskytla mu útulok a — — on bol spokojný a šťastný. S ním sa ešte v našich rozprávkach stret­neme, lebo je tesne spriaznený s našimi milými z našej dediny.</text:span></text:span></text:p>
        <text:p text:style-name="P14"><text:span text:style-name="CharStyle10"><text:span text:style-name="T20">I tentoraz nezabudol doniesť svojmu úprimné­mu km</text:span></text:span><text:span text:style-name="CharStyle10"><text:span text:style-name="T3">ot</text:span></text:span><text:span text:style-name="CharStyle10"><text:span text:style-name="T20">ríčk</text:span></text:span><text:span text:style-name="CharStyle10"><text:span text:style-name="T3">ov</text:span></text:span><text:span text:style-name="CharStyle10"><text:span text:style-name="T20">i (Tomovič odriekol Hrebendovho synáčika Benjamína pri sv. krste) — verše na po­česť menín, z ktorých úryvok prinášame. Písané sú tiež </text:span></text:span><text:span text:style-name="CharStyle10"><text:span text:style-name="T3">šv</text:span></text:span><text:span text:style-name="CharStyle10"><text:span text:style-name="T20">abachom:</text:span></text:span></text:p>
        <text:p text:style-name="P5"><text:span text:style-name="CharStyle10"><text:span text:style-name="T20"/></text:span></text:p>
        <text:p text:style-name="P11"><text:span text:style-name="CharStyle10"><text:span text:style-name="T20">„Vlidnému a výborne učenému Pánu</text:span></text:span></text:p>
        <text:p text:style-name="P11"><text:span text:style-name="CharStyle10"><text:span text:style-name="T20">Pánu Jí</text:span></text:span><text:span text:style-name="CharStyle10"><text:span text:style-name="T13">ř</text:span></text:span><text:span text:style-name="CharStyle10"><text:span text:style-name="T20">imu... k památce</text:span></text:span></text:p>
        <text:p text:style-name="P5"><text:span text:style-name="CharStyle10"><text:span text:style-name="T20">Gména obetované versse.</text:span></text:span></text:p>
        <text:p text:style-name="P5"><text:span text:style-name="CharStyle11"><text:span text:style-name="T20"/></text:span></text:p>
        <text:p text:style-name="P11"><text:span text:style-name="CharStyle11"><text:span text:style-name="T20">Ach, Bože, Bože náš milý! y </text:span></text:span><text:span text:style-name="CharStyle11"><text:span text:style-name="T13">c</text:span></text:span><text:span text:style-name="CharStyle11"><text:span text:style-name="T20">ože bude s nami?</text:span></text:span></text:p>
        <text:p text:style-name="P11"><text:span text:style-name="CharStyle11"><text:span text:style-name="T20">P</text:span></text:span><text:span text:style-name="CharStyle11"><text:span text:style-name="T30">ř</text:span></text:span><text:span text:style-name="CharStyle11"><text:span text:style-name="T20">et</text:span></text:span><text:span text:style-name="CharStyle11"><text:span text:style-name="T13">ě</text:span></text:span><text:span text:style-name="CharStyle11"><text:span text:style-name="T20">žký čas sme dožili, bída bídu prohání,</text:span></text:span></text:p>
        <text:p text:style-name="P11"><text:span text:style-name="CharStyle11"><text:span text:style-name="T20">Zásoba živnosti skrovná, když v celé vlasti jest rovná.</text:span></text:span></text:p>
        <text:p text:style-name="P11"><text:span text:style-name="CharStyle11"><text:span text:style-name="T20">Poradiť si nev</text:span></text:span><text:span text:style-name="CharStyle11"><text:span text:style-name="T13">í</text:span></text:span><text:span text:style-name="CharStyle11"><text:span text:style-name="T20">me, asnád zhynúť musíme.</text:span></text:span></text:p>
        <text:p text:style-name="P5"><text:span text:style-name="CharStyle11"><text:span text:style-name="T20">Takto s bídou potýkání lidu množství veliké</text:span></text:span></text:p>
        <text:p text:style-name="P6"><text:span text:style-name="CharStyle11"><text:span text:style-name="T20">V</text:span></text:span><text:span text:style-name="CharStyle11"><text:span text:style-name="T13">ě</text:span></text:span><text:span text:style-name="CharStyle11"><text:span text:style-name="T20">zí, úpí v t</text:span></text:span><text:span text:style-name="CharStyle11"><text:span text:style-name="T13">ě</text:span></text:span><text:span text:style-name="CharStyle11"><text:span text:style-name="T20">žkém lkání, v strasti, v nauzi vsseliké.</text:span></text:span></text:p>
        <text:p text:style-name="P11"><text:span text:style-name="CharStyle11"><text:span text:style-name="T20">Kdy drahota s hladem hrozí, čehož se desíme mno</text:span></text:span><text:span text:style-name="CharStyle11"><text:span text:style-name="T13">z</text:span></text:span><text:span text:style-name="CharStyle11"><text:span text:style-name="T20">í</text:span></text:span></text:p>
        <text:p text:style-name="P11"><text:span text:style-name="CharStyle11"><text:span text:style-name="T20">A v pravde žertu není, v takovém položení.</text:span></text:span></text:p>
        <text:p text:style-name="P5"><text:soft-page-break/><text:span text:style-name="CharStyle11"><text:span text:style-name="T20"/></text:span></text:p>
        <text:p text:style-name="P11"><text:span text:style-name="CharStyle11"><text:span text:style-name="T20">Aj, drahý pane kmotríčku! že den jména svetíte,</text:span></text:span></text:p>
        <text:p text:style-name="P11"><text:span text:style-name="CharStyle11"><text:span text:style-name="T20">Z toho radosť nemaličku zase v nove cít</text:span></text:span><text:span text:style-name="CharStyle11"><text:span text:style-name="T13">í</text:span></text:span><text:span text:style-name="CharStyle11"><text:span text:style-name="T20">te.</text:span></text:span></text:p>
        <text:p text:style-name="P9"><text:span text:style-name="CharStyle11"><text:span text:style-name="T20">Plesá s v</text:span></text:span><text:span text:style-name="CharStyle11"><text:span text:style-name="T3">a</text:span></text:span><text:span text:style-name="CharStyle11"><text:span text:style-name="T20">m</text:span></text:span><text:span text:style-name="CharStyle11"><text:span text:style-name="T3">i</text:span></text:span><text:span text:style-name="CharStyle11"><text:span text:style-name="T20"> i </text:span></text:span><text:span text:style-name="CharStyle11"><text:span text:style-name="T3">d</text:span></text:span><text:span text:style-name="CharStyle11"><text:span text:style-name="T19">ů</text:span></text:span><text:span text:style-name="CharStyle11"><text:span text:style-name="T20">m celý, v</text:span></text:span><text:span text:style-name="CharStyle11"><text:span text:style-name="T3">s</text:span></text:span><text:span text:style-name="CharStyle11"><text:span text:style-name="T20">sickni s vámi se veselí</text:span></text:span></text:p>
        <text:p text:style-name="P13"><text:span text:style-name="CharStyle11"><text:span text:style-name="T20">A vrúcich vinssu kv</text:span></text:span><text:span text:style-name="CharStyle11"><text:span text:style-name="T3">í</text:span></text:span><text:span text:style-name="CharStyle11"><text:span text:style-name="T20">tky obetují vám dítky</text:span></text:span></text:p>
        <text:p text:style-name="P13"><text:span text:style-name="CharStyle11"><text:span text:style-name="T20">I Hrebenda co uznaly — kmotr s vámi — tessí.</text:span></text:span></text:p>
        <text:p text:style-name="P5"><text:span text:style-name="CharStyle11"><text:span text:style-name="T20"/></text:span></text:p>
        <text:p text:style-name="P10"><text:span text:style-name="CharStyle11"><text:span text:style-name="T20">Tak vám toho hačav</text:span></text:span><text:span text:style-name="CharStyle11"><text:span text:style-name="T3">s</text:span></text:span><text:span text:style-name="CharStyle11"><text:span text:style-name="T20">ký preje básnír slovanský.“</text:span></text:span></text:p>
        <text:p text:style-name="P14"><text:span text:style-name="CharStyle10"><text:span text:style-name="T20"/></text:span></text:p>
        <text:p text:style-name="P25"><text:span text:style-name="CharStyle10"><text:span text:style-name="T20">Keď toto prednášal, všetci ho pozorne poslú­chali. Veď tí, čo pri tejto malej slávnosti stolovali, boli všetci ľudia vysokoučení, farár sám básnik a spisovateľ (lenže jeho básne nik nečítal), a vedeli oceniť Hrebendovho ducha. Všetci boli radostne nadchnutí, ešte i deti, zvlášte chlapci s pozor­nosťou sprevádzali staríkove reči. Rukopisy nie­koľkých takýchto veršov sa zachova</text:span></text:span><text:span text:style-name="CharStyle10"><text:span text:style-name="T30">y</text:span></text:span><text:span text:style-name="CharStyle10"><text:span text:style-name="T3">ý</text:span></text:span><text:span text:style-name="CharStyle10"><text:span text:style-name="T20">, zvlášť na Milkinu svadbu prednesená báseň, kde „básnír“ rozpráva, že videl orla, ako sa vznášal ponad našu dolinu, a vyzrúc krásnu hrdličku v školskom dvore, spustil sa a odniesol si ju; pritom básnik teší hrdličku a uisťuje ju o šľachetnosti toho kráľov­ského vtáka. Ale každá báseň končí sa podobne alebo „Váš ctiteľ verný a pravý slovenský básn</text:span></text:span><text:span text:style-name="CharStyle10"><text:span text:style-name="T3">í</text:span></text:span><text:span text:style-name="CharStyle10"><text:span text:style-name="T20">r z Hačavy“.</text:span></text:span></text:p>
        <text:p text:style-name="P14"><text:span text:style-name="CharStyle10"><text:span text:style-name="T20">Nemôže sa povedať, že víno tieklo potokom, to nie, ale pre obveselenie mysle bolo dosť a všetci sa výborne cítili. Po večeri sadol Tomovič ku kla­víru a obe Julinky spievaly. Zvlášť tá z fary mala utešený hlas. Pani krstná medzitým nemohla mlčať a spytovala sa kmotry o domácich veciach, lebo zo všetkých prítomných, tuším, ona jediná nebola muzikálna. To dosvedčuje aj udalosť, ktorá o nie­koľko rokov neskoršie </text:span></text:span><text:soft-page-break/><text:span text:style-name="CharStyle10"><text:span text:style-name="T20">v tom istom školskom prí­bytku sa odohrala. Ľudovít prišiel domov už ako profesor — a o jeho umení už išiel chýr medzi známymi. Chcela ho teda počuť i pani krstná, — tak prišla i kázala mu hrať. On hral jednu z Be­ethovenových skladieb, takže nevidel a nepočul nič inšie. Až raz mu prišlo hrať pianissimo, počuje zrejme a hlasno ostrý hlas p. krstnej: „a akože im vzišla petruška?“ Odvtedy viac pred p. krstnou nehral.</text:span></text:span></text:p>
        <text:p text:style-name="P5"><text:span text:style-name="CharStyle10"><text:span text:style-name="T20"/></text:span></text:p>
        <text:p text:style-name="P10"><text:span text:style-name="CharStyle10"><text:span text:style-name="T20">TINTILI-VANTILI, PUŠNÝ PRACH A SALAŠ.</text:span></text:span></text:p>
        <text:p text:style-name="P14"><text:span text:style-name="CharStyle10"><text:span text:style-name="T20"/></text:span></text:p>
        <text:p text:style-name="P25"><text:span text:style-name="CharStyle10"><text:span text:style-name="T20">„</text:span></text:span><text:span text:style-name="CharStyle10"><text:span text:style-name="T3">Vt</text:span></text:span><text:span text:style-name="CharStyle10"><text:span text:style-name="T20">aň, Janík, dit</text:span></text:span><text:span text:style-name="CharStyle10"><text:span text:style-name="T3">ä</text:span></text:span><text:span text:style-name="CharStyle10"><text:span text:style-name="T20"> mojo, dnes budeš pšeničku merkovať.“ Týmito slovami budila jedného rána mamička svojho miláčika. On predrapil oči, a hupnúc zo sna do skutočnosti, nepocítil veľkú ra­dosť nad týmto plánom pre nastávajúci deň. Bol si on pre tento deň iný plán osnoval; chcel využiť zlatú slobodičku a s Daňom pustiť sa na výlet — na salaš.</text:span></text:span></text:p>
        <text:p text:style-name="P14"><text:span text:style-name="CharStyle10"><text:span text:style-name="T20">Zlatú slobodu! Áno, lebo už bolo po exámene; ten deň patrí už minulosti — a Janko pripomína si ho ako taký, v ktorom sa mu prihodilo čosi ne­milého. Stalo sa mu to, čo sa stáva, dosť často — i veľkým, ba azda i slávnym ľuďom. Vyzvali ho, aby zarečnil „Šalamúna“. On s radosťou skočil, veď mal povedomie, že vie svoju rečňovanku ako amen; predstúpil teda pred slávne panstvo, po­klonil sa (poklone naučila ho sestra Milka, ktorá sa tomu rozumela) a začal: „V nádhernej palote, blesku a ligote, stojí zlatý trún.“ Tu pozrel na pá­nov dekanov, a neviem prečo, zmiatol sa. A to že stáva sa i hercom dakedy, že ako pozrú na svoje obecenstvo, dostanú trému, nuž, nestalo sa teda Jankovi nič neobyčajného. Začaly sa mu kolená triasť, hodil hlavou, ako by sa chcel napraviť, glgol, a nasilu sa spamätajúc, </text:span></text:span><text:soft-page-break/><text:span text:style-name="CharStyle10"><text:span text:style-name="T20">pokračoval, ale hodne slabším hlasom: „Na tom zlatom trúne v kráľov­skej korune“ — tu ho nadchodila akási slabosť, strach a bázeň a ktosi mu pošeptal: „sedí Šala­mún“. On mechanicky opakoval — ale ďalej ani hnúť. Pred očima sa mu začalo tmieť, po chrbte a po hlave mu išly zimomriavky a do očú sa tisly slzy. Výraz trápnej neistoty, ako by strachu roz­ložil sa mu po tvári, ruky nervózne krútily povrázok zo šatôčky novej, novučičkej, ktorú ešte pred chvíľkou rozkladal a skladal do vačku. A tak musel odísť na svoje miesto zahanbený, a predsa v povedomí, že to vedel. Nielen toto stalo sa mu v ten deň, ale prišiel ešte i do veľkého pokušenia. Miško Jeleňovie mal krásnu, novotnú, na Hričovej ešte nevídanú šatku. Bola červená a biela a na nej boly obrázky vojakov peších i husárov. A v sa­mom prostriedku pán cisár. Táto šatka vzbudila veľkú senzáciu medzi mládežou, i stala sa predme­tom závisti. Čosi podobného ozývalo sa i v srdci Jankovom, ale on si myslel: „A čože, keď budem mať veľa peňazí, kúpim si ešte krajšiu.“ Jednako šatka ho trápila. Po skúške, ako sa deti vyprataly (ako mohly najskorej), on pomáhal pratať školské veci, zazrel pod stoličkou čosi červeného. Zohol sa: to Mišova šatka! Hľa, ako by jemu bola súdená. Zodvihol ju — a rýchlo vopchal do vačku. I myslel: „Kto si stratil, nech si hľadá, kto si našiel, nech si nedá!“ Ale šatka ho viac netešila, vytiahol ju, kde ho nik nevidel, aby si obrázky lepšie poobzeral, ale ju skoro zasa nazpät položil. Celý deň už bol neveselý a tak sa mu zdalo, ako by ho d</text:span></text:span><text:span text:style-name="CharStyle10"><text:span text:style-name="T30">a</text:span></text:span><text:span text:style-name="CharStyle10"><text:span text:style-name="T20">čo pálilo. Večer však, ako matka ukladala Jankove hábky, zazrela šatku.</text:span></text:span></text:p>
        <text:p text:style-name="P14"><text:span text:style-name="CharStyle10"><text:span text:style-name="T20">„Čia je to šatka, Janík?“ opýtala sa.</text:span></text:span></text:p>
        <text:p text:style-name="P14"><text:span text:style-name="CharStyle10"><text:span text:style-name="T20">„</text:span></text:span><text:span text:style-name="CharStyle10"><text:span text:style-name="T3">Ja</text:span></text:span><text:span text:style-name="CharStyle10"><text:span text:style-name="T20">, ja som ju našiel, mamika,“ riekol Janík — a potom vyznal, čia je a ako sa mu páčila. Matka však prísne a láskav</text:span></text:span><text:span text:style-name="CharStyle10"><text:span text:style-name="T13">e</text:span></text:span><text:span text:style-name="CharStyle10"><text:span text:style-name="T20"> vysvetlila mu vec, že takýto nález je nič inšie </text:span></text:span><text:soft-page-break/><text:span text:style-name="CharStyle10"><text:span text:style-name="T20">ako krádež a že chudobného člo­veka najväčšie bohatstvo je čisté svedomie a statočnosť.</text:span></text:span></text:p>
        <text:p text:style-name="P14"><text:span text:style-name="CharStyle10"><text:span text:style-name="T20">„Tak, ditä mojo, sľúb mi, že sa nikdy viac na cudzie nezlakomíš!“ Janko sľúbil a sľub ten i verne zachoval.</text:span></text:span></text:p>
        <text:p text:style-name="P14"><text:span text:style-name="CharStyle10"><text:span text:style-name="T20">Tak mamika; otec by bol azda prútikom alebo remeňom vyháňal slabosť chlapcovu, ale či s lep­ším výsledkom, to je otázka.</text:span></text:span></text:p>
        <text:p text:style-name="P14"><text:span text:style-name="CharStyle10"><text:span text:style-name="T20">V to ráno, keď ho mamika zobudila, aby šiel „vartovať“ pšenicu, bol by sa rád trochu sprotivil. Otec nebol doma, šiel i s pánom farárom na exámen do Blatinca, a tak bola voľnosť jeho tým širšia. Ale sišlo mu na um čosi, veď on mohol i s tou pšenicou deň krásne stráviť, ešte krajšie ako na salaši! A ani ten Ďurko v tej Rečňovanke: „vychytil sa ako jeleň,“ ale nedal sa do plaču, hodil sa matke okolo hrdla a začal jej zvädnuté líca bozkávať. Ona, chúďa, od radosti, že má ta­kého poslušného syna, ho tiež vyobjímala a pri raňajkách kvapla mu do mliečka troška tej kávy a pridala „melinku“ cukru. Myslela, že tak ako jej je tá kávička každému najmilšou lakotou. Lebo jej bola káva pokrmom, pôžitkom a — liekom,</text:span></text:span><text:span text:style-name="CharStyle31"><text:span text:style-name="T3"> </text:span></text:span><text:span text:style-name="CharStyle10"><text:span text:style-name="T20">ke</text:span></text:span><text:span text:style-name="CharStyle10"><text:span text:style-name="T3">ď</text:span></text:span><text:span text:style-name="CharStyle10"><text:span text:style-name="T20"> ju tá úbohá hlava tak veľmi bolievala. Potom šla do práce. Povymetala súseky a strovnú ládu od žita a od pšenice, žiaľ, ostatné to zbožie v tomto lete! „U Boha viac!“ vzdychla, keď vy­niesla jedno i druhé na dvor. Kým mamika pše­nicu k Bystrej odnosila a chystala sa umývať ju, za ten čas Janko zaskočil na faru. Chcel oznámiť Daňov</text:span></text:span><text:span text:style-name="CharStyle10"><text:span text:style-name="T13">i</text:span></text:span><text:span text:style-name="CharStyle10"><text:span text:style-name="T20">, že on s ním na salaš ísť nemôže — a ak sa len dá, chcel uskutočniť tajný svoj úmysel a do­siahnuť svoju túžbu.</text:span></text:span></text:p>
        <text:p text:style-name="P14"><text:span text:style-name="CharStyle10"><text:span text:style-name="T20">Medzitým Daňo mal inú túžbu: od rána unúval matku, aby mu dala pušný prach. Vedel, že ho majú doma, bol by si aj sám vzal, ale ho skryli pred ním.</text:span></text:span></text:p>
        <text:p text:style-name="P14"><text:soft-page-break/><text:span text:style-name="CharStyle10"><text:span text:style-name="T20">V tú chvíľu, keď sa Janko v pitvorných dverách zjavil, niesla pani farárka do izby mlieko. Oni ešte neraňajkovali. Pani farárka píjala kávu, Julka a Paulínka pily prevarené, Janko (farský) a Daňo surové mlieko. Zaradovala sa dobrá tá pani, že prišiel Janko, lebo myslela, že keď bude ten s Daňom, že Daňo zabudne na pušný prach a budú sa spolu inak baviť. Úfala sa, že ich odvedie na iné myšlienky, ale soznať musela i teraz, že nielen rozum, ale aj energia nestačí na to, aby zlomila vôľu miláčikovu.</text:span></text:span></text:p>
        <text:p text:style-name="P14"><text:span text:style-name="CharStyle10"><text:span text:style-name="T20">Ku stolu sadli: Julka, Janko, Paulínka a Daňo. </text:span></text:span><text:span text:style-name="CharStyle10"><text:span text:style-name="T3">Ja</text:span></text:span><text:span text:style-name="CharStyle10"><text:span text:style-name="T20">nko z fary, sotva že si sadol, vzal si hodný okruch bieleho chleba a pustil sa do</text:span></text:span><text:span text:style-name="CharStyle10"><text:span text:style-name="T13">ň</text:span></text:span><text:span text:style-name="CharStyle10"><text:span text:style-name="T20"> s takým chvatom, ako by od troch dní nebol jedol. Vypil mlieko, zasa vzal druhý okruch a i ten čosi-kamsi zmizol v jeho žalúdku. To bola jeho nemoc, no mal on ešte inú, n</text:span></text:span><text:span text:style-name="CharStyle10"><text:span text:style-name="T3">evyhoj</text:span></text:span><text:span text:style-name="CharStyle10"><text:span text:style-name="T20">iteľnú, a tú mu vraj nadobudla príliš veľká horlivosť otca, lebo bol jeho „láska“. Lebo otec, i tak prchlivý a náhly, držal sa pravidla v ten čas od všetkých pedag</text:span></text:span><text:span text:style-name="CharStyle10"><text:span text:style-name="T3">ó</text:span></text:span><text:span text:style-name="CharStyle10"><text:span text:style-name="T20">gov osvojeného: „kto miluje syna svého, často jej mrská“ — a tak, chtiac ešte i múdreho Sirácha prevýšiť, miloval i „mrskal“ Janka svojho tak, že následky tejto lásky niesol nešťastný mladík po celý, na jeho šťastie nie dlhý život. A prečo? </text:span></text:span><text:span text:style-name="CharStyle10"><text:span text:style-name="T3">Č</text:span></text:span><text:span text:style-name="CharStyle10"><text:span text:style-name="T20">i za to, že Jan­kov obmedzený duch neuspel vniknúť do tajností deklinácie a konjugácie? Omrzený otec konečne uspokojil sa s opovržlivým výrokom: „Nič je z teba, budeš aspoň rechtor.“ Takto korigoval to, čo ma­ďarskí páni na svojich synáčikov aplikovali, ale tiež len za onoho času: „</text:span></text:span><text:span text:style-name="CharStyle10"><text:span text:style-name="T30">S</text:span></text:span><text:span text:style-name="CharStyle10"><text:span text:style-name="T20">omár si, syn môj, budeš kňazom. Dnes páni majú lepšie výhľady: pošlú svojich hlu­páčikov do snemu a tak zo somára stane sa — mameluk.</text:span></text:span></text:p>
        <text:p text:style-name="P24"><text:span text:style-name="CharStyle10"><text:span text:style-name="T20">Žil teda tento Janko, alebo lepšie, živoril doma a učil sa, ako mu bolo možno a pokiaľ sily jeho ducha stačily, ale ináč použili ho domáci k roz­ličným službám. </text:span></text:span><text:soft-page-break/><text:span text:style-name="CharStyle10"><text:span text:style-name="T20">Napríklad chodil „vartovať“ pro­so, ktoré mali zasiate, a keď sa už na to vyberal, povedal vždy: „Tajdem k tomu milému prosu.“ A preto ho vysmievali, pomenujúc ho: „milým prosom“. K Linke zo školy prejavoval zvláštnu náklonnosť. Páčila sa mu vždy, ale v nedeľu, keď bola pekne oblečená, predsa najlepšie. Vtedy jej onikal, celý týždeň si tykali, ako sa na krstné deti a deti z fary a zo školy vôbec patrí. Ba raz málo chýbalo, že jej lásku nevyznal, lenže svojím spô­sobom. Ona sedela neďaleko neho, on pozrel na</text:span></text:span><text:span text:style-name="CharStyle20"><text:span text:style-name="T20"> </text:span></text:span><text:span text:style-name="CharStyle10"><text:span text:style-name="T20">ňu, pot</text:span></text:span><text:span text:style-name="CharStyle10"><text:span text:style-name="T3">ľ</text:span></text:span><text:span text:style-name="CharStyle10"><text:span text:style-name="T20">apkal ju a rýchlo sa odvrátil, zasa ju po­tľapkal a riekol: „Linka, aká si pekná“ — a zasa odchytil ruku a pozrel inde. Potom jej povedal: „Čak, Linka, ak by si sa ty za mňa vydala, by si mi poplátala — — kabát.“ Linka sa zasmiala a ušla.</text:span></text:span></text:p>
        <text:p text:style-name="P14"><text:span text:style-name="CharStyle10"><text:span text:style-name="T20">To bol chudák Janko z fary. Ako by Daňovi ani bratom nebol. Daňovi naučiť sa dačo, pochopiť i najťažšie veci bolo hračkou, keď chcel.</text:span></text:span></text:p>
        <text:p text:style-name="P14"><text:span text:style-name="CharStyle10"><text:span text:style-name="T20">Janko zo školy, ako vošiel do izby, sadol si na lavičku pod pecou a túžobne pozeral na klavír, ktorý stál naproti pri stene. A na klavíri naložené bolo plno kníh a foliantov a pomedzi to sbierka nožíkov a britiev (staré, polámané a tupé), — ktorá sa po smrti p. farárkinej ešte rozšírila a zve­ľadila i sbierkou starých klobúkov. Bolo to celé múzeum. Ale náš Janko nevidel inšie, len knihy a medzi tými známe sväzočky s povesťami, v českej reči napísanými. V tých knižočkách bolo čítanie veľmi zaujímavé, nielen o Genovéve a rytieroch i uhliaroch, nielen o ľuďoch a nevinných deťoch, čo ich zlí ľudia prenasledovali, ku koncu tí zlí vždy dostali zaslúžený trest a dobrí zadosťučine­nie, — ale i o Kolumbus</text:span></text:span><text:span text:style-name="CharStyle10"><text:span text:style-name="T3">ov</text:span></text:span><text:span text:style-name="CharStyle10"><text:span text:style-name="T20">i, Robinson</text:span></text:span><text:span text:style-name="CharStyle10"><text:span text:style-name="T3">ov</text:span></text:span><text:span text:style-name="CharStyle10"><text:span text:style-name="T13">i </text:span></text:span><text:span text:style-name="CharStyle10"><text:span text:style-name="T20">a Vascovi de Gama. Ba bola tu i Mészárošova „Kartigam</text:span></text:span><text:span text:style-name="CharStyle21"><text:span text:style-name="T3">,</text:span></text:span><text:span text:style-name="CharStyle21"><text:span text:style-name="T20"> turecká panna </text:span></text:span><text:span text:style-name="CharStyle21"><text:span text:style-name="T3">—</text:span></text:span><text:span text:style-name="CharStyle21"><text:span text:style-name="T20"> slečna </text:span></text:span><text:span text:style-name="CharStyle21"><text:span text:style-name="T3">—</text:span></text:span><text:span text:style-name="CharStyle21"><text:span text:style-name="T20"> kišasonka</text:span></text:span><text:span text:style-name="CharStyle21"><text:span text:style-name="T3">“</text:span></text:span><text:span text:style-name="CharStyle21"><text:span text:style-name="T20">; táto panna musela prenášať neslýchané protivenstvá a jej podivné príhody na suchu i na mori </text:span></text:span><text:soft-page-break/><text:span text:style-name="CharStyle21"><text:span text:style-name="T20">pohly k slzám, úžasu až do vytrženia vte­dajšie čitateľky. Čitateľky, áno, ale nie takých ma­lých čitateľov, ako bol J</text:span></text:span><text:span text:style-name="CharStyle10"><text:span text:style-name="T13">an</text:span></text:span><text:span text:style-name="CharStyle10"><text:span text:style-name="T20">ko. On si vtedy vôbec zo slečien-kišasoniek nič nerobil. Na tento čas túžba jeho bola dostať knižočky s nápisom: „Tintili-vantili“ — a „Zasnežená chatrč“.</text:span></text:span></text:p>
        <text:p text:style-name="P14"><text:span text:style-name="CharStyle10"><text:span text:style-name="T20">Len ako ich dostať?</text:span></text:span></text:p>
        <text:p text:style-name="P14"><text:span text:style-name="CharStyle10"><text:span text:style-name="T20">Z jeho starostí vyrušil ho nežný hlas p. farárky: „Janík, chceš mliečka?“ On sa strhol a zaďakoval, ale ona, znajúc, že chlapec rád mlieko pije, vzala ho za rúčku a posadila ku stolu. Predložila mu pohár mlieka a okruštek bieleho chleba. On zasa zaďakoval, ale vypil. Pochutilo mu — a nebol by býval od toho vypiť ešte za jeden pohár. Postriehnuc, kedy sa p. farárka naň pozrie, potiso</text:span></text:span><text:span text:style-name="CharStyle10"><text:span text:style-name="T3">l </text:span></text:span><text:span text:style-name="CharStyle10"><text:span text:style-name="T20">pohár ku mliečniku a povedal: „Ďakujem poní­žene.“</text:span></text:span></text:p>
        <text:p text:style-name="P14"><text:span text:style-name="CharStyle10"><text:span text:style-name="T20">„Či ti ešte naliať, vypiješ?“ opýtala sa dobrá tá pani. Chlapec zasa ďakoval, ale zasa len potisol pohár bližšie k „rajtopu“. Nato naliala mu znovu a i to šťastliv</text:span></text:span><text:span text:style-name="CharStyle10"><text:span text:style-name="T13">e</text:span></text:span><text:span text:style-name="CharStyle10"><text:span text:style-name="T20"> vypil. Teraz si už nič inšie nežiadal, len keby na chvíľku ostal sám v izbe. Ani čo by jeho žiadosť boli uhádli, poodchodili všetci z izby. Janko farský vzal si ešte </text:span></text:span><text:span text:style-name="CharStyle10"><text:span text:style-name="T3">dv</text:span></text:span><text:span text:style-name="CharStyle10"><text:span text:style-name="T20">a-tri okruchy chleba, do každého vačku jeden, štípajúc z neho ujedal i cestou von dverami a na pole. Paulínku netrpelo, lebo bola tiež ako živé striebro pohyb­livá, i vybehla na dvor, Julka a jej maminka odnášaly náčinie a Daňo vybral sa ešte raz na svoju päsť hľadať ten nešťastný pušný prach. Ako Janko ostal sám, skočil od stola a rovno ku klavíru. Srdce mu bilo prudko ako zvon, líca horely, ruky sa mu chvely, keď odhrnul noviny a knihy, p</text:span></text:span><text:span text:style-name="CharStyle10"><text:span text:style-name="T13">o</text:span></text:span><text:span text:style-name="CharStyle10"><text:span text:style-name="T20">d ktorými mienil nájsť vyžiadanú knižočku. Našiel ju, lebo vedel, kde je, vytiahol — a strčil pod ka­bát a ramenom tuho pritisol k sebe. Teraz mu u</text:span></text:span><text:span text:style-name="CharStyle10"><text:span text:style-name="T30">ž </text:span></text:span><text:span text:style-name="CharStyle10"><text:span text:style-name="T20">horela pôda pod nohami. Nevedel, ako kráča; len von, dostať sa von a užívať </text:span></text:span><text:soft-page-break/><text:span text:style-name="CharStyle10"><text:span text:style-name="T20">plody svojho činu.</text:span></text:span></text:p>
        <text:p text:style-name="P14"><text:span text:style-name="CharStyle10"><text:span text:style-name="T20">Na ospravedlnenie tohto skutku podotkneme, že nebola to krádež knihy, lebo Janko ju vrátil a vzal si druhú, aby i tú vrátil; no krádež kníh je častejšia, ako by sa myslelo. A dopúšťajú sa tejto krádeže ľudia najviac učení a slovutní. V Lipsku napr. pred niekoľkými rokmi vzbudila podobná príhoda veľký rozruch v učenom svete. V univer­zitnej knižnici skapala vzácna kniha, a keď ju hľadali, našli ju u jedného z najslávnejších profe­sorov. Obrazy tiež taký majú osud, keď sa ľahšie dajú prenášať. V Holandsku malý, ale starý a veľ­mi drahocenný obraz, predstavujúci Madonu, stratil sa záhadným spôsobom, až ho našli u jedného umelca. Je to tiež krádež, ale natoľko osprave­dlniteľná, že nepochodí zo ziskuchtivosti. Speňažiť to ten istý nemôže, ani nechce; v tom je akási ná­ruživosť.</text:span></text:span></text:p>
        <text:p text:style-name="P14"><text:span text:style-name="CharStyle10"><text:span text:style-name="T20">I pri tomto prípade podumal Jank</text:span></text:span><text:span text:style-name="CharStyle10"><text:span text:style-name="T13">o</text:span></text:span><text:span text:style-name="CharStyle10"><text:span text:style-name="T20">, že keď bude mať veľa peňazí, kúpi si knihy a bude čítať, čítať! Po mnoho rokoch čiastočne splnila sa jeho túžba, mal kníh dosť, ale tej radosti a toho pô­žitku z nich už nemal ako vtedy pri tých!</text:span></text:span></text:p>
        <text:p text:style-name="P14"><text:span text:style-name="CharStyle10"><text:span text:style-name="T20">So svojou korisťou utiahol sa do bránky pri kostole. Pred bránkou bolo pekné, rovné a suché miesto, tam prestrela mamika poňvu (plachtu) a vysypala na ňu pšenicu už umytú. Práve doniesla druhý košiar, i obzerala sa, kde je Janko, keď on prikvitol. Pochválila ho a uspokojená išla ďalej. A Janko otvoril knihu a čítal. </text:span></text:span><text:span text:style-name="CharStyle10"><text:span text:style-name="T3">O</text:span></text:span><text:span text:style-name="CharStyle10"><text:span text:style-name="T20"> chvíľku jeho duch bol už v inom svete. Zabudol na svoje okolie, zabudol na pšenicu a na svoju povinnosť, len keď ho zobudí hlas mamikin:</text:span></text:span></text:p>
        <text:p text:style-name="P14"><text:span text:style-name="CharStyle10"><text:span text:style-name="T20">„Heš ta, heš! Bodaj ste vyništely; nuž, Janko, akože to merkuješ? Viď, čo mi už sliepky porobily so pšenicou!“</text:span></text:span></text:p>
        <text:p text:style-name="P14"><text:span text:style-name="CharStyle10"><text:span text:style-name="T20">Medzitým Daňo bez výsledku duloval za puš­ným prachom. Nemohol ho ani nájsť, </text:span></text:span><text:soft-page-break/><text:span text:style-name="CharStyle10"><text:span text:style-name="T20">ani vyžobrať od mamiky, teda začal hroziť:</text:span></text:span></text:p>
        <text:p text:style-name="P14"><text:span text:style-name="CharStyle10"><text:span text:style-name="T20">„Mamika, ešte raz, či mi ho dajú, či nedajú?“</text:span></text:span></text:p>
        <text:p text:style-name="P14"><text:span text:style-name="CharStyle10"><text:span text:style-name="T20">„Synček môj, nedám, ani neviem, kde ho otec položil,“ vyhovárala sa matka.</text:span></text:span></text:p>
        <text:p text:style-name="P14"><text:span text:style-name="CharStyle10"><text:span text:style-name="T20">„Oni vedia, ale mi ho nechcú dať!“</text:span></text:span></text:p>
        <text:p text:style-name="P14"><text:span text:style-name="CharStyle10"><text:span text:style-name="T20">„Danielko môj, nežiadaj si to, i otec prísne za­kázal, a potom je pušný prach nie pre malých chlapcov.“</text:span></text:span></text:p>
        <text:p text:style-name="P14"><text:span text:style-name="CharStyle10"><text:span text:style-name="T20">„Ja som nie malý chlapec, ani dáky s..., a ak mi ho nedajú, uvidia, čo im spravím!“</text:span></text:span></text:p>
        <text:p text:style-name="P14"><text:span text:style-name="CharStyle10"><text:span text:style-name="T20">„Danielko môj, nežiadaj to odo mňa.“</text:span></text:span></text:p>
        <text:p text:style-name="P14"><text:span text:style-name="CharStyle10"><text:span text:style-name="T20">„Ale ja ho chcem a uvidím, že ho dajú.“</text:span></text:span></text:p>
        <text:p text:style-name="P14"><text:span text:style-name="CharStyle10"><text:span text:style-name="T20">S tým odbehol. Pani farárka, nič zlého netušiac, šla do kuchyne, keď pribehne slúžka:</text:span></text:span></text:p>
        <text:p text:style-name="P14"><text:span text:style-name="CharStyle10"><text:span text:style-name="T20">„Jaj, pani farárka! Danielko je na veži a ne­bodaj chce dolu skočiť!“</text:span></text:span></text:p>
        <text:p text:style-name="P14"><text:span text:style-name="CharStyle10"><text:span text:style-name="T20">„Pre Pána Boha!“ zvolala i tak utrápená žena a bežala na dvor. Skutočne, jej Daniel sedí na zábradlí, pod samými zvonmi a volá:</text:span></text:span></text:p>
        <text:p text:style-name="P14"><text:span text:style-name="CharStyle10"><text:span text:style-name="T20">„Mamika! Či mi dajú tot pušný prach, či ne­dajú?“ Pritom sedí na zábradlí ako na koni a ruky má založené. Z jeho tváre zračí sa divá od­hodlanosť a opovrhovanie životom.</text:span></text:span></text:p>
        <text:p text:style-name="P14"><text:span text:style-name="CharStyle10"><text:span text:style-name="T20">„Danielko, dieťa moje drahé, poď dolu, zabiješ sa!“ prosí matka a zalamuje rukami.</text:span></text:span></text:p>
        <text:p text:style-name="P14"><text:span text:style-name="CharStyle10"><text:span text:style-name="T20">Miesto odpovede Daňo vyložil aj druhú nohu za zábradlie, a ruky založené, prilepený viac visel, ako sedel.</text:span></text:span></text:p>
        <text:p text:style-name="P14"><text:span text:style-name="CharStyle10"><text:span text:style-name="T20">„Nech povedia, či dajú, či nedajú?“</text:span></text:span></text:p>
        <text:p text:style-name="P14"><text:soft-page-break/><text:span text:style-name="CharStyle10"><text:span text:style-name="T20">Matke strachom zmieralo srdce. Pred očami sa jej sotmelo a v tej hmle sa jej zdalo, ako by jej miláčik už letel dolu zo závratnej výšky. Veď táto výška zodpovedala asi štvrtému poschodiu veľko­mestského domu. V trápení srdca svojho aj ináč nie šťastná táto pani vykríkla, a vystrúc ruky oproti veži, volá v najväčšom strachu:</text:span></text:span></text:p>
        <text:p text:style-name="P14"><text:span text:style-name="CharStyle10"><text:span text:style-name="T20">„Poď dolu, syn môj, dostaneš, čo si žiadaš!“</text:span></text:span></text:p>
        <text:p text:style-name="P14"><text:span text:style-name="CharStyle10"><text:span text:style-name="T20">Daňo nečakal inšie. Bol istý svojej veci, ale pravdepodobne, že keby matka bola mala dosť sily a energie odoprieť mu túto žiadosť, bol by skočil a bol by ostal naskutku mŕtvy. Čože on vedel, aké muky pripravil matke svojej? Zvedel to, ak sa pa­mätá, azda len omnoho, mnoho neskoršie a iste vtedy už i sám pocítil aspoň čiastku toho súženia, čo pocítilo to úbohé materinské srdce.</text:span></text:span></text:p>
        <text:p text:style-name="P14"><text:span text:style-name="CharStyle10"><text:span text:style-name="T20">Možno, že z tých, čo toto budú čítať, nájde sa dakto, čo povie: „Na takého šibala — virgas!“ Ach, ťažko je riešiť takéto záhady virgasom. Istot­ne, že viac prísnosti, ale i porozumenia bolo tomu chlapcovi treba. Každé dieťa je osobitné indiví­duum, človek, sám pre seba uzavretý celok so zvláštnymi náklonnosťami, vlohami, chybami alebo slabosťami, a preto každého treba osobitne pocho­piť a vychovávať. Nedá sa to len tak podľa tej istej šablóny utvoriť rovné figúry tam, kde prí­roda chcela stvoriť niečo zvláštneho.</text:span></text:span></text:p>
        <text:p text:style-name="P14"><text:span text:style-name="CharStyle10"><text:span text:style-name="T20">Skorej, ako sa domáci ponazdali, prišiel farár domov a dozvedel sa, čo sa prihodilo. Žalovala mu to Paulínka a potom museli všetci ostatní vyzná­vať. Zdesil sa, ale ešte väčšmi sa nahneval. A aby si ob</text:span></text:span><text:span text:style-name="CharStyle10"><text:span text:style-name="T3">ľ</text:span></text:span><text:span text:style-name="CharStyle10"><text:span text:style-name="T20">ahčil, osopil sa na ženu, pripisujúc jej slabosti všetku vinu. Ona, i tak slabá, preľaknutá a rozchorená, sotva sa držala na nohách. Ale keď neustal robiť jej výčitky, v usedavom plači odišla k mamovke </text:span></text:span><text:soft-page-break/><text:span text:style-name="CharStyle10"><text:span text:style-name="T20">Marike, aby si aspoň tam odpočinula.</text:span></text:span></text:p>
        <text:p text:style-name="P14"><text:span text:style-name="CharStyle10"><text:span text:style-name="T20">Daňa, ktorý chcel umknúť, privrzol otec ešte zavčasu. Chytil ho silnou rukou ako do klieští, hodil do bočnej izby a zavrel ho tam.</text:span></text:span></text:p>
        <text:p text:style-name="P14"><text:span text:style-name="CharStyle10"><text:span text:style-name="T20">„Nequissima tua mater! Za štyriadvadsať hodín budeš zatvorený o vode a o chlebe!“ zvolal rozzú­rený. O tomto človeku sa hovorí, že bol silný ako málokto. Za mladi že jednou rukou, i to vystretou, zodvihol vrece pšenice, čo na dnešnú mieru obsa­hovalo 120 litrov a vážilo najmenej 90 kíl. Pozdejšie, keď ho týfus privalil na lôžko, museli štyria chlapi deň a noc strážiť nad ním, lebo balušil a chcel utekať. Po nemoci sila jeho bola zlomená, ale vždy ostalo viac ako u normálneho človeka. Keby pri telesnej sile jeho bolo bývalo nadostač ešte i vychovávate</text:span></text:span><text:span text:style-name="CharStyle10"><text:span text:style-name="T3">ľs</text:span></text:span><text:span text:style-name="CharStyle10"><text:span text:style-name="T20">kých schopností a trpezlivosti, bola by výchova syna jeho šťastlivejšia. Ale on tomu dieťaťu nerozumel a ono nerozumelo jemu.</text:span></text:span></text:p>
        <text:p text:style-name="P14"><text:span text:style-name="CharStyle10"><text:span text:style-name="T20">Ráno, aby Daňa ešte viac pokoril, zatvoril ho do priestory, ktorá predtým slúžila za maštaľ, ale teraz bola prázdna. Stál tam len mangeľ, v úza­dí ohromný válov a rozličné haraburdie.</text:span></text:span></text:p>
        <text:p text:style-name="P14"><text:span text:style-name="CharStyle10"><text:span text:style-name="T20">Pre Daňa tento žalár bol neznesiteľný a poni­žujúci. Bitky sa nebál; bol by i najbolestnejšie údery trpel bez slova, bez vzdychu a prosby, ale</text:span></text:span><text:span text:style-name="CharStyle20"> </text:span><text:span text:style-name="CharStyle10"><text:span text:style-name="T20">žalár, to ho rozľútilo. Bol hotový ešte i sebe sa­mému ublížiť. Zprvu zúril, potom začal myslieť na útek. Ale ako? Maštaľ bola pevná, murovaná, mala len dva obloky a jedny dvere. Dvere boly zvonku zamknuté na kladku, od ktorej k</text:span></text:span><text:span text:style-name="CharStyle10"><text:span text:style-name="T3">ľ</text:span></text:span><text:span text:style-name="CharStyle10"><text:span text:style-name="T20">úč má otec. Jeden oblôčik ide do dvora, ale ten je tiež zvonku drevom založený. Druhý bol veľmi vysoko a viedol do uličky, pozdejšej záhrady. Pred týmto oblokom bolo bahno a iná nečistota a bola tam i nakrivená baza (chabzda). Ako tak húta, začuje šra</text:span></text:span><text:span text:style-name="CharStyle10"><text:span text:style-name="T30">m</text:span></text:span><text:span text:style-name="CharStyle10"><text:span text:style-name="T20">ot, ako by zvonku raždie, </text:span></text:span><text:soft-page-break/><text:span text:style-name="CharStyle10"><text:span text:style-name="T20">tam nahádzané, praskalo. A počuje i známy hlas:</text:span></text:span></text:p>
        <text:p text:style-name="P14"><text:span text:style-name="CharStyle10"><text:span text:style-name="T20">„Daňo, hú, či si tu?</text:span></text:span><text:span text:style-name="CharStyle10"><text:span text:style-name="T3">“</text:span></text:span></text:p>
        <text:p text:style-name="P14"><text:span text:style-name="CharStyle10"><text:span text:style-name="T20">„Tu, kto to?“ op</text:span></text:span><text:span text:style-name="CharStyle10"><text:span text:style-name="T3">ytuj</text:span></text:span><text:span text:style-name="CharStyle10"><text:span text:style-name="T20">e sa väzeň.</text:span></text:span></text:p>
        <text:p text:style-name="P14"><text:span text:style-name="CharStyle10"><text:span text:style-name="T20">„Priateľ,“ ozve sa druhý hlas a ten pozná Daňo ako hlas Janka zo školy. Hľa, badať stopy prečí­taných povestí. Janko hneď ráno počul, čo sa stalo s Daňom, a ako verný kamarát chcel Daňa, čo by čo bolo, vyslobodiť z väzenia. Ale nevedel ako, preto si šiel do jatky po Samka. Ten, tiež hneď hotový, ustanovil sa pod oblokom. A tu sa začali radiť, čo a ako. Janko, že azda čo by podko­pali fundamenty, ako to ten „hrab</text:span></text:span><text:span text:style-name="CharStyle10"><text:span text:style-name="T13">ě</text:span></text:span><text:span text:style-name="CharStyle10"><text:span text:style-name="T20">“ v tej povesti urobil. Ale Samko povie, že čo by tam fundamenty, on že donesie povrrraz, že pripevní jeden koniec na chabzdu, na druhý uviaže skalu a tú skalu že za­hodí do obloka. Potom nech sa Daňo vyškriabe, ak bude môcť, po oblok a tu naostatok mu ešte aj „rrojtľu“ priložíme, aha, tu pod </text:span></text:span><text:span text:style-name="CharStyle10"><text:span text:style-name="T3">Š</text:span></text:span><text:span text:style-name="CharStyle10"><text:span text:style-name="T20">uhajovie stre­chou je tiež jedna. „Zavoláme i Jana Selčanovie a nášho Laja, ak by bol trreba — a tak prriteperríme rrojtľu pod oblok — len kedy?“ dovŕšil Samko svoju reč. Kedy? Janko myslí, že azda o polnoci, ale čosi mu šepce, že by sa mu vari predsa nechcelo vstávať, no útek z opravdivého väzenia ani nemôže byť v inom čase, len v noci. Keď sovy húkajú, ku­viky lietajú, keď podzemnou chodbou svetlo fakle kmitá tajomne a po vlhkej zemi skáču žaby a be­hajú myši a potkany. Veď azda čítal, že to ten „hrab</text:span></text:span><text:span text:style-name="CharStyle10"><text:span text:style-name="T13">ě</text:span></text:span><text:span text:style-name="CharStyle10"><text:span text:style-name="T20">“ tak sa vyslobodil! Ale Samko sa mu smeje a netrpezlivý Daňo volá, že čo aj hneď, ale najlepšie že cez poludnie.</text:span></text:span></text:p>
        <text:p text:style-name="P14"><text:span text:style-name="CharStyle10"><text:span text:style-name="T20">„Dobrrre,“ svedčí Samko, „ako odzvonia, som tu i s povrrazom, Daňo môj. Hoj, neboj sa, ani slepá krrava oko neotvorrí, a ty už budeš tu von!“</text:span></text:span></text:p>
        <text:p text:style-name="P14"><text:span text:style-name="CharStyle10"><text:span text:style-name="T20">„Samko, vieš, </text:span></text:span><text:span text:style-name="CharStyle10"><text:span text:style-name="T30">č</text:span></text:span><text:span text:style-name="CharStyle10"><text:span text:style-name="T20">o ešte? Dones mi aj sedliacke háby. Koj by nohavice aj neboly, </text:span></text:span><text:soft-page-break/><text:span text:style-name="CharStyle10"><text:span text:style-name="T20">zbavia mi gätky, ale kabanicu, klobúk, krpce s návlakmi dones,“ rozkazoval Daňo.</text:span></text:span></text:p>
        <text:p text:style-name="P14"><text:span text:style-name="CharStyle10"><text:span text:style-name="T20">„Akurráte máme kabanicu aj klobúk v zálohe, do komorry ich dali mamika, donesiem ti ich a ostatnô dakde vypýtam.“</text:span></text:span></text:p>
        <text:p text:style-name="P14"><text:span text:style-name="CharStyle10"><text:span text:style-name="T20">Jankovi sa táto myšlienka nesmierne páčila. Útek v prestrojení, to je veľké dielo! A tak pote­šení odišli, ale nie ulicou, do dediny, lež sadom vyšli do „Dolinky“ a potom domov. — Dobre si to Daňo premyslel, že na pravé poludnie. Vtedy otec troška zdriemol, o mamike vie od rána, že sú chorá, Julka sedí v ten čas v izbe a šije, Janko je iste pri svojom „milom prose“, jedna slúžka tajde s Paulínkou do mlyna a druhá šúcha riad na Byst­rej a klebetí s každou ženou, čo ide shora alebo zdola. Uspokojený si sadol do veľkého válova a nohami vyzváňal. Pušný prach mu vzali, ale on</text:span></text:span><text:span text:style-name="CharStyle20"><text:span text:style-name="T20"> </text:span></text:span><text:span text:style-name="CharStyle10"><text:span text:style-name="T20">má ešte inšie, čím sa na salaši zavďačí, a keď chce, môže ešte i prachu dostať. Preto, hľa, sa včera oneskoril, lebo nemohol kľúčik od ládičky do­stať, a keď ho už mal — privrzli ho. I vytiahol z vačku papierik — desiatku — a snuje ďalej program zábavy. Počastuje chlapov, dá im do­hánu, pálenky, mäsa a potom bude bača gajdovať a valasi odzeme zaskočia. Konečne prišiel obed, jemu doniesli (neostalo len pri chlebe a vode) a slúžky sa čudovaly, že ho našly takého pokorného. Ani nepozrel na ne, ani sa jedla nedotkol. Nechaly ho tam a zamkly, ako rozkázal pán farár.</text:span></text:span></text:p>
        <text:p text:style-name="P14"><text:span text:style-name="CharStyle10"><text:span text:style-name="T20">Sotva sa vzdialily, počuje svojich vysloboditeľov.</text:span></text:span></text:p>
        <text:p text:style-name="P14"><text:span text:style-name="CharStyle10"><text:span text:style-name="T20">„Pozorrr! Daňo, pozorrr!“ volá Samko a už letí skala s povrazom do obloka. Druhému vyliezť po povraze by bolo azda nemožné, ale Daňo, svižný, vyliezol ako mačka. Horšie bolo s oblokom, lebo bol tesný a nebolo sa za čo chytiť. Ale túžba po slobode pomáhala a dodávala odvahy. Čo po tom, že potrhal šaty, poškriabal si tvár </text:span></text:span><text:soft-page-break/><text:span text:style-name="CharStyle10"><text:span text:style-name="T20">i ruky, len keď sa prepchal. Tam ho čakali chlapci a radosť nad zdareným dielom bola veľká. Teraz chytro preč. „Lojtru“ ešte naskoro odniesli, ale ináč všetci účastníci hybaj do sadu. Vo včelíne urobila sa metamorfóza: Daňo shodil svoje šaty a obliekol sedliacke. Bola mu kabanica trošku veľká a už aj nie celkom nová, klobúk mu sliezol po samé uši a do krpček</text:span></text:span><text:span text:style-name="CharStyle10"><text:span text:style-name="T3">ov</text:span></text:span><text:span text:style-name="CharStyle10"><text:span text:style-name="T20"> by sa bolo ešte po jednej takej nôžke spratalo. Keď bol hotový, sobrali sa všetci hore sadom, potom von do poľa, ta do Kremencovho! Chlapci ho víťazoslávne sprevádzali, ale prv si sľúbili, že sa nevyzradia, keď na to príde, „ku príkladu“, že by ich dakto podžaloval. Daňo veľ­kodušne sľúbil — a oni mu verili — že on všetko na seba vezme. Konečne povedal Samko:</text:span></text:span></text:p>
        <text:p text:style-name="P14"><text:span text:style-name="CharStyle10"><text:span text:style-name="T20">„Vidíš, Daňo môj, povedal som ti, že na svitaní brrravy opaľujú.“</text:span></text:span></text:p>
        <text:p text:style-name="P14"><text:span text:style-name="CharStyle10"><text:span text:style-name="T20">Pred kolibou sedel bača a plátal si krpce. Pro­zaická táto práca neochladila nadšenie našich vý­letníkov ani najmenej. Hneď si posadali okolo baču a besedovali s ním po kamarátsky. Keď Samko rozprával, že Daňa vyslobodili, pozrel bača s úsmevom na Daňa.</text:span></text:span></text:p>
        <text:p text:style-name="P14"><text:span text:style-name="CharStyle10"><text:span text:style-name="T20">„Háj, verže si skazník!“ Táto pochvala sa všetkým veľmi páčila. A keď si bača prácu do­končil, išiel do koliby, umyl si ruky, ruky samý sval, a potom častoval svojich hostí, lebo vedel, čo je bačova povinnosť. Dal im urdy, takej ani smotana, chleba a syra, koľko sami chceli. Potom šli chlapci do „húšťavky“ na drevo, hoci bača mal dreva celú šichtu, no chceli si večeru zaslúžiť. I navatrili vatru takú, že ju museli i na Hrišovej vidieť. A posadali okolo nej, rozprávali o Jáno­šíkovi, ba čo najnovšie i o Dovcovi, čo, hľa, na druhej, či vari na tretej doline robí remeslo „postranných chlapcov“. Bača ho zná osobne, ale nie že by dačo mal s ním, božeuchovaj, len ho pozná a vie všeličo, ale nepovedz nič, nebude nič.</text:span></text:span></text:p>
        <text:p text:style-name="P14"><text:soft-page-break/><text:span text:style-name="CharStyle10"><text:span text:style-name="T20">Pred večerom začala sa čeliadka, príslušná k sa­lašu, schádzať. „Hoňavník“ dohnal ovce, za ovcami prišli Zahraj a Dolesa; zprvu začali strašne štekať na chlapcov, ale bača im pohrozil a vyložil im pred kolibu šaflík so psiarkou. Do koliby nesmie poriadny pes vkročiť. Hneď ho okrík</text:span></text:span><text:span text:style-name="CharStyle10"><text:span text:style-name="T3">n</text:span></text:span><text:span text:style-name="CharStyle10"><text:span text:style-name="T20">u: „Či ti tu ovce?</text:span></text:span><text:span text:style-name="CharStyle10"><text:span text:style-name="T1">“</text:span></text:span><text:span text:style-name="CharStyle10"><text:span text:style-name="T20"> A pes to vie, zahanbí sa a ide, kde ho povinnosť volá.</text:span></text:span></text:p>
        <text:p text:style-name="P14"><text:span text:style-name="CharStyle10"><text:span text:style-name="T20">Ale ako sa dlhý deň chýlil ku koncu, začali sa naši chlapci „mieštri</text:span></text:span><text:span text:style-name="CharStyle10"><text:span text:style-name="T30">ť“</text:span></text:span><text:span text:style-name="CharStyle10"><text:span text:style-name="T20"> a pozerať dolu do doliny, odkiaľ vystupujú modravé pary. Tam leží dedina a tu na noc ostať vari predsa nemôžu. Daňo roz­hodne povedal, že on viac nepôjde domov, ale tí druhí, tí nahliadli, že by nocľah na salaši mohol</text:span></text:span><text:span text:style-name="CharStyle10"><text:span text:style-name="T3"> </text:span></text:span><text:span text:style-name="CharStyle10"><text:span text:style-name="T20">mať pre nich nemilé a veľmi citlivé následky. Veď poznajú svojich tatíčkov, že nepoznajú žarty. A preto sa rozhodli, že pôjdu domov, kým úplná noc nezahalí prírodu do svojho tmavého plášťa. Daňo ostal; jemu sa slobodný a veselý život na salaši páčil. Hora, pole, nenútenosť, úprimnosť, čo aj drsnosť detí voľnej prírody, to bolo Daňov</text:span></text:span><text:span text:style-name="CharStyle10"><text:span text:style-name="T30">i</text:span></text:span><text:span text:style-name="CharStyle10"><text:span text:style-name="T20"> ideá­lom žitia. Prírodu vrele miloval, a preto všetko, čo ho odďaľovalo od nej, nenávidel.</text:span></text:span></text:p>
        <text:p text:style-name="P14"><text:span text:style-name="CharStyle10"><text:span text:style-name="T20">Večer bolo veselo na salaši. Keď už i dojčiar opustil strungu a doniesol mlieko a potom, keď ho kľagali i sberali hrudu syra. No keď bola už i žinčica odvarená, vtedy Daňo vytiahol de­siatku, zavolal baču pred kolibu a podával mu pe­niaze. Bača sa len díva — a to mne? spytuje sa. „Vám, báťa, počastujte s</text:span></text:span><text:span text:style-name="CharStyle10"><text:span text:style-name="T30">a!“</text:span></text:span></text:p>
        <text:p text:style-name="P14"><text:span text:style-name="CharStyle10"><text:span text:style-name="T20">„Ale, ve’že ma nekaz!</text:span></text:span><text:span text:style-name="CharStyle10"><text:span text:style-name="T30">“</text:span></text:span><text:span text:style-name="CharStyle10"><text:span text:style-name="T20"> bráni sa bača. Potom peniaze vzal a odložil, že v ten večer už nič ne­potrebujú. Keď si poriadil kolibu, vzal gajdy a začal gajdovať. A jeden z valachov, starší už člo­vek, spieval pritom: „Hoj, gajdujte, gajdičky, hoj, z tej mojej kozičky; hoj, čo sa utopila, hoj, keď vodičku pila.</text:span></text:span><text:span text:style-name="CharStyle10"><text:span text:style-name="T1">“</text:span></text:span><text:span text:style-name="CharStyle10"><text:span text:style-name="T20"> A mladší valach začal pred vatrou hajduchovať, Daňo sa usmieval a chválil a honelník sprobúval, ale ešte dosť </text:span></text:span><text:soft-page-break/><text:span text:style-name="CharStyle10"><text:span text:style-name="T20">nezručne. A keď prišiel rad aj na Jánošíkove povesti, povedal valach, že on aj o Jánošíkovi vie, a spieval: „Jánošík, Já­nošík, kde je tvoj palošík, na Kráľovej holi zaťatý v topoli.“ Či a kedy na Kráľovej holi topole rástly, to neviem, ale bude to pravda, keď je to v piesni. A pritom vždy cifroval, rukami i nohami, a pri poslednej krútil sa okolo svojho vatrála a spie­val: „A bol by ten Jánošík ešte hajduchoval, keby si bol svoj opašťok na stole nenechal. Ten opašťok taký bol vygombičkovaný a každá tá gombička bola po toliari.“ — Konečne i Daňa premohla únava; bača mu popravil na lavicu v kolibe a uložil hosťa svojho, ktorý spal sladko až do bieleho rána.</text:span></text:span></text:p>
        <text:p text:style-name="P5"><text:span text:style-name="CharStyle10"><text:span text:style-name="T20"/></text:span></text:p>
        <text:p text:style-name="P10"><text:span text:style-name="CharStyle10"><text:span text:style-name="T20"/></text:span></text:p>
        <text:p text:style-name="P10"><text:span text:style-name="CharStyle10"><text:span text:style-name="T20">MÔŽE SLEPÝ VIDÚCICH VIESŤ.</text:span></text:span></text:p>
        <text:p text:style-name="P14"><text:span text:style-name="CharStyle10"><text:span text:style-name="T20"/></text:span></text:p>
        <text:p text:style-name="P25"><text:span text:style-name="CharStyle10"><text:span text:style-name="T20">Leto pokročilo. Horúce dni júlové vyvolaly oby­vateľov dediny do poľa; len deti, i to nie všetky, ostaly v dedine. Vábené chladnými vlnkami Byst­rej, ochladzovaly sa — a to po celý temer deň v nej. Cez poludnie je pred farou zdola mosta celý kŕdeľ detí vo vode; jedny idú, druhé vybeh</text:span></text:span><text:span text:style-name="CharStyle10"><text:span text:style-name="T3">uj</text:span></text:span><text:span text:style-name="CharStyle10"><text:span text:style-name="T20">ú a vrátia sa znovu. Kúpu sa vo svojej nevinnosti, v rajskom odeve, najviac ak daktoré dievčatko po­drží na sebe vetchú už sukničku, ktorá okolo spod­ku obtrhaná tvorí zubce rozličného tvaru. Všetky škrečia, vrieskajú, pištia, čo im hrdlá a pľúca sta­čia. Tým, čo sa už dlhšie vo vode špľachtaly a čo im už zimomriavky chrbtom bežia, zachce sa von ísť a zohriať sa. Vybehnú na breh, berú hábky na seba, a zubmi drkotajúc, kričia: „Kto sa najneskor</text:span></text:span><text:span text:style-name="CharStyle10"><text:span text:style-name="T3">š</text:span></text:span><text:span text:style-name="CharStyle10"><text:span text:style-name="T20">ie ob</text:span></text:span><text:span text:style-name="CharStyle10"><text:span text:style-name="T3">ll</text:span></text:span><text:span text:style-name="CharStyle10"><text:span text:style-name="T20">ééčie, toho žaba do mmočidlla odvllééčie; odvlečie, odvlečie do myšacej diery, kde kadlu­ba mieri; </text:span></text:span><text:soft-page-break/><text:span text:style-name="CharStyle10"><text:span text:style-name="T20">hájik, mihájik, lik, lik, lik!“ A keď sú už oblečené (ľahko im, keď majú okrem ko­šieľky len sukničku, prípadne gatky), ľahnú si dolu bruškom na most do prachu a dívajú sa, ako sa tie druhé tam dnu preháňajú, alebo len do vody, ktorá má toľko príťažlivej moci pre deti, že daktoré len tak „vavčia“ do nej. Pritom pomá­hajú tým tam dolu „mieraz“ robiť, to že hádžu na nich prach a smeti alebo papekom okolo ich hláv šimrikujú. Jedny stoja vo vode a plieskajú vodu za seba dolu prúdom a kričia: „Lou vredy, ta lou (dolu) vodou, ani jeden na mňa!</text:span></text:span><text:span text:style-name="CharStyle10"><text:span text:style-name="T2">“</text:span></text:span><text:span text:style-name="CharStyle10"><text:span text:style-name="T20"> Túto zariekavú formulu opakujú do nekonečna; skorej poslucháča nechá trpezlivosť a zbolia uši, ako toho škrekľúna ústa. Zase druhé, nádejné to gazdinké, plieskajú vodu naďaleko a volajú: „Bodaj moja mati takéto konope mali!</text:span></text:span><text:span text:style-name="CharStyle10"><text:span text:style-name="T1">“</text:span></text:span><text:span text:style-name="CharStyle10"><text:span text:style-name="T20"> Chlapci však nedbajú na konope a na vredy, ale i tu nezbedníci nemôžu sa obísť bez šarvátok a bitky, nemajúc inej zbrane, striekajú sa alebo hádžu pieskom a skalami okolo seba a pritom kričia, ani čo by im „pásy z chrbta dral</text:span></text:span><text:span text:style-name="CharStyle10"><text:span text:style-name="T1">“</text:span></text:span><text:span text:style-name="CharStyle10"><text:span text:style-name="T20">. Tie na moste dupkajú ešte i nohami, krik, vresk rozlieha sa ulicou a ozýva sa izbami fary; najmä tou sklepenou, kde každý zvuk ozýva sa ako tajomstvenne, nie inak, ako by prichodil z ríše duchov.</text:span></text:span></text:p>
        <text:p text:style-name="P14"><text:span text:style-name="CharStyle10"><text:span text:style-name="T20">Pán farár by si po obede rád zdriemol, ale pre ten krik nemôže. Domrzený vybehne s fajkou na ulicu a na most a zahrmí na ne:</text:span></text:span></text:p>
        <text:p text:style-name="P14"><text:span text:style-name="CharStyle10"><text:span text:style-name="T20">„Ale sa pakujete, vy fagani nešerední! Či vám je Bystrá nie dosť veľká celou dedinou, a len tu ti prídu šantu robiť!</text:span></text:span><text:span text:style-name="CharStyle10"><text:span text:style-name="T1">“</text:span></text:span><text:span text:style-name="CharStyle10"><text:span text:style-name="T20"> Zjavenie sa pána farára malo úžasný účinok. Vo chvíľočke bola Bystrá pustá. Všetko, čo žilo v nej (okrem rýb a rakov) a čo malo nohy, ušlo, môže sa doslovne povedať, že len s holým životom, lebo ešte i košieľky ostaly na brehu. Všetci tí víťazi, hastrmani a víly roz­pŕchli sa kde ľahšie. Nastalo ticho, ulica ako by vymretá. Len zpoza uhlov a kríkov kukajú predesené, zvedavé oči </text:span></text:span><text:soft-page-break/><text:span text:style-name="CharStyle10"><text:span text:style-name="T20">a belejú sa strapaté hlávky malých vinníkov. Vedia oni, že im ich najmilšie ihrisko neodníme ani sám pán farár.</text:span></text:span></text:p>
        <text:p text:style-name="P14"><text:span text:style-name="CharStyle10"><text:span text:style-name="T20">Ten ešte pohrozil pipasárom na všetky strany sveta, ako keď černokňažník zažehnáva svojou berlou prostopašnú chásku škriatkov, lesných du­chov a víl.</text:span></text:span></text:p>
        <text:p text:style-name="P14"><text:span text:style-name="CharStyle10"><text:span text:style-name="T20">„Len sa opovážte takú lármu robiť, adanimam vás naučím móres! Ak d</text:span></text:span><text:span text:style-name="CharStyle10"><text:span text:style-name="T3">aj</text:span></text:span><text:span text:style-name="CharStyle10"><text:span text:style-name="T20">edno dolapím, tak ho vyobšívam, že nezabudne do smrti, canis vestra mater!“</text:span></text:span></text:p>
        <text:p text:style-name="P14"><text:span text:style-name="CharStyle10"><text:span text:style-name="T20">S tou hrozbou kráčal k fare. S ním bola prišla i Paulínka a zvedavá striehla zpoza neho na deti. Mala v jednej ruke hodný kus bieleho chleba, v druhej ruke hrebeň zo slonovej kosti, ktorý mamike z kasne vytiahla (všetky druhé už bola po­lámala). Ako sa otec vrátil do fary, dcérka vy­behla na most a volala:</text:span></text:span></text:p>
        <text:p text:style-name="P14"><text:span text:style-name="CharStyle10"><text:span text:style-name="T20">„Poďte už, deti! Apuško už odišli!“ Z uličiek a zo dvorov vynorí sa tu jedna, tam druhá posta­vička, dievčatá so svojimi mokrými sukničkami a s pletkami vlasov, s ktorých otekala ešte voda -— a čosi-kamsi ožila Bystrá znova. Paulínka ich pozorn</text:span></text:span><text:span text:style-name="CharStyle10"><text:span text:style-name="T31">e</text:span></text:span><text:span text:style-name="CharStyle10"><text:span text:style-name="T20"> obzerala, a čo bolo najstrapatejšie dievčatko, to zachytila za rúčku a vábila so sebou:</text:span></text:span></text:p>
        <text:p text:style-name="P14"><text:span text:style-name="CharStyle10"><text:span text:style-name="T20">„Poď, Iľka,“ vraví, „učešem ť</text:span></text:span><text:span text:style-name="CharStyle10"><text:span text:style-name="T31">a.“</text:span></text:span><text:span text:style-name="CharStyle10"><text:span text:style-name="T20"> Dievča chytí sa za hlávku a odťahuje sa. Malo smutné skúse­nosti s Paulinkiným frizírovaním, lebo nedávno nielen že hrebeň složil kosti pri podobnom diele, ale i Iľkina hlávka musela pustiť chumáče vlasov. Ale Paulínka sľubuje:</text:span></text:span></text:p>
        <text:p text:style-name="P14"><text:span text:style-name="CharStyle10"><text:span text:style-name="T20">„Dám ti tento chlieb, ak sa mi dáš učesať!</text:span></text:span><text:span text:style-name="CharStyle10"><text:span text:style-name="T1">“</text:span></text:span><text:span text:style-name="CharStyle10"><text:span text:style-name="T20"> Čo by taký hladný človek pre chlieb neurobil, čomu by sa nepodrobil?! Podvolila sa aj Iľka, vedela, že jej chlieb závidieť budú druhé deti, a už to je hodno tej bolesti, ktorou si ho zaslúži. Ináč ani neviem za čo! Ani to si nevedela I</text:span></text:span><text:span text:style-name="CharStyle10"><text:span text:style-name="T3">ľ</text:span></text:span><text:span text:style-name="CharStyle10"><text:span text:style-name="T20">ka oceniť, že ju Paulínka chce česať drahým hrebeňom. </text:span></text:span><text:soft-page-break/><text:span text:style-name="CharStyle10"><text:span text:style-name="T20">(Pán farár, keď dakde išiel, rád kupoval a donášal drahé veci; aj ináč mali na fare veci všetko drahocenné, najmä striebro a porcelán.) Konečne, keď i tento hrebeň prišiel o dako</text:span></text:span><text:span text:style-name="CharStyle10"><text:span text:style-name="T3">ľ</text:span></text:span><text:span text:style-name="CharStyle10"><text:span text:style-name="T20">ko zubov a I</text:span></text:span><text:span text:style-name="CharStyle10"><text:span text:style-name="T3">ľ</text:span></text:span><text:span text:style-name="CharStyle10"><text:span text:style-name="T20">kina hlávka ako-tak privedená bola do poriadku, dostala Iľka odmenu. Paulínka však, pohyblivá a netrpezlivá, pohodila hrebeň doma kdesi do kúta (nechže si ho potom hľadajú) — a tašla do mlyna. Vedela, že už hodná chvíľa, ako chlapci boli tiež tou stranou odišli.</text:span></text:span></text:p>
        <text:p text:style-name="P14"><text:span text:style-name="CharStyle10"><text:span text:style-name="T20">Chlapci mali úmysel ísť sa kúpať do hatí a spolu postrašiť i pstruhy. Išli na mlyn. Na dvore mlyn­skom sedí Šimo, mlynárov syn, a kreše. Aj on, tak ako jeho predkovia, vedel zručne narábať toporom a kresačkou. Všetci mlynári hrišovskí musia sa ži­viť i „crmománstvo</text:span></text:span><text:span text:style-name="CharStyle10"><text:span text:style-name="T31">m“,</text:span></text:span><text:span text:style-name="CharStyle10"><text:span text:style-name="T20"> lebo zo samého mlyna by nemohol veľmi kopýtkami vyhadzovať.</text:span></text:span></text:p>
        <text:p text:style-name="P14"><text:span text:style-name="CharStyle10"><text:span text:style-name="T20">Šimo len kreše, nepočuje, že sa chlapci blížia; bol prihluchý. Vopred ide Imro zo školy a kričí: „Šimo!</text:span></text:span><text:span text:style-name="CharStyle10"><text:span text:style-name="T1">“</text:span></text:span><text:span text:style-name="CharStyle10"><text:span text:style-name="T20"> — Ten nič. — „Šimó!</text:span></text:span><text:span text:style-name="CharStyle10"><text:span text:style-name="T3">“</text:span></text:span><text:span text:style-name="CharStyle10"><text:span text:style-name="T20"> Šimo kreše hor­liv</text:span></text:span><text:span text:style-name="CharStyle10"><text:span text:style-name="T14">e</text:span></text:span><text:span text:style-name="CharStyle10"><text:span text:style-name="T20"> ďalej. — „Šimóó!</text:span></text:span><text:span text:style-name="CharStyle10"><text:span text:style-name="T1">“</text:span></text:span><text:span text:style-name="CharStyle10"><text:span text:style-name="T20"> volá Imro vždy hlasnejšie. Ale volaný, zabratý do svojej práce, obzerá ostrie kresačky a kreše ďalej. „Šimóóó!</text:span></text:span><text:span text:style-name="CharStyle10"><text:span text:style-name="T1">“</text:span></text:span><text:span text:style-name="CharStyle10"><text:span text:style-name="T20"> zvolá teraz Imro za samým chrbtom mladého remeselníka. Vtedy sa on obzrie a dobrodušne, pokojne sa opýta: „Čvo?</text:span></text:span><text:span text:style-name="CharStyle10"><text:span text:style-name="T1">“</text:span></text:span></text:p>
        <text:p text:style-name="P14"><text:span text:style-name="CharStyle10"><text:span text:style-name="T20">Chlapci sa dusia od smiechu a dráždia Šima i pý­tajú taligu od neho. Ale Šimo odoprel žiadosť a vraví:</text:span></text:span></text:p>
        <text:p text:style-name="P14"><text:span text:style-name="CharStyle10"><text:span text:style-name="T20">„Aha! Aby ste ju pokazili ako nedávno, koj ste sa na nej spustili so Skalky dolu.“</text:span></text:span></text:p>
        <text:p text:style-name="P14"><text:span text:style-name="CharStyle10"><text:span text:style-name="T20">„Veď sa nám nič nestalo!“ nadhodil Daňo.</text:span></text:span></text:p>
        <text:p text:style-name="P14"><text:span text:style-name="CharStyle10"><text:span text:style-name="T20">„Vám sa nič nestalo, ale taliga sa dodrúzgala!“ repliku</text:span></text:span><text:span text:style-name="CharStyle10"><text:span text:style-name="T3">je</text:span></text:span><text:span text:style-name="CharStyle10"><text:span text:style-name="T20"> Šimo. Videli chlapci, že Šimo taligu nedá, a ona im vlastne teraz nebola treba, ale ho chceli troška napaprčiť. Prešli cez mlyn, ktorý v ten čas stál (posmešne tvrdili, že hrišovský mlyn </text:span></text:span><text:soft-page-break/><text:span text:style-name="CharStyle10"><text:span text:style-name="T20">viac </text:span></text:span><text:span text:style-name="CharStyle10"><text:span text:style-name="T3">stál</text:span></text:span><text:span text:style-name="CharStyle10"><text:span text:style-name="T20"> ako peštiansky), brodili sa vrbinou a hustou burinou vedľa mlynského jarku a odtiaľ k hati. Pri hati rezko poshadzovali chlapci svoje hábky a hybaj do vody. Keď sa ochladili, prešli ďalej hore, vyše hate. Ale ako sa zdesili, keď za­zreli na hladkej vodnej tíšine, kde voda bola ob­stojne hlboká, plávať ľudskú hlavu! Hlávka to ne­bola veľká, ale bola to hlávka staršieho mužského, lebo vlasy na nej už boly aj šedivé, tvár vráskami pokrytá, bajúzy ovisnuté, ako si to ináč nemožno myslieť vo vode! V ústach hlavy fajka s krátkym pipasárom a „na mou hriešnu“... z tej fajky sa kúri. I ústa sa hýbu, ako sa fajkárovi hýbavajú,</text:span></text:span><text:span text:style-name="CharStyle20"><text:span text:style-name="T20"> </text:span></text:span><text:span text:style-name="CharStyle10"><text:span text:style-name="T20">očká ako trnky, ba ako uhlíky svietia zpopod hus­tého obočia s výrazom posmešku na chlapcov, tak­že im zpočiatku krv mrzne a ako mlunná iskra beží im umom myšlienka, že to nemôže byť s dob­rým. A tá hlávka hýbe sa a blíži sa k nim. Nestačili sa však prebrať z prvého ustrnutia, keď hlávka prerečie:</text:span></text:span></text:p>
        <text:p text:style-name="P14"><text:span text:style-name="CharStyle10"><text:span text:style-name="T20">„No len zrezka, chlapci!“ Chlapci si vydýchli. Teraz poznali, že tá hlávka patrí „pánikovi“ z Hámrika. „Pánik“ bol nižší úradník železodielne a býval v takrečenom Hámriku tu povyše hate. Menuje sa Vintal, ale </text:span></text:span><text:span text:style-name="CharStyle10"><text:span text:style-name="T3">ľ</text:span></text:span><text:span text:style-name="CharStyle10"><text:span text:style-name="T20">ud ho pre jeho drobnú po­stavu nazval Vintalkom a „pánikom“. I jemu sa zachcelo okúpať, a že bol malý, sadol si do vody, tak bolo mu vidno len hlávku. Na brehu mal sak a tak mu pomáhali chlapci ryby loviť.</text:span></text:span></text:p>
        <text:p text:style-name="P14"><text:span text:style-name="CharStyle10"><text:span text:style-name="T20">Vracajúc sa, poberali sa zasa cez mlyn</text:span></text:span><text:span text:style-name="CharStyle10"><text:span text:style-name="T3">.</text:span></text:span><text:span text:style-name="CharStyle10"><text:span text:style-name="T20"> Ale teraz mlyn už bol pustený; mlelo sa jednej gazdinkej žito už z nového. Koleso sa krútilo neveselo a pokú­šalo chlapcov ku starej ich zábave. Oni dakedy sadli si na lopatu kolesa, zachytili dobre a dali sa raz skrútiť. Keď prišlo koleso na úroveň podlahy, vyskočili práve zasa na ňu. K tomu bola potrebná odvaha a šikovnosť, ale oni mali obidvoje. Nielen oni, ale i Pau</text:span></text:span><text:span text:style-name="CharStyle10"><text:span text:style-name="T3">l</text:span></text:span><text:span text:style-name="CharStyle10"><text:span text:style-name="T20">ínka, </text:span></text:span><text:soft-page-break/><text:span text:style-name="CharStyle10"><text:span text:style-name="T20">ktorá sa vo všeličom ponáhľala za nimi, skúsila túto cestu. I teraz skočila ako vrtielka na koleso a už sa zachytila a so smiechom dala sa preniesť. Ale ako chcela skočiť, jej vrkoče, sviazané hodvábnou šnúrkou, zach</text:span></text:span><text:span text:style-name="CharStyle10"><text:span text:style-name="T3">yt</text:span></text:span><text:span text:style-name="CharStyle10"><text:span text:style-name="T20">ily sa do kolesa a nechcely ju pustiť. I krútily sa ďalej a ťahaly Paulínkinu hlávku za sebou, až bola tesne vedľa kolesa. Dievča kričalo, volalo o pomoc, chlapci, zdesení, videli, že je zle, vybehli z mlynice na dvor a na ulicu; gazdiná, čo sa jej práve mlelo, neve­dela rady. Dosť trhala dievča za rúčky, za nôžky a sukničky, ale to bolo daromné. V tú chvíľu pri­behne </text:span></text:span><text:span text:style-name="CharStyle10"><text:span text:style-name="T14">Š</text:span></text:span><text:span text:style-name="CharStyle10"><text:span text:style-name="T20">imo, vidí, čo sa robí; vo chvíľočke spoznal, že koleso zastaviť je neskoro, a tak ostalo len jedno, a to smelo a rýchlo i urobil. Ako mal v ruke sekeru, rozohnal sa a dobre cieleným úderom odťal Paulínkine vrkoče vedľa samej hlavy. Dievča mu odpadlo do rúk — odtiaľ vzaly ho ženy, ktoré už na krik chlapcov pribehly. Paulínka bola omdletá, mala oči vytisnuté a krvou podbehnuté, ústami, tvárou jej šklbalo. Ženy ju kriesily, vodou oblievaly, za noštek ťahaly. Konečne prišla k sebe, pustila sa plakať a pýtala sa k mamovke. Ta ju od­niesla tetka Erža na rukách a len potom išla po­vedať na faru, čo sa stalo, lebo ženy sa obávaly, že by pani farárka, i tak slabá, nepripravená na takú zvesť, mohla od toho ochorieť. Mala Paulínka nadlho pamiatku po tomto prípade, ale čo jej len vlasy narástly, zabudla; potom zasa bola len to isté pohyblivé živé striebro.</text:span></text:span></text:p>
        <text:p text:style-name="P14"><text:span text:style-name="CharStyle10"><text:span text:style-name="T20">Ovocie dozrievalo. Vo farskom sade a v škol­skej záhrade nad Kapitánkou boly stromy obťaže­né včasnými a pozdejšími hruškami a jabĺčkami. V Hrišovej — a tuším, že aj inde — sú však takí milovníci chutného ovocia, čo si nezasadia, ale berú tam, kde jesto. Veď to, vraj, Pán Boh po­žehnal i pre nich. Ale takémuto komunizmu naši ovocinári rozumieť nechcú, zvlášť šuhajci, tí sa to­mu bránili a </text:span></text:span><text:soft-page-break/><text:span text:style-name="CharStyle10"><text:span text:style-name="T20">horliv</text:span></text:span><text:span text:style-name="CharStyle10"><text:span text:style-name="T14">e</text:span></text:span><text:span text:style-name="CharStyle10"><text:span text:style-name="T20"> sa snažili podobného socia­listu chytiť na skutku. Na ten cieľ boly postavené</text:span></text:span><text:span text:style-name="CharStyle20"><text:span text:style-name="T20"> </text:span></text:span><text:span text:style-name="CharStyle10"><text:span text:style-name="T20">koliby: jedna vo farskom sade, druhá v školskej záhrade a v tých spávali, pardon, strážili naši mladí hrdinovia sverené im záhrady. Pred kolibou horieval každý večer ohník, v kolibe bola slama a pokrovce, kde sa potom chlapci uložili.</text:span></text:span></text:p>
        <text:p text:style-name="P14"><text:span text:style-name="CharStyle10"><text:span text:style-name="T20">Daňo v izbe nechcel; toto mu bola aspoň čias­točná vynáhrada za salaš a za ten celý život tam von, plný poézie.</text:span></text:span></text:p>
        <text:p text:style-name="P14"><text:span text:style-name="CharStyle10"><text:span text:style-name="T20">Ku chlapcom prišiel „vartovať</text:span></text:span><text:span text:style-name="CharStyle10"><text:span text:style-name="T3">“</text:span></text:span><text:span text:style-name="CharStyle10"><text:span text:style-name="T20"> i sused kraviar; hovoril zlý svet, že obyčajne ku koncu l</text:span></text:span><text:span text:style-name="CharStyle10"><text:span text:style-name="T3">e</text:span></text:span><text:span text:style-name="CharStyle10"><text:span text:style-name="T20">ta mal „vartáš</text:span></text:span><text:span text:style-name="CharStyle10"><text:span text:style-name="T3">“</text:span></text:span><text:span text:style-name="CharStyle10"><text:span text:style-name="T20"> viac jabĺk ako sám pán farár, a to všetko vyberané. Nuž a za čože by bol vartášom, keby ne­myslel na seba a na svoje deti? I tu sa našla príležitosť, aby Daňo robil experimenty so zápalnými látkami: keď nie inšie, tak vzal balík zápaliek, za­paľoval po jednej a podkladal pod strechu koliby, ktorej jednotlivé slamky s ú</text:span></text:span><text:span text:style-name="CharStyle10"><text:span text:style-name="T3">ľ</text:span></text:span><text:span text:style-name="CharStyle10"><text:span text:style-name="T20">ubou podpaľoval. Ak chcelo ďalej horieť, Daňo zadúchol a šiel so zapaľovaním ďalej. To on robil i ležiačky, nepomyslel na dosah týchto pokusov, na následky, ktoré z to­ho mohly pôjsť. On ako by rozkoš nachodil v za­hrávaní sa so smrťou alebo vôbec s nebezpečen­stvom. Inšia hra ho netešila. Netušil, že po rokoch odohrá sa tu na Končistej tragédia, ktorej predo­hra bola podobne nevinná, ale koniec smutný a osudný pre piatich mládenčekov a ich rodiny. Pásli oni tam volky a jedného večera nakládli si pred kolibu ohník, boli veselí, a keď už besedovanie zunovali, ľahli si do koliby. Strecha koliby však bola ťažká, ešte zeme si boli na ňu nanosili, ale koly, na ktorých strecha spočívala, slabé, a tak, kým chlapci spali, strecha sa zvalila na nich a zapálila. Len dvom sa podarilo vytiahnuť so zdra­vými údmi, jedného ešte našli živého, ale strašne popáleného, takže o dva týždne zomrel, ale dvaja zhoreli na uhoľ. Ako ľahko mohlo sa stať podobné i našim. No Daňo bol </text:span></text:span><text:soft-page-break/><text:span text:style-name="CharStyle10"><text:span text:style-name="T20">bezstarostný a spal tvrdo, a Janko, ten vedel, že keď oni spia, príde p. farár v noci a díva sa na nich i zakryje spiaceho syná­čika, aby za studenej noci neprechladol.</text:span></text:span></text:p>
        <text:p text:style-name="P14"><text:span text:style-name="CharStyle10"><text:span text:style-name="T20">Videl to Janko, keď jednej noci bezsenne krčil sa pod svojím pokrovčekom. Rozčúlil ho večerný rozhovor, ktorý sa točil zväčša okolo dobrodruž­stiev Jánošíkových a iných smelých hôrnych chlap­cov. Ešte vtedy žil i Dovec na Štítnickej doline a nebodaj poznali ho i naši pastieri a valasi osobne, lebo mu chýr išiel po celej stolici. Jankova myseľ, zamestnaná početnými povesťami, predstavovala si hory naše obývané týmito postrannými chlapmi, ktorým sa protivilo každé poslúchanie, každý zá­kon a ktorí na vrchnosť hádzali frčky.</text:span></text:span></text:p>
        <text:p text:style-name="P14"><text:span text:style-name="CharStyle10"><text:span text:style-name="T20">Ticho bolo dookola. Oheň nehorel, len z malej pahreby žiarilo niekoľko uhlíkov. Starý Pleva si už bol dávno odbavil svoju povinnosť na veži: odtrúbil desiatu, zazvonil a ťažkým, hrmotným krokom sišiel po planých schodoch veže do dediny, kde ešte dakoľko ráz opakoval trúbenie. Potom zatíchol. Pravdepodobne leží dakde na podstienke školskej a čaká, kým budú hodiny biť jedenástu, a možno, že driemota príde naň a on odspí i pol­noc. Jedna — dve hodiny — a to ešte v noci — na dedine sem-ta.</text:span></text:span></text:p>
        <text:p text:style-name="P14"><text:span text:style-name="CharStyle10"><text:span text:style-name="T20">Keby sa nebál, sobral by sa Janko a šiel by do­mov, ale je do školy ďaleko a musel by ísť blízko</text:span></text:span><text:span text:style-name="CharStyle20"><text:span text:style-name="T20"> </text:span></text:span><text:span text:style-name="CharStyle10"><text:span text:style-name="T20">toho miesta, kde nedávno mládenci zabili svojho kamaráta, lebo ho jedna dievka radšej mala ako iných. A vravia </text:span></text:span><text:span text:style-name="CharStyle10"><text:span text:style-name="T3">ľ</text:span></text:span><text:span text:style-name="CharStyle10"><text:span text:style-name="T20">udia, že ho ešte i teraz tam vídať — ktože vie — pravda to nemusí byť, ale predsa by azda aj darmo nevraveli. Daňo sa tomu len smeje, ten by sa nebál, ani čo by mu bolo ísť o pol­noci na cintorín. I teraz spí, len tak odfukuje. Slabý vetrík šelestí konárikmi stromov a chladí rozpálené čielko chlapcovo. Na nebi svieti tisíce a tisíce hviezd, a čím dlhšie sa dívaš na ne, </text:span></text:span><text:soft-page-break/><text:span text:style-name="CharStyle10"><text:span text:style-name="T20">tým milšie ti je ich jasné trblietanie. Vtom počuť kro­ky blížia sa; kroky mužské, ťažké, Janko sa schúli a len jedným očkom sa díva k otvoru koliby. Pred kolibou zastane pán farár. Zohne sa a rukou siahne na odpočívajúce postavy. Daňo odhodil pokr</text:span></text:span><text:span text:style-name="CharStyle10"><text:span text:style-name="T3">ov</text:span></text:span><text:span text:style-name="CharStyle10"><text:span text:style-name="T20">ec a tým teraz otec pozorne zakrýva postavu chlapcovu. I pahrebu odhrabal, zasypal, aby sa ne­zapálilo dačo od nej. A keď troška postál, poob­zeral, odišiel nočný hosť od koliby zasa nazpät, a Janko, ako by sprostený úplne bázne a strachu, teraz už zaspal.</text:span></text:span></text:p>
        <text:p text:style-name="P14"><text:span text:style-name="CharStyle10"><text:span text:style-name="T20">Len raz ich zobudí vojenný, víťazný krik Imrov: „Chlapci, hor’ sa, tu je zbojník, už ho mám!“ Chlapci poskákali ani strely a hnali sa hore sadom nad Kapitánku, kde Imro „vartoval“. Nazdali sa, že ktovie koho Imro chytil — a tu ti on drží v ru­kách postavičku malého mrzáka „Grblika“. </text:span></text:span><text:span text:style-name="CharStyle10"><text:span text:style-name="T3">I</text:span></text:span><text:span text:style-name="CharStyle10"><text:span text:style-name="T20">ste chudák nevládal utekať, kým jeho kamaráti popchli kade ľahšie, on sa dal lapiť, lebo nevládal zaska­kovať tak ako oni. Daňov</text:span></text:span><text:span text:style-name="CharStyle10"><text:span text:style-name="T31">i</text:span></text:span><text:span text:style-name="CharStyle10"><text:span text:style-name="T20"> sa toto víťazstvo na­skrze nepáčilo, ale čože robiť: nepriateľ je nepria­teľ, treba ho zajať, alebo aspoň urvať dáku trofej, čo len kabaničku! A tak potom s kabaničkou Grblikovou tiahli oni víťazoslávne dolu do dediny. Pravdepodobne kabaničku nevymenili za vojennú vynáhradu, bo matka Grblikova ešte hrešila, že veď ovocie Pán Boh pre všetkých ľudí požehnal a že čo z toho majú takú drahotu robiť, tých dru­hých bol celý regiment, — ale čože, keď vedeli utekať!</text:span></text:span></text:p>
        <text:p text:style-name="P14"><text:span text:style-name="CharStyle10"><text:span text:style-name="T20">Jedného rána zavítal pán kmotor Hrebenda do školy. Už dávnejšie nebolo ho vidieť: cestoval a roz­nášal knihy po Slovensku. Doniesol pozdravy a no­vinky so všetkých strán: z Liptova, zo Zvolena, z Novohradu. Vítaný bol srdečne ako vždy a aj on sa privďačil, čím mohol: tentoraz doniesol v šatôčke, už síce nebárs čistej, zaviazaný uzlík a v ňom mak! Vedel, že pani kmotra maku nemá, nuž donie­sol, že </text:span></text:span><text:soft-page-break/><text:span text:style-name="CharStyle10"><text:span text:style-name="T20">bude aspoň raz na rezance! Darček vďačne prijali a odložili a hosťa, ako sa náleží, uhostili. Za­baviť sa on však nechcel, prišiel on zavolať šar­vancov (a kto sa k nim pripojí) na výlet na </text:span></text:span><text:span text:style-name="CharStyle10"><text:span text:style-name="T3">Š</text:span></text:span><text:span text:style-name="CharStyle10"><text:span text:style-name="T20">áštie. Tento vrch ho vždy veľmi vábil, hoci nevidel, ale on cítil sa tam hore tak voľno a blažene. Vedel on cestu celkom dobre, i teraz ešte stojí jeden dub, kde na svojej ceste odpočíval, a ten dub menuje ľud dubom Hrebendovým. Nestačil svoj plán ozná­miť, už ho chlapci s jasotom aj prijali, a berúc kapsičky, pakovali, čo mali: kúsok chlebíka, sla­ninky alebo bryndzu na cestu. A horliv</text:span></text:span><text:span text:style-name="CharStyle10"><text:span text:style-name="T15">e</text:span></text:span><text:span text:style-name="CharStyle10"><text:span text:style-name="T20"> obklopili slepého starca, pretekali sa o jeho priazeň, s kto­rou podá ruku jednému alebo druhému. Zdanliv</text:span></text:span><text:span text:style-name="CharStyle10"><text:span text:style-name="T32">e</text:span></text:span><text:span text:style-name="CharStyle10"><text:span text:style-name="T3"> </text:span></text:span><text:span text:style-name="CharStyle10"><text:span text:style-name="T20">viedli ho oni, ale v skutočnosti viedol ich on.</text:span></text:span></text:p>
        <text:p text:style-name="P14"><text:span text:style-name="CharStyle10"><text:span text:style-name="T20">„Pustíme sa krížom cez Rúbanku.“</text:span></text:span></text:p>
        <text:p text:style-name="P14"><text:span text:style-name="CharStyle10"><text:span text:style-name="T20">Nebolo treba našim šarvancom dva razy pove­dať: „Poďme krížom Rúbankou.“ Oni už vedeli a rezko zaberali vyšliapaným chodníčkom. Ktorý mal valašku, pýšil sa ňou a sotínal letorasty jelší ved</text:span></text:span><text:span text:style-name="CharStyle10"><text:span text:style-name="T3">ľ</text:span></text:span><text:span text:style-name="CharStyle10"><text:span text:style-name="T20">a chodníka; keď tých nebolo, aspoň kde akú hlavičku kolociera. A čo nemali valašku, to pa­ličkou dupkali na tvrdú skalnatú pôdu a vyska­kovali vopred, zase nazpät k slepému svojmu vod­covi.</text:span></text:span></text:p>
        <text:p text:style-name="P14"><text:span text:style-name="CharStyle10"><text:span text:style-name="T20">Imro a Janko zo školy ako „km</text:span></text:span><text:span text:style-name="CharStyle10"><text:span text:style-name="T3">ot</text:span></text:span><text:span text:style-name="CharStyle10"><text:span text:style-name="T20">r</text:span></text:span><text:span text:style-name="CharStyle10"><text:span text:style-name="T3">íč</text:span></text:span><text:span text:style-name="CharStyle10"><text:span text:style-name="T20">kovia“ a horliví ctitelia starého kmotríka, tiež čitatelia kníh básnikových, držali sa viac vedľa neho, hoci aj im žilky hraly a pôda pod nohami ako by ho­rela. Imro, študent, mal už len niekoľko dní v</text:span></text:span><text:span text:style-name="CharStyle10"><text:span text:style-name="T32">a</text:span></text:span><text:span text:style-name="CharStyle10"><text:span text:style-name="T20">kácií, a preto rád užil tento čas na výlet taký krásny. Janko vo svojich čistých bielych nohavič­kách z činovate, ktorú usilovná mamika sama natkala a hábky ušila, nestaral sa ešte o školu a rád bol, keď mu donát neprišiel na rozum.</text:span></text:span></text:p>
        <text:p text:style-name="P14"><text:span text:style-name="CharStyle10"><text:span text:style-name="T20">Raňajšia hmla valila sa dolu do doliny, ako by prchala pred víťazom, prebúdzajúcim sa k životu a panstvu. Lúče slniečka kúpaly sa v rose drobnej trávy a </text:span></text:span><text:soft-page-break/><text:span text:style-name="CharStyle10"><text:span text:style-name="T20">niekoľkých kvietkov. Skaly, od vekov tu nav</text:span></text:span><text:span text:style-name="CharStyle10"><text:span text:style-name="T3">áľa</text:span></text:span><text:span text:style-name="CharStyle10"><text:span text:style-name="T20">né, nikým nehýbané, machom obrastené, stlaly sa chodníkom a vedľa neho chodník viedol miernym svahom na juhovýchod poza Temeno, ktoré obíde, aby sa obrátil na severovýchod. Tak im to povedal a ukázal palicou staručký slepec.</text:span></text:span></text:p>
        <text:p text:style-name="P14"><text:span text:style-name="CharStyle10"><text:span text:style-name="T20">Starec stúpal rezko, ale opatrne. Vedel on tieto chodníčky, ale sám by prirodzene ísť nebol mohol. Mal pri sebe nielen malých kamarátov, ale i dobrú pomoc v podobe palice, ostrým koncom opatrenej.</text:span></text:span></text:p>
        <text:p text:style-name="P14"><text:span text:style-name="CharStyle10"><text:span text:style-name="T20">Na boku mal remennú kapsu a v nej kto zná čo všetko! Azda vzácne knihy, alebo listiny, ruko­pisy, aké dostal alebo roznášal na cestách svojich. I teraz — aspoň Janko to tušil — má náš starý pri sebe knižku, vzťahujúcu sa na Šáštie a okolité vrchy. A už sa tešil Janko tomu, čo počuje roz­právať o našom okolí.</text:span></text:span></text:p>
        <text:p text:style-name="P14"><text:span text:style-name="CharStyle10"><text:span text:style-name="T20">A ako stúpali hore, tak stúpalo i slniečko a hmly stratily sa celkom. Chlapcom začínalo byť teplo, i hlásil sa smäd a tak začal kdektorý vyťahovať hrušku alebo jabĺčko. Čo aká „šemendia“ bola teraz dobrá. V takom veku nevyberajú chlapci len samé „marianky</text:span></text:span><text:span text:style-name="CharStyle10"><text:span text:style-name="T1">“</text:span></text:span><text:span text:style-name="CharStyle10"><text:span text:style-name="T20"> a maslovky, dobrá je i „ovsianka“, a keď tej niet, i hniličk</text:span></text:span><text:span text:style-name="CharStyle10"><text:span text:style-name="T3">a</text:span></text:span><text:span text:style-name="CharStyle10"><text:span text:style-name="T20"> alebo i plánka, taká ako hánka. Ta ďalej už začali sa obzerať, kde si oddýchnu. Starík, ako by uhádol tajné túžby chlapcov, riekol:</text:span></text:span></text:p>
        <text:p text:style-name="P14"><text:span text:style-name="CharStyle10"><text:span text:style-name="T20">„Tamto, bračekovci, pod tým bukom budeme oddychovať.</text:span></text:span><text:span text:style-name="CharStyle10"><text:span text:style-name="T1">“</text:span></text:span><text:span text:style-name="CharStyle10"><text:span text:style-name="T20"> A skutočne, na kraji malej húšťavy rozkladal svoje krivé konáre starý buk. Predošle mylne bolo napísané, že to bol dub. Duby v tom kraji nerastú.</text:span></text:span></text:p>
        <text:p text:style-name="P14"><text:span text:style-name="CharStyle10"><text:span text:style-name="T20">Chlapci s jasotom prebehli čistinkou, ktorá ich od toho vyžiadaného miesta delila. Hneď sa začali rozkladať v tráve a po skalách, machom obrastených. Poshadzovali kapsičky a neboli by dbali tu ukojiť hlad, zobudený čerstvým povetrím a rezkým </text:span></text:span><text:soft-page-break/><text:span text:style-name="CharStyle10"><text:span text:style-name="T20">pohybom. Ale v tom im zabránil ich vodca, ho­voriac:</text:span></text:span></text:p>
        <text:p text:style-name="P14"><text:span text:style-name="CharStyle10"><text:span text:style-name="T20">„Pamätajte, chlapci, že je deň dlhý a cesta pred nami ďaleká.“ — „Ale my sme už hladní,</text:span></text:span><text:span text:style-name="CharStyle10"><text:span text:style-name="T1">“</text:span></text:span><text:span text:style-name="CharStyle10"><text:span text:style-name="T20"> pro­testovali niektorí.</text:span></text:span></text:p>
        <text:p text:style-name="P14"><text:span text:style-name="CharStyle10"><text:span text:style-name="T20">„Zajedzte si po kúsku, len toľko, čo ukojíte hlad, inšie odložte na obed. A smädilo by vás, vody tu niet, len pod samým vrchom na žľaboch.</text:span></text:span><text:span text:style-name="CharStyle10"><text:span text:style-name="T3">“ </text:span></text:span><text:span text:style-name="CharStyle10"><text:span text:style-name="T20">Chlapci poslúchli a túlili sa k starcovi. On sa obrá­til na sever a palicou ukázal v tom smere. „Tam leží Blatinec. Odtiaľto vidieť jeho boží chrám.“</text:span></text:span></text:p>
        <text:p text:style-name="P14"><text:span text:style-name="CharStyle10"><text:span text:style-name="T20">S výkrikom radosti prisvedčili chlapci, že ho vidia.</text:span></text:span></text:p>
        <text:p text:style-name="P14"><text:span text:style-name="CharStyle10"><text:span text:style-name="T20">„A táto úboč, čo sa tiahne odtiaľto a svrchu dolu ponad Blatinec, Ľadovo a Korymovo, pamät­ná je tým, že tu plienili Tatári a konečne boli i zahnatí. Tou stranou i dolu ku Hriš</text:span></text:span><text:span text:style-name="CharStyle10"><text:span text:style-name="T3">ovej</text:span></text:span><text:span text:style-name="CharStyle10"><text:span text:style-name="T20"> boly, ba ešte i sú jamy a jaskyne, kde sa skrývali naši kres­ťanskí predkovia pred tými krvilačnými psohlavcami.“</text:span></text:span></text:p>
        <text:p text:style-name="P14"><text:span text:style-name="CharStyle10"><text:span text:style-name="T20">„Prravda je!“ zvolal Samko z jatky. „Ja som videl takú dierrru. Korrrytovci sýpajú do nej krrompele.“</text:span></text:span></text:p>
        <text:p text:style-name="P14"><text:span text:style-name="CharStyle10"><text:span text:style-name="T20">Daňo sa tiež ohlásil: „Mamovka rozprávali, že keď sa tí psohlavci oborili na tento kraj, pustošili a drancovali, kde čo našli. Ľud sa pokryl do dier a jaskýň, i tamto na Hradovú a do toho kosto­líka, čo je taký nedostupný pre toho, čo nevie o ňom. Len jednu dievku chytili a tú prinútili, aby vyvolala tých druhých. A ona volala: Mara, Zuza, Mišo, Jano, poďte, už psohlavci odišli! Tí sa dali vyvábiť a vyklamať a potom ich tí psohlavci po­chytali a pobili!“</text:span></text:span></text:p>
        <text:p text:style-name="P14"><text:span text:style-name="CharStyle10"><text:span text:style-name="T20">„Tu vidíte, bračekovci, príklad, že čo nemôže nepriateľ, bárs aký ukrutný a mocný, to vykoná zrada. Preto varujte sa zrady. Sami nezraďte svojeť, svoju vlastnú krv, nepotupte mater svoju.“</text:span></text:span></text:p>
        <text:p text:style-name="P14"><text:soft-page-break/><text:span text:style-name="CharStyle10"><text:span text:style-name="T20">Chlapci ticho sedeli. Daňov</text:span></text:span><text:span text:style-name="CharStyle10"><text:span text:style-name="T15">e</text:span></text:span><text:span text:style-name="CharStyle10"><text:span text:style-name="T20"> oči uprely sa na staríka s porozumením a súhlasom. Jeho charak­ter, sám od seba neprístupný podlosti, upevňoval sa podobnými príkladmi a rozjímaním.</text:span></text:span></text:p>
        <text:p text:style-name="P14"><text:span text:style-name="CharStyle10"><text:span text:style-name="T20">„Na svete soužení míti budete,“ citoval potom básnik-prorok, ako by cítil, že toto proroctvo jeho vyplní sa doslovne na tomto teraz malom a útlom chlapcovi a za ním na nejednom mladíkovi, čo nechcel spáchať zradu krvi.</text:span></text:span></text:p>
        <text:p text:style-name="P14"><text:span text:style-name="CharStyle10"><text:span text:style-name="T20">Po tom občerstvení vstali a pobrali sa ďalej. Chodník stával sa čím diaľ, tým strmším, namáha­vejším. Hlbokými výmoľmi driapali sa po skalách, ktoré, pokryté lístím, tvorily neistú stupaj nohám, i tak unaveným.</text:span></text:span></text:p>
        <text:p text:style-name="P14"><text:span text:style-name="CharStyle10"><text:span text:style-name="T20">„Ako v rozprávke: ideme starými horami, rúdnymi cestami,“ povedal Janko. Skutočne, také staré chodníky v tichej hôrnej samote nevdojak privodia náladu poviestkovú a človek mimovoľne poddáva sa akémusi kúzlu, ako by vyzeral a čakal, odkiaľ sa zjaví dajaký lesný duch alebo víla.</text:span></text:span></text:p>
        <text:p text:style-name="P14"><text:span text:style-name="CharStyle10"><text:span text:style-name="T20">Konečne prišli k žľabom, kde ich čakala „voda ako oheň“. Čistá ako kryšt</text:span></text:span><text:span text:style-name="CharStyle10"><text:span text:style-name="T3">á</text:span></text:span><text:span text:style-name="CharStyle10"><text:span text:style-name="T20">l, čerstvá ako ranná rosa. Napili sa naši výletníci do chuti, ej, veď oni vedeli oceniť dobrú vodu, a jeden z nich, porov­návajúc kapitánku s touto, povedal, že je kapi­tánka dcérou tejto tu a povedal čosi. Potom sa pobrali ďalej. Nebolo už ďaleko na vrch, ale táto malá hodinka bola najťažšia, tento kúsok cesty najteplejší. Býva to i na cestách života tak, že púťou k určenému cieľu je posledný kúsok naj­ťažší. Dochodili na vrch. Cez riedke stromy pre­zeralo nebo, obzor na východe sa rozširoval. Chlapci, vidiac sa blízko pri cieli, popchli, a po­smeľujúc sa, rozbehli sa, ktorý skorej príde na vrch.</text:span></text:span></text:p>
        <text:p text:style-name="P14"><text:span text:style-name="CharStyle10"><text:span text:style-name="T20">„Chlapci, borrovnice!“ kričal Samko a na ten po­vel vrhli sa šarvanci v tú stranu, kde sa už zjavily malé kopčeky, pokryté čučoriedkami, v tomto kraji borovnicami </text:span></text:span><text:soft-page-break/><text:span text:style-name="CharStyle10"><text:span text:style-name="T20">zvanými. Začali si chlapci pochutná­vať na chutnom ovocí, ba, ako boli unavení, priamo posadali do nich, aby sa lepšie popásli. Po chvíli niesly ruky, ústa a zuby stopy požitého ovo­cia, nielen tieto údy, ale, ó, hrôza, Jankove biele nohavičky, ako vstal z borovničia, vyzeraly husto bodkami posiate. Prekvapený a trošku i zarmútený a zahanbený Janík obzeral si ozdobené (Milka by bola povedala, že „vypucované“) nohavičky. Tem­ná obava skrsl</text:span></text:span><text:span text:style-name="CharStyle10"><text:span text:style-name="T15">a</text:span></text:span><text:span text:style-name="CharStyle10"><text:span text:style-name="T20"> v ňom: čo povedia mamika a či sa to dá vyprať? Kto má škodu, o posmech sa nech nestará, i tu tak, kamaráti smiali sa — a po chvíli smial sa i on s nimi — kráčajúc za vodcom k py­ramíde. Dosia</text:span></text:span><text:span text:style-name="CharStyle10"><text:span text:style-name="T3">ľ</text:span></text:span><text:span text:style-name="CharStyle10"><text:span text:style-name="T20">, ako dosiaľ by boli chlapci len ta potrafili, ale na tomto ohromnom priestranstve, na tejto širočiznej pláni, voči tým tmavým horám a vrchom by sa neboli vyznali. No vyznal sa ich slepý vodca. Zastal a ukázal palicou, povedal: tamto má byť pyramída. A tam bola. Prišli tým smerom ku hromade skál, ktorú inžinieri boli tam zanechali. Tu má byť prostriedok vrchu. Blízko pyramídy složili sa naši výletníci, chlapci hneď chceli oheň klásť, ba boli by kde aký suchý krík podpaľovali, ale opatrný vodca bránil tomu, lebo ľahko bolo by sa mohlo prihodiť nešťastie.</text:span></text:span></text:p>
        <text:p text:style-name="P14"><text:span text:style-name="CharStyle10"><text:span text:style-name="T20">Vybral teda miesto na vatru sám a dovolil chlapcom, aby doniesli dreva i rozložili oheň. Ale že ešte nebolo poludnie, neobedovali. Starík i tým napomínal chapcov k miernosti a k trpezlivosti. Povedal im, že je nie radno na cestách a výletoch mnoho jesť, lebo tým obťažuje sa človek a činí si postup ťažším. Taktiež neradno je piť z každej vody, ktorú vidíme; vôbec čím menej potravy a nápoja berie človek k sebe, tým bystrejší je do chôdze. To on skusoval na sebe, keď celé dni pu­toval na cestách svojich.</text:span></text:span></text:p>
        <text:p text:style-name="P14"><text:span text:style-name="CharStyle10"><text:span text:style-name="T20">Do obeda išli si radšej výhľad pozrieť. Zaviedol starček svojich kamarátov na bod, </text:span></text:span><text:soft-page-break/><text:span text:style-name="CharStyle10"><text:span text:style-name="T20">odkiaľ vidno Tatry. Na severovýchod od čistého, modravého vzduchu vypínajú sa velikáni Tatier v sivom, ka­mennom rúchu, na temenách lysých biele čiapky snehu. Chlapci, ako videli Tatry, zajasali: „Tatry, Tatry!“</text:span></text:span></text:p>
        <text:p text:style-name="P14"><text:span text:style-name="CharStyle10"><text:span text:style-name="T20">„To tam je Kriváň!“ kričí Daňo a jeho čierne oči blýskajú radosťou.</text:span></text:span></text:p>
        <text:p text:style-name="P14"><text:span text:style-name="CharStyle10"><text:span text:style-name="T20">„Áno, ten je Kriváň,“ dotušil básnik a pome­noval za ním všetky druhé končiare s takou urči­tosťou, ako by bol len videl alebo znal ich z vi­denia. Od Tatier obrátil sa ďalej smerom na vý­chod a tu rozkladaly sa bližšie i ďalšie vrchy. Krá­ľova hoľa, Kohút, a toto, hľa, kde strmia tie biele skaly, to je Muránsky zámok. A o tomto slávnom hrade rozprával im i teraz, i potom pri ohníku, kde sedeli a piekli slaninku, podivné histórie. Znal dejiny toho zámku a jeho pánov i z počutia, ale najviac „dočítal“ sa z knihy, ktorú napísal Sa­mo Tomášik pod názvom: „Pamäti jelšavské a mu­ránske“ a ktorú doniesol i sem, aby si dal prečítať. Najviac predčítaval mu Janko zo školy. Mal hodnú zásobu kníh v stole, ktorý odtisol, keď chcel vziať knihu, a vediac, kde ktorá leží, vyňal tú, čo chcel, a povedal: „Túto, kmotríčku, na tejto strane to stojí, nože mi to prečítajte.“ A keď mu i ne­skoršie teň istý kmotríček doniesol novú knihu, on vzal ju zbožne do rúk a povedal:</text:span></text:span></text:p>
        <text:p text:style-name="P14"><text:span text:style-name="CharStyle10"><text:span text:style-name="T20">„</text:span></text:span><text:span text:style-name="CharStyle10"><text:span text:style-name="T3">Nú</text:span></text:span><text:span text:style-name="CharStyle10"><text:span text:style-name="T20">dzteže sem, nech ju </text:span></text:span><text:span text:style-name="CharStyle10"><text:span text:style-name="T3">vidím</text:span></text:span><text:span text:style-name="CharStyle10"><text:span text:style-name="T20">.“ To videnie pozostávalo z toho, že ju jemnými prstami svojimi a so všetkých strán pozorne ohmatal. I tu na vrchu rozprával im, že za dávnych časov cesty neviedly dolinami, lebo tam boly močiare a húštiny neschod­né, ale, hľa, tadeto vrchom viedla cesta od Fiľa­kova na Muráň a tak ďalej. Tadeto chodil Vešelín, tadeto viedol tých „vojínov“ svojich, čo za onej pamätnej noci dobyli hrad Muráň, vlastne tiež len zradou. Odtiaľto ta dolu do doliny boly hory, pralesy. Kostol hrišovský je z toho dreva posta­vený, ktoré tu rástlo. A bola tam na </text:span></text:span><text:soft-page-break/><text:span text:style-name="CharStyle10"><text:span text:style-name="T20">konci dediny píla, i hovorí sa, že tá osada okolo nej bola star­šia než sám Blatinec. Ale to je nie na uverenie a ničím nepotvrdené.</text:span></text:span></text:p>
        <text:p text:style-name="P14"><text:span text:style-name="CharStyle10"><text:span text:style-name="T20">A zase ďalej napravo ukazoval a pomenoval náš slepec všetky doliny a v nich posiate dedinky, a aby to chlapci skutočne poznali, opísal každú, ako asi vyzerá. Ztadia</text:span></text:span><text:span text:style-name="CharStyle10"><text:span text:style-name="T3">ľ</text:span></text:span><text:span text:style-name="CharStyle10"><text:span text:style-name="T20">to je výhľad uchvacujúci až na Matru. Ukázal im smer, kde tečie Dunaj, odkiaľ pochodí to príslovie: „Vtedy dobre na šuhaja, keď zahrmí od Dunaja!“ To znamená, že v lete, keď chlapci pasú po vrchoch, prichodia búrky z toho kúta od Dunaja. A potom im ukázal vrchy Novo­hradské, Zvolenské — na západ, kde leží povestná „Poľana“, zasa ďalej charakteristický, jánošíkov­skými povesťami obotkaný Vepor. Konečne Brez­nianske hole a tu v popredí blatinské vrchy, medzi nimi, hľa, Hradová, ako malý kopec, na ktorý ako z rozmarnej hry čiasi ruka položila kamenný štvorhran. Všetko je odtiaľto také malé a chatrné, a predsa také krásne. Duch okreje, cíti sa vyvý­šený nad nízkosť tej hrudy, o</text:span></text:span><text:span text:style-name="CharStyle10"><text:span text:style-name="T3">páj</text:span></text:span><text:span text:style-name="CharStyle10"><text:span text:style-name="T20">a sa kúzlom širo­kej, večne krásnej a od vekov nestarnúcej prírody. Ľudia sa umárajú za cudzími krajinami, podni­kajú cesty nákladné, aby videli cudzie vrchy a ni­vy, a medzitým nepoznajú svoj kraj, svoju otčinu. Nielen že ju nepoznajú, ale často nepriznávajú sa k nej, ako sa hanbili za mater svoju vlastnú, a t</text:span></text:span><text:span text:style-name="CharStyle10"><text:span text:style-name="T3">í </text:span></text:span><text:span text:style-name="CharStyle10"><text:span text:style-name="T20">sú skutočne, ako Kollár hovorí, ako „deti, do studnice, z nejž sa napili, hádzejíce kamen</text:span></text:span><text:span text:style-name="CharStyle10"><text:span text:style-name="T15">í</text:span></text:span><text:span text:style-name="CharStyle10"><text:span text:style-name="T20"> a smeti“.</text:span></text:span></text:p>
        <text:p text:style-name="P7"><text:span text:style-name="CharStyle10"><text:span text:style-name="T32"/></text:span></text:p>
        <text:p text:style-name="P12"><text:span text:style-name="CharStyle10"><text:span text:style-name="T32"/></text:span></text:p>
        <text:p text:style-name="P10"><text:span text:style-name="CharStyle10"><text:span text:style-name="T20">ZVON „GALANŠI“; MIŠOVO DOBRODRUŽSTVO.</text:span></text:span></text:p>
        <text:p text:style-name="P14"><text:span text:style-name="CharStyle10"><text:span text:style-name="T20"/></text:span></text:p>
        <text:p text:style-name="P25"><text:span text:style-name="CharStyle10"><text:span text:style-name="T20">Odjakživa nemajú chlapci milšej zábavy, ako driapať sa na vežu a ku zvonom. </text:span></text:span><text:soft-page-break/><text:span text:style-name="CharStyle10"><text:span text:style-name="T20">Zvony a ich čudes­ná hudba, zunenie a dunenie, to ich vábi a púta. Sotvaže malý dedinský </text:span></text:span><text:span text:style-name="CharStyle10"><text:span text:style-name="T3">f</text:span></text:span><text:span text:style-name="CharStyle10"><text:span text:style-name="T20">afrnok zamenil vigáň s no­havičkami, prípadne s gatkami, už sa štverá hore krkolomnými schodmi na vežu a len s krikom a plačom povoľuje, keď ho matka alebo pestúnka odtrhne od veže. Naši chlapci poznali zvony hrišovské ako svoj vaček. A to nie je málo povedané: vaček takého šuhaja obsahuje rozličné zaujímavé veci. Napríklad, pozrime, čo skrýva Jankov vaček:</text:span></text:span><text:span text:style-name="CharStyle20"><text:span text:style-name="T20"> </text:span></text:span><text:span text:style-name="CharStyle10"><text:span text:style-name="T20">tu je nožík, sopá</text:span></text:span><text:span text:style-name="CharStyle10"><text:span text:style-name="T3">r</text:span></text:span><text:span text:style-name="CharStyle10"><text:span text:style-name="T20"> klincov, väčších i menších, kus špagátu, farbisté skielka, zlomok prizmy z kostol­ného lustra, staré i nové (týchto veľmi málo) krajciare, šatka, o ktorej nemožno riecť, že by bola čistá, chlp konopí a v kabáte sväzok husacích pier, o ktoré orabovali on a jeho spoločníci nevinné husi (oni to menovali „kaštrovaním“), keď sa pod ochranou pastierok p</text:span></text:span><text:span text:style-name="CharStyle10"><text:span text:style-name="T3">ás</text:span></text:span><text:span text:style-name="CharStyle10"><text:span text:style-name="T20">ly tu na lúčke. Daňo mal ešte okrem menovaných vecí i kremeň a ocieľku, kus dohánu, zápalky a často i kapslík. Potom ešte i šváb, ktorý vzal otcovi, keď včely vykadil. V ča­se, keď navštevovali školu, rozmnožil sa tento sú­kromný majetok ešte i o ceruzky, gri</text:span></text:span><text:span text:style-name="CharStyle10"><text:span text:style-name="T3">fl</text:span></text:span><text:span text:style-name="CharStyle10"><text:span text:style-name="T20">e a kriedu.</text:span></text:span></text:p>
        <text:p text:style-name="P14"><text:span text:style-name="CharStyle10"><text:span text:style-name="T20">A tak chlapci, poznajúc zvony, zachodili s nimi ako so svojimi kamarátmi. Spomenuli sme už, že za najvyššie dovolenie Mišovo, zvoniť na večer, platil Janko hotovým, zväčša chlebom, lebo ten bol Mišov najlepší kamarát.</text:span></text:span></text:p>
        <text:p text:style-name="P14"><text:span text:style-name="CharStyle10"><text:span text:style-name="T20">Že im to bolo zakázané? Práve preto ich to vá­bilo ta hore. Nemali väčšieho pôžitku, ako keď rozkývali stredný a on im „galanšal“, to vždy po prestávke, ako odzvonili, zasa začali a zvon im spravil po vôli.</text:span></text:span></text:p>
        <text:p text:style-name="P14"><text:span text:style-name="CharStyle10"><text:span text:style-name="T20">Ale pán farár nemal horšieho, ako túto hru so zvonmi. Jeho takáto vytrvalá hra doniesla často do zúrivosti. Zakazoval, trestal, všetko darmo. Zväčša však ani nepodarilo sa mu polapiť vinníkov. Najviac ak vytrpel Mišo, lebo bol v umení </text:span></text:span><text:soft-page-break/><text:span text:style-name="CharStyle10"><text:span text:style-name="T20">utekania čo najspozdilejší. Bol by azda poslúchol a nepodnikol sám od seba podobné zábavy, ale po­kušitelia boli vždy za ním a pokušenie ho našlo vždy slabého, nuž dal sa zviesť.</text:span></text:span></text:p>
        <text:p text:style-name="P14"><text:span text:style-name="CharStyle10"><text:span text:style-name="T20">Raz večer dopustili sa naši chlapci spolu s Mi­šom zasa tohto priestupku. Už na veži videli, že dnes iste dobre nebude, že dnes nebodaj neobídu suchí, preto sa ponáhľali dolu. Mišo, ten strachom nevedel ani, ako sa skotúľal dolu schodmi, ale dôveroval, že ho Daňo zastane, a preto sa po­náhľal za ním. „Neboj sa nič, Mišo môj, skryjem ťa, len sa za mnou!“</text:span></text:span></text:p>
        <text:p text:style-name="P14"><text:span text:style-name="CharStyle10"><text:span text:style-name="T20">Opatrnosť táto nebola zbytočná, lebo sotvaže chlapci zaskočili za uhol veže k lúčke, už s druhej strany stál pán farár, ozbrojený virgasom, hrozil im a poberal sa za nimi. A tentoraz hneď interpelova</text:span></text:span><text:span text:style-name="CharStyle10"><text:span text:style-name="T34">l</text:span></text:span><text:span text:style-name="CharStyle10"><text:span text:style-name="T20"> aj učiteľa, aby si s mendíkom robil po­riadok a tak obidvaja duchovní otcovia pobrali sa za vinníkmi. Učiteľ vedel síce, že „kaľfaktor“ všetkého je Daňo, lebo Janko by bol poslúchol, keď nie, bol by sa s ním porátal, ale nad Daňom on moci nemá. Jednako tentoraz bol i on nahne­vaný, a keby ich bol na skutku pristihol, bol by každý dostal svoje.</text:span></text:span></text:p>
        <text:p text:style-name="P14"><text:span text:style-name="CharStyle10"><text:span text:style-name="T20">Daňo utekal, Janko tiež nelenivý, vzal nohy na plecia, len Mišo, majúc slabé nôžky a silnejšie bruško, už pri včelíne nevládal a začal plakať tenkým, piskľavým plačom detí nenormálnych. Očervenel v tvári ako rak a puchtal ako kŕmna hus. Tu Daňo povie: „Sem sa, Mišo, do včelína, neboj sa, skryjem ťa.“ Vo včelíne bolo už viac úľov vybraté do radu, medzi včely postavil Daňo prázdny veľký d</text:span></text:span><text:span text:style-name="CharStyle10"><text:span text:style-name="T34">r</text:span></text:span><text:span text:style-name="CharStyle10"><text:span text:style-name="T20">evenák, v ktorom už dáv­nejšie včely nebývalý, lebo mal puklinu, a do to­ho vpratal Miša postojačky. V kolenách sa musel pokrčiť. Hlava by mu bola vyzerala von, ale Daňo rýchlo založil na ňu slamený vrchnák z rozo­bratého slameného ú</text:span></text:span><text:span text:style-name="CharStyle10"><text:span text:style-name="T17">ľ</text:span></text:span><text:span text:style-name="CharStyle10"><text:span text:style-name="T20">a. Mišovi bolo </text:span></text:span><text:soft-page-break/><text:span text:style-name="CharStyle10"><text:span text:style-name="T20">tesno, ledva puchtal, len dobre, že ešte tá škára tam bola, ale od strachu by sa bo</text:span></text:span><text:span text:style-name="CharStyle10"><text:span text:style-name="T3">l</text:span></text:span><text:span text:style-name="CharStyle10"><text:span text:style-name="T20"> vopchal aj do myšacej dierky, nielen do tohto úľa. Nestačil sa utíšiť a „zatajiť“, už chlapci fuk vyšnými dverami von do sadu a v tie časy nižnými pán farár a pán rechtor. Obaja ozbrojení virga</text:span></text:span><text:span text:style-name="CharStyle10"><text:span text:style-name="T3">s</text:span></text:span><text:span text:style-name="CharStyle10"><text:span text:style-name="T20">mi a rozhnevaní na tých „lotrov, šibalov nešeredných, canis ich mater“.</text:span></text:span></text:p>
        <text:p text:style-name="P14"><text:span text:style-name="CharStyle10"><text:span text:style-name="T20">„Ušli nám, kmotre, ušli zasa tí bezbožníci,“ po­vedal pán farár.</text:span></text:span></text:p>
        <text:p text:style-name="P14"><text:span text:style-name="CharStyle10"><text:span text:style-name="T20">Učiteľ sa uškrnul, lebo ho už hnev, ktorý ten­toraz nebol veľký, prechádzal.</text:span></text:span></text:p>
        <text:p text:style-name="P14"><text:span text:style-name="CharStyle10"><text:span text:style-name="T20">„Hja, domine spectabilis, tí majú lepšie nohy ako my.“ A pritom preložil fajočku z jedného kúta úst do druhého a chystal sa, že si ide zakresať.</text:span></text:span></text:p>
        <text:p text:style-name="P14"><text:span text:style-name="CharStyle10"><text:span text:style-name="T20">„Adanimam, keby som ho v taký čas dostal, rozdrapil by som toho z</text:span></text:span><text:span text:style-name="CharStyle10"><text:span text:style-name="T3">d</text:span></text:span><text:span text:style-name="CharStyle10"><text:span text:style-name="T20">...“ riekol farár. „Čo robiť? Čakať ich tu?“</text:span></text:span></text:p>
        <text:p text:style-name="P14"><text:span text:style-name="CharStyle10"><text:span text:style-name="T20">„To by bolo daromné,“ odtušil učiteľ, „tí </text:span></text:span><text:span text:style-name="CharStyle10"><text:span text:style-name="T3">s</text:span></text:span><text:span text:style-name="CharStyle10"><text:span text:style-name="T20">ú už dakde v Rúbanke a je otázka, či prídu tadet</text:span></text:span><text:span text:style-name="CharStyle10"><text:span text:style-name="T3">u</text:span></text:span><text:span text:style-name="CharStyle10"><text:span text:style-name="T20">. Veď sa oni vrátia. Ja si Janka vezmem „ad coram“, a oni nech si vezmú svojho </text:span></text:span><text:span text:style-name="CharStyle10"><text:span text:style-name="T17">D</text:span></text:span><text:span text:style-name="CharStyle10"><text:span text:style-name="T20">anka.“</text:span></text:span></text:p>
        <text:p text:style-name="P14"><text:span text:style-name="CharStyle10"><text:span text:style-name="T20">Chvíľku postáli, potom sa vrátili domov. Chlapci-previnilci prišli domov, dostali síce trest, ale nie veľký, lebo s jednej strany hnev sa už pominul, s druhej povážilo sa, že veď je to nie taký veľký priestupok, aby bol prísne stíhaný. </text:span></text:span><text:span text:style-name="CharStyle10"><text:span text:style-name="T3">O</text:span></text:span><text:span text:style-name="CharStyle10"><text:span text:style-name="T20"> Mišovi sa nazdali, že aj on už prišiel domov. Ale tomu bolo súdené prežiť tej noci ešte čudné dobrodružstvo, o akom sa jeho malému rozumčeku ani nesnívalo. V strachu, a potom omámený dusnou vôňou vos­ku a včiel, nevedel, čo sa s ním stalo. Či zdriemol a či čo. Ani to nevedel, či je noc, či deň, či bdie a či sa mu sníva, keď počul vedľa seba hlasy, a to hlasy neznáme.</text:span></text:span></text:p>
        <text:p text:style-name="P14"><text:span text:style-name="CharStyle10"><text:span text:style-name="T20">„Kotriho že si, kamarát?“ opytuje sa jeden hlas. „Počkaj, nech ich poťažkám!“ </text:span></text:span><text:soft-page-break/><text:span text:style-name="CharStyle10"><text:span text:style-name="T20">odpovedá toť dru­hý. „Aleže ho aj s podložkou chyť, aby sa ti včely nevzbúrily,“ napomína ten prvý, ktorý iste už ma</text:span></text:span><text:span text:style-name="CharStyle10"><text:span text:style-name="T3">l </text:span></text:span><text:span text:style-name="CharStyle10"><text:span text:style-name="T20">so včelami isté skúsenosti.</text:span></text:span></text:p>
        <text:p text:style-name="P14"><text:span text:style-name="CharStyle10"><text:span text:style-name="T20">„Totoť, kamarát, to je, na mou hriešnu, ako nabitý. Ten má medu okolo pol centa!“ A to vám bol ten istý drevenák, v ktorom čupel Mišo. „Pre­</text:span></text:span><text:span text:style-name="CharStyle10"><text:span text:style-name="T3">s</text:span></text:span><text:span text:style-name="CharStyle10"><text:span text:style-name="T20">tri tú plachtu, položíme ho, aby nám včely cestou galibu nerobily.“ Chlapi zodvihli úľ, položili do plachty a zaviazali. Potom ten jeden podvihol to­mu druhému </text:span></text:span><text:span text:style-name="CharStyle10"><text:span text:style-name="T3">b</text:span></text:span><text:span text:style-name="CharStyle10"><text:span text:style-name="T20">atoh na chrbát a pobrali sa.</text:span></text:span></text:p>
        <text:p text:style-name="P14"><text:span text:style-name="CharStyle10"><text:span text:style-name="T20">V tie časy sa Mišo začal preberať a zamrnčal. Chlapi, nevediac, odkiaľ ten hlas prichodí, naľa­kali sa, mysliac, že kdesi vo farskom sade straší. A preto tým rezkejšie popchli a stúpajú hore sa­dom k Rúbanke, iste dakde na salaš. Ale mrnkanie, vzdychanie a frnkanie sa opakuje.</text:span></text:span></text:p>
        <text:p text:style-name="P14"><text:span text:style-name="CharStyle10"><text:span text:style-name="T20">„Ty, Ďuro, to ti je, prisám, nie s dobrým. Veď toť úľ ako by bol živý. A voľač</text:span></text:span><text:span text:style-name="CharStyle10"><text:span text:style-name="T3">’</text:span></text:span><text:span text:style-name="CharStyle10"><text:span text:style-name="T20"> sa mi v ňom mechrí a skučí. Nach som dobrý, ak je to nie porobenina!“</text:span></text:span></text:p>
        <text:p text:style-name="P14"><text:span text:style-name="CharStyle10"><text:span text:style-name="T20">Ďura tiež nadchodil strach, lebo polnoc nie je ďaleko a odjakživa sa vraví, že vo farskom sade straší. „Tuž ale, by</text:span></text:span><text:span text:style-name="CharStyle10"><text:span text:style-name="T3">s</text:span></text:span><text:span text:style-name="CharStyle10"><text:span text:style-name="T20">ťu dade, veď s</text:span></text:span><text:span text:style-name="CharStyle10"><text:span text:style-name="T3">me</text:span></text:span><text:span text:style-name="CharStyle10"><text:span text:style-name="T20"> už von zo sadu, a to len ak mraučí, tak mraučí.“ Že by ta­kéto zvuky a ľudské hlasy od včiel pochodily, to</text:span></text:span><text:span text:style-name="CharStyle20"><text:span text:style-name="T20"> </text:span></text:span><text:span text:style-name="CharStyle10"><text:span text:style-name="T20">len nemožno veriť, veď už nejeden ú</text:span></text:span><text:span text:style-name="CharStyle10"><text:span text:style-name="T3">ľ</text:span></text:span><text:span text:style-name="CharStyle10"><text:span text:style-name="T20"> takto od­niesol a vyšvábil, a to sa mu ešte neprihodilo!</text:span></text:span></text:p>
        <text:p text:style-name="P14"><text:span text:style-name="CharStyle10"><text:span text:style-name="T20">Dosť vysoko už boli, keď zastali. A tu zreteľne počuli:</text:span></text:span></text:p>
        <text:p text:style-name="P14"><text:span text:style-name="CharStyle10"><text:span text:style-name="T20">„Jaj, jaj, jaj! Kdeže ma to nesiete? Jaj, jaj, </text:span></text:span><text:span text:style-name="CharStyle10"><text:span text:style-name="T3">j</text:span></text:span><text:span text:style-name="CharStyle10"><text:span text:style-name="T20">a</text:span></text:span><text:span text:style-name="CharStyle10"><text:span text:style-name="T3">j!“</text:span></text:span></text:p>
        <text:p text:style-name="P14"><text:span text:style-name="CharStyle10"><text:span text:style-name="T20">„Počuješ?“ šepce Ďuro. „Otrep čerta a ratuj svoju dušu!“ Ten druhý rozviazal uzol plachty, a neobzrúc ú</text:span></text:span><text:span text:style-name="CharStyle10"><text:span text:style-name="T3">ľ</text:span></text:span><text:span text:style-name="CharStyle10"><text:span text:style-name="T20">, shodili ho s chrbta a zaberali hore k salašu. Za nimi niesol sa nárek úbohého Miša a zaháňal poverčivých zbojníkov do hory.</text:span></text:span></text:p>
        <text:p text:style-name="P5"><text:soft-page-break/><text:span text:style-name="CharStyle10"><text:span text:style-name="T20"/></text:span></text:p>
        <text:p text:style-name="P10"><text:span text:style-name="CharStyle10"><text:span text:style-name="T20">„VYNALEZENIE“ PUŠNÉHO PRACHU, JARMOK A ŠKOLA.</text:span></text:span></text:p>
        <text:p text:style-name="P14"><text:span text:style-name="CharStyle10"><text:span text:style-name="T20"/></text:span></text:p>
        <text:p text:style-name="P25"><text:span text:style-name="CharStyle10"><text:span text:style-name="T20">Jeseň pokročila, ale naša dedinská mládež ešte vždy užívala zlaté dni slobody. Veď v našej dedine odjakživa zachovala sa tradícia, že sa škola začala len po blatinskom jarmoku. Vtedy mamičky predaly husi alebo plátna a za utŕžené peniaze zaodely deti svoje. Tu kupovaly i šlabikáre s kohú­tom, s ktorými potom deti hrdo a sebavedome kráčaly do školy.</text:span></text:span></text:p>
        <text:p text:style-name="P14"><text:span text:style-name="CharStyle10"><text:span text:style-name="T20">Naši šarvanci usporiadali veľké vojenské cvi­čenie vo farskom sade. Daňo, ktorý vždy unúval Srnčíka, aby ho zasvätil do umenia vojenského, viedol „mužstvo</text:span></text:span><text:span text:style-name="CharStyle10"><text:span text:style-name="T1">“</text:span></text:span><text:span text:style-name="CharStyle10"><text:span text:style-name="T20"> svoje, ozbrojené drevenými šab­ľami, puškami, kušami a zásobou </text:span></text:span><text:span text:style-name="CharStyle10"><text:span text:style-name="T3">st</text:span></text:span><text:span text:style-name="CharStyle10"><text:span text:style-name="T20">rielok. Raz, dva, raz, dva, kráčali hore sadom, a keď Daňo myslel, že sú na mieste, zvolal: holt!“ Obrátiac sa ku „chlapcom“, muštroval ich pozitúry. A veru nebol cele spokojný s nimi, lebo jeden zastal pravou, druhý ľavou nohou napred a niektoré postavy, shrbené a skrčené, neslúžily k úcte vo­jenskému stavu.</text:span></text:span></text:p>
        <text:p text:style-name="P14"><text:span text:style-name="CharStyle10"><text:span text:style-name="T20">„Ako to stojíte? Mišo, nevieš regulu? Nohy rov­no, a nie tak ako</text:span></text:span><text:span text:style-name="CharStyle10"><text:span text:style-name="T3"> </text:span></text:span><text:span text:style-name="CharStyle10"><text:span text:style-name="T20">kačica, brucho dnu, prsia von!</text:span></text:span><text:span text:style-name="CharStyle10"><text:span text:style-name="T1">“</text:span></text:span></text:p>
        <text:p text:style-name="P14"><text:span text:style-name="CharStyle10"><text:span text:style-name="T20">Mišo sa naprával, ako vedel, ale celkom podľa reguly to nebolo. Pritom sa mu tvár smiala, ústa široko roztvoril, ruky pritisol tesne vedľa kolien (boly hodne dlhšie ako po kolená), ale ani pri jeho dobrej vôli nedostalo sa mu pochvaly.</text:span></text:span></text:p>
        <text:p text:style-name="P14"><text:span text:style-name="CharStyle10"><text:span text:style-name="T20">Ďalej komandoval Daňo svoju čeliadku, ale keď prišlo na komando: „Fajér!“, zarmútil sa, lebo jeho puška nevydala ohňa. Čo je z takej vojenskej hry, kde niet zbrane, a čo z takej zbrane, ktorá n</text:span></text:span><text:span text:style-name="CharStyle10"><text:span text:style-name="T3">evypá</text:span></text:span><text:span text:style-name="CharStyle10"><text:span text:style-name="T20">li, nezabíja? Čo sa už natrápil za ten pušný </text:span></text:span><text:soft-page-break/><text:span text:style-name="CharStyle10"><text:span text:style-name="T20">prach, čo všetko podujal, a všetko podaromnici. Už by ho bol i kúpil, lebo peniaze by si bol „za­opatril“, ale jemu alebo z kamarátov daktorému by ho v Blatinci i tak nedali, lebo i tam už znali jeho náruživú, nebezpečnú žiadosť.</text:span></text:span></text:p>
        <text:p text:style-name="P14"><text:span text:style-name="CharStyle10"><text:span text:style-name="T20">V ten deň Janko neprišiel na vojenské cvičenie a možno, že by sa mu od prísneho veliteľa bolo dostalo pokarhania alebo príslušného trestu, keby sa nebol ešte zjavil. Hra dochodila ku koncu, keď Janko bežal hore sadom, zadychčaný, rozčúlený, a držiac v ruke knihu, kýval ňou a volal: „Hurá, chlapci, máme už pušný prach!“</text:span></text:span></text:p>
        <text:p text:style-name="P14"><text:span text:style-name="CharStyle10"><text:span text:style-name="T20">Chlapci sa obzreli, a zabudnúc na disciplínu, vyšli z gliedy, ba pustili sa oproti Jankovi. Janko ukazoval im knihu: Fejérpatakyho kalendár! Všetci zastali v nedorozumení, mysleli, že kamarát nesie pušný prach hotový, a on miesto toho uka</text:span></text:span><text:span text:style-name="CharStyle10"><text:span text:style-name="T34">z</text:span></text:span><text:span text:style-name="CharStyle10"><text:span text:style-name="T20">uje im starú knihu. Daňo vytrhol Jankovi knihu a spýtal sa troska opovržlivo a nedôverčivo, čo chce s tou knihou.</text:span></text:span></text:p>
        <text:p text:style-name="P34"><text:span text:style-name="CharStyle10"><text:span text:style-name="T20">„Tu to stojí, tu,“ hovorí zadychčaný Janko.</text:span></text:span></text:p>
        <text:p text:style-name="P32"><text:span text:style-name="CharStyle10"><text:span text:style-name="T20">„Ale čo?“ spytuje sa Daňo netrpezliv</text:span></text:span><text:span text:style-name="CharStyle10"><text:span text:style-name="T17">e</text:span></text:span><text:span text:style-name="CharStyle10"><text:span text:style-name="T20">.</text:span></text:span></text:p>
        <text:p text:style-name="P14"><text:span text:style-name="CharStyle10"><text:span text:style-name="T20">„Nuž, ako sa robí pušný prach!“</text:span></text:span></text:p>
        <text:p text:style-name="P14"><text:span text:style-name="CharStyle10"><text:span text:style-name="T20">Toto slovo zelektrizovalo Daňa, a schytiac kni­hu, vrhol sa s ňou na pažiť, roztvoril ju a začal hľadať. Janko mu ukázal, kde to stojí, obaja sa ponorili do čítania, zabudnúc na súdruhov, ktorí potom už na svoju päsť zabávali sa, ako vedeli.</text:span></text:span></text:p>
        <text:p text:style-name="P14"><text:span text:style-name="CharStyle10"><text:span text:style-name="T20">Ale Daňo pustil sa do </text:span></text:span><text:span text:style-name="CharStyle10"><text:span text:style-name="T34">š</text:span></text:span><text:span text:style-name="CharStyle10"><text:span text:style-name="T20">tudovania známeho re­ceptu, ako keď kuchárka s pozornosťou dáva sa do čítania predpisu na chutnú lahôdku. A čítajúc, hútal pritom, ako dostane a rozváži potrebné sú­čiastky vyžiadaného pušného prachu! 74 čiastky </text:span></text:span><text:span text:style-name="CharStyle10"><text:span text:style-name="T3">s</text:span></text:span><text:span text:style-name="CharStyle10"><text:span text:style-name="T20">anitry, — čo je sanitra a kde ju dostane? — 16 čiastok švábu, oj, ten má, na šťastie </text:span></text:span><text:soft-page-break/><text:span text:style-name="CharStyle10"><text:span text:style-name="T20">zadováži si ho z otcovej zásoby, a 16 čiastok uhlia z liesko­vého dreva, čo len to, liesok narúbu hocikde a uhlia si napália sami. A čo sa vážok týče, tie si tiež urobí. Do práce teda, do práce! S vyjasnenou tvárou vstal a hneď vydal rozkazy. Zajtra ráno mali chlapci ísť rúbať liesky a nad sadom, na prí­hodnom mieste, majú ich složiť, kde potom založia „míľu“. Janko pôjde do Blatinca po sanitru (jemu by ju nedali, to tušil podľa predošlých skúseností). Len o tom sa dozvie, čo je tá sanitra a kde ju pre­dávajú. Preto hneď zo sadu sobral sa k „mamovke“, ktorá vyhládzala konope pred domčekom, a rovno ju oslovil:</text:span></text:span></text:p>
        <text:p text:style-name="P14"><text:span text:style-name="CharStyle10"><text:span text:style-name="T20">„Mamovka!“</text:span></text:span></text:p>
        <text:p text:style-name="P14"><text:span text:style-name="CharStyle10"><text:span text:style-name="T20">„Čo, syn môj, čo?“</text:span></text:span></text:p>
        <text:p text:style-name="P14"><text:span text:style-name="CharStyle10"><text:span text:style-name="T20">„Čo je to sanitra?“</text:span></text:span></text:p>
        <text:p text:style-name="P14"><text:span text:style-name="CharStyle10"><text:span text:style-name="T20">„Sanitra?“ spytuje sa stará žena s udivením a rozmýšľa, čo zase kutí Daňo. Ale na pravú príčinu starenka zďaleka neprišla. Sanitru poznala ako nie nebezpečnú vec, potrebnú v istých prípadoch v do­mácnosti, povedala, že ju v Blatinci dostať v apatieke.</text:span></text:span></text:p>
        <text:p text:style-name="P14"><text:span text:style-name="CharStyle10"><text:span text:style-name="T20">To bolo Dankovi dosť; i vypravil Janka hneď zrána do mesta, aby ju doniesol, a to za tri groše. Potom si spravil vážky z veľkého jablka, aké rástly pod menom </text:span></text:span><text:span text:style-name="CharStyle10"><text:span text:style-name="T3">f</text:span></text:span><text:span text:style-name="CharStyle10"><text:span text:style-name="T20">untovky v školskej záhrade, a keď si vypálili uhlie, rozvážil veľmi pozorne súčiastky a podľa udaného predpisu pripravil a pomiešal. Bola toho malinká hŕbka, ktorú vysypal na papier. Tešil sa tomuto výdobytku, ako azda teší sa che­mik vo svojej „kuchyni“ podarenému experi­mentu.</text:span></text:span></text:p>
        <text:p text:style-name="P14"><text:span text:style-name="CharStyle10"><text:span text:style-name="T20">A že bol podarený, to skúsili skoro, keď jeden zo súdruhov, chtiac vedieť, či vybúši, zapálil. A tu milý pušný prach vyfúkol a zasyčal a buchol rovno do nosa </text:span></text:span><text:soft-page-break/><text:span text:style-name="CharStyle10"><text:span text:style-name="T20">Mišovi, čo sa zohol, aby to lepšie videl. Ale na šťastie nebolo toho veľa a tak i nešťastie nie veľké. Rovnaký účinok mal aj experiment s kapslíkom, ktorý položil ktorýsi na skalu a dru­hou udrel naň, nasledoval výbuch, jeden obišiel s oškúleným palcom, druhý s opáleným nosom.</text:span></text:span></text:p>
        <text:p text:style-name="P14"><text:span text:style-name="CharStyle10"><text:span text:style-name="T20">A do týchto radovánok prišiel prísny rozkaz, že sa má otvoriť škola a začne sa vyučovanie! I blatinský túžobne vyčakávaný jarmok prišiel. Hneď zrána, ba ešte pred dňom, bolo počuť melodické spiežovce na statkoch zvoniť, cesta oživla, ľudia, kone, vozy, rožný statok tiahli cestou, a kde sa </text:span></text:span><text:span text:style-name="CharStyle10"><text:span text:style-name="T3">s</text:span></text:span><text:span text:style-name="CharStyle10"><text:span text:style-name="T20">išli známi, pozdravovali sa, i ozýval sa živý, čulý rozhovor. Pri skalici rozložil sa slepý žobrák a spieval svoju obvyklú nábožnú pieseň, ale ná­božnosti nebolo, vzťahujúc ruku k mimoidúcim, upozorňujúc na svoju biedu a nedostatok. A ľudia tu i tu hodili mu ten krajciarik do klobúka umasteného, za čo obdarený spustil celý chválospev a požehnával darcu, ako len vedel najvyberanejšími slovami. Naopak, keď sa mu dostalo od daktorého </text:span></text:span><text:span text:style-name="CharStyle10"><text:span text:style-name="T3">fu</text:span></text:span><text:span text:style-name="CharStyle10"><text:span text:style-name="T20">rtáka miesto almužny dákej poznámky, nevzal to za žart, ale na jedno slovo padlo desať takých, ako by mlatkom na nákovu udieral. Popoludní pridružily sa k nemu i deti z dediny a mendíček Mišo. Deti tu čakaly matky svoje a dary, ktoré mal</text:span></text:span><text:span text:style-name="CharStyle10"><text:span text:style-name="T17">y</text:span></text:span><text:span text:style-name="CharStyle10"><text:span text:style-name="T20"> matky priniesť. Vyzeraly túžobne, kedy sa zjaví na zákrute postava ženy v obrúsku, ale ktorá z tých, čo išly pospolu domov, je mamička.</text:span></text:span></text:p>
        <text:p text:style-name="P14"><text:span text:style-name="CharStyle10"><text:span text:style-name="T20">Každé z detí s radostným krikom túlilo sa ku svojej materi, vypytujúc sa, čo mu doniesla, a sia­hajúc po vytúženom predmete. Bol to hneď nožík s červenými črienkami, čo vzbudil u šťastného ma­jiteľa obdiv a radosť, u druhých však úžas a často i závisť; tu zasa harmonika, tam koník, čo mal píšťalku namiesto chvostíka, drevená bábka, srdce medovníkové a šatky od výmyslu sveta. Potom čižmičky, </text:span></text:span><text:soft-page-break/><text:span text:style-name="CharStyle10"><text:span text:style-name="T20">kožúšky, látky na teplé šaty ukazovaly sa vytešeným zrakom detí, no najviac boly to šla­bikáre, čo budily úctu a radosť zároveň. Šlabikáre s kohútom, ktorý v pyšnej pozitúre stojí nad hniez­dom, plným vajíčok. Deti žobraly o dovolenie, aby si mohly samy niesť poklady svoje, a keď sa im toho dostalo, pritisly tesno k sebe „jarmočn</text:span></text:span><text:span text:style-name="CharStyle10"><text:span text:style-name="T17">ô</text:span></text:span><text:span text:style-name="CharStyle10"><text:span text:style-name="T20">“, nasledovaly matky svoje do dediny. Ach, ale nie všetky kráčaly tak hrdo, tak šťastne ku skromným príbytkom svojim! Nejedno smutne pozeralo na šťastné družky alebo druhov, túžobne hľadelo, ktorá ruka sa otvorí, aby aj jeho obdarovala, ale tá, čo by to urobila, už hlivela v hrobe a zarmú­tené dieťa, sklamané v nádeji neistej, že nájde sa predsa dakto, čo myslel naň, odchádza smutne domov medzi ostatnými. Večerom odchodí i slepý žobrák, aby kdesi v krčme užíval radosti, jeho túžbam zodpovedajúce.</text:span></text:span></text:p>
        <text:p text:style-name="P14"><text:span text:style-name="CharStyle10"><text:span text:style-name="T20">Teraz už mohly ísť deti do školy; doma nie sú potrebné a sú zaodeté. A čo sú nie zaodeté, tie aj tak už inak nebudú, dakto im len dáku odhodenú hábku podaruje, aby aspoň zimu netrpely.</text:span></text:span></text:p>
        <text:p text:style-name="P14"><text:span text:style-name="CharStyle10"><text:span text:style-name="T20">Cestou do školy stretajú sa ženičky, vedúc za ruky deti, i pozdravujú sa a vyprávajú si o uda­lostiach dňa. Škola čaká na malých obyvateľov vy­bielená, lavice a táfle sú vyšúchané. Príchodzie ženičky vedie pani rechtorka do izby, víta ich, núka sadnúť, kým učiteľ dieťa zapisuje. Mamičky šeptom a s príslušným posunkom hovoria: „Nech prijmú vďačne,“ a podávajú šatôčkou zakrytý ta­nier s hrachom (často splesneným) alebo geršňou a fazuľou. Pani rechtorka ďakuje, odloží d</text:span></text:span><text:span text:style-name="CharStyle10"><text:span text:style-name="T3">a</text:span></text:span><text:span text:style-name="CharStyle10"><text:span text:style-name="T20">r a núka chlebíkom. Ženička odkrojí s poďakovaním tenučkú skyvôčku, aby neohrdila, a dieťa hanblivo prijíma jabĺčko alebo oriešky z rúk dobrej pani rechtorky. Teraz je v škole hojnosť! Strovy „quantum satis“, ešte i vajíčko dajaké, nuž netreba sa</text:span></text:span><text:span text:style-name="CharStyle20"><text:span text:style-name="T20"> </text:span></text:span><text:span text:style-name="CharStyle10"><text:span text:style-name="T20">báť hladu cez </text:span></text:span><text:soft-page-break/><text:span text:style-name="CharStyle10"><text:span text:style-name="T20">dlhú tú zimu. Hľa, i dreva donášajú deti po jednom polene.</text:span></text:span></text:p>
        <text:p text:style-name="P14"><text:span text:style-name="CharStyle10"><text:span text:style-name="T20">Podľa pochopu nášho ľudu a podľa jeho vlast­ných skromných potrieb nechýbalo teda pánu rechtorovi a jeho rodinke nič inšie, len ak by „vtáčie mlieko“. Jednako ten človek často zadumaný sa trápil, ako vychová svojich sedmoro detí. Zvlášte teraz, keď nová starosť zaľahla nad domom, ra­dostná — a predsa ťažká: vydaj druhej dcéry, Julky, Milka už bola „zaopatrená“, Ľudovít odišiel do Prahy na konzervatórium, kam ho tiahla ne­odolateľná túžba a nevšedné nadanie. On si už zarábal sám na seba hodinami na klavír, ale pre­dsa ešte mal ďaleko k cieľu. Dve dospelé dcéry, Julka a Linka, pomáhajú v dome matke, ale len dovtedy, kým nepríde ženích, aby ich odviedol. Obe boly hodné, skromné a príjemné a vzbudily pozornosť a náklonnosť u ľudí, zvlášte u tých mla­dých.</text:span></text:span></text:p>
        <text:p text:style-name="P14"><text:span text:style-name="CharStyle10"><text:span text:style-name="T20">Vtedy ešte nesháňali sa mladí ľudia výlučne za bohatým venom. I vtedy neopovrhovali tými po­vestnými päť p, kde boly pohromade, ale osobná hodnota, dobré vlastnosti srdca i ducha vtedy ešte boly značne vo vyššej cene ako dnes — a často vyvážily aj truhličku s dvadsiatnikmi, keď na nej sedela osoba ináč nepríjemná alebo ošklivá. Slo­vom, vtedy i chudobné devy, keď boly ináč hodné a zdravé, ale zvlášte pracovité, mal</text:span></text:span><text:span text:style-name="CharStyle10"><text:span text:style-name="T17">y</text:span></text:span><text:span text:style-name="CharStyle10"><text:span text:style-name="T20"> právo a vý­hľady na vydaj. A preto azda ženskej otázky ešte nebolo. Poriadnej devuške išiel i vtedy chýr naši­roko a ďaleko; chýr taký neniesol telegraf, ani pohľadnice s fotografiami, ani platení agenti, ale podaním a „poradením“ vandroval z doliny na do­linu. „Poradím ti muža“ nebol hluchý sľub, ale skutočnosť, ktorú vykon</text:span></text:span><text:span text:style-name="CharStyle10"><text:span text:style-name="T34">á</text:span></text:span><text:span text:style-name="CharStyle10"><text:span text:style-name="T20">valy dobroprajné tetušky a báčikovia (títo menej ako tamtie).</text:span></text:span></text:p>
        <text:p text:style-name="P14"><text:span text:style-name="CharStyle10"><text:span text:style-name="T20">Podobný chýr o školských dievčencoch zaletel i na druhú dolinu, až hen do veľkej </text:span></text:span><text:soft-page-break/><text:span text:style-name="CharStyle10"><text:span text:style-name="T20">železnej maše, do skromného príbytku úradníčka maše. A odtiaľ sa vybrali voh</text:span></text:span><text:span text:style-name="CharStyle10"><text:span text:style-name="T3">ľ</text:span></text:span><text:span text:style-name="CharStyle10"><text:span text:style-name="T20">ači presvedčiť sa na vlast­né oči, či ozaj ten chýr zodpovedá pravde. Možno, že tá istá fáma, čo odniesla chýr ten na druhú do­linu, doniesla druhý nazpät, aby v škole boli pri­pravení na vzácnu návštevu. Hostia prišli a prijali ich s príslušnou vážnosťou, vďačnosťou a vľúd­nosťou, ako to duch času a etiketa vtedajšej spo­ločnosti prikazovala. Predložili im pokrmy chutné, ale len také, aké sa v podobnom prípade predkla­dajú. Napríklad nedali im „bryndze, aby nešli indze“, ale usilovali sa predložiť niečo od bravčo­viny, keď nebolo prasiatko. Slovom, obed jedno­duchý, ale chutný.</text:span></text:span></text:p>
        <text:p text:style-name="P14"><text:span text:style-name="CharStyle10"><text:span text:style-name="T20">Po obede mladý zať — veľmi elegantne oble­čený, s prsteňmi na ruke — zavolal na Janka. Janko skočil na rovné nohy a postavil sa pred ná­dejného švagra i spýtal sa, ako sa patrí, zdvoril</text:span></text:span><text:span text:style-name="CharStyle10"><text:span text:style-name="T17">e</text:span></text:span><text:span text:style-name="CharStyle10"><text:span text:style-name="T20">: „Čo rozkážu?“</text:span></text:span></text:p>
        <text:p text:style-name="P14"><text:span text:style-name="CharStyle10"><text:span text:style-name="T20">Mladý pán siahol do vačku a vyniesol z neho za hrsť peňazí. Bolo tam hodne dvadsiatnikov, ba i jeden tvrdý toliar. Z tých vyňal dvadsiatnik a riekol: „Či by si mi nešól doniesť ciga</text:span></text:span><text:span text:style-name="CharStyle10"><text:span text:style-name="T3">róv</text:span></text:span><text:span text:style-name="CharStyle10"><text:span text:style-name="T20">y?“</text:span></text:span></text:p>
        <text:p text:style-name="P14"><text:span text:style-name="CharStyle10"><text:span text:style-name="T20">Janko kývol hlavou, že pôjde (s radosťou). Vzal dvadsiatnik a už len letkom počul, že má doniesť štyri kusy a ostatné drobné aby nestratil. Čosi-kamsi už bol doma a oddal svedomito i „cigaróvy“, i peniaze. Ander, tak sa menoval nádejný švagor, prijal oboje a potom veľkodušne vtisol Jankovi šesták do rúčky.</text:span></text:span></text:p>
        <text:p text:style-name="P14"><text:span text:style-name="CharStyle10"><text:span text:style-name="T20">„Tu ti, Janko, za posluhu.“ Chlapec sa zdráhal, ale prijal. Bleskom kmitla mu hlavou myšlienka, že i týmto zveľadí svoj malý poklad. V jeho očiach bol tento Ander strašný boháč. Ako dobre bude sestre Julke, keď bude mať toľko peňazí! (No, nebolo jej veľmi dobre — nebola šťastná a o nie­koľko rokov zomrela.)</text:span></text:span></text:p>
        <text:p text:style-name="P14"><text:span text:style-name="CharStyle10"><text:span text:style-name="T20">Hostia odišli, ale ostala nová starosť: že prídu zasa a zasa a že treba chystať </text:span></text:span><text:soft-page-break/><text:span text:style-name="CharStyle10"><text:span text:style-name="T20">výbavu. Kým sa mamika a dievčatá o tom radily, potom strihaly, šily — s pomocou a poradou rozumnej a rozšafnej pani krstnej z Blatinca — za ten čas otec priťa­hoval Janka k „liternému“ umeniu a ku klavíru. Pripomenúť treba, že Imricha dali ešte do gymnázia a Frica, na radu dobrej pan</text:span></text:span><text:span text:style-name="CharStyle10"><text:span text:style-name="T3">ej</text:span></text:span><text:span text:style-name="CharStyle10"><text:span text:style-name="T20"> z papierne, za cuk­rárskeho učňa.</text:span></text:span></text:p>
        <text:p text:style-name="P14"><text:span text:style-name="CharStyle10"><text:span text:style-name="T20">Tomovič ako výtečný organista chcel i Janka v hudbe vzdelať a aspoň počiatky tohto umenia mu poskytnúť. Vzal noty a ukázal chlapcovi, čo je na prvej čiarke, na prvej prázdnine, na druhej čiarke, na druhej prázdnine, potom, čo je nad a pod čiarkami, a zasa ako sa menujú tie noty, čo majú raz cez hlavu, a tie, čo raz cez hlavu, raz cez krk a to pod a nad čiarkami, až kým neprešli celú škálu. Janko napínal rozumček, kým sa to naučil nazpamäť ako amen — a potom to musel ukázať i na klávesoch. A keď to už aj tam našiel, dal mu otec noty a povedal: hraj! Janko hral, to sa vie, ale ako? to bola iná otázka. Lebo noty poznal, ale takt a čo je celá, čo pol a čo štvrťnota a za koľko má ktorú zadržať, o tom on poňatia nemal. Hral, ako vedel, a čo mu vrčalo, to si naprával, kým mu lepšie znelo — a ucho neurážalo. Lebo otec ho nikdy nepočúval, nikdy nepochválil. Bo</text:span></text:span><text:span text:style-name="CharStyle10"><text:span text:style-name="T3">l</text:span></text:span><text:span text:style-name="CharStyle10"><text:span text:style-name="T20"> i tak na slová skúpy, zvlášte doma a keď bol zadumaný. Ale ináč rád si i s deťmi zavtipkoval, ako napr., keď sa ich spýtal: „Deti, či nám je táto osoba ro­dina?“ A deti povedaly: „Veď sú nám to mamika!“ „No, veď to, aby sme ju darmo nechovali.“ Alebo, keď daktoré si chutne ujedalo raňajky, podotkol s úsmevom: „Len si založ, radšej za rána dač’ ako cez deň nič.“</text:span></text:span></text:p>
        <text:p text:style-name="P16"><text:span text:style-name="CharStyle10"><text:span text:style-name="T20">Aby svoje muzikálne vlohy Janko aj prakticky využil, chodil k organu a pomáhal mechy ťahať a spievať. Spieval tak horliv</text:span></text:span><text:span text:style-name="CharStyle10"><text:span text:style-name="T17">e</text:span></text:span><text:span text:style-name="CharStyle10"><text:span text:style-name="T20">, že prekričal i organ a ľudia jeho hlas obdivovali; starý </text:span></text:span><text:span text:style-name="CharStyle10"><text:span text:style-name="T3">R</text:span></text:span><text:span text:style-name="CharStyle10"><text:span text:style-name="T20">adňan, ten hlavou krútil a neraz pred kostolom vážne prehovoril: </text:span></text:span><text:soft-page-break/><text:span text:style-name="CharStyle10"><text:span text:style-name="T20">„Verrabože, h</text:span></text:span><text:span text:style-name="CharStyle10"><text:span text:style-name="T3">ajjaj</text:span></text:span><text:span text:style-name="CharStyle10"><text:span text:style-name="T20">, verrabože bude z Janka rechtor, verra bude, hajjaj, akurátny rechtor, hajjaj!“ Ten istý starík, keď Janko asi o desať rokov nato prišiel domov ako kandidát teol</text:span></text:span><text:span text:style-name="CharStyle10"><text:span text:style-name="T3">ó</text:span></text:span><text:span text:style-name="CharStyle10"><text:span text:style-name="T20">gie a s dovolením pána farárovým kázal, povedal, uka­zujúc na Jankove fúziky: „Verrabože kňazovi nenačim, verrabože, nenačim, kňazovi nenačim, nenačim b</text:span></text:span><text:span text:style-name="CharStyle10"><text:span text:style-name="T3">aj</text:span></text:span><text:span text:style-name="CharStyle10"><text:span text:style-name="T20">úzy, nenačim, hajjaj, haj, jaj!“</text:span></text:span></text:p>
        <text:p text:style-name="P14"><text:span text:style-name="CharStyle10"><text:span text:style-name="T20">Hlásal teda Janko pri boku otca svojho a vyťa­hoval, čo mu hrdlo stačilo. Nebol by býval div, keby od toho spevu zatriasly sa tie steny (dre­vené) — a keby sa boly splašily tie čudné postavy na obrazoch, ktorými boly chóry pomaľované.</text:span></text:span><text:span text:style-name="CharStyle20"><text:span text:style-name="T35"> </text:span></text:span><text:span text:style-name="CharStyle10"><text:span text:style-name="T20">Obrazy, každý osebe jeden štvorec, vyrážajú tú istú myšlienku a na každom vidno oblaky a pod nimi strom (niekde i viac). Na daktorých sú i vtáci nebeskí, zvery a ľudia. Ale najviac je len tých, čo oblaky a stromy jedine vývodia. Na jed­ných sú oblaky nevinné ešte a stromy stoja ticho a nehybne, na inom už je strom ako by víchrom rozkolísaný a oblaky celkom nízko, — a zasa na inom je už strom cez poly rozpáraný a z oblaku vidno červený blesk. Vidno i pelikána, ako si zo­bákom rozpáral prsia a ako červená krv tečie z rany otvorenej. Ale čo najviac úžasu budí a de­tinskú fantáziu zaujíma, je lovec s puškou. Lovec ten drží pušku troška nespôsobn</text:span></text:span><text:span text:style-name="CharStyle10"><text:span text:style-name="T17">e</text:span></text:span><text:span text:style-name="CharStyle10"><text:span text:style-name="T20"> a mieri ňou pravo — do zeme, kým medveď, vztýčený oproti nemu, stojí na skalisku a naboku zajačik nevinný, ako by si z toho všetkého smiešky robil.</text:span></text:span></text:p>
        <text:p text:style-name="P14"><text:span text:style-name="CharStyle10"><text:span text:style-name="T20">No divy sa dnes už nestávajú, ale stalo sa inšie. Jednu nedeľu pán farár odišiel do filiálnej cir­kvi odbaviť služby božie — a tu mal kázať len učiteľ, keď tento kývol na Janka, vstal a kázal synkovi sadnúť si za organ, aby ďalej a do konca organoval. Janko poslúchol, zachytil tón a ďalej hral na organe, kým chlapci, kamaráti, mechy ťa­hali. Nikdy nepomyslel, že by ho mohla pochytiť dáka bázeň, ale ako už tam sedel </text:span></text:span><text:soft-page-break/><text:span text:style-name="CharStyle10"><text:span text:style-name="T20">a organ začal hučať, začalo to hučať i okolo neho, celý svet sa točil a on s ním; pred očami sa mu tmilo, chrbtom mu bežal mráz i pochytila ho triaška, že mu len tak kolená jedno o druhé klepaly. Keby nebolo bývalo strachu pred prísnym otcom, k tomu ešte i troška ambície, bol by nechal organ tam, sletel dolu schodmi a skryl sa dakde do myšacej dierky, ale premohol bázeň, a hral, ako vedel. Preludoval i sprevádzal ťažkú pieseň: „Díky Bohu vzdejme“, možno, že dakedy „nevedela pravica, čo činí ľavi­ca“, item dokončil. Medzitým otec sišiel s chóru, pomaly prešiel cez kostol a vyšiel na kanceľ. Keď Janko dokončil, nečakal on kázeň, hybaj dolu schodmi a rovno domov do chyžky a za pec. Ztade ho potom na obed mamika vytiahli a on len tak kradmo pozeral na otca, či je nie nahne­vaný. Nahnevaný nebol, naopak, zdalo sa Jankovi — a deti v takom prípade sú veľmi bystroumné — že otec sa potuteľne usmieva, že mu v kútikoch úst sedí utlmený úsmev. Vydýchol si teda a oddal sa s novou chuťou do obeda.</text:span></text:span></text:p>
        <text:p text:style-name="P14"><text:span text:style-name="CharStyle10"><text:span text:style-name="T20">V tú zimu priťahovali otcovia chlapcov svojich ešte prísnejšie k učeniu. Teraz sa učili vokabule hen v trojakej reči, dakedy ešte prišla i nemčina k tomu, nuž mali dosť čo prežúvať. Donáta museli, pravdaže, znova „pertraktovať“, a to bolo to naj­horšie. Či div, že takéto trápenie ducha a tela spríkrilo sa šarvancom a že, keď len mohli, unikli mu ku kolesni, kde celú zimu mlatci mlátili na toku zbožie dežmárske? Za kolešňou boly vy­soké stohy slamy a na tie sa škriabali chlapci naj­radšej, hoci ich mlatci odtiaľ durili, lebo im prácu hubili. Ale Daňov</text:span></text:span><text:span text:style-name="CharStyle10"><text:span text:style-name="T17">i</text:span></text:span><text:span text:style-name="CharStyle10"><text:span text:style-name="T20"> mlatcovské zákazy nezabránily v zábave, on sa len i ďalej škriabal na stohy a spúšťal sa dolu. Raz sletel rýchlosťou blesku na sane tam opreté a ako, ako nie, rozpáral si nohu spolu s nohavičkou, ale on len v prvom pocite vy­kríkol bolestne, potom, nedbajúc na krvácajúcu</text:span></text:span><text:span text:style-name="CharStyle20"><text:span text:style-name="T20"> </text:span></text:span><text:span text:style-name="CharStyle10"><text:span text:style-name="T20">ranu, chcel </text:span></text:span><text:soft-page-break/><text:span text:style-name="CharStyle10"><text:span text:style-name="T20">sa ďalej zabávať, no musel sa podvoliť, aby mu ranu povymývali a obviazali. Hneď ho mamovka začali tešiť: „Nešťastný, nezbedný chlap­čisko! Dakde sa ešte dobiješ! Hľa, už môžeš ísť za vojaka, nebodaj si už vyslobodený od vojenči­ny!“ Hrozná to potecha pre Daňa! On nebyť vo­jakom! Zbledol nielen od bolesti, ale od hroznej tej obavy. A nadto ešte tá neznesiteľná pokuta: domáci árešt, dlhotrvanlivé hojenie sa špatnej ra­ny, ktorú zavinil hrdzavý klinec v starých, tam pohodených saniach! Dlho sa nemohol uspokojiť s myšlienkou, prehodenou utrápenou mamovkou, že by on nemal byť vojakom! Vôľa božia však bola, že nemal brať do ruky meč, ktorý zabíja, ale mal bojovať mečom Slova božieho, ktoré dáva život.</text:span></text:span></text:p>
        <text:p text:style-name="P14"><text:span text:style-name="CharStyle10"><text:span text:style-name="T20">Ešte jedna udalosť zatriasla dušou mladého chlapca a dala mu podnet k vážnemu rozmýšľaniu.</text:span></text:span></text:p>
        <text:p text:style-name="P25"><text:span text:style-name="CharStyle10"><text:span text:style-name="T20"/></text:span></text:p>
        <text:p text:style-name="P25"><text:span text:style-name="CharStyle10"><text:span text:style-name="T20"/></text:span></text:p>
        <text:p text:style-name="P5"><text:span text:style-name="CharStyle10"><text:span text:style-name="T20">„DOBRE SA MAJTE, ZDRAVÍ OSTÁVAJTE.“</text:span></text:span></text:p>
        <text:p text:style-name="P14"><text:span text:style-name="CharStyle10"><text:span text:style-name="T20"/></text:span></text:p>
        <text:p text:style-name="P25"><text:span text:style-name="CharStyle10"><text:span text:style-name="T20">V susedstve býval mnohovážený muž a gazda, Martin. Jeho „hospoda“ stála tesne vedľa domku, v ktorom bývali mamovka. Bol príbuzný mamovke, a každý, kto ho poznal, ho ctil a vážil. Žil statočne, ako Pán Boh prikázal, neublížil nikomu, každé­mu prial, svoje si chránil, opatroval, cudzieho ne­žiadal. Ľudia, ako rečeno, ho ctili, ale našli sa i takí, čo si posmešky robili z neho, najmä preto, že kedykoľvek z domu odchodil alebo sa od da­koho odoberal, robil to tak vážne, ako by sa lúčil na večnosť. Keď ho za túto zvláštnosť doberali, on sa bránil príslovím: „Na hodinu ako na deň, na deň ako na týždeň, na týždeň ako na rok a na rok ako na večnosť.“ </text:span></text:span><text:soft-page-break/><text:span text:style-name="CharStyle10"><text:span text:style-name="T20">Alebo: „Smrť istá, ale hodinka neistá.“</text:span></text:span></text:p>
        <text:p text:style-name="P14"><text:span text:style-name="CharStyle10"><text:span text:style-name="T20">Jedného dňa vo fašiangoch bol tento gazda po­volaný do školy k akejsi obecnej porade. Učiteľ býval dovtedy i notárom obce a za biednych 40 zlatých šajn písal kontrakty, kúpnopredajné smluvy a všetko, čo do tohto odboru patrí. V tento čas však akýsi mladý vetroplach, menom Mrlian, pri­šiel do obce za notára a v ten deň i on bol pozvaný do školy na obed.</text:span></text:span></text:p>
        <text:p text:style-name="P14"><text:span text:style-name="CharStyle10"><text:span text:style-name="T20">A že patril medzi prvých, bol i náš gazda a su­sed povolaný. Doma sa pekne pristrojil, čisto ob­liekol, vlasy pred malinkým kúskom zrkadla, čo bolo cestom prilepené na stenu, si uhladil a vzal čiapku, poberal sa von. Gazdiná sa ešte opýtala, kam ide. On jej odpovedal, že do školy, a vo dve­rách sa obrátil a riekol: „Dobre sa tu majte, zdraví ostávajte</text:span></text:span><text:span text:style-name="CharStyle10"><text:span text:style-name="T3">!</text:span></text:span><text:span text:style-name="CharStyle10"><text:span text:style-name="T20"> Nech vás Pán Boh opatruje.“ S tými slovami zatvoril dvere a vážnym krokom šiel dvo­rom a ulicou ku škole. Gazdiná sa zasmiala a po­vedala prítomným domácim: „No, či ste to počuli? Ako by sa navždy odoberal, a ono ide len do školy!“</text:span></text:span></text:p>
        <text:p text:style-name="P14"><text:span text:style-name="CharStyle10"><text:span text:style-name="T20">V škole po porade bol pripravený obed, ktorý rozkázal richtár a pani rechtorka uvarila. Prítom­ný bol i pán farár i mäsiar a krčmár Sekan, vôbec všetci čelnejší občania. Naši chlapci sedeli pod pecou, prizerali sa a počúvali rozumné reči vážnych ľudí, lebo v taký čas rozprávajú sa len samé rozumné reči. Pri konci obeda vstal spomínaný</text:span></text:span><text:span text:style-name="CharStyle20"><text:span text:style-name="T20"> </text:span></text:span><text:span text:style-name="CharStyle10"><text:span text:style-name="T20">gazda, aby sa cez stôl načiahol po sáčok s dohá­nom, ktorý mu podával jeden zo stolujúcich. V tie časy Mrlian nepozorovane vytiahol zpod neho sto­lec, na ktorom sedel, a ako si gazda chcel sadnúť, spadol na zem a bez slova, bez vzdychu ostal ležať. Mrlian sa zo svojho kúsku zasmial hlasito, zasmiali sa i poniektorí z prítomných, ale keď videli, že sa gazda nehýbe, prešiel ich smiech. </text:span></text:span><text:soft-page-break/><text:span text:style-name="CharStyle10"><text:span text:style-name="T20">Učite</text:span></text:span><text:span text:style-name="CharStyle10"><text:span text:style-name="T3">ľ</text:span></text:span><text:span text:style-name="CharStyle10"><text:span text:style-name="T20"> samý prvý skočil, dvíhal padnutého, ale hlava mu odvisla, telo ťažké, nehybné. Keď ho zdesení spolustolujúci zodvihli a položili na pohovku, on bol už — nebohý. Porážka na srdce ho usmrtila.</text:span></text:span></text:p>
        <text:p text:style-name="P14"><text:span text:style-name="CharStyle10"><text:span text:style-name="T33">O</text:span></text:span><text:span text:style-name="CharStyle10"><text:span text:style-name="T20"> spomenutom Mrlianovi zachovala sa ešte i tá povesť, že sa rád napil. A raz v takom nepríčet­nom stave ostal ležať ako mŕtvy a museli ho od­niesť domov. Ako ho niesli, zobudil sa a musel mať dáku hroznú predstavu, azda tú, že ho už do cin­torína nesú, lebo sa pustil kričať: „Ján, ni m</text:span></text:span><text:span text:style-name="CharStyle10"><text:span text:style-name="T3">ä</text:span></text:span><text:span text:style-name="CharStyle10"><text:span text:style-name="T20"> do jamy, ta mä do Volkó!“</text:span></text:span></text:p>
        <text:p text:style-name="P14"><text:span text:style-name="CharStyle10"><text:span text:style-name="T20">Veľká dežmárska stodola, napchatá zbožím, ko­nopami, ľanom, ku koncu zimy sa vyprázdnila, aby sa naplnily súseky čistým zrnom a priečinky i truhly lesklým česaným ľanom i priadzou roz­ličnej akosti. Bolo všetkého hojne zásobené, ale tak sa zdá, že nebolo šťastia. Pani farárka, smutná a bledá, chradla so dňa na deň. Často mávala oči uplakané a neraz sa skryla ufikaná do mamovkinej chyžky. Ta sa utiahla raz umrznutá, keď sa­dili zemiaky a sneh s dažďom pršal po celý deň a ona v tej metelici už i tak chorá a nevládna. Tam ju mamovka zohrievali, schradnuté údy „octom ťahali“ a teplými perinami ukrývali. To bol za­čiatok dlhej nemoci, ktorá sa končila smrťou.</text:span></text:span></text:p>
        <text:p text:style-name="P14"><text:span text:style-name="CharStyle10"><text:span text:style-name="T20">Daňo sa kolísal v záhrade, keď prišli k nemu mamovka a s ňou uplakaný Janko. „Daňo, synak nešťastný, už nemáš viac matky,“ volali mamovka, zalamujúc rukami. A Daňo nič. Zbledol, vstal, ale nepovedal slova. Nezaplakal, aspoň ho nikto pla­kať nevidel. Hádanka, to srdce ľudské, hádankou ostane, kým bude človek na svete žiť, trpieť a umierať, a nepreniknuteľnou tajnosťou ostane — smrť.</text:span></text:span></text:p>
        <text:p text:style-name="P14"><text:span text:style-name="CharStyle10"><text:span text:style-name="T20">Kým Daňo zdanliv</text:span></text:span><text:span text:style-name="CharStyle10"><text:span text:style-name="T16">e</text:span></text:span><text:span text:style-name="CharStyle10"><text:span text:style-name="T20"> necite</text:span></text:span><text:span text:style-name="CharStyle10"><text:span text:style-name="T3">ľ</text:span></text:span><text:span text:style-name="CharStyle10"><text:span text:style-name="T20">ný, ako by ľahostajný oproti svojej dobrej matke, za ten čas Janko rojčive ľúbil svoju mamiku, a čo len vedel a poznal, že by jej radosť </text:span></text:span><text:soft-page-break/><text:span text:style-name="CharStyle10"><text:span text:style-name="T20">pôsobilo, to jej vykonal. On jej, hoci slabý, keď tkala, cievky súkal, potom plátno polieval, drevo a vodu nosil. A keď konope trhali a on musel pomáhať, rozbolela ho hlava od silné­ho, omamujúceho zápachu, takže to vždy musel odstonať, a predsa to vďačne konal.</text:span></text:span></text:p>
        <text:p text:style-name="P14"><text:span text:style-name="CharStyle10"><text:span text:style-name="T20">Koncom zimy, neobyčajne krutej, minulo sa drevo a komín školský často bol studený. Nedy­milo sa z neho, nebolo čo priložiť. Počul Janko, ako sa mamika ponosuje, že nemá dreva, a predsa­vzal si, že on tomu nedostatku odpomôže. Zavolal niekoľko chlapcov (v jednu stredu to bolo), vzal sekeru a p</text:span></text:span><text:span text:style-name="CharStyle10"><text:span text:style-name="T3">ov</text:span></text:span><text:span text:style-name="CharStyle10"><text:span text:style-name="T20">rázok a hybaj do hory. Tam odťali chlapci „spojenými silami“ bučka, okliesnili ho, pripevnili na povrázok a víťazoslávne vliekli ho do školského dvora. Bolo už hodne ďaleko od obeda a Janko v tom svojom diele i vylačnel, ale azda ani ten hlad necítil pre tú radosť, ktorú pripravi</text:span></text:span><text:span text:style-name="CharStyle10"><text:span text:style-name="T3">l</text:span></text:span><text:span text:style-name="CharStyle10"><text:span text:style-name="T20"> drahej matke. Keď ho objímala, keď ho hladkala so slovami: „Ach, moje ditä draho,“ bol za svoju prácu odmenený. Potom mu mamička uvarila čír s mliekom (mrveničku), a to mu tak chutilo ako nikdy predtým a nikdy potom.</text:span></text:span></text:p>
        <text:p text:style-name="P14"><text:span text:style-name="CharStyle10"><text:span text:style-name="T20">Otcovia našich šuhajcov ustálili sa, že už budú­cej jesene budú musieť chlapcov dať von z domu. Pán farár sa odhodlal, že Da</text:span></text:span><text:span text:style-name="CharStyle10"><text:span text:style-name="T33">ň</text:span></text:span><text:span text:style-name="CharStyle10"><text:span text:style-name="T20">a odvezie do Kež­marku. Ale učiteľ sa hneď osvedčil, že on to s Jankom urobiť nemôže, lebo na to nemá spôsobu, Janka akiste musí dať na remeslo, hoci Janko sa vždy zarmútil nad takým sľubom otcovým.</text:span></text:span></text:p>
        <text:p text:style-name="P14"><text:span text:style-name="CharStyle10"><text:span text:style-name="T20">Jedného dňa videl Janko matku zamyslenú se­dieť v izbe, s rukami složenými (čo nebolo jej zvykom). I pritúlil sa k nej a op</text:span></text:span><text:span text:style-name="CharStyle10"><text:span text:style-name="T3">ytov</text:span></text:span><text:span text:style-name="CharStyle10"><text:span text:style-name="T20">al sa, čo jej je, čo ju zarmucuje. A ona mu riekla, že ju trápi obava o neho, čo bude z neho, aké remeslo mu vy­volia, keď je on slabý a do škôl peňazí niet.</text:span></text:span></text:p>
        <text:p text:style-name="P14"><text:soft-page-break/><text:span text:style-name="CharStyle10"><text:span text:style-name="T20">„Peniaze? Ja peňazí mám, mamika!</text:span></text:span><text:span text:style-name="CharStyle10"><text:span text:style-name="T1">“</text:span></text:span><text:span text:style-name="CharStyle10"><text:span text:style-name="T20"> skríkol radostne a vyškriabal sa za pec a ponad košok hore siahol na hradu i vytiahol z nej meštek (ktorý si z kúska </text:span></text:span><text:span text:style-name="CharStyle10"><text:span text:style-name="T3">fa</text:span></text:span><text:span text:style-name="CharStyle10"><text:span text:style-name="T20">rbistej činovate sám ušil). Po­tom sišiel a vysypal prekvapenej matke hromádku peňazí do zástery. Ona spráskla rukami: „Jaj, ditä mojo, kde si to vzal!?“</text:span></text:span></text:p>
        <text:p text:style-name="P14"><text:span text:style-name="CharStyle10"><text:span text:style-name="T20">„Zgazdoval som si mamika,“ a začal vyratovať, kedy ktorý krajciar, šesták, ba i dvadsiatnik do­stal. Potom tie grošíky spolu prečítali a bolo ich štrnásť zlatých šajn. Rozumie sa, že s takouto su­mou ešte neboly zaokryté potreby, spojené s gymnáziom a alumniou, ale to bol rozhodný obrat v ži­vote Jankovom. Rodičia, spoliehajúc sa na pomoc božiu, ustálili sa, že dajú Janka na gymnázium a že mu stravu budú posielať z domu.</text:span></text:span></text:p>
        <text:p text:style-name="P14"><text:span text:style-name="CharStyle10"><text:span text:style-name="T20">Keď sa skončilo leto, najal pán farár furmana, napakovali potrebnú batožinu na voz a vyložili — násilne i Daňa. Ten len železnou vôľou a rukou otcovou skrotený sedel pri otcovi, a zdanliv</text:span></text:span><text:span text:style-name="CharStyle10"><text:span text:style-name="T16">e</text:span></text:span><text:span text:style-name="CharStyle10"><text:span text:style-name="T20"> spo­kojný, neurobil ani jeden pokus na útek. V Kež­marku pán farár našiel príhodnú hospodu, išiel k profesorovi, dal Daňa zapísať, potom i do alumnie a poplatil všetko. Ráno, len čo svitalo, vstal, lebo chcel ešte toho dňa byť doma. Hoci dosť za­včasu vstal, Daňa už v postieľke nenašiel. Gazdiná ho ubezpečila, že len pred chvíľou vyšiel, že ne­môže byť ďaleko a istotne skoro príde domov, tak uspokojil sa a nečakal na chlapca, ale dal priahať a sadol na prázdny už teraz vozík, zamyslený, driemajúci viezol sa Pohroním domov, a sotvaže sa složil s vozíka, už tu stojí pred ním — Daňo. Jemu sa naskrze nepáčilo ostať v Kežmarku, a preto použil prázdnu „príležitosť“, vtiahol sa pod sedák, a tak ako do Kežmarku, odviezol sa i nazpät. Ne­ostávalo otcovi nič inšieho, ako najať furmana opäť a zaviezť milého chlapca znovu a znovu všetky tie poriadky porobiť. Ale vtedy už boli </text:span></text:span><text:soft-page-break/><text:span text:style-name="CharStyle10"><text:span text:style-name="T20">obozretnejší a Daňa vari tiež zunoval odpor. Poddal sa presile, ostal v Kežmarku a neskoršie zapáčil sa mu štu­dentský život. No neprestal milovať voľnú prírodu, ľud svoj, svoju dedinu, svoj národ.</text:span></text:span></text:p>
        <text:p text:style-name="P14"><text:span text:style-name="CharStyle10"><text:span text:style-name="T20">Týmto sa končia príhody dedinských hrdinov. To, čo sa ďalej dialo s nimi, vymyká sa z rámca týchto skromných obrázkov a tvorilo by samo osebe knihu zaujímavú, lebo všetko, čo život tvorí,</text:span></text:span><text:span text:style-name="CharStyle20"><text:span text:style-name="T20"> </text:span></text:span><text:span text:style-name="CharStyle10"><text:span text:style-name="T20">je veľkolepé a zaujímavé. Ale to napísať a podať verejnosti muselo by pero ďaleko obratnejšie a duch silný a zvláštnym nadaním obdarený.</text:span></text:span></text:p>
        <text:p text:style-name="P8"><text:span text:style-name="CharStyle13"><text:span text:style-name="T20"/></text:span></text:p>
        <text:p text:style-name="P4"><text:span text:style-name="CharStyle36"><text:span text:style-name="T20"/></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style:page-number="auto" fo:background-color="transparent"/>
    </style:style>
    <style:style style:name="Základný_20_text_20__28_8_29_" style:display-name="Základný text (8)" style:family="paragraph" style:master-page-name="">
      <loext:graphic-properties draw:fill="none" draw:fill-color="#729fcf"/>
      <style:paragraph-properties fo:text-align="end" style:justify-single-word="false" style:page-number="auto" fo:background-color="transparent"/>
    </style:style>
    <style:style style:name="Obsah" style:family="paragraph" style:master-page-name="">
      <loext:graphic-properties draw:fill="none" draw:fill-color="#729fcf"/>
      <style:paragraph-properties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1" style:family="text" style:parent-style-name="CharStyle10">
      <style:text-properties fo:color="#000000" fo:language="sk" fo:country="SK" style:language-asian="sk" style:country-asian="SK" style:language-complex="sk" style:country-complex="SK"/>
    </style:style>
    <style:style style:name="CharStyle13" style:family="text" style:parent-style-name="DefaultFontStyle"/>
    <style:style style:name="CharStyle15" style:family="text" style:parent-style-name="DefaultFontStyle"/>
    <style:style style:name="CharStyle17" style:family="text" style:parent-style-name="DefaultFontStyle"/>
    <style:style style:name="CharStyle18" style:family="text" style:parent-style-name="CharStyle17">
      <style:text-properties fo:color="#000000" fo:language="sk" fo:country="SK" style:language-asian="sk" style:country-asian="SK" style:language-complex="sk" style:country-complex="SK"/>
    </style:style>
    <style:style style:name="CharStyle20" style:family="text" style:parent-style-name="DefaultFontStyle"/>
    <style:style style:name="CharStyle21" style:family="text" style:parent-style-name="CharStyle10">
      <style:text-properties fo:color="#0000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23">
      <style:text-properties fo:color="#000000" fo:language="sk" fo:country="SK" style:language-asian="sk" style:country-asian="SK" style:language-complex="sk" style:country-complex="SK"/>
    </style:style>
    <style:style style:name="CharStyle25" style:family="text" style:parent-style-name="CharStyle10">
      <style:text-properties fo:color="#000000" fo:language="sk" fo:country="SK" style:language-asian="sk" style:country-asian="SK" style:language-complex="sk" style:country-complex="SK"/>
    </style:style>
    <style:style style:name="CharStyle27" style:family="text" style:parent-style-name="DefaultFontStyle"/>
    <style:style style:name="CharStyle28" style:family="text" style:parent-style-name="CharStyle27">
      <style:text-properties fo:color="#000000" fo:language="sk" fo:country="SK" style:language-asian="sk" style:country-asian="SK" style:language-complex="sk" style:country-complex="SK"/>
    </style:style>
    <style:style style:name="CharStyle29" style:family="text" style:parent-style-name="CharStyle20">
      <style:text-properties fo:color="#000000" fo:language="sk" fo:country="SK" style:language-asian="sk" style:country-asian="SK" style:language-complex="sk" style:country-complex="SK"/>
    </style:style>
    <style:style style:name="CharStyle31" style:family="text" style:parent-style-name="DefaultFontStyle"/>
    <style:style style:name="CharStyle32" style:family="text" style:parent-style-name="CharStyle10">
      <style:text-properties fo:color="#000000" fo:language="sk" fo:country="SK" style:language-asian="sk" style:country-asian="SK" style:language-complex="sk" style:country-complex="SK"/>
    </style:style>
    <style:style style:name="CharStyle33" style:family="text" style:parent-style-name="CharStyle13">
      <style:text-properties fo:color="#000000" fo:language="sk" fo:country="SK" style:language-asian="sk" style:country-asian="SK" style:language-complex="sk" style:country-complex="SK"/>
    </style:style>
    <style:style style:name="CharStyle34" style:family="text" style:parent-style-name="CharStyle23">
      <style:text-properties fo:color="#000000" fo:language="sk" fo:country="SK" style:language-asian="sk" style:country-asian="SK" style:language-complex="sk" style:country-complex="SK"/>
    </style:style>
    <style:style style:name="CharStyle36" style:family="text" style:parent-style-name="DefaultFontStyle"/>
    <style:style style:name="Numbering_20_Symbols" style:display-name="Numbering Symbols"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4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87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2110812460</dc:title>
    <dc:subject/>
    <meta:initial-creator/>
    <meta:keyword/>
    <dc:date>2023-10-19T09:48:38.687000000</dc:date>
    <meta:editing-duration>PT5H58M44S</meta:editing-duration>
    <meta:editing-cycles>12</meta:editing-cycles>
    <meta:generator>LibreOffice/6.3.1.2$Windows_x86 LibreOffice_project/b79626edf0065ac373bd1df5c28bd630b4424273</meta:generator>
    <meta:document-statistic meta:table-count="0" meta:image-count="0" meta:object-count="0" meta:page-count="106" meta:paragraph-count="471" meta:word-count="29728" meta:character-count="174465" meta:non-whitespace-character-count="144939"/>
  </office:meta>
</office:document-meta>
</file>